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3"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722in"/>
    </style:style>
    <style:style style:name="Table11.B" style:family="table-column">
      <style:table-column-properties style:column-width="4.1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1.9396in" style:rel-column-width="19555*"/>
    </style:style>
    <style:style style:name="Table12.B" style:family="table-column">
      <style:table-column-properties style:column-width="4.5604in" style:rel-column-width="45980*"/>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paragraph-rsid="04327d56"/>
    </style:style>
    <style:style style:name="P19" style:family="paragraph" style:parent-style-name="Standard">
      <style:text-properties officeooo:rsid="0267bf7c" officeooo:paragraph-rsid="0456c932"/>
    </style:style>
    <style:style style:name="P20" style:family="paragraph" style:parent-style-name="Standard">
      <style:text-properties officeooo:rsid="047bbb92" officeooo:paragraph-rsid="047bcd87"/>
    </style:style>
    <style:style style:name="P21" style:family="paragraph" style:parent-style-name="Standard">
      <style:text-properties officeooo:rsid="047bcd87" officeooo:paragraph-rsid="047cf231"/>
    </style:style>
    <style:style style:name="P22" style:family="paragraph" style:parent-style-name="Standard">
      <style:text-properties officeooo:paragraph-rsid="047d7d2e"/>
    </style:style>
    <style:style style:name="P23" style:family="paragraph" style:parent-style-name="Standard">
      <style:text-properties officeooo:rsid="04db98cb" officeooo:paragraph-rsid="04db98cb"/>
    </style:style>
    <style:style style:name="P24" style:family="paragraph" style:parent-style-name="Standard">
      <style:text-properties officeooo:rsid="04de1403" officeooo:paragraph-rsid="04de1403"/>
    </style:style>
    <style:style style:name="P25" style:family="paragraph" style:parent-style-name="Standard">
      <style:text-properties fo:font-size="11pt" style:font-size-asian="11pt" style:font-size-complex="11pt"/>
    </style:style>
    <style:style style:name="P26" style:family="paragraph" style:parent-style-name="Standard">
      <style:text-properties officeooo:paragraph-rsid="055757c1"/>
    </style:style>
    <style:style style:name="P27" style:family="paragraph" style:parent-style-name="Standard">
      <style:text-properties officeooo:rsid="055757c1" officeooo:paragraph-rsid="055757c1"/>
    </style:style>
    <style:style style:name="P28" style:family="paragraph" style:parent-style-name="Standard">
      <style:text-properties officeooo:rsid="055cc18d" officeooo:paragraph-rsid="055cc18d"/>
    </style:style>
    <style:style style:name="P29" style:family="paragraph" style:parent-style-name="Standard">
      <style:text-properties officeooo:rsid="040b8d6b" officeooo:paragraph-rsid="040b8d6b"/>
    </style:style>
    <style:style style:name="P30" style:family="paragraph" style:parent-style-name="Standard">
      <style:text-properties officeooo:rsid="05657a5d" officeooo:paragraph-rsid="05657a5d"/>
    </style:style>
    <style:style style:name="P31" style:family="paragraph" style:parent-style-name="Standard">
      <style:text-properties officeooo:rsid="05657a5d" officeooo:paragraph-rsid="056a2e46"/>
    </style:style>
    <style:style style:name="P32"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3"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34"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35"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36"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7"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38"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39"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40"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41"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42"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43"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44"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45"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46" style:family="paragraph" style:parent-style-name="Standard">
      <style:paragraph-properties fo:margin-top="0in" fo:margin-bottom="0in" loext:contextual-spacing="false" fo:orphans="0" fo:widows="0"/>
      <style:text-properties officeooo:paragraph-rsid="0213e52b"/>
    </style:style>
    <style:style style:name="P47" style:family="paragraph" style:parent-style-name="Standard">
      <style:paragraph-properties fo:margin-top="0in" fo:margin-bottom="0in" loext:contextual-spacing="false"/>
      <style:text-properties officeooo:paragraph-rsid="0213e52b"/>
    </style:style>
    <style:style style:name="P48" style:family="paragraph" style:parent-style-name="Standard">
      <style:paragraph-properties fo:margin-top="0in" fo:margin-bottom="0in" loext:contextual-spacing="false"/>
      <style:text-properties officeooo:rsid="0217c8b6" officeooo:paragraph-rsid="0217c8b6"/>
    </style:style>
    <style:style style:name="P49"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50" style:family="paragraph" style:parent-style-name="Contents_20_1">
      <style:paragraph-properties fo:text-align="center" style:justify-single-word="false" fo:break-before="page"/>
      <style:text-properties officeooo:paragraph-rsid="0213e52b"/>
    </style:style>
    <style:style style:name="P51" style:family="paragraph" style:parent-style-name="Code">
      <style:paragraph-properties fo:break-before="page"/>
      <style:text-properties officeooo:paragraph-rsid="033245b2"/>
    </style:style>
    <style:style style:name="P52" style:family="paragraph" style:parent-style-name="Table_20_Contents">
      <style:text-properties officeooo:rsid="02fd8ae4" officeooo:paragraph-rsid="033245b2"/>
    </style:style>
    <style:style style:name="P53" style:family="paragraph" style:parent-style-name="Table_20_Contents">
      <style:text-properties officeooo:rsid="03059c7b" officeooo:paragraph-rsid="033245b2"/>
    </style:style>
    <style:style style:name="P54" style:family="paragraph" style:parent-style-name="Table_20_Contents">
      <style:text-properties officeooo:rsid="02ff72da" officeooo:paragraph-rsid="033245b2"/>
    </style:style>
    <style:style style:name="P55" style:family="paragraph" style:parent-style-name="Table_20_Contents">
      <style:text-properties officeooo:paragraph-rsid="033245b2"/>
    </style:style>
    <style:style style:name="P56" style:family="paragraph" style:parent-style-name="Table_20_Contents">
      <style:text-properties fo:font-size="11pt" style:font-size-asian="11pt" style:font-size-complex="11pt"/>
    </style:style>
    <style:style style:name="P57" style:family="paragraph" style:parent-style-name="Table_20_Contents">
      <style:text-properties fo:font-size="11pt" officeooo:rsid="03262120" officeooo:paragraph-rsid="033245b2" style:font-size-asian="11pt" style:font-size-complex="11pt"/>
    </style:style>
    <style:style style:name="P58" style:family="paragraph" style:parent-style-name="Table_20_Contents">
      <style:paragraph-properties fo:line-height="0.1409in"/>
      <style:text-properties fo:font-size="11pt" officeooo:rsid="03262120" officeooo:paragraph-rsid="0418face" style:font-size-asian="11pt" style:font-size-complex="11pt"/>
    </style:style>
    <style:style style:name="P59" style:family="paragraph" style:parent-style-name="Table_20_Contents">
      <style:paragraph-properties fo:line-height="0.1409in"/>
      <style:text-properties fo:font-size="11pt" officeooo:rsid="0418face" officeooo:paragraph-rsid="0418face" style:font-size-asian="11pt" style:font-size-complex="11pt"/>
    </style:style>
    <style:style style:name="P60" style:family="paragraph" style:parent-style-name="Table_20_Contents">
      <style:paragraph-properties fo:line-height="0.1409in"/>
      <style:text-properties fo:font-size="11pt" officeooo:rsid="041af5c6" officeooo:paragraph-rsid="041af5c6" style:font-size-asian="11pt" style:font-size-complex="11pt"/>
    </style:style>
    <style:style style:name="P61" style:family="paragraph" style:parent-style-name="Table_20_Contents">
      <style:paragraph-properties fo:line-height="0.1409in"/>
      <style:text-properties fo:font-size="11pt" officeooo:rsid="041c8467" officeooo:paragraph-rsid="041c8467" style:font-size-asian="11pt" style:font-size-complex="11pt"/>
    </style:style>
    <style:style style:name="P62" style:family="paragraph" style:parent-style-name="Table_20_Contents">
      <style:text-properties fo:font-size="11pt" officeooo:rsid="04265c09" officeooo:paragraph-rsid="04265c09" style:font-size-asian="11pt" style:font-size-complex="11pt"/>
    </style:style>
    <style:style style:name="P63" style:family="paragraph" style:parent-style-name="Table_20_Contents">
      <style:text-properties fo:font-size="11pt" officeooo:paragraph-rsid="033245b2" style:font-size-asian="11pt" style:font-size-complex="11pt"/>
    </style:style>
    <style:style style:name="P64" style:family="paragraph" style:parent-style-name="Table_20_Contents">
      <style:text-properties fo:font-size="11pt" officeooo:rsid="0333881b" officeooo:paragraph-rsid="0333881b" style:font-size-asian="11pt" style:font-size-complex="11pt"/>
    </style:style>
    <style:style style:name="P65" style:family="paragraph" style:parent-style-name="Table_20_Contents">
      <style:text-properties officeooo:paragraph-rsid="042eced4"/>
    </style:style>
    <style:style style:name="P66" style:family="paragraph" style:parent-style-name="Table_20_Contents">
      <style:text-properties officeooo:paragraph-rsid="0333881b"/>
    </style:style>
    <style:style style:name="P67"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68" style:family="paragraph" style:parent-style-name="Table_20_Contents">
      <style:text-properties officeooo:rsid="045fa8c5" officeooo:paragraph-rsid="0456c932"/>
    </style:style>
    <style:style style:name="P69" style:family="paragraph" style:parent-style-name="Table_20_Contents">
      <style:text-properties officeooo:rsid="04602926" officeooo:paragraph-rsid="0456c932"/>
    </style:style>
    <style:style style:name="P70" style:family="paragraph" style:parent-style-name="Table_20_Contents">
      <style:text-properties officeooo:paragraph-rsid="0456c932"/>
    </style:style>
    <style:style style:name="P71"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72" style:family="paragraph" style:parent-style-name="Table_20_Contents">
      <style:text-properties officeooo:paragraph-rsid="050feb60"/>
    </style:style>
    <style:style style:name="P73" style:family="paragraph" style:parent-style-name="Table_20_Contents">
      <style:text-properties officeooo:rsid="0522a1c0" officeooo:paragraph-rsid="0533cece"/>
    </style:style>
    <style:style style:name="P74" style:family="paragraph" style:parent-style-name="Table_20_Contents">
      <style:text-properties officeooo:rsid="0523b536" officeooo:paragraph-rsid="0523b536"/>
    </style:style>
    <style:style style:name="P75" style:family="paragraph" style:parent-style-name="Table_20_Contents">
      <style:text-properties officeooo:rsid="0523b536" officeooo:paragraph-rsid="05260b44"/>
    </style:style>
    <style:style style:name="P76" style:family="paragraph" style:parent-style-name="Table_20_Contents">
      <style:text-properties officeooo:rsid="052f55c6" officeooo:paragraph-rsid="052f55c6"/>
    </style:style>
    <style:style style:name="P77" style:family="paragraph" style:parent-style-name="Table_20_Contents">
      <style:text-properties officeooo:rsid="0531db9b" officeooo:paragraph-rsid="0531db9b"/>
    </style:style>
    <style:style style:name="P78" style:family="paragraph" style:parent-style-name="Table_20_Contents">
      <style:text-properties officeooo:rsid="0528148f" officeooo:paragraph-rsid="0528148f"/>
    </style:style>
    <style:style style:name="P79" style:family="paragraph" style:parent-style-name="Table_20_Contents">
      <style:text-properties officeooo:rsid="0528148f" officeooo:paragraph-rsid="053576c7"/>
    </style:style>
    <style:style style:name="P80" style:family="paragraph" style:parent-style-name="Table_20_Contents">
      <style:text-properties officeooo:rsid="0536aec1" officeooo:paragraph-rsid="0536aec1"/>
    </style:style>
    <style:style style:name="P81" style:family="paragraph" style:parent-style-name="Table_20_Heading">
      <style:text-properties officeooo:paragraph-rsid="033245b2"/>
    </style:style>
    <style:style style:name="P82" style:family="paragraph" style:parent-style-name="Table_20_Heading">
      <style:text-properties fo:font-size="11pt" officeooo:rsid="03262120" officeooo:paragraph-rsid="033245b2" style:font-size-asian="11pt" style:font-size-complex="11pt"/>
    </style:style>
    <style:style style:name="P83" style:family="paragraph" style:parent-style-name="Table_20_Heading">
      <style:paragraph-properties fo:line-height="100%"/>
      <style:text-properties fo:font-size="11pt" officeooo:rsid="03262120" officeooo:paragraph-rsid="0418face" style:font-size-asian="11pt" style:font-size-complex="11pt"/>
    </style:style>
    <style:style style:name="P84" style:family="paragraph" style:parent-style-name="Table_20_Heading">
      <style:paragraph-properties fo:line-height="100%"/>
      <style:text-properties fo:font-size="11pt" officeooo:rsid="0418face" officeooo:paragraph-rsid="0418face" style:font-size-asian="11pt" style:font-size-complex="11pt"/>
    </style:style>
    <style:style style:name="P85" style:family="paragraph" style:parent-style-name="Table_20_Heading">
      <style:text-properties fo:font-size="11pt" officeooo:paragraph-rsid="033245b2" style:font-size-asian="11pt" style:font-size-complex="11pt"/>
    </style:style>
    <style:style style:name="P86" style:family="paragraph" style:parent-style-name="Table_20_Heading">
      <style:paragraph-properties fo:line-height="100%"/>
      <style:text-properties fo:font-size="11pt" officeooo:rsid="0522627a" officeooo:paragraph-rsid="0522627a" style:font-size-asian="11pt" style:font-size-complex="11pt"/>
    </style:style>
    <style:style style:name="P8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8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8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9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9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9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9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9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96"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100"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101" style:family="paragraph" style:parent-style-name="Code">
      <style:paragraph-properties fo:margin-left="0in" fo:margin-right="0in" fo:text-indent="0in" style:auto-text-indent="false"/>
      <style:text-properties officeooo:paragraph-rsid="04422240"/>
    </style:style>
    <style:style style:name="P10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10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104"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105" style:family="paragraph" style:parent-style-name="Code">
      <style:text-properties officeooo:rsid="02567069" officeooo:paragraph-rsid="03435a2a"/>
    </style:style>
    <style:style style:name="P106" style:family="paragraph" style:parent-style-name="Code">
      <style:text-properties officeooo:paragraph-rsid="033245b2"/>
    </style:style>
    <style:style style:name="P107" style:family="paragraph" style:parent-style-name="Code">
      <style:text-properties officeooo:paragraph-rsid="03435a2a"/>
    </style:style>
    <style:style style:name="P108" style:family="paragraph" style:parent-style-name="Code">
      <style:text-properties officeooo:rsid="0345e1c2" officeooo:paragraph-rsid="0345e1c2"/>
    </style:style>
    <style:style style:name="P109" style:family="paragraph" style:parent-style-name="Code">
      <style:text-properties officeooo:paragraph-rsid="0346ad51"/>
    </style:style>
    <style:style style:name="P110" style:family="paragraph" style:parent-style-name="Code">
      <style:text-properties officeooo:paragraph-rsid="0346d788"/>
    </style:style>
    <style:style style:name="P111" style:family="paragraph" style:parent-style-name="Code">
      <style:text-properties officeooo:paragraph-rsid="034ea627"/>
    </style:style>
    <style:style style:name="P112" style:family="paragraph" style:parent-style-name="Code">
      <style:text-properties officeooo:paragraph-rsid="03507df8"/>
    </style:style>
    <style:style style:name="P113" style:family="paragraph" style:parent-style-name="Code">
      <style:text-properties officeooo:paragraph-rsid="035eb393"/>
    </style:style>
    <style:style style:name="P114" style:family="paragraph" style:parent-style-name="Code">
      <style:text-properties officeooo:paragraph-rsid="035fff6c"/>
    </style:style>
    <style:style style:name="P115" style:family="paragraph" style:parent-style-name="Code">
      <style:text-properties officeooo:rsid="03645211" officeooo:paragraph-rsid="03920d2a"/>
    </style:style>
    <style:style style:name="P116" style:family="paragraph" style:parent-style-name="Code">
      <style:text-properties officeooo:rsid="036ae807" officeooo:paragraph-rsid="036cd8b6"/>
    </style:style>
    <style:style style:name="P117" style:family="paragraph" style:parent-style-name="Code">
      <style:text-properties officeooo:rsid="036ae807" officeooo:paragraph-rsid="036eb7c1"/>
    </style:style>
    <style:style style:name="P118" style:family="paragraph" style:parent-style-name="Code">
      <style:text-properties officeooo:rsid="036ae807" officeooo:paragraph-rsid="03920d2a"/>
    </style:style>
    <style:style style:name="P119" style:family="paragraph" style:parent-style-name="Code">
      <style:text-properties officeooo:paragraph-rsid="03920d2a"/>
    </style:style>
    <style:style style:name="P120" style:family="paragraph" style:parent-style-name="Code">
      <style:text-properties officeooo:rsid="039baff5" officeooo:paragraph-rsid="039baff5"/>
    </style:style>
    <style:style style:name="P121" style:family="paragraph" style:parent-style-name="Code">
      <style:text-properties officeooo:rsid="039c5936" officeooo:paragraph-rsid="039c5936"/>
    </style:style>
    <style:style style:name="P122" style:family="paragraph" style:parent-style-name="Code">
      <style:text-properties officeooo:rsid="03babe71" officeooo:paragraph-rsid="03babe71"/>
    </style:style>
    <style:style style:name="P123" style:family="paragraph" style:parent-style-name="Code">
      <style:text-properties officeooo:rsid="03be45b1" officeooo:paragraph-rsid="03be45b1"/>
    </style:style>
    <style:style style:name="P124" style:family="paragraph" style:parent-style-name="Code">
      <style:text-properties officeooo:rsid="03c05df4" officeooo:paragraph-rsid="03c05df4"/>
    </style:style>
    <style:style style:name="P125" style:family="paragraph" style:parent-style-name="Code">
      <style:text-properties officeooo:rsid="03da3dd7" officeooo:paragraph-rsid="03da3dd7"/>
    </style:style>
    <style:style style:name="P126" style:family="paragraph" style:parent-style-name="Code">
      <style:text-properties officeooo:rsid="03da3dd7" officeooo:paragraph-rsid="0550f571"/>
    </style:style>
    <style:style style:name="P127" style:family="paragraph" style:parent-style-name="Code">
      <style:text-properties officeooo:rsid="0394a241" officeooo:paragraph-rsid="03920d2a"/>
    </style:style>
    <style:style style:name="P128" style:family="paragraph" style:parent-style-name="Code">
      <style:text-properties officeooo:rsid="03960add" officeooo:paragraph-rsid="03920d2a"/>
    </style:style>
    <style:style style:name="P129" style:family="paragraph" style:parent-style-name="Code">
      <style:text-properties officeooo:rsid="03960add" officeooo:paragraph-rsid="040b8d6b"/>
    </style:style>
    <style:style style:name="P130" style:family="paragraph" style:parent-style-name="Code">
      <style:text-properties officeooo:rsid="035dfea9" officeooo:paragraph-rsid="03920d2a"/>
    </style:style>
    <style:style style:name="P131" style:family="paragraph" style:parent-style-name="Code">
      <style:text-properties officeooo:rsid="03f1018c" officeooo:paragraph-rsid="03f1018c"/>
    </style:style>
    <style:style style:name="P132" style:family="paragraph" style:parent-style-name="Code">
      <style:text-properties officeooo:rsid="03f24eb8" officeooo:paragraph-rsid="03f24eb8"/>
    </style:style>
    <style:style style:name="P133" style:family="paragraph" style:parent-style-name="Code">
      <style:text-properties officeooo:rsid="040b2054" officeooo:paragraph-rsid="040b2054"/>
    </style:style>
    <style:style style:name="P134" style:family="paragraph" style:parent-style-name="Code">
      <style:text-properties officeooo:rsid="03ef0207" officeooo:paragraph-rsid="03ef0207"/>
    </style:style>
    <style:style style:name="P135" style:family="paragraph" style:parent-style-name="Code">
      <style:text-properties officeooo:rsid="039bea36" officeooo:paragraph-rsid="04775939"/>
    </style:style>
    <style:style style:name="P136" style:family="paragraph" style:parent-style-name="Code">
      <style:text-properties officeooo:rsid="039bea36" officeooo:paragraph-rsid="0479beb4"/>
    </style:style>
    <style:style style:name="P137" style:family="paragraph" style:parent-style-name="Code">
      <style:text-properties officeooo:rsid="047842a6" officeooo:paragraph-rsid="047842a6"/>
    </style:style>
    <style:style style:name="P138" style:family="paragraph" style:parent-style-name="Code">
      <style:text-properties officeooo:rsid="0400bc2c" officeooo:paragraph-rsid="047d7d2e"/>
    </style:style>
    <style:style style:name="P139" style:family="paragraph" style:parent-style-name="Code">
      <style:text-properties officeooo:rsid="0400bc2c" officeooo:paragraph-rsid="047e494b"/>
    </style:style>
    <style:style style:name="P140" style:family="paragraph" style:parent-style-name="Code">
      <style:text-properties fo:font-size="10pt" officeooo:paragraph-rsid="048ebe23" style:font-size-asian="10pt" style:font-size-complex="10pt"/>
    </style:style>
    <style:style style:name="P141" style:family="paragraph" style:parent-style-name="Code">
      <style:text-properties fo:font-size="10pt" officeooo:rsid="04afb8cd" officeooo:paragraph-rsid="04afb8cd" style:font-size-asian="10pt" style:font-size-complex="10pt"/>
    </style:style>
    <style:style style:name="P142" style:family="paragraph" style:parent-style-name="Code">
      <style:text-properties fo:font-size="10pt" officeooo:rsid="04b0fdeb" officeooo:paragraph-rsid="04b0fdeb" style:font-size-asian="10pt" style:font-size-complex="10pt"/>
    </style:style>
    <style:style style:name="P143" style:family="paragraph" style:parent-style-name="Code">
      <style:text-properties officeooo:paragraph-rsid="048d9b15"/>
    </style:style>
    <style:style style:name="P144" style:family="paragraph" style:parent-style-name="Code">
      <style:text-properties officeooo:paragraph-rsid="04d8c17d"/>
    </style:style>
    <style:style style:name="P145" style:family="paragraph" style:parent-style-name="Code">
      <style:text-properties officeooo:rsid="04d8c17d" officeooo:paragraph-rsid="04d8c17d"/>
    </style:style>
    <style:style style:name="P146" style:family="paragraph" style:parent-style-name="Code">
      <style:text-properties officeooo:paragraph-rsid="04e1cbeb"/>
    </style:style>
    <style:style style:name="P147" style:family="paragraph" style:parent-style-name="Code">
      <style:text-properties officeooo:paragraph-rsid="04ed5725"/>
    </style:style>
    <style:style style:name="P148" style:family="paragraph" style:parent-style-name="Code">
      <style:text-properties fo:font-size="11pt" officeooo:rsid="03f74e93" officeooo:paragraph-rsid="03f74e93" style:font-size-asian="11pt" style:font-size-complex="11pt"/>
    </style:style>
    <style:style style:name="P149" style:family="paragraph" style:parent-style-name="Code">
      <style:text-properties officeooo:paragraph-rsid="0533cece"/>
    </style:style>
    <style:style style:name="P150"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51"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52"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53"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54" style:family="paragraph" style:parent-style-name="Body">
      <style:text-properties fo:font-size="12pt" officeooo:paragraph-rsid="033245b2" style:font-size-asian="12pt" style:font-size-complex="12pt"/>
    </style:style>
    <style:style style:name="P155" style:family="paragraph" style:parent-style-name="Body">
      <style:text-properties officeooo:rsid="02500929" officeooo:paragraph-rsid="0346ad51"/>
    </style:style>
    <style:style style:name="P156" style:family="paragraph" style:parent-style-name="Body">
      <style:text-properties officeooo:rsid="02500929" officeooo:paragraph-rsid="0346d788"/>
    </style:style>
    <style:style style:name="P157" style:family="paragraph" style:parent-style-name="Body">
      <style:text-properties officeooo:rsid="02500929" officeooo:paragraph-rsid="03507df8"/>
    </style:style>
    <style:style style:name="P158" style:family="paragraph" style:parent-style-name="Body">
      <style:text-properties officeooo:rsid="03195540" officeooo:paragraph-rsid="0346d788"/>
    </style:style>
    <style:style style:name="P159" style:family="paragraph" style:parent-style-name="Body">
      <style:text-properties officeooo:rsid="03195540" officeooo:paragraph-rsid="03507df8"/>
    </style:style>
    <style:style style:name="P160" style:family="paragraph" style:parent-style-name="Body">
      <style:text-properties officeooo:rsid="024c20ef" officeooo:paragraph-rsid="0346d788"/>
    </style:style>
    <style:style style:name="P161" style:family="paragraph" style:parent-style-name="Body">
      <style:text-properties officeooo:rsid="025175c6" officeooo:paragraph-rsid="0346d788"/>
    </style:style>
    <style:style style:name="P162" style:family="paragraph" style:parent-style-name="Body">
      <style:text-properties officeooo:rsid="03262120" officeooo:paragraph-rsid="033245b2"/>
    </style:style>
    <style:style style:name="P163" style:family="paragraph" style:parent-style-name="Body">
      <style:text-properties officeooo:rsid="032c3059" officeooo:paragraph-rsid="033245b2"/>
    </style:style>
    <style:style style:name="P164" style:family="paragraph" style:parent-style-name="Body">
      <style:text-properties officeooo:paragraph-rsid="03c3ae66" style:language-asian="en" style:country-asian="US" style:language-complex="en" style:country-complex="US"/>
    </style:style>
    <style:style style:name="P165" style:family="paragraph" style:parent-style-name="Body">
      <style:text-properties officeooo:paragraph-rsid="033245b2" style:language-asian="en" style:country-asian="US" style:language-complex="en" style:country-complex="US"/>
    </style:style>
    <style:style style:name="P166" style:family="paragraph" style:parent-style-name="Body">
      <style:text-properties officeooo:paragraph-rsid="04490929" style:language-asian="en" style:country-asian="US" style:language-complex="en" style:country-complex="US"/>
    </style:style>
    <style:style style:name="P167" style:family="paragraph" style:parent-style-name="Body">
      <style:text-properties officeooo:rsid="0501e766" officeooo:paragraph-rsid="0501e766" style:language-asian="en" style:country-asian="US" style:language-complex="en" style:country-complex="US"/>
    </style:style>
    <style:style style:name="P168" style:family="paragraph" style:parent-style-name="Body">
      <style:text-properties officeooo:paragraph-rsid="033245b2"/>
    </style:style>
    <style:style style:name="P169" style:family="paragraph" style:parent-style-name="Body">
      <style:text-properties officeooo:paragraph-rsid="03342dda"/>
    </style:style>
    <style:style style:name="P170" style:family="paragraph" style:parent-style-name="Body">
      <style:text-properties officeooo:paragraph-rsid="0335f8b9"/>
    </style:style>
    <style:style style:name="P171" style:family="paragraph" style:parent-style-name="Body">
      <style:text-properties officeooo:paragraph-rsid="0338a1d2"/>
    </style:style>
    <style:style style:name="P172" style:family="paragraph" style:parent-style-name="Body">
      <style:text-properties officeooo:rsid="0338a1d2" officeooo:paragraph-rsid="033a33e0"/>
    </style:style>
    <style:style style:name="P173" style:family="paragraph" style:parent-style-name="Body">
      <style:text-properties officeooo:paragraph-rsid="0339ce9f"/>
    </style:style>
    <style:style style:name="P174" style:family="paragraph" style:parent-style-name="Body">
      <style:text-properties officeooo:rsid="033a55ef" officeooo:paragraph-rsid="033a55ef"/>
    </style:style>
    <style:style style:name="P175" style:family="paragraph" style:parent-style-name="Body">
      <style:text-properties officeooo:rsid="033a55ef" officeooo:paragraph-rsid="050e2ff6"/>
    </style:style>
    <style:style style:name="P176" style:family="paragraph" style:parent-style-name="Body">
      <style:text-properties officeooo:rsid="033c283f" officeooo:paragraph-rsid="03775f36"/>
    </style:style>
    <style:style style:name="P177" style:family="paragraph" style:parent-style-name="Body">
      <style:text-properties officeooo:paragraph-rsid="03435a2a"/>
    </style:style>
    <style:style style:name="P178" style:family="paragraph" style:parent-style-name="Body">
      <style:text-properties officeooo:paragraph-rsid="0346ad51"/>
    </style:style>
    <style:style style:name="P179" style:family="paragraph" style:parent-style-name="Body">
      <style:text-properties officeooo:paragraph-rsid="0346d788"/>
    </style:style>
    <style:style style:name="P180" style:family="paragraph" style:parent-style-name="Body">
      <style:text-properties officeooo:rsid="034ea627" officeooo:paragraph-rsid="034ea627"/>
    </style:style>
    <style:style style:name="P181" style:family="paragraph" style:parent-style-name="Body">
      <style:text-properties officeooo:rsid="034ea627" officeooo:paragraph-rsid="050b4a13"/>
    </style:style>
    <style:style style:name="P182" style:family="paragraph" style:parent-style-name="Body">
      <style:text-properties officeooo:paragraph-rsid="03507df8"/>
    </style:style>
    <style:style style:name="P183" style:family="paragraph" style:parent-style-name="Body">
      <style:text-properties officeooo:paragraph-rsid="0355fa90"/>
    </style:style>
    <style:style style:name="P184" style:family="paragraph" style:parent-style-name="Body">
      <style:text-properties officeooo:rsid="0355fa90" officeooo:paragraph-rsid="0355fa90"/>
    </style:style>
    <style:style style:name="P185" style:family="paragraph" style:parent-style-name="Body">
      <style:text-properties officeooo:rsid="0355fa90" officeooo:paragraph-rsid="040b2054"/>
    </style:style>
    <style:style style:name="P186" style:family="paragraph" style:parent-style-name="Body">
      <style:text-properties officeooo:rsid="03435a2a" officeooo:paragraph-rsid="03435a2a"/>
    </style:style>
    <style:style style:name="P187" style:family="paragraph" style:parent-style-name="Body">
      <style:text-properties officeooo:rsid="0346ad51" officeooo:paragraph-rsid="0346ad51"/>
    </style:style>
    <style:style style:name="P188" style:family="paragraph" style:parent-style-name="Body">
      <style:text-properties officeooo:rsid="035dfea9" officeooo:paragraph-rsid="035dfea9"/>
    </style:style>
    <style:style style:name="P189" style:family="paragraph" style:parent-style-name="Body">
      <style:text-properties officeooo:rsid="035dfea9" officeooo:paragraph-rsid="035eb393"/>
    </style:style>
    <style:style style:name="P190" style:family="paragraph" style:parent-style-name="Body">
      <style:text-properties officeooo:rsid="035dfea9" officeooo:paragraph-rsid="035fff6c"/>
    </style:style>
    <style:style style:name="P191" style:family="paragraph" style:parent-style-name="Body">
      <style:text-properties officeooo:rsid="035dfea9" officeooo:paragraph-rsid="03920d2a"/>
    </style:style>
    <style:style style:name="P192" style:family="paragraph" style:parent-style-name="Body">
      <style:text-properties officeooo:rsid="035dfea9" officeooo:paragraph-rsid="039a4726"/>
    </style:style>
    <style:style style:name="P193" style:family="paragraph" style:parent-style-name="Body">
      <style:text-properties officeooo:rsid="035dfea9" officeooo:paragraph-rsid="040b2054"/>
    </style:style>
    <style:style style:name="P194" style:family="paragraph" style:parent-style-name="Body">
      <style:text-properties officeooo:rsid="035dfea9" officeooo:paragraph-rsid="04ed5725"/>
    </style:style>
    <style:style style:name="P195" style:family="paragraph" style:parent-style-name="Body">
      <style:text-properties officeooo:rsid="035eb393" officeooo:paragraph-rsid="035eb393"/>
    </style:style>
    <style:style style:name="P196" style:family="paragraph" style:parent-style-name="Body">
      <style:text-properties officeooo:rsid="035eb393" officeooo:paragraph-rsid="035fff6c"/>
    </style:style>
    <style:style style:name="P197" style:family="paragraph" style:parent-style-name="Body">
      <style:text-properties officeooo:rsid="035eb393" officeooo:paragraph-rsid="04ed5725"/>
    </style:style>
    <style:style style:name="P198" style:family="paragraph" style:parent-style-name="Body">
      <style:text-properties officeooo:rsid="035fff6c" officeooo:paragraph-rsid="035fff6c"/>
    </style:style>
    <style:style style:name="P199" style:family="paragraph" style:parent-style-name="Body">
      <style:text-properties officeooo:rsid="035fff6c" officeooo:paragraph-rsid="03920d2a"/>
    </style:style>
    <style:style style:name="P200" style:family="paragraph" style:parent-style-name="Body">
      <style:text-properties officeooo:rsid="036ae807" officeooo:paragraph-rsid="036cd8b6"/>
    </style:style>
    <style:style style:name="P201" style:family="paragraph" style:parent-style-name="Body">
      <style:text-properties officeooo:rsid="036ae807" officeooo:paragraph-rsid="036eb7c1"/>
    </style:style>
    <style:style style:name="P202" style:family="paragraph" style:parent-style-name="Body">
      <style:text-properties officeooo:rsid="036bf804" officeooo:paragraph-rsid="036cd8b6"/>
    </style:style>
    <style:style style:name="P203" style:family="paragraph" style:parent-style-name="Body">
      <style:text-properties officeooo:rsid="036bf804" officeooo:paragraph-rsid="036eb7c1"/>
    </style:style>
    <style:style style:name="P204" style:family="paragraph" style:parent-style-name="Body">
      <style:text-properties officeooo:rsid="036cd8b6" officeooo:paragraph-rsid="036cd8b6"/>
    </style:style>
    <style:style style:name="P205" style:family="paragraph" style:parent-style-name="Body">
      <style:text-properties officeooo:rsid="036cd8b6" officeooo:paragraph-rsid="036eb7c1"/>
    </style:style>
    <style:style style:name="P206" style:family="paragraph" style:parent-style-name="Body">
      <style:text-properties officeooo:rsid="036eb7c1" officeooo:paragraph-rsid="036eb7c1"/>
    </style:style>
    <style:style style:name="P207" style:family="paragraph" style:parent-style-name="Body">
      <style:text-properties officeooo:rsid="03645211" officeooo:paragraph-rsid="036cd8b6"/>
    </style:style>
    <style:style style:name="P208" style:family="paragraph" style:parent-style-name="Body">
      <style:text-properties officeooo:rsid="03645211" officeooo:paragraph-rsid="036eb7c1"/>
    </style:style>
    <style:style style:name="P209" style:family="paragraph" style:parent-style-name="Body">
      <style:text-properties officeooo:rsid="03645211" officeooo:paragraph-rsid="03920d2a"/>
    </style:style>
    <style:style style:name="P210" style:family="paragraph" style:parent-style-name="Body">
      <style:text-properties officeooo:rsid="03673a8e" officeooo:paragraph-rsid="03920d2a"/>
    </style:style>
    <style:style style:name="P211" style:family="paragraph" style:parent-style-name="Body">
      <style:text-properties officeooo:rsid="0345e1c2" officeooo:paragraph-rsid="037d5dba"/>
    </style:style>
    <style:style style:name="P212" style:family="paragraph" style:parent-style-name="Body">
      <style:text-properties officeooo:rsid="0345e1c2" officeooo:paragraph-rsid="037deae6"/>
    </style:style>
    <style:style style:name="P213" style:family="paragraph" style:parent-style-name="Body">
      <style:text-properties officeooo:rsid="0381a751" officeooo:paragraph-rsid="0381a751"/>
    </style:style>
    <style:style style:name="P214" style:family="paragraph" style:parent-style-name="Body">
      <style:text-properties officeooo:paragraph-rsid="03920d2a"/>
    </style:style>
    <style:style style:name="P215" style:family="paragraph" style:parent-style-name="Body">
      <style:text-properties officeooo:paragraph-rsid="0393bb16"/>
    </style:style>
    <style:style style:name="P216" style:family="paragraph" style:parent-style-name="Body">
      <style:text-properties officeooo:paragraph-rsid="03960add"/>
    </style:style>
    <style:style style:name="P217" style:family="paragraph" style:parent-style-name="Body">
      <style:text-properties officeooo:paragraph-rsid="039948bf"/>
    </style:style>
    <style:style style:name="P218" style:family="paragraph" style:parent-style-name="Body">
      <style:text-properties officeooo:paragraph-rsid="039b7458"/>
    </style:style>
    <style:style style:name="P219" style:family="paragraph" style:parent-style-name="Body">
      <style:text-properties officeooo:rsid="039baff5" officeooo:paragraph-rsid="039baff5"/>
    </style:style>
    <style:style style:name="P220" style:family="paragraph" style:parent-style-name="Body">
      <style:text-properties officeooo:rsid="039c5936" officeooo:paragraph-rsid="039c5936"/>
    </style:style>
    <style:style style:name="P221" style:family="paragraph" style:parent-style-name="Body">
      <style:text-properties officeooo:rsid="039c5936" officeooo:paragraph-rsid="03cbb844"/>
    </style:style>
    <style:style style:name="P222" style:family="paragraph" style:parent-style-name="Body">
      <style:text-properties officeooo:rsid="03a3d4aa" officeooo:paragraph-rsid="03a3d4aa"/>
    </style:style>
    <style:style style:name="P223" style:family="paragraph" style:parent-style-name="Body">
      <style:text-properties officeooo:rsid="02755b9d" officeooo:paragraph-rsid="033245b2"/>
    </style:style>
    <style:style style:name="P224" style:family="paragraph" style:parent-style-name="Body">
      <style:text-properties officeooo:rsid="03ac2884" officeooo:paragraph-rsid="03ac2884"/>
    </style:style>
    <style:style style:name="P225" style:family="paragraph" style:parent-style-name="Body">
      <style:text-properties officeooo:rsid="03ac2884" officeooo:paragraph-rsid="051b4022"/>
    </style:style>
    <style:style style:name="P226" style:family="paragraph" style:parent-style-name="Body">
      <style:text-properties officeooo:rsid="03b26179" officeooo:paragraph-rsid="03b26179"/>
    </style:style>
    <style:style style:name="P227" style:family="paragraph" style:parent-style-name="Body">
      <style:text-properties officeooo:rsid="03b26af5" officeooo:paragraph-rsid="03b26af5"/>
    </style:style>
    <style:style style:name="P228" style:family="paragraph" style:parent-style-name="Body">
      <style:text-properties officeooo:rsid="03b299c2" officeooo:paragraph-rsid="03b299c2"/>
    </style:style>
    <style:style style:name="P229" style:family="paragraph" style:parent-style-name="Body">
      <style:text-properties officeooo:rsid="03b7e24a" officeooo:paragraph-rsid="03de9df3"/>
    </style:style>
    <style:style style:name="P230" style:family="paragraph" style:parent-style-name="Body">
      <style:text-properties officeooo:rsid="03b8a2c6" officeooo:paragraph-rsid="03b8a2c6"/>
    </style:style>
    <style:style style:name="P231" style:family="paragraph" style:parent-style-name="Body">
      <style:text-properties officeooo:rsid="03b977f3" officeooo:paragraph-rsid="03b977f3"/>
    </style:style>
    <style:style style:name="P232" style:family="paragraph" style:parent-style-name="Body">
      <style:text-properties officeooo:rsid="03babe71" officeooo:paragraph-rsid="03babe71"/>
    </style:style>
    <style:style style:name="P233" style:family="paragraph" style:parent-style-name="Body">
      <style:text-properties officeooo:rsid="03be45b1" officeooo:paragraph-rsid="03be45b1"/>
    </style:style>
    <style:style style:name="P234" style:family="paragraph" style:parent-style-name="Body">
      <style:text-properties officeooo:rsid="0383e379" officeooo:paragraph-rsid="0393bb16"/>
    </style:style>
    <style:style style:name="P235" style:family="paragraph" style:parent-style-name="Body">
      <style:text-properties officeooo:rsid="0383e379" officeooo:paragraph-rsid="03960add"/>
    </style:style>
    <style:style style:name="P236" style:family="paragraph" style:parent-style-name="Body">
      <style:text-properties officeooo:rsid="0383e379" officeooo:paragraph-rsid="03920d2a"/>
    </style:style>
    <style:style style:name="P237" style:family="paragraph" style:parent-style-name="Body">
      <style:text-properties officeooo:rsid="0383e379" officeooo:paragraph-rsid="039b7458"/>
    </style:style>
    <style:style style:name="P238" style:family="paragraph" style:parent-style-name="Body">
      <style:text-properties officeooo:rsid="039bea36" officeooo:paragraph-rsid="039bea36"/>
    </style:style>
    <style:style style:name="P239" style:family="paragraph" style:parent-style-name="Body">
      <style:text-properties officeooo:rsid="039bea36" officeooo:paragraph-rsid="0479beb4"/>
    </style:style>
    <style:style style:name="P240" style:family="paragraph" style:parent-style-name="Body">
      <style:text-properties officeooo:rsid="03e066e7" officeooo:paragraph-rsid="03e066e7"/>
    </style:style>
    <style:style style:name="P241" style:family="paragraph" style:parent-style-name="Body">
      <style:text-properties officeooo:rsid="03a43e89" officeooo:paragraph-rsid="03a43e89"/>
    </style:style>
    <style:style style:name="P242" style:family="paragraph" style:parent-style-name="Body">
      <style:text-properties officeooo:rsid="03f0c39c" officeooo:paragraph-rsid="03f0c39c"/>
    </style:style>
    <style:style style:name="P243" style:family="paragraph" style:parent-style-name="Body">
      <style:text-properties officeooo:rsid="03f1018c" officeooo:paragraph-rsid="03f1018c"/>
    </style:style>
    <style:style style:name="P244" style:family="paragraph" style:parent-style-name="Body">
      <style:text-properties officeooo:rsid="03f24eb8" officeooo:paragraph-rsid="03f24eb8"/>
    </style:style>
    <style:style style:name="P245" style:family="paragraph" style:parent-style-name="Body">
      <style:text-properties officeooo:paragraph-rsid="0400bc2c"/>
    </style:style>
    <style:style style:name="P246" style:family="paragraph" style:parent-style-name="Body">
      <style:text-properties officeooo:rsid="04078a1f" officeooo:paragraph-rsid="04078a1f"/>
    </style:style>
    <style:style style:name="P247" style:family="paragraph" style:parent-style-name="Body">
      <style:text-properties officeooo:rsid="040d0216" officeooo:paragraph-rsid="040d0216"/>
    </style:style>
    <style:style style:name="P248" style:family="paragraph" style:parent-style-name="Body">
      <style:text-properties officeooo:rsid="041439e6" officeooo:paragraph-rsid="041439e6"/>
    </style:style>
    <style:style style:name="P249" style:family="paragraph" style:parent-style-name="Body">
      <style:text-properties officeooo:paragraph-rsid="041439e6"/>
    </style:style>
    <style:style style:name="P250" style:family="paragraph" style:parent-style-name="Body">
      <style:text-properties officeooo:rsid="03cf40e1" officeooo:paragraph-rsid="041f73b0"/>
    </style:style>
    <style:style style:name="P251" style:family="paragraph" style:parent-style-name="Body">
      <style:text-properties officeooo:rsid="041f48bc" officeooo:paragraph-rsid="041f48bc"/>
    </style:style>
    <style:style style:name="P252" style:family="paragraph" style:parent-style-name="Body">
      <style:text-properties officeooo:rsid="041f48bc" officeooo:paragraph-rsid="041f73b0"/>
    </style:style>
    <style:style style:name="P253" style:family="paragraph" style:parent-style-name="Body">
      <style:text-properties officeooo:paragraph-rsid="041f73b0"/>
    </style:style>
    <style:style style:name="P254" style:family="paragraph" style:parent-style-name="Body">
      <style:text-properties officeooo:rsid="041f73b0" officeooo:paragraph-rsid="041f73b0"/>
    </style:style>
    <style:style style:name="P255" style:family="paragraph" style:parent-style-name="Body">
      <style:text-properties officeooo:paragraph-rsid="04220241"/>
    </style:style>
    <style:style style:name="P256" style:family="paragraph" style:parent-style-name="Body">
      <style:text-properties officeooo:paragraph-rsid="0420decf"/>
    </style:style>
    <style:style style:name="P257" style:family="paragraph" style:parent-style-name="Body">
      <style:text-properties officeooo:paragraph-rsid="042d0836"/>
    </style:style>
    <style:style style:name="P258" style:family="paragraph" style:parent-style-name="Body">
      <style:text-properties officeooo:rsid="04025543" officeooo:paragraph-rsid="040436d8"/>
    </style:style>
    <style:style style:name="P259" style:family="paragraph" style:parent-style-name="Body">
      <style:text-properties officeooo:rsid="02717d12" officeooo:paragraph-rsid="041439e6"/>
    </style:style>
    <style:style style:name="P260" style:family="paragraph" style:parent-style-name="Body">
      <style:text-properties officeooo:rsid="041805e4" officeooo:paragraph-rsid="041805e4"/>
    </style:style>
    <style:style style:name="P261" style:family="paragraph" style:parent-style-name="Body">
      <style:text-properties officeooo:paragraph-rsid="042f94fb"/>
    </style:style>
    <style:style style:name="P262" style:family="paragraph" style:parent-style-name="Body">
      <style:text-properties officeooo:paragraph-rsid="0435497a"/>
    </style:style>
    <style:style style:name="P263" style:family="paragraph" style:parent-style-name="Body">
      <style:text-properties officeooo:paragraph-rsid="043a63bf"/>
    </style:style>
    <style:style style:name="P264" style:family="paragraph" style:parent-style-name="Body">
      <style:text-properties officeooo:paragraph-rsid="043c2187"/>
    </style:style>
    <style:style style:name="P265" style:family="paragraph" style:parent-style-name="Body">
      <style:text-properties officeooo:paragraph-rsid="0440063d"/>
    </style:style>
    <style:style style:name="P266" style:family="paragraph" style:parent-style-name="Body">
      <style:text-properties fo:font-weight="normal" officeooo:paragraph-rsid="033245b2" style:font-weight-asian="normal" style:font-weight-complex="normal"/>
    </style:style>
    <style:style style:name="P267" style:family="paragraph" style:parent-style-name="Body">
      <style:text-properties fo:font-weight="normal" officeooo:rsid="035fff6c" officeooo:paragraph-rsid="04ed5725" style:font-weight-asian="normal" style:font-weight-complex="normal"/>
    </style:style>
    <style:style style:name="P268" style:family="paragraph" style:parent-style-name="Body">
      <style:text-properties officeooo:rsid="04422240" officeooo:paragraph-rsid="04bd1136"/>
    </style:style>
    <style:style style:name="P269" style:family="paragraph" style:parent-style-name="Body">
      <style:text-properties officeooo:rsid="046a15d3" officeooo:paragraph-rsid="0471a7e0"/>
    </style:style>
    <style:style style:name="P270" style:family="paragraph" style:parent-style-name="Body">
      <style:text-properties officeooo:rsid="03cbb844" officeooo:paragraph-rsid="03cbb844"/>
    </style:style>
    <style:style style:name="P271" style:family="paragraph" style:parent-style-name="Body">
      <style:text-properties officeooo:rsid="0479beb4" officeooo:paragraph-rsid="0479beb4"/>
    </style:style>
    <style:style style:name="P272" style:family="paragraph" style:parent-style-name="Body">
      <style:text-properties officeooo:rsid="0400bc2c" officeooo:paragraph-rsid="047bcd87"/>
    </style:style>
    <style:style style:name="P273" style:family="paragraph" style:parent-style-name="Body">
      <style:text-properties officeooo:rsid="047bcd87" officeooo:paragraph-rsid="047d7d2e"/>
    </style:style>
    <style:style style:name="P274" style:family="paragraph" style:parent-style-name="Body">
      <style:text-properties officeooo:rsid="047ef949" officeooo:paragraph-rsid="048036b4"/>
    </style:style>
    <style:style style:name="P275" style:family="paragraph" style:parent-style-name="Body">
      <style:text-properties officeooo:rsid="04817e15" officeooo:paragraph-rsid="04817e15"/>
    </style:style>
    <style:style style:name="P276" style:family="paragraph" style:parent-style-name="Body">
      <style:text-properties officeooo:paragraph-rsid="03a3d4aa"/>
    </style:style>
    <style:style style:name="P277" style:family="paragraph" style:parent-style-name="Body">
      <style:text-properties officeooo:paragraph-rsid="03a3ee42"/>
    </style:style>
    <style:style style:name="P278" style:family="paragraph" style:parent-style-name="Body">
      <style:text-properties officeooo:rsid="04843de3" officeooo:paragraph-rsid="04843de3"/>
    </style:style>
    <style:style style:name="P279" style:family="paragraph" style:parent-style-name="Body">
      <style:text-properties officeooo:paragraph-rsid="04860efc"/>
    </style:style>
    <style:style style:name="P280" style:family="paragraph" style:parent-style-name="Body">
      <style:text-properties officeooo:paragraph-rsid="0487ed1e"/>
    </style:style>
    <style:style style:name="P281" style:family="paragraph" style:parent-style-name="Body">
      <style:text-properties officeooo:rsid="0492a16f" officeooo:paragraph-rsid="0492a16f"/>
    </style:style>
    <style:style style:name="P282" style:family="paragraph" style:parent-style-name="Body">
      <style:text-properties officeooo:rsid="0492a400" officeooo:paragraph-rsid="0492a400"/>
    </style:style>
    <style:style style:name="P283" style:family="paragraph" style:parent-style-name="Body">
      <style:text-properties officeooo:rsid="0492a400" officeooo:paragraph-rsid="04a1bc88"/>
    </style:style>
    <style:style style:name="P284" style:family="paragraph" style:parent-style-name="Body">
      <style:text-properties officeooo:rsid="0495df74" officeooo:paragraph-rsid="0495df74"/>
    </style:style>
    <style:style style:name="P285" style:family="paragraph" style:parent-style-name="Body">
      <style:text-properties officeooo:rsid="02736634" officeooo:paragraph-rsid="047d7d2e"/>
    </style:style>
    <style:style style:name="P286" style:family="paragraph" style:parent-style-name="Body">
      <style:text-properties officeooo:paragraph-rsid="04afb8cd"/>
    </style:style>
    <style:style style:name="P287" style:family="paragraph" style:parent-style-name="Body">
      <style:text-properties officeooo:rsid="04b0fdeb" officeooo:paragraph-rsid="04b0fdeb"/>
    </style:style>
    <style:style style:name="P288" style:family="paragraph" style:parent-style-name="Body">
      <style:text-properties officeooo:rsid="0343ff7d" officeooo:paragraph-rsid="04c7c8e6"/>
    </style:style>
    <style:style style:name="P289" style:family="paragraph" style:parent-style-name="Body">
      <style:text-properties officeooo:rsid="0343ff7d" officeooo:paragraph-rsid="04bd1136"/>
    </style:style>
    <style:style style:name="P290" style:family="paragraph" style:parent-style-name="Body">
      <style:text-properties officeooo:rsid="04be0448" officeooo:paragraph-rsid="04be0448"/>
    </style:style>
    <style:style style:name="P291" style:family="paragraph" style:parent-style-name="Body">
      <style:text-properties officeooo:rsid="0379203b" officeooo:paragraph-rsid="04e1cbeb"/>
    </style:style>
    <style:style style:name="P292" style:family="paragraph" style:parent-style-name="Body">
      <style:text-properties officeooo:paragraph-rsid="04d8c17d"/>
    </style:style>
    <style:style style:name="P293" style:family="paragraph" style:parent-style-name="Body">
      <style:text-properties officeooo:rsid="04db98cb" officeooo:paragraph-rsid="04db98cb"/>
    </style:style>
    <style:style style:name="P294"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95" style:family="paragraph" style:parent-style-name="Body">
      <style:text-properties officeooo:paragraph-rsid="043b9720"/>
    </style:style>
    <style:style style:name="P296" style:family="paragraph" style:parent-style-name="Body">
      <style:text-properties officeooo:paragraph-rsid="04e1cbeb"/>
    </style:style>
    <style:style style:name="P297" style:family="paragraph" style:parent-style-name="Body">
      <style:text-properties officeooo:paragraph-rsid="033fe723"/>
    </style:style>
    <style:style style:name="P298" style:family="paragraph" style:parent-style-name="Body">
      <style:text-properties officeooo:rsid="04e42662" officeooo:paragraph-rsid="04e42662"/>
    </style:style>
    <style:style style:name="P299"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00" style:family="paragraph" style:parent-style-name="Body">
      <style:text-properties officeooo:rsid="04f5a141" officeooo:paragraph-rsid="04f5a141"/>
    </style:style>
    <style:style style:name="P301" style:family="paragraph" style:parent-style-name="Body">
      <style:text-properties officeooo:paragraph-rsid="04fe4158"/>
    </style:style>
    <style:style style:name="P302" style:family="paragraph" style:parent-style-name="Body">
      <style:text-properties officeooo:rsid="05002cd3" officeooo:paragraph-rsid="05002cd3"/>
    </style:style>
    <style:style style:name="P303" style:family="paragraph" style:parent-style-name="Body">
      <style:text-properties officeooo:paragraph-rsid="04f4c21c"/>
    </style:style>
    <style:style style:name="P304" style:family="paragraph" style:parent-style-name="Body">
      <style:text-properties officeooo:rsid="0501e766" officeooo:paragraph-rsid="0501e766"/>
    </style:style>
    <style:style style:name="P305" style:family="paragraph" style:parent-style-name="Body">
      <style:text-properties officeooo:paragraph-rsid="050594e5"/>
    </style:style>
    <style:style style:name="P306" style:family="paragraph" style:parent-style-name="Body">
      <style:text-properties officeooo:paragraph-rsid="050901fb"/>
    </style:style>
    <style:style style:name="P307" style:family="paragraph" style:parent-style-name="Body">
      <style:text-properties officeooo:rsid="03ffb7db" officeooo:paragraph-rsid="03ffb7db"/>
    </style:style>
    <style:style style:name="P308" style:family="paragraph" style:parent-style-name="Body">
      <style:text-properties officeooo:rsid="030bac4f" officeooo:paragraph-rsid="050e2ff6"/>
    </style:style>
    <style:style style:name="P309" style:family="paragraph" style:parent-style-name="Body">
      <style:text-properties officeooo:rsid="0510e164" officeooo:paragraph-rsid="0510e164"/>
    </style:style>
    <style:style style:name="P310" style:family="paragraph" style:parent-style-name="Body">
      <style:text-properties officeooo:paragraph-rsid="050424b8"/>
    </style:style>
    <style:style style:name="P311" style:family="paragraph" style:parent-style-name="Body">
      <style:text-properties officeooo:rsid="05139364" officeooo:paragraph-rsid="05139364"/>
    </style:style>
    <style:style style:name="P312" style:family="paragraph" style:parent-style-name="Body">
      <style:text-properties officeooo:paragraph-rsid="0519eee1"/>
    </style:style>
    <style:style style:name="P313" style:family="paragraph" style:parent-style-name="Body">
      <style:text-properties officeooo:rsid="052b7e24" officeooo:paragraph-rsid="0533cece"/>
    </style:style>
    <style:style style:name="P314" style:family="paragraph" style:parent-style-name="Body">
      <style:text-properties officeooo:rsid="052dd996" officeooo:paragraph-rsid="0533cece"/>
    </style:style>
    <style:style style:name="P315" style:family="paragraph" style:parent-style-name="Body">
      <style:text-properties officeooo:rsid="052f55c6" officeooo:paragraph-rsid="0533cece"/>
    </style:style>
    <style:style style:name="P316" style:family="paragraph" style:parent-style-name="Body">
      <style:text-properties officeooo:paragraph-rsid="052f55c6"/>
    </style:style>
    <style:style style:name="P317" style:family="paragraph" style:parent-style-name="Body">
      <style:text-properties officeooo:paragraph-rsid="0533cece"/>
    </style:style>
    <style:style style:name="P318" style:family="paragraph" style:parent-style-name="Body">
      <style:text-properties officeooo:rsid="053b3c1f" officeooo:paragraph-rsid="053b3c1f"/>
    </style:style>
    <style:style style:name="P319" style:family="paragraph" style:parent-style-name="Body">
      <style:text-properties officeooo:paragraph-rsid="0546994b"/>
    </style:style>
    <style:style style:name="P320" style:family="paragraph" style:parent-style-name="Body">
      <style:text-properties officeooo:rsid="03b4654b" officeooo:paragraph-rsid="0550f571"/>
    </style:style>
    <style:style style:name="P321" style:family="paragraph" style:parent-style-name="Body">
      <style:text-properties officeooo:rsid="055a4f96" officeooo:paragraph-rsid="055a4f96"/>
    </style:style>
    <style:style style:name="P322" style:family="paragraph" style:parent-style-name="Body">
      <style:text-properties officeooo:paragraph-rsid="055cc18d"/>
    </style:style>
    <style:style style:name="P323" style:family="paragraph" style:parent-style-name="Body">
      <style:text-properties officeooo:rsid="030d2343" officeooo:paragraph-rsid="050e2ff6"/>
    </style:style>
    <style:style style:name="P324" style:family="paragraph" style:parent-style-name="Text_20_body_20_indent">
      <style:text-properties style:font-name="Arial2" officeooo:paragraph-rsid="043e13bc"/>
    </style:style>
    <style:style style:name="P325" style:family="paragraph" style:parent-style-name="Text_20_body_20_indent">
      <style:text-properties fo:font-weight="normal" officeooo:paragraph-rsid="04d8c17d" style:font-weight-asian="normal" style:font-weight-complex="normal"/>
    </style:style>
    <style:style style:name="P326" style:family="paragraph" style:parent-style-name="Text_20_body_20_indent">
      <style:text-properties officeooo:paragraph-rsid="04e1cbeb"/>
    </style:style>
    <style:style style:name="P327" style:family="paragraph" style:parent-style-name="Table_20_Code">
      <style:text-properties officeooo:rsid="02fd8ae4" officeooo:paragraph-rsid="033245b2"/>
    </style:style>
    <style:style style:name="P328" style:family="paragraph" style:parent-style-name="Table_20_Code">
      <style:text-properties fo:font-style="normal" officeooo:rsid="02fd8ae4" officeooo:paragraph-rsid="033245b2" style:font-style-asian="normal" style:font-style-complex="normal"/>
    </style:style>
    <style:style style:name="P329" style:family="paragraph" style:parent-style-name="Table_20_Code">
      <style:text-properties fo:font-style="normal" officeooo:rsid="02ff72da" officeooo:paragraph-rsid="033245b2" style:font-style-asian="normal" style:font-style-complex="normal"/>
    </style:style>
    <style:style style:name="P330" style:family="paragraph" style:parent-style-name="Table_20_Code">
      <style:text-properties officeooo:rsid="03059c7b" officeooo:paragraph-rsid="033245b2"/>
    </style:style>
    <style:style style:name="P331" style:family="paragraph" style:parent-style-name="Table_20_Code">
      <style:text-properties officeooo:rsid="02ff72da" officeooo:paragraph-rsid="033245b2"/>
    </style:style>
    <style:style style:name="P332" style:family="paragraph" style:parent-style-name="Table_20_Code">
      <style:text-properties officeooo:paragraph-rsid="033245b2"/>
    </style:style>
    <style:style style:name="P333" style:family="paragraph" style:parent-style-name="Table_20_Code">
      <style:text-properties fo:font-size="11pt" officeooo:rsid="03262120" officeooo:paragraph-rsid="033245b2" style:font-size-asian="11pt" style:font-size-complex="11pt"/>
    </style:style>
    <style:style style:name="P334"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35"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36"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37"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338"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339"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340" style:family="paragraph" style:parent-style-name="Table_20_Code">
      <style:paragraph-properties fo:line-height="0.1409in" fo:text-align="start" style:justify-single-word="false"/>
      <style:text-properties fo:font-size="11pt" officeooo:rsid="0523b536" officeooo:paragraph-rsid="051e6d5b" style:font-size-asian="11pt" style:font-size-complex="11pt"/>
    </style:style>
    <style:style style:name="P341"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342"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343"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344" style:family="paragraph" style:parent-style-name="Table_20_Code">
      <style:text-properties officeooo:paragraph-rsid="04bd1136"/>
    </style:style>
    <style:style style:name="P345" style:family="paragraph" style:parent-style-name="Table_20_Code">
      <style:text-properties officeooo:rsid="04cb683e" officeooo:paragraph-rsid="04cb683e"/>
    </style:style>
    <style:style style:name="P346" style:family="paragraph" style:parent-style-name="Body" style:master-page-name="">
      <style:paragraph-properties style:page-number="auto" fo:keep-with-next="always"/>
      <style:text-properties officeooo:paragraph-rsid="033245b2"/>
    </style:style>
    <style:style style:name="P347" style:family="paragraph" style:parent-style-name="Body" style:master-page-name="">
      <style:paragraph-properties style:page-number="auto" fo:keep-with-next="always"/>
      <style:text-properties officeooo:paragraph-rsid="0487ed1e"/>
    </style:style>
    <style:style style:name="P348" style:family="paragraph" style:parent-style-name="Table_20_Caption_20__28_before_29_">
      <style:text-properties officeooo:paragraph-rsid="04bd1136"/>
    </style:style>
    <style:style style:name="P349" style:family="paragraph" style:parent-style-name="Table_20_Caption_20__28_before_29_">
      <style:text-properties officeooo:paragraph-rsid="04c7c8e6"/>
    </style:style>
    <style:style style:name="P350" style:family="paragraph" style:parent-style-name="Table_20_Caption_20__28_before_29_">
      <style:text-properties officeooo:paragraph-rsid="051e6d5b"/>
    </style:style>
    <style:style style:name="P351" style:family="paragraph" style:parent-style-name="Contents_20_3">
      <style:paragraph-properties>
        <style:tab-stops>
          <style:tab-stop style:position="6.5in" style:type="right" style:leader-style="dotted" style:leader-text="."/>
        </style:tab-stops>
      </style:paragraph-properties>
    </style:style>
    <style:style style:name="P352" style:family="paragraph" style:parent-style-name="List_20_Number">
      <style:text-properties officeooo:rsid="04de1403" officeooo:paragraph-rsid="04de1403"/>
    </style:style>
    <style:style style:name="P353" style:family="paragraph" style:parent-style-name="List_20_Number" style:list-style-name="Numbering_20_1">
      <style:text-properties officeooo:paragraph-rsid="054b01df"/>
    </style:style>
    <style:style style:name="P354" style:family="paragraph" style:parent-style-name="List_20_Number">
      <style:text-properties officeooo:rsid="04dfff82" officeooo:paragraph-rsid="04dfff82"/>
    </style:style>
    <style:style style:name="P355" style:family="paragraph" style:parent-style-name="List_20_Bullet">
      <style:text-properties officeooo:paragraph-rsid="042f94fb"/>
    </style:style>
    <style:style style:name="P356" style:family="paragraph" style:parent-style-name="List_20_Bullet">
      <style:text-properties officeooo:paragraph-rsid="033245b2"/>
    </style:style>
    <style:style style:name="P357" style:family="paragraph" style:parent-style-name="List_20_Bullet">
      <style:text-properties officeooo:paragraph-rsid="04ff660f"/>
    </style:style>
    <style:style style:name="P358" style:family="paragraph" style:parent-style-name="List_20_Bullet">
      <style:text-properties officeooo:rsid="04fe4158" officeooo:paragraph-rsid="04fe4158"/>
    </style:style>
    <style:style style:name="P359" style:family="paragraph" style:parent-style-name="List_20_Bullet">
      <style:text-properties officeooo:rsid="04ff660f" officeooo:paragraph-rsid="04ff660f"/>
    </style:style>
    <style:style style:name="P360" style:family="paragraph" style:parent-style-name="List_20_Bullet">
      <style:text-properties officeooo:paragraph-rsid="05065811"/>
    </style:style>
    <style:style style:name="P361" style:family="paragraph" style:parent-style-name="List_20_Bullet">
      <style:text-properties officeooo:paragraph-rsid="0504d91b"/>
    </style:style>
    <style:style style:name="P362" style:family="paragraph" style:parent-style-name="List_20_Bullet">
      <style:text-properties officeooo:paragraph-rsid="054c4edd"/>
    </style:style>
    <style:style style:name="P363" style:family="paragraph" style:parent-style-name="List_20_Bullet">
      <style:text-properties officeooo:rsid="01c8fcfb" officeooo:paragraph-rsid="0440063d"/>
    </style:style>
    <style:style style:name="P364" style:family="paragraph" style:parent-style-name="List_20_Bullet">
      <style:text-properties officeooo:rsid="04843de3" officeooo:paragraph-rsid="04843de3"/>
    </style:style>
    <style:style style:name="P365" style:family="paragraph" style:parent-style-name="List_20_Bullet">
      <style:text-properties officeooo:rsid="03a43e89" officeooo:paragraph-rsid="03a43e89"/>
    </style:style>
    <style:style style:name="P366" style:family="paragraph" style:parent-style-name="List_20_Bullet">
      <style:text-properties officeooo:paragraph-rsid="0423e280"/>
    </style:style>
    <style:style style:name="P367" style:family="paragraph" style:parent-style-name="List_20_Bullet">
      <style:text-properties officeooo:rsid="046e8257" officeooo:paragraph-rsid="0473020d"/>
    </style:style>
    <style:style style:name="P368" style:family="paragraph" style:parent-style-name="List_20_Bullet">
      <style:text-properties officeooo:paragraph-rsid="0487ed1e"/>
    </style:style>
    <style:style style:name="P369"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370" style:family="paragraph" style:parent-style-name="Heading_20_4">
      <style:text-properties officeooo:paragraph-rsid="033245b2"/>
    </style:style>
    <style:style style:name="P371" style:family="paragraph" style:parent-style-name="Heading_20_4">
      <style:text-properties officeooo:paragraph-rsid="04d8c17d"/>
    </style:style>
    <style:style style:name="P372" style:family="paragraph" style:parent-style-name="Heading_20_4">
      <style:text-properties officeooo:paragraph-rsid="03435a2a"/>
    </style:style>
    <style:style style:name="P373" style:family="paragraph" style:parent-style-name="Heading_20_4">
      <style:text-properties officeooo:paragraph-rsid="04e1cbeb"/>
    </style:style>
    <style:style style:name="P374" style:family="paragraph" style:parent-style-name="Heading_20_4">
      <style:text-properties officeooo:paragraph-rsid="03507df8"/>
    </style:style>
    <style:style style:name="P375" style:family="paragraph" style:parent-style-name="Heading_20_4">
      <style:text-properties officeooo:rsid="02500929" officeooo:paragraph-rsid="03507df8"/>
    </style:style>
    <style:style style:name="P376" style:family="paragraph" style:parent-style-name="Heading_20_4">
      <style:text-properties officeooo:rsid="02500929" officeooo:paragraph-rsid="035fff6c"/>
    </style:style>
    <style:style style:name="P377" style:family="paragraph" style:parent-style-name="Heading_20_4">
      <style:text-properties officeooo:rsid="02500929" officeooo:paragraph-rsid="035eb393"/>
    </style:style>
    <style:style style:name="P378" style:family="paragraph" style:parent-style-name="Heading_20_4">
      <style:text-properties officeooo:rsid="02500929" officeooo:paragraph-rsid="04ed5725"/>
    </style:style>
    <style:style style:name="P379" style:family="paragraph" style:parent-style-name="Heading_20_4">
      <style:text-properties officeooo:rsid="02500929" officeooo:paragraph-rsid="0346d788"/>
    </style:style>
    <style:style style:name="P380" style:family="paragraph" style:parent-style-name="Heading_20_4">
      <style:text-properties officeooo:rsid="02500929" officeooo:paragraph-rsid="0346ad51"/>
    </style:style>
    <style:style style:name="P381" style:family="paragraph" style:parent-style-name="Heading_20_4">
      <style:text-properties officeooo:rsid="02500929" officeooo:paragraph-rsid="036cd8b6"/>
    </style:style>
    <style:style style:name="P382" style:family="paragraph" style:parent-style-name="Heading_20_4">
      <style:text-properties officeooo:rsid="02500929" officeooo:paragraph-rsid="036eb7c1"/>
    </style:style>
    <style:style style:name="P383" style:family="paragraph" style:parent-style-name="Heading_20_4">
      <style:text-properties officeooo:rsid="02500929" officeooo:paragraph-rsid="03920d2a"/>
    </style:style>
    <style:style style:name="P384" style:family="paragraph" style:parent-style-name="Heading_20_4">
      <style:text-properties officeooo:paragraph-rsid="035fff6c"/>
    </style:style>
    <style:style style:name="P385" style:family="paragraph" style:parent-style-name="Heading_20_4">
      <style:text-properties officeooo:paragraph-rsid="035eb393"/>
    </style:style>
    <style:style style:name="P386" style:family="paragraph" style:parent-style-name="Heading_20_4">
      <style:text-properties officeooo:paragraph-rsid="04ed5725"/>
    </style:style>
    <style:style style:name="P387" style:family="paragraph" style:parent-style-name="Heading_20_4">
      <style:text-properties officeooo:paragraph-rsid="0346d788"/>
    </style:style>
    <style:style style:name="P388" style:family="paragraph" style:parent-style-name="Heading_20_4">
      <style:text-properties officeooo:paragraph-rsid="0346ad51"/>
    </style:style>
    <style:style style:name="P389" style:family="paragraph" style:parent-style-name="Heading_20_4">
      <style:text-properties officeooo:paragraph-rsid="036cd8b6"/>
    </style:style>
    <style:style style:name="P390" style:family="paragraph" style:parent-style-name="Heading_20_4">
      <style:text-properties officeooo:paragraph-rsid="036eb7c1"/>
    </style:style>
    <style:style style:name="P391" style:family="paragraph" style:parent-style-name="Heading_20_4">
      <style:text-properties officeooo:paragraph-rsid="03920d2a"/>
    </style:style>
    <style:style style:name="P392" style:family="paragraph" style:parent-style-name="Heading_20_4">
      <style:text-properties officeooo:paragraph-rsid="039b7458"/>
    </style:style>
    <style:style style:name="P393" style:family="paragraph" style:parent-style-name="List_20_Bullet_20_2" style:list-style-name="L1"/>
    <style:style style:name="P394" style:family="paragraph" style:parent-style-name="Heading_20_2">
      <style:text-properties officeooo:paragraph-rsid="033245b2"/>
    </style:style>
    <style:style style:name="P395" style:family="paragraph" style:parent-style-name="Heading_20_2">
      <style:text-properties officeooo:rsid="046a15d3" officeooo:paragraph-rsid="0471a7e0" style:language-asian="en" style:country-asian="US" style:language-complex="en" style:country-complex="US"/>
    </style:style>
    <style:style style:name="P396" style:family="paragraph" style:parent-style-name="Heading_20_2">
      <style:text-properties officeooo:rsid="0343ff7d" officeooo:paragraph-rsid="0343ff7d"/>
    </style:style>
    <style:style style:name="P397" style:family="paragraph" style:parent-style-name="Heading_20_2">
      <style:text-properties officeooo:rsid="038b974d" officeooo:paragraph-rsid="038b974d"/>
    </style:style>
    <style:style style:name="P398" style:family="paragraph" style:parent-style-name="Heading_20_2">
      <style:text-properties officeooo:rsid="03a0e6bd" officeooo:paragraph-rsid="039baff5"/>
    </style:style>
    <style:style style:name="P399" style:family="paragraph" style:parent-style-name="Heading_20_2">
      <style:text-properties officeooo:rsid="03251980" officeooo:paragraph-rsid="033245b2"/>
    </style:style>
    <style:style style:name="P400" style:family="paragraph" style:parent-style-name="Heading_20_2">
      <style:text-properties officeooo:rsid="03a43e89" officeooo:paragraph-rsid="03a43e89"/>
    </style:style>
    <style:style style:name="P401" style:family="paragraph" style:parent-style-name="Heading_20_2">
      <style:text-properties officeooo:rsid="0487ed1e" officeooo:paragraph-rsid="0487ed1e"/>
    </style:style>
    <style:style style:name="P402" style:family="paragraph" style:parent-style-name="Heading_20_2">
      <style:paragraph-properties fo:break-before="page"/>
      <style:text-properties officeooo:paragraph-rsid="033245b2"/>
    </style:style>
    <style:style style:name="P403" style:family="paragraph" style:parent-style-name="Heading_20_2">
      <style:paragraph-properties fo:break-before="page"/>
      <style:text-properties fo:font-style="italic" fo:font-weight="bold" officeooo:paragraph-rsid="033245b2" style:font-style-asian="italic" style:font-weight-asian="bold"/>
    </style:style>
    <style:style style:name="P404" style:family="paragraph" style:parent-style-name="Heading_20_2" style:master-page-name="">
      <style:paragraph-properties style:page-number="auto" fo:break-before="auto" fo:break-after="auto"/>
      <style:text-properties officeooo:rsid="047ef949" officeooo:paragraph-rsid="047b7fd4"/>
    </style:style>
    <style:style style:name="P405" style:family="paragraph" style:parent-style-name="Heading_20_2" style:master-page-name="">
      <style:paragraph-properties style:page-number="auto" fo:break-before="auto" fo:break-after="auto"/>
      <style:text-properties officeooo:rsid="0487ed1e" officeooo:paragraph-rsid="0487ed1e"/>
    </style:style>
    <style:style style:name="P406" style:family="paragraph" style:parent-style-name="Heading_20_2" style:master-page-name="">
      <style:paragraph-properties style:page-number="auto" fo:break-before="auto" fo:break-after="auto" style:writing-mode="lr-tb"/>
      <style:text-properties officeooo:paragraph-rsid="0533cece"/>
    </style:style>
    <style:style style:name="P407" style:family="paragraph" style:parent-style-name="Heading_20_1">
      <style:text-properties officeooo:paragraph-rsid="033245b2"/>
    </style:style>
    <style:style style:name="P408" style:family="paragraph" style:parent-style-name="Heading_20_1">
      <style:text-properties officeooo:rsid="0492a16f" officeooo:paragraph-rsid="0492a16f"/>
    </style:style>
    <style:style style:name="P409" style:family="paragraph" style:parent-style-name="Heading_20_1">
      <style:text-properties officeooo:rsid="051e6d5b" officeooo:paragraph-rsid="051e6d5b"/>
    </style:style>
    <style:style style:name="P410" style:family="paragraph" style:parent-style-name="Heading_20_1">
      <style:text-properties officeooo:paragraph-rsid="033245b2" fo:background-color="transparent"/>
    </style:style>
    <style:style style:name="P411" style:family="paragraph" style:parent-style-name="Heading_20_1">
      <style:paragraph-properties fo:break-before="page"/>
      <style:text-properties officeooo:paragraph-rsid="033245b2"/>
    </style:style>
    <style:style style:name="P412" style:family="paragraph" style:parent-style-name="Heading_20_1" style:master-page-name="Standard">
      <style:paragraph-properties style:page-number="auto"/>
    </style:style>
    <style:style style:name="P413" style:family="paragraph" style:parent-style-name="Contents_20_1">
      <style:paragraph-properties>
        <style:tab-stops>
          <style:tab-stop style:position="6.5in" style:type="right" style:leader-style="dotted" style:leader-text="."/>
        </style:tab-stops>
      </style:paragraph-properties>
    </style:style>
    <style:style style:name="P414" style:family="paragraph" style:parent-style-name="Contents_20_2">
      <style:paragraph-properties>
        <style:tab-stops>
          <style:tab-stop style:position="6.5in" style:type="right" style:leader-style="dotted" style:leader-text="."/>
        </style:tab-stops>
      </style:paragraph-properties>
    </style:style>
    <style:style style:name="P415" style:family="paragraph" style:parent-style-name="Heading_20_3">
      <style:text-properties officeooo:paragraph-rsid="033245b2"/>
    </style:style>
    <style:style style:name="P416" style:family="paragraph" style:parent-style-name="Heading_20_3">
      <style:text-properties officeooo:rsid="03f1018c" officeooo:paragraph-rsid="03f1018c"/>
    </style:style>
    <style:style style:name="P417" style:family="paragraph" style:parent-style-name="Heading_20_3">
      <style:text-properties officeooo:rsid="03b06c05" officeooo:paragraph-rsid="03b06c05"/>
    </style:style>
    <style:style style:name="P418" style:family="paragraph" style:parent-style-name="Heading_20_3">
      <style:text-properties officeooo:rsid="03245c8c" officeooo:paragraph-rsid="033245b2"/>
    </style:style>
    <style:style style:name="P419" style:family="paragraph" style:parent-style-name="Heading_20_3">
      <style:text-properties officeooo:rsid="0400bc2c" officeooo:paragraph-rsid="0400bc2c"/>
    </style:style>
    <style:style style:name="P420" style:family="paragraph" style:parent-style-name="Heading_20_3">
      <style:text-properties officeooo:rsid="04db98cb" officeooo:paragraph-rsid="04db98cb"/>
    </style:style>
    <style:style style:name="P421" style:family="paragraph" style:parent-style-name="Heading_20_3">
      <style:text-properties officeooo:paragraph-rsid="03799383"/>
    </style:style>
    <style:style style:name="P422" style:family="paragraph" style:parent-style-name="Heading_20_3">
      <style:text-properties officeooo:paragraph-rsid="04d8c17d"/>
    </style:style>
    <style:style style:name="P423" style:family="paragraph" style:parent-style-name="Heading_20_3">
      <style:text-properties officeooo:paragraph-rsid="03435a2a"/>
    </style:style>
    <style:style style:name="P424" style:family="paragraph" style:parent-style-name="Heading_20_3">
      <style:text-properties officeooo:paragraph-rsid="04e1cbeb"/>
    </style:style>
    <style:style style:name="P425" style:family="paragraph" style:parent-style-name="Heading_20_3">
      <style:text-properties officeooo:rsid="03435a2a" officeooo:paragraph-rsid="03799383"/>
    </style:style>
    <style:style style:name="P426" style:family="paragraph" style:parent-style-name="Heading_20_3">
      <style:text-properties officeooo:paragraph-rsid="03507df8"/>
    </style:style>
    <style:style style:name="P427" style:family="paragraph" style:parent-style-name="Heading_20_3">
      <style:text-properties officeooo:rsid="0346ad51" officeooo:paragraph-rsid="0346d788"/>
    </style:style>
    <style:style style:name="P428" style:family="paragraph" style:parent-style-name="Heading_20_3">
      <style:text-properties officeooo:rsid="0346ad51" officeooo:paragraph-rsid="03920d2a"/>
    </style:style>
    <style:style style:name="P429" style:family="paragraph" style:parent-style-name="Heading_20_3">
      <style:text-properties officeooo:rsid="024c20ef" officeooo:paragraph-rsid="035dfea9"/>
    </style:style>
    <style:style style:name="P430" style:family="paragraph" style:parent-style-name="Heading_20_3">
      <style:text-properties officeooo:rsid="024c20ef" officeooo:paragraph-rsid="04ed5725"/>
    </style:style>
    <style:style style:name="P431" style:family="paragraph" style:parent-style-name="Heading_20_3">
      <style:text-properties officeooo:rsid="02500929" officeooo:paragraph-rsid="03507df8"/>
    </style:style>
    <style:style style:name="P432" style:family="paragraph" style:parent-style-name="Heading_20_3">
      <style:text-properties officeooo:rsid="02500929" officeooo:paragraph-rsid="040b401f"/>
    </style:style>
    <style:style style:name="P433" style:family="paragraph" style:parent-style-name="Heading_20_3">
      <style:text-properties officeooo:rsid="03672ada" officeooo:paragraph-rsid="03920d2a"/>
    </style:style>
    <style:style style:name="P434" style:family="paragraph" style:parent-style-name="Heading_20_3">
      <style:text-properties officeooo:paragraph-rsid="03920d2a"/>
    </style:style>
    <style:style style:name="P435" style:family="paragraph" style:parent-style-name="Heading_20_3">
      <style:text-properties officeooo:rsid="040cff4f" officeooo:paragraph-rsid="040cff4f"/>
    </style:style>
    <style:style style:name="P436" style:family="paragraph" style:parent-style-name="Heading_20_3">
      <style:text-properties officeooo:rsid="047bcd87" officeooo:paragraph-rsid="047bcd87"/>
    </style:style>
    <style:style style:name="P437" style:family="paragraph" style:parent-style-name="Heading_20_3">
      <style:text-properties officeooo:rsid="047bcd87" officeooo:paragraph-rsid="047d7d2e"/>
    </style:style>
    <style:style style:name="P438" style:family="paragraph" style:parent-style-name="Heading_20_3">
      <style:text-properties officeooo:rsid="03251980" officeooo:paragraph-rsid="033245b2"/>
    </style:style>
    <style:style style:name="P439" style:family="paragraph" style:parent-style-name="Heading_20_3">
      <style:text-properties officeooo:paragraph-rsid="033245b2" style:language-asian="en" style:country-asian="US" style:language-complex="en" style:country-complex="US"/>
    </style:style>
    <style:style style:name="P440" style:family="paragraph" style:parent-style-name="Heading_20_3">
      <style:text-properties officeooo:rsid="02755b9d" officeooo:paragraph-rsid="033245b2"/>
    </style:style>
    <style:style style:name="P441" style:family="paragraph" style:parent-style-name="Heading_20_3">
      <style:text-properties officeooo:rsid="03ac2884" officeooo:paragraph-rsid="03ac2884"/>
    </style:style>
    <style:style style:name="P442" style:family="paragraph" style:parent-style-name="Heading_20_3">
      <style:text-properties officeooo:paragraph-rsid="0487ed1e"/>
    </style:style>
    <style:style style:name="P443" style:family="paragraph" style:parent-style-name="Heading_20_3" style:master-page-name="">
      <style:paragraph-properties style:page-number="auto" fo:break-before="auto" fo:break-after="auto"/>
      <style:text-properties officeooo:paragraph-rsid="033245b2"/>
    </style:style>
    <style:style style:name="P444" style:family="paragraph" style:parent-style-name="Standard" style:master-page-name="Standard">
      <style:paragraph-properties fo:text-align="center" style:justify-single-word="false" style:page-number="auto"/>
      <style:text-properties officeooo:paragraph-rsid="0213e52b"/>
    </style:style>
    <style:style style:name="P445" style:family="paragraph" style:parent-style-name="Standard">
      <style:paragraph-properties fo:margin-top="0in" fo:margin-bottom="0in" loext:contextual-spacing="false"/>
      <style:text-properties fo:font-size="7pt" officeooo:rsid="056fb88a" officeooo:paragraph-rsid="056fb88a" style:font-size-asian="7pt" style:font-size-complex="7pt"/>
    </style:style>
    <style:style style:name="P446" style:family="paragraph" style:parent-style-name="Standard">
      <style:paragraph-properties fo:margin-top="0in" fo:margin-bottom="0in" loext:contextual-spacing="false"/>
      <style:text-properties fo:font-size="7pt" officeooo:rsid="056fb88a" officeooo:paragraph-rsid="056fb88a" style:font-size-asian="6.09999990463257pt" style:font-size-complex="7pt"/>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officeooo:rsid="04f5a805" style:font-style-asian="italic" style:font-style-complex="italic"/>
    </style:style>
    <style:style style:name="T53" style:family="text">
      <style:text-properties fo:font-style="italic" officeooo:rsid="035fff6c" style:font-style-asian="italic" style:font-style-complex="italic"/>
    </style:style>
    <style:style style:name="T54" style:family="text">
      <style:text-properties fo:font-style="italic" officeooo:rsid="05194aad" style:font-style-asian="italic" style:font-style-complex="italic"/>
    </style:style>
    <style:style style:name="T55" style:family="text">
      <style:text-properties fo:font-style="italic" officeooo:rsid="052f55c6" style:font-style-asian="italic" style:font-style-complex="italic"/>
    </style:style>
    <style:style style:name="T56" style:family="text">
      <style:text-properties fo:font-style="italic" officeooo:rsid="053d1f3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3573ced" style:font-style-asian="italic" style:font-weight-asian="bold" style:font-style-complex="italic" style:font-weight-complex="bold"/>
    </style:style>
    <style:style style:name="T59" style:family="text">
      <style:text-properties fo:font-style="italic" fo:font-weight="bold" officeooo:rsid="0355d1a1" style:font-style-asian="italic" style:font-weight-asian="bold" style:font-style-complex="italic" style:font-weight-complex="bold"/>
    </style:style>
    <style:style style:name="T60" style:family="text">
      <style:text-properties fo:font-style="italic" fo:font-weight="bold" officeooo:rsid="024c20ef" style:font-style-asian="italic" style:font-weight-asian="bold" style:font-style-complex="italic" style:font-weight-complex="bold"/>
    </style:style>
    <style:style style:name="T61" style:family="text">
      <style:text-properties fo:font-style="italic" fo:font-weight="bold" officeooo:rsid="0383e379" style:font-style-asian="italic" style:font-weight-asian="bold" style:font-style-complex="italic" style:font-weight-complex="bold"/>
    </style:style>
    <style:style style:name="T62" style:family="text">
      <style:text-properties fo:font-style="italic" fo:font-weight="bold" officeooo:rsid="04dc5ccd" style:font-style-asian="italic" style:font-weight-asian="bold" style:font-style-complex="italic" style:font-weight-complex="bold"/>
    </style:style>
    <style:style style:name="T63" style:family="text">
      <style:text-properties fo:font-style="italic" fo:font-weight="bold" officeooo:rsid="033c283f" style:font-style-asian="italic" style:font-weight-asian="bold" style:font-style-complex="italic" style:font-weight-complex="bold"/>
    </style:style>
    <style:style style:name="T64"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5"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6" style:family="text">
      <style:text-properties fo:font-style="italic" fo:font-weight="bold" style:font-weight-asian="bold" style:font-weight-complex="bold"/>
    </style:style>
    <style:style style:name="T67" style:family="text">
      <style:text-properties fo:font-style="italic" style:language-asian="en" style:country-asian="US" style:font-style-asian="italic" style:language-complex="en" style:country-complex="US"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4dc5ccd" style:font-style-asian="italic" style:font-weight-asian="normal" style:font-style-complex="italic" style:font-weight-complex="normal"/>
    </style:style>
    <style:style style:name="T70" style:family="text">
      <style:text-properties fo:font-size="7pt" style:font-size-asian="7pt" style:font-size-complex="7pt"/>
    </style:style>
    <style:style style:name="T71" style:family="text">
      <style:text-properties fo:font-size="7pt" officeooo:rsid="02157b68" style:font-size-asian="7pt" style:font-size-complex="7pt"/>
    </style:style>
    <style:style style:name="T72" style:family="text">
      <style:text-properties fo:font-size="7pt" officeooo:rsid="033245b2" style:font-size-asian="7pt" style:font-size-complex="7pt"/>
    </style:style>
    <style:style style:name="T73" style:family="text">
      <style:text-properties fo:font-style="normal" style:font-style-asian="normal" style:font-style-complex="normal"/>
    </style:style>
    <style:style style:name="T74" style:family="text">
      <style:text-properties fo:font-style="normal" officeooo:rsid="040b2054" style:font-style-asian="normal" style:font-style-complex="normal"/>
    </style:style>
    <style:style style:name="T75" style:family="text">
      <style:text-properties fo:font-style="normal" officeooo:rsid="04f5a805" style:font-style-asian="normal" style:font-style-complex="normal"/>
    </style:style>
    <style:style style:name="T76" style:family="text">
      <style:text-properties fo:font-style="normal" officeooo:rsid="05034d3f" style:font-style-asian="normal" style:font-style-complex="normal"/>
    </style:style>
    <style:style style:name="T77" style:family="text">
      <style:text-properties fo:font-style="normal" officeooo:rsid="03a2b604" style:font-style-asian="normal" style:font-style-complex="normal"/>
    </style:style>
    <style:style style:name="T78" style:family="text">
      <style:text-properties fo:font-style="normal" style:font-style-asian="normal" style:font-weight-asian="norm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35150ab" style:font-style-asian="normal" style:font-weight-asian="normal" style:font-style-complex="normal" style:font-weight-complex="normal"/>
    </style:style>
    <style:style style:name="T81" style:family="text">
      <style:text-properties fo:font-style="normal" fo:font-weight="normal" officeooo:rsid="0355d1a1" style:font-style-asian="normal" style:font-weight-asian="normal" style:font-style-complex="normal" style:font-weight-complex="normal"/>
    </style:style>
    <style:style style:name="T82" style:family="text">
      <style:text-properties fo:font-style="normal" fo:font-weight="normal" officeooo:rsid="04220241" style:font-style-asian="normal" style:font-weight-asian="normal" style:font-style-complex="normal" style:font-weight-complex="normal"/>
    </style:style>
    <style:style style:name="T83" style:family="text">
      <style:text-properties fo:font-style="normal" fo:font-weight="normal" officeooo:rsid="02500929" style:font-style-asian="normal" style:font-weight-asian="normal" style:font-style-complex="normal" style:font-weight-complex="normal"/>
    </style:style>
    <style:style style:name="T84" style:family="text">
      <style:text-properties fo:font-style="normal" fo:font-weight="normal" style:font-name-asian="Arial4" style:font-style-asian="normal" style:font-weight-asian="normal" style:font-name-complex="Arial4" style:font-style-complex="normal" style:font-weight-complex="normal"/>
    </style:style>
    <style:style style:name="T85"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86" style:family="text">
      <style:text-properties fo:font-style="normal" style:language-asian="en" style:country-asian="US" style:font-style-asian="normal" style:language-complex="en" style:country-complex="US" style:font-style-complex="normal"/>
    </style:style>
    <style:style style:name="T87" style:family="text">
      <style:text-properties fo:font-style="normal" officeooo:rsid="04f4c21c" style:language-asian="en" style:country-asian="US" style:font-style-asian="normal" style:language-complex="en" style:country-complex="US" style:font-style-complex="normal"/>
    </style:style>
    <style:style style:name="T88" style:family="text">
      <style:text-properties fo:font-style="normal" officeooo:rsid="04f5a805" style:language-asian="en" style:country-asian="US" style:font-style-asian="normal" style:language-complex="en" style:country-complex="US" style:font-style-complex="normal"/>
    </style:style>
    <style:style style:name="T89" style:family="text">
      <style:text-properties fo:font-style="normal" officeooo:rsid="0501e766" style:language-asian="en" style:country-asian="US" style:font-style-asian="normal" style:language-complex="en" style:country-complex="US" style:font-style-complex="normal"/>
    </style:style>
    <style:style style:name="T90" style:family="text">
      <style:text-properties fo:font-style="normal" officeooo:rsid="054aee44" style:language-asian="en" style:country-asian="US" style:font-style-asian="normal" style:language-complex="en" style:country-complex="US" style:font-style-complex="normal"/>
    </style:style>
    <style:style style:name="T91"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2"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3" style:family="text">
      <style:text-properties fo:font-size="11pt" style:font-size-asian="11pt" style:font-size-complex="11pt"/>
    </style:style>
    <style:style style:name="T94" style:family="text">
      <style:text-properties fo:font-size="11pt" officeooo:rsid="0446d14f" style:font-size-asian="11pt" style:font-size-complex="11pt"/>
    </style:style>
    <style:style style:name="T95" style:family="text">
      <style:text-properties fo:font-size="11pt" officeooo:rsid="04c4be54" style:font-size-asian="11pt" style:font-size-complex="11pt"/>
    </style:style>
    <style:style style:name="T96" style:family="text">
      <style:text-properties fo:font-size="11pt" officeooo:rsid="054de6c6" style:font-size-asian="11pt" style:font-size-complex="11pt"/>
    </style:style>
    <style:style style:name="T97" style:family="text">
      <style:text-properties fo:font-size="11pt" officeooo:rsid="0570b8a9" style:font-size-asian="11pt" style:font-size-complex="11pt"/>
    </style:style>
    <style:style style:name="T98"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99"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100"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101"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02"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03"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04"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05"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06" style:family="text">
      <style:text-properties officeooo:rsid="02f6521f"/>
    </style:style>
    <style:style style:name="T107"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08" style:family="text">
      <style:text-properties fo:color="#0000ff" style:font-name="Arial" fo:font-size="11pt" fo:language="en" fo:country="US" style:text-underline-style="solid" style:text-underline-width="auto" style:text-underline-color="font-color" officeooo:rsid="05452322" style:font-size-asian="11pt" style:language-asian="en" style:country-asian="US" style:font-name-complex="Times New Roman" style:font-size-complex="11pt" style:language-complex="en" style:country-complex="US"/>
    </style:style>
    <style:style style:name="T109" style:family="text">
      <style:text-properties fo:color="#0000ff" style:font-name="Arial" fo:font-size="11pt" fo:language="en" fo:country="US" style:text-underline-style="solid" style:text-underline-width="auto" style:text-underline-color="font-color" officeooo:rsid="0570b8a9" style:font-size-asian="11pt" style:language-asian="en" style:country-asian="US" style:font-name-complex="Times New Roman" style:font-size-complex="11pt" style:language-complex="en" style:country-complex="US"/>
    </style:style>
    <style:style style:name="T110" style:family="text">
      <style:text-properties officeooo:rsid="02afbf8e"/>
    </style:style>
    <style:style style:name="T111" style:family="text">
      <style:text-properties officeooo:rsid="02b19c25"/>
    </style:style>
    <style:style style:name="T112" style:family="text">
      <style:text-properties officeooo:rsid="022a5562"/>
    </style:style>
    <style:style style:name="T113"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45"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46"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7"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8"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9"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50"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51"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52"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3" style:family="text">
      <style:text-properties fo:font-size="12pt" fo:background-color="transparent" loext:char-shading-value="0" style:font-size-asian="12pt" style:font-size-complex="12pt"/>
    </style:style>
    <style:style style:name="T154" style:family="text">
      <style:text-properties fo:font-size="12pt" officeooo:rsid="02cd2e94" fo:background-color="transparent" loext:char-shading-value="0" style:font-size-asian="12pt" style:font-size-complex="12pt"/>
    </style:style>
    <style:style style:name="T155" style:family="text">
      <style:text-properties fo:font-size="12pt" officeooo:rsid="0423e280" fo:background-color="transparent" loext:char-shading-value="0" style:font-size-asian="12pt" style:font-size-complex="12pt"/>
    </style:style>
    <style:style style:name="T156"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7"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8" style:family="text">
      <style:text-properties fo:font-size="12pt" fo:font-style="normal" officeooo:rsid="03342dd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9" style:family="text">
      <style:text-properties fo:font-size="12pt" fo:font-style="normal" officeooo:rsid="03f315fb"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0" style:family="text">
      <style:text-properties fo:font-size="12pt" fo:font-style="normal" officeooo:rsid="022edc95"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1" style:family="text">
      <style:text-properties fo:font-size="12pt" fo:font-style="normal" officeooo:rsid="03051d1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2" style:family="text">
      <style:text-properties fo:font-size="12pt" fo:font-style="normal" officeooo:rsid="03f74e93"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3" style:family="text">
      <style:text-properties officeooo:rsid="01ab03cb"/>
    </style:style>
    <style:style style:name="T164" style:family="text">
      <style:text-properties style:font-name-asian="Arial3" style:language-asian="en" style:country-asian="US" style:font-name-complex="Times New Roman" style:language-complex="en" style:country-complex="US"/>
    </style:style>
    <style:style style:name="T165" style:family="text">
      <style:text-properties officeooo:rsid="022d404f" style:font-name-asian="Arial3" style:language-asian="en" style:country-asian="US" style:font-name-complex="Times New Roman" style:language-complex="en" style:country-complex="US"/>
    </style:style>
    <style:style style:name="T166" style:family="text">
      <style:text-properties officeooo:rsid="03728a10" style:font-name-asian="Arial3" style:language-asian="en" style:country-asian="US" style:font-name-complex="Times New Roman" style:language-complex="en" style:country-complex="US"/>
    </style:style>
    <style:style style:name="T167" style:family="text">
      <style:text-properties officeooo:rsid="03c589bf" style:font-name-asian="Arial3" style:language-asian="en" style:country-asian="US" style:font-name-complex="Times New Roman" style:language-complex="en" style:country-complex="US"/>
    </style:style>
    <style:style style:name="T168" style:family="text">
      <style:text-properties officeooo:rsid="0435497a" style:font-name-asian="Arial3" style:language-asian="en" style:country-asian="US" style:font-name-complex="Times New Roman" style:language-complex="en" style:country-complex="US"/>
    </style:style>
    <style:style style:name="T169" style:family="text">
      <style:text-properties officeooo:rsid="04be0448" style:font-name-asian="Arial3" style:language-asian="en" style:country-asian="US" style:font-name-complex="Times New Roman" style:language-complex="en" style:country-complex="US"/>
    </style:style>
    <style:style style:name="T170" style:family="text">
      <style:text-properties style:font-name-asian="Arial3" style:language-asian="en" style:country-asian="US" style:font-weight-asian="normal" style:font-name-complex="Times New Roman" style:language-complex="en" style:country-complex="US" style:font-weight-complex="normal"/>
    </style:style>
    <style:style style:name="T171" style:family="text">
      <style:text-properties style:font-name-asian="Arial3" style:language-asian="en" style:country-asian="US" style:font-style-asian="normal" style:font-name-complex="Times New Roman" style:language-complex="en" style:country-complex="US" style:font-style-complex="normal"/>
    </style:style>
    <style:style style:name="T172"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73" style:family="text">
      <style:text-properties style:font-name-asian="Arial3" style:language-asian="en" style:country-asian="US" style:font-style-asian="italic" style:font-name-complex="Times New Roman" style:language-complex="en" style:country-complex="US"/>
    </style:style>
    <style:style style:name="T174" style:family="text">
      <style:text-properties style:font-name-asian="Arial3" style:language-asian="en" style:country-asian="US" style:font-style-asian="italic" style:font-name-complex="Times New Roman" style:language-complex="en" style:country-complex="US" style:font-style-complex="italic"/>
    </style:style>
    <style:style style:name="T175"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76"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77" style:family="text">
      <style:text-properties officeooo:rsid="022d404f"/>
    </style:style>
    <style:style style:name="T178" style:family="text">
      <style:text-properties officeooo:rsid="02b4df57"/>
    </style:style>
    <style:style style:name="T179" style:family="text">
      <style:text-properties officeooo:rsid="022edc95"/>
    </style:style>
    <style:style style:name="T180" style:family="text">
      <style:text-properties officeooo:rsid="02308e08"/>
    </style:style>
    <style:style style:name="T181" style:family="text">
      <style:text-properties style:font-name="Courier New1" fo:font-style="italic" fo:font-weight="bold"/>
    </style:style>
    <style:style style:name="T182" style:family="text">
      <style:text-properties officeooo:rsid="01aa9de2"/>
    </style:style>
    <style:style style:name="T183" style:family="text">
      <style:text-properties officeooo:rsid="03051d1a"/>
    </style:style>
    <style:style style:name="T184" style:family="text">
      <style:text-properties officeooo:rsid="03059c7b"/>
    </style:style>
    <style:style style:name="T185" style:family="text">
      <style:text-properties officeooo:rsid="02b7c5fd"/>
    </style:style>
    <style:style style:name="T186" style:family="text">
      <style:text-properties officeooo:rsid="030641b1"/>
    </style:style>
    <style:style style:name="T187" style:family="text">
      <style:text-properties officeooo:rsid="0357f9a4"/>
    </style:style>
    <style:style style:name="T188" style:family="text">
      <style:text-properties officeooo:rsid="03017ccc"/>
    </style:style>
    <style:style style:name="T189" style:family="text">
      <style:text-properties officeooo:rsid="026e3e29"/>
    </style:style>
    <style:style style:name="T190" style:family="text">
      <style:text-properties officeooo:rsid="02fd8ae4"/>
    </style:style>
    <style:style style:name="T191" style:family="text">
      <style:text-properties officeooo:rsid="02b9b88c"/>
    </style:style>
    <style:style style:name="T192" style:family="text">
      <style:text-properties officeooo:rsid="02ff72da"/>
    </style:style>
    <style:style style:name="T193" style:family="text">
      <style:text-properties officeooo:rsid="0184f2dc"/>
    </style:style>
    <style:style style:name="T194" style:family="text">
      <style:text-properties style:language-asian="en" style:country-asian="US" style:language-complex="en" style:country-complex="US"/>
    </style:style>
    <style:style style:name="T195" style:family="text">
      <style:text-properties officeooo:rsid="02308e08" style:language-asian="en" style:country-asian="US" style:language-complex="en" style:country-complex="US"/>
    </style:style>
    <style:style style:name="T196" style:family="text">
      <style:text-properties officeooo:rsid="02c5dc30" style:language-asian="en" style:country-asian="US" style:language-complex="en" style:country-complex="US"/>
    </style:style>
    <style:style style:name="T197" style:family="text">
      <style:text-properties officeooo:rsid="03ac8bfc" style:language-asian="en" style:country-asian="US" style:language-complex="en" style:country-complex="US"/>
    </style:style>
    <style:style style:name="T198" style:family="text">
      <style:text-properties officeooo:rsid="02c41401" style:language-asian="en" style:country-asian="US" style:language-complex="en" style:country-complex="US"/>
    </style:style>
    <style:style style:name="T199" style:family="text">
      <style:text-properties officeooo:rsid="044c851a" style:language-asian="en" style:country-asian="US" style:language-complex="en" style:country-complex="US"/>
    </style:style>
    <style:style style:name="T200" style:family="text">
      <style:text-properties officeooo:rsid="0469b3ec" style:language-asian="en" style:country-asian="US" style:language-complex="en" style:country-complex="US"/>
    </style:style>
    <style:style style:name="T201" style:family="text">
      <style:text-properties officeooo:rsid="050feb60" style:language-asian="en" style:country-asian="US" style:language-complex="en" style:country-complex="US"/>
    </style:style>
    <style:style style:name="T202"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03"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04"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05"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06"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07"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08"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09"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10"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11"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12"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13"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14"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15"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6"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7"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8"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9"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20" style:family="text">
      <style:text-properties officeooo:rsid="02ba71f6"/>
    </style:style>
    <style:style style:name="T221" style:family="text">
      <style:text-properties officeooo:rsid="02bb07b7"/>
    </style:style>
    <style:style style:name="T222" style:family="text">
      <style:text-properties officeooo:rsid="015db03f"/>
    </style:style>
    <style:style style:name="T223" style:family="text">
      <style:text-properties officeooo:rsid="0307838e"/>
    </style:style>
    <style:style style:name="T224" style:family="text">
      <style:text-properties officeooo:rsid="0307d197"/>
    </style:style>
    <style:style style:name="T225" style:family="text">
      <style:text-properties officeooo:rsid="01c8fcfb"/>
    </style:style>
    <style:style style:name="T226" style:family="text">
      <style:text-properties officeooo:rsid="023e7dce"/>
    </style:style>
    <style:style style:name="T227" style:family="text">
      <style:text-properties officeooo:rsid="03194d71"/>
    </style:style>
    <style:style style:name="T228" style:family="text">
      <style:text-properties officeooo:rsid="024c20ef"/>
    </style:style>
    <style:style style:name="T229" style:family="text">
      <style:text-properties officeooo:rsid="024ffedd"/>
    </style:style>
    <style:style style:name="T230" style:family="text">
      <style:text-properties officeooo:rsid="02bf1899"/>
    </style:style>
    <style:style style:name="T231" style:family="text">
      <style:text-properties officeooo:rsid="015443c9"/>
    </style:style>
    <style:style style:name="T232" style:family="text">
      <style:text-properties officeooo:rsid="02500929"/>
    </style:style>
    <style:style style:name="T233" style:family="text">
      <style:text-properties officeooo:rsid="02bf52c6"/>
    </style:style>
    <style:style style:name="T234" style:family="text">
      <style:text-properties officeooo:rsid="031af40d"/>
    </style:style>
    <style:style style:name="T235" style:family="text">
      <style:text-properties officeooo:rsid="03195540"/>
    </style:style>
    <style:style style:name="T236" style:family="text">
      <style:text-properties officeooo:rsid="02514d7b"/>
    </style:style>
    <style:style style:name="T237" style:family="text">
      <style:text-properties officeooo:rsid="025175c6"/>
    </style:style>
    <style:style style:name="T238" style:family="text">
      <style:text-properties officeooo:rsid="031bb101"/>
    </style:style>
    <style:style style:name="T239" style:family="text">
      <style:text-properties officeooo:rsid="025394ee"/>
    </style:style>
    <style:style style:name="T240" style:family="text">
      <style:text-properties officeooo:rsid="02c10344"/>
    </style:style>
    <style:style style:name="T241" style:family="text">
      <style:text-properties officeooo:rsid="031daf40"/>
    </style:style>
    <style:style style:name="T242" style:family="text">
      <style:text-properties officeooo:rsid="031e5b64"/>
    </style:style>
    <style:style style:name="T243" style:family="text">
      <style:text-properties officeooo:rsid="02c3cd64"/>
    </style:style>
    <style:style style:name="T244" style:family="text">
      <style:text-properties officeooo:rsid="032c3059"/>
    </style:style>
    <style:style style:name="T245" style:family="text">
      <style:text-properties officeooo:rsid="02717d12"/>
    </style:style>
    <style:style style:name="T246" style:family="text">
      <style:text-properties officeooo:rsid="0320ed50"/>
    </style:style>
    <style:style style:name="T247" style:family="text">
      <style:text-properties officeooo:rsid="0273473e"/>
    </style:style>
    <style:style style:name="T248" style:family="text">
      <style:text-properties officeooo:rsid="02736634"/>
    </style:style>
    <style:style style:name="T249" style:family="text">
      <style:text-properties officeooo:rsid="02c41401"/>
    </style:style>
    <style:style style:name="T250" style:family="text">
      <style:text-properties officeooo:rsid="02755b9d"/>
    </style:style>
    <style:style style:name="T251" style:family="text">
      <style:text-properties officeooo:rsid="02c5dc30"/>
    </style:style>
    <style:style style:name="T252" style:family="text">
      <style:text-properties officeooo:rsid="02c8e1d9"/>
    </style:style>
    <style:style style:name="T253" style:family="text">
      <style:text-properties officeooo:rsid="02cacb4f"/>
    </style:style>
    <style:style style:name="T254" style:family="text">
      <style:text-properties officeooo:rsid="032349a2"/>
    </style:style>
    <style:style style:name="T255" style:family="text">
      <style:text-properties officeooo:rsid="02cc4d5e"/>
    </style:style>
    <style:style style:name="T256" style:family="text">
      <style:text-properties officeooo:rsid="02cdb40d"/>
    </style:style>
    <style:style style:name="T257"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58"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59"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60" style:family="text">
      <style:text-properties style:font-name="Courier" fo:font-size="10pt" fo:language="en" fo:country="US" officeooo:rsid="0561b144" style:font-size-asian="10pt" style:language-asian="en" style:country-asian="US" style:font-name-complex="Times New Roman" style:font-size-complex="12pt" style:language-complex="en" style:country-complex="US" style:font-weight-complex="bold"/>
    </style:style>
    <style:style style:name="T261"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62"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63"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4"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5"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66" style:family="text">
      <style:text-properties officeooo:rsid="015e5265"/>
    </style:style>
    <style:style style:name="T267" style:family="text">
      <style:text-properties officeooo:rsid="02145c1a"/>
    </style:style>
    <style:style style:name="T268" style:family="text">
      <style:text-properties officeooo:rsid="03325c6b"/>
    </style:style>
    <style:style style:name="T269" style:family="text">
      <style:text-properties officeooo:rsid="0332ffec"/>
    </style:style>
    <style:style style:name="T270" style:family="text">
      <style:text-properties officeooo:rsid="0333881b"/>
    </style:style>
    <style:style style:name="T271" style:family="text">
      <style:text-properties officeooo:rsid="03342dda"/>
    </style:style>
    <style:style style:name="T272" style:family="text">
      <style:text-properties officeooo:rsid="033605fe"/>
    </style:style>
    <style:style style:name="T273" style:family="text">
      <style:text-properties officeooo:rsid="0337c768"/>
    </style:style>
    <style:style style:name="T274" style:family="text">
      <style:text-properties officeooo:rsid="033c283f"/>
    </style:style>
    <style:style style:name="T275" style:family="text">
      <style:text-properties officeooo:rsid="03435a2a"/>
    </style:style>
    <style:style style:name="T276" style:family="text">
      <style:text-properties officeooo:rsid="0343ff7d"/>
    </style:style>
    <style:style style:name="T277" style:family="text">
      <style:text-properties style:font-name="Courier New2" fo:font-weight="bold" style:font-weight-asian="bold" style:font-name-complex="Courier New7"/>
    </style:style>
    <style:style style:name="T278" style:family="text">
      <style:text-properties officeooo:rsid="0346ad51"/>
    </style:style>
    <style:style style:name="T279" style:family="text">
      <style:text-properties officeooo:rsid="0346d788"/>
    </style:style>
    <style:style style:name="T280" style:family="text">
      <style:text-properties officeooo:rsid="03499074"/>
    </style:style>
    <style:style style:name="T281" style:family="text">
      <style:text-properties officeooo:rsid="034b3f09"/>
    </style:style>
    <style:style style:name="T282" style:family="text">
      <style:text-properties officeooo:rsid="034cb59b"/>
    </style:style>
    <style:style style:name="T283" style:family="text">
      <style:text-properties officeooo:rsid="034ea627"/>
    </style:style>
    <style:style style:name="T284" style:family="text">
      <style:text-properties officeooo:rsid="035150ab"/>
    </style:style>
    <style:style style:name="T285" style:family="text">
      <style:text-properties officeooo:rsid="03527a8f"/>
    </style:style>
    <style:style style:name="T286" style:family="text">
      <style:text-properties officeooo:rsid="03536a7d"/>
    </style:style>
    <style:style style:name="T287" style:family="text">
      <style:text-properties officeooo:rsid="0354dd04"/>
    </style:style>
    <style:style style:name="T288" style:family="text">
      <style:text-properties officeooo:rsid="0355d1a1"/>
    </style:style>
    <style:style style:name="T289" style:family="text">
      <style:text-properties officeooo:rsid="0355fa90"/>
    </style:style>
    <style:style style:name="T290" style:family="text">
      <style:text-properties officeooo:rsid="03573ced"/>
    </style:style>
    <style:style style:name="T291" style:family="text">
      <style:text-properties officeooo:rsid="03589c72"/>
    </style:style>
    <style:style style:name="T292" style:family="text">
      <style:text-properties officeooo:rsid="035d21e6"/>
    </style:style>
    <style:style style:name="T293" style:family="text">
      <style:text-properties officeooo:rsid="035dfea9"/>
    </style:style>
    <style:style style:name="T294" style:family="text">
      <style:text-properties officeooo:rsid="035eb393"/>
    </style:style>
    <style:style style:name="T295" style:family="text">
      <style:text-properties officeooo:rsid="035fff6c"/>
    </style:style>
    <style:style style:name="T296" style:family="text">
      <style:text-properties officeooo:rsid="0361817c"/>
    </style:style>
    <style:style style:name="T297" style:family="text">
      <style:text-properties officeooo:rsid="036eb7c1"/>
    </style:style>
    <style:style style:name="T298" style:family="text">
      <style:text-properties officeooo:rsid="0371b583"/>
    </style:style>
    <style:style style:name="T299" style:family="text">
      <style:text-properties officeooo:rsid="03723c83"/>
    </style:style>
    <style:style style:name="T300" style:family="text">
      <style:text-properties officeooo:rsid="03728a10"/>
    </style:style>
    <style:style style:name="T301" style:family="text">
      <style:text-properties officeooo:rsid="0372f2bd"/>
    </style:style>
    <style:style style:name="T302" style:family="text">
      <style:text-properties officeooo:rsid="03745d30"/>
    </style:style>
    <style:style style:name="T303" style:family="text">
      <style:text-properties officeooo:rsid="0374c27f"/>
    </style:style>
    <style:style style:name="T304" style:family="text">
      <style:text-properties officeooo:rsid="03759977"/>
    </style:style>
    <style:style style:name="T305" style:family="text">
      <style:text-properties officeooo:rsid="03775f36"/>
    </style:style>
    <style:style style:name="T306" style:family="text">
      <style:text-properties officeooo:rsid="03799383"/>
    </style:style>
    <style:style style:name="T307" style:family="text">
      <style:text-properties officeooo:rsid="037cbbac"/>
    </style:style>
    <style:style style:name="T308" style:family="text">
      <style:text-properties officeooo:rsid="037deae6"/>
    </style:style>
    <style:style style:name="T309" style:family="text">
      <style:text-properties officeooo:rsid="037fa00d"/>
    </style:style>
    <style:style style:name="T310" style:family="text">
      <style:text-properties officeooo:rsid="0380fa2c"/>
    </style:style>
    <style:style style:name="T311" style:family="text">
      <style:text-properties officeooo:rsid="03828d18"/>
    </style:style>
    <style:style style:name="T312" style:family="text">
      <style:text-properties officeooo:rsid="0383e379"/>
    </style:style>
    <style:style style:name="T313" style:family="text">
      <style:text-properties officeooo:rsid="03843611"/>
    </style:style>
    <style:style style:name="T314" style:family="text">
      <style:text-properties officeooo:rsid="0385786a"/>
    </style:style>
    <style:style style:name="T315" style:family="text">
      <style:text-properties officeooo:rsid="0385ed5c"/>
    </style:style>
    <style:style style:name="T316" style:family="text">
      <style:text-properties officeooo:rsid="03876eee"/>
    </style:style>
    <style:style style:name="T317" style:family="text">
      <style:text-properties officeooo:rsid="03890af9"/>
    </style:style>
    <style:style style:name="T318" style:family="text">
      <style:text-properties officeooo:rsid="0389d414"/>
    </style:style>
    <style:style style:name="T319" style:family="text">
      <style:text-properties officeooo:rsid="038b974d"/>
    </style:style>
    <style:style style:name="T320" style:family="text">
      <style:text-properties officeooo:rsid="038f1d08"/>
    </style:style>
    <style:style style:name="T321" style:family="text">
      <style:text-properties officeooo:rsid="03920d2a"/>
    </style:style>
    <style:style style:name="T322" style:family="text">
      <style:text-properties officeooo:rsid="0393bb16"/>
    </style:style>
    <style:style style:name="T323" style:family="text">
      <style:text-properties officeooo:rsid="03960add"/>
    </style:style>
    <style:style style:name="T324" style:family="text">
      <style:text-properties officeooo:rsid="0396e0d0"/>
    </style:style>
    <style:style style:name="T325" style:family="text">
      <style:text-properties officeooo:rsid="039a4726"/>
    </style:style>
    <style:style style:name="T326" style:family="text">
      <style:text-properties officeooo:rsid="039b7458"/>
    </style:style>
    <style:style style:name="T327" style:family="text">
      <style:text-properties officeooo:rsid="039bea36"/>
    </style:style>
    <style:style style:name="T328" style:family="text">
      <style:text-properties officeooo:rsid="03a0e6bd"/>
    </style:style>
    <style:style style:name="T329" style:family="text">
      <style:text-properties officeooo:rsid="03a2b604"/>
    </style:style>
    <style:style style:name="T330" style:family="text">
      <style:text-properties officeooo:rsid="03a3d4aa"/>
    </style:style>
    <style:style style:name="T331" style:family="text">
      <style:text-properties officeooo:rsid="03a3ee42"/>
    </style:style>
    <style:style style:name="T332" style:family="text">
      <style:text-properties officeooo:rsid="03a520a3"/>
    </style:style>
    <style:style style:name="T333" style:family="text">
      <style:text-properties officeooo:rsid="03a7d66a"/>
    </style:style>
    <style:style style:name="T334" style:family="text">
      <style:text-properties officeooo:rsid="03a99fdc"/>
    </style:style>
    <style:style style:name="T335" style:family="text">
      <style:text-properties officeooo:rsid="03aaa740"/>
    </style:style>
    <style:style style:name="T336" style:family="text">
      <style:text-properties officeooo:rsid="03adcf68"/>
    </style:style>
    <style:style style:name="T337" style:family="text">
      <style:text-properties officeooo:rsid="03b0a408"/>
    </style:style>
    <style:style style:name="T338" style:family="text">
      <style:text-properties officeooo:rsid="03b139d1"/>
    </style:style>
    <style:style style:name="T339" style:family="text">
      <style:text-properties officeooo:rsid="03b2006d"/>
    </style:style>
    <style:style style:name="T340" style:family="text">
      <style:text-properties officeooo:rsid="03b299c2"/>
    </style:style>
    <style:style style:name="T341" style:family="text">
      <style:text-properties officeooo:rsid="03b633e5"/>
    </style:style>
    <style:style style:name="T342" style:family="text">
      <style:text-properties officeooo:rsid="03b977f3"/>
    </style:style>
    <style:style style:name="T343" style:family="text">
      <style:text-properties officeooo:rsid="03babe71"/>
    </style:style>
    <style:style style:name="T344" style:family="text">
      <style:text-properties officeooo:rsid="03bc87e9"/>
    </style:style>
    <style:style style:name="T345" style:family="text">
      <style:text-properties officeooo:rsid="03be45b1"/>
    </style:style>
    <style:style style:name="T346" style:family="text">
      <style:text-properties officeooo:rsid="03c03d57"/>
    </style:style>
    <style:style style:name="T347" style:family="text">
      <style:text-properties officeooo:rsid="03c05df4"/>
    </style:style>
    <style:style style:name="T348" style:family="text">
      <style:text-properties officeooo:rsid="03c24234"/>
    </style:style>
    <style:style style:name="T349" style:family="text">
      <style:text-properties officeooo:rsid="03c3ae66"/>
    </style:style>
    <style:style style:name="T350" style:family="text">
      <style:text-properties officeooo:rsid="03c589bf"/>
    </style:style>
    <style:style style:name="T351" style:family="text">
      <style:text-properties officeooo:rsid="03c6f918"/>
    </style:style>
    <style:style style:name="T352" style:family="text">
      <style:text-properties officeooo:rsid="03c9e0af"/>
    </style:style>
    <style:style style:name="T353" style:family="text">
      <style:text-properties officeooo:rsid="03cd79f4"/>
    </style:style>
    <style:style style:name="T354" style:family="text">
      <style:text-properties officeooo:rsid="03cf40e1"/>
    </style:style>
    <style:style style:name="T355" style:family="text">
      <style:text-properties officeooo:rsid="03cfc493"/>
    </style:style>
    <style:style style:name="T356" style:family="text">
      <style:text-properties officeooo:rsid="03d0b717"/>
    </style:style>
    <style:style style:name="T357" style:family="text">
      <style:text-properties officeooo:rsid="03d766f2"/>
    </style:style>
    <style:style style:name="T358" style:family="text">
      <style:text-properties officeooo:rsid="03d92214"/>
    </style:style>
    <style:style style:name="T359" style:family="text">
      <style:text-properties officeooo:rsid="03da3dd7"/>
    </style:style>
    <style:style style:name="T360" style:family="text">
      <style:text-properties officeooo:rsid="03dcb09a"/>
    </style:style>
    <style:style style:name="T361" style:family="text">
      <style:text-properties officeooo:rsid="03de9df3"/>
    </style:style>
    <style:style style:name="T362" style:family="text">
      <style:text-properties officeooo:rsid="03e066e7"/>
    </style:style>
    <style:style style:name="T363" style:family="text">
      <style:text-properties officeooo:rsid="03e4ea5f"/>
    </style:style>
    <style:style style:name="T364" style:family="text">
      <style:text-properties officeooo:rsid="03e6cab3"/>
    </style:style>
    <style:style style:name="T365" style:family="text">
      <style:text-properties officeooo:rsid="03eb901b"/>
    </style:style>
    <style:style style:name="T366" style:family="text">
      <style:text-properties officeooo:rsid="03ef0207"/>
    </style:style>
    <style:style style:name="T367" style:family="text">
      <style:text-properties officeooo:rsid="03f0c39c"/>
    </style:style>
    <style:style style:name="T368"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69"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70" style:family="text">
      <style:text-properties officeooo:rsid="03f24eb8"/>
    </style:style>
    <style:style style:name="T371" style:family="text">
      <style:text-properties officeooo:rsid="03f315fb"/>
    </style:style>
    <style:style style:name="T372" style:family="text">
      <style:text-properties officeooo:rsid="03f782c7"/>
    </style:style>
    <style:style style:name="T373" style:family="text">
      <style:text-properties officeooo:rsid="0400bc2c"/>
    </style:style>
    <style:style style:name="T374" style:family="text">
      <style:text-properties officeooo:rsid="04025543"/>
    </style:style>
    <style:style style:name="T375" style:family="text">
      <style:text-properties officeooo:rsid="040365db"/>
    </style:style>
    <style:style style:name="T376" style:family="text">
      <style:text-properties officeooo:rsid="04096088"/>
    </style:style>
    <style:style style:name="T377" style:family="text">
      <style:text-properties officeooo:rsid="040b2054"/>
    </style:style>
    <style:style style:name="T378" style:family="text">
      <style:text-properties officeooo:rsid="040b8d6b"/>
    </style:style>
    <style:style style:name="T379" style:family="text">
      <style:text-properties officeooo:rsid="040e3f27"/>
    </style:style>
    <style:style style:name="T380" style:family="text">
      <style:text-properties officeooo:rsid="0410d7bb"/>
    </style:style>
    <style:style style:name="T381" style:family="text">
      <style:text-properties officeooo:rsid="0410ffe2"/>
    </style:style>
    <style:style style:name="T382" style:family="text">
      <style:text-properties officeooo:rsid="0412da73"/>
    </style:style>
    <style:style style:name="T383" style:family="text">
      <style:text-properties style:font-style-asian="normal" style:font-style-complex="normal"/>
    </style:style>
    <style:style style:name="T384" style:family="text">
      <style:text-properties officeooo:rsid="041439e6"/>
    </style:style>
    <style:style style:name="T385" style:family="text">
      <style:text-properties officeooo:rsid="0418face"/>
    </style:style>
    <style:style style:name="T386" style:family="text">
      <style:text-properties officeooo:rsid="041c8467"/>
    </style:style>
    <style:style style:name="T387" style:family="text">
      <style:text-properties officeooo:rsid="041d4c37"/>
    </style:style>
    <style:style style:name="T388" style:family="text">
      <style:text-properties officeooo:rsid="041f48bc"/>
    </style:style>
    <style:style style:name="T389" style:family="text">
      <style:text-properties officeooo:rsid="041f73b0"/>
    </style:style>
    <style:style style:name="T390" style:family="text">
      <style:text-properties officeooo:rsid="0420decf"/>
    </style:style>
    <style:style style:name="T391" style:family="text">
      <style:text-properties style:font-name-asian="Arial4" style:font-name-complex="Arial4"/>
    </style:style>
    <style:style style:name="T392" style:family="text">
      <style:text-properties officeooo:rsid="04220241"/>
    </style:style>
    <style:style style:name="T393" style:family="text">
      <style:text-properties officeooo:rsid="0423e280"/>
    </style:style>
    <style:style style:name="T394" style:family="text">
      <style:text-properties officeooo:rsid="04247fab"/>
    </style:style>
    <style:style style:name="T395" style:family="text">
      <style:text-properties officeooo:rsid="042827a2"/>
    </style:style>
    <style:style style:name="T396" style:family="text">
      <style:text-properties officeooo:rsid="042d0836"/>
    </style:style>
    <style:style style:name="T397" style:family="text">
      <style:text-properties fo:language="en" fo:country="US" style:language-asian="en" style:country-asian="US" style:font-name-complex="Times New Roman" style:language-complex="en" style:country-complex="US"/>
    </style:style>
    <style:style style:name="T398" style:family="text">
      <style:text-properties fo:language="en" fo:country="US" officeooo:rsid="051cda60" style:language-asian="en" style:country-asian="US" style:font-name-complex="Times New Roman" style:language-complex="en" style:country-complex="US"/>
    </style:style>
    <style:style style:name="T399" style:family="text">
      <style:text-properties fo:language="en" fo:country="US" style:language-asian="en" style:country-asian="US" style:language-complex="en" style:country-complex="US"/>
    </style:style>
    <style:style style:name="T400" style:family="text">
      <style:text-properties fo:language="en" fo:country="US" officeooo:rsid="048ebe23" style:language-asian="en" style:country-asian="US" style:language-complex="en" style:country-complex="US"/>
    </style:style>
    <style:style style:name="T401" style:family="text">
      <style:text-properties fo:language="en" fo:country="US" officeooo:rsid="049041d4" style:language-asian="en" style:country-asian="US" style:language-complex="en" style:country-complex="US"/>
    </style:style>
    <style:style style:name="T402" style:family="text">
      <style:text-properties fo:language="en" fo:country="US" officeooo:rsid="05615e4d" style:language-asian="en" style:country-asian="US" style:language-complex="en" style:country-complex="US"/>
    </style:style>
    <style:style style:name="T403" style:family="text">
      <style:text-properties fo:language="en" fo:country="US" officeooo:rsid="056324a8" style:language-asian="en" style:country-asian="US" style:language-complex="en" style:country-complex="US"/>
    </style:style>
    <style:style style:name="T404" style:family="text">
      <style:text-properties officeooo:rsid="042eced4"/>
    </style:style>
    <style:style style:name="T405" style:family="text">
      <style:text-properties officeooo:rsid="03ed4ff9"/>
    </style:style>
    <style:style style:name="T406" style:family="text">
      <style:text-properties officeooo:rsid="03d5fc33"/>
    </style:style>
    <style:style style:name="T407" style:family="text">
      <style:text-properties style:font-name="Courier New3" fo:font-size="12pt" fo:font-weight="bold" style:font-size-asian="12pt" style:font-weight-asian="bold" style:font-size-complex="12pt" style:font-weight-complex="bold"/>
    </style:style>
    <style:style style:name="T408" style:family="text">
      <style:text-properties style:font-name="Courier New3" fo:font-size="12pt" fo:font-weight="bold" officeooo:rsid="02c5dc30" style:font-size-asian="12pt" style:font-weight-asian="bold" style:font-size-complex="12pt" style:font-weight-complex="bold"/>
    </style:style>
    <style:style style:name="T409" style:family="text">
      <style:text-properties officeooo:rsid="03ee178b"/>
    </style:style>
    <style:style style:name="T410" style:family="text">
      <style:text-properties style:font-name="Courier New5" fo:font-size="12pt" fo:font-weight="bold" style:font-size-asian="12pt" style:font-weight-asian="bold" style:font-size-complex="12pt" style:font-weight-complex="bold"/>
    </style:style>
    <style:style style:name="T411" style:family="text">
      <style:text-properties style:font-name="Courier New5" fo:font-size="12pt" fo:font-weight="bold" officeooo:rsid="02c5dc30" style:font-size-asian="12pt" style:font-weight-asian="bold" style:font-size-complex="12pt" style:font-weight-complex="bold"/>
    </style:style>
    <style:style style:name="T412" style:family="text">
      <style:text-properties officeooo:rsid="04331a9f"/>
    </style:style>
    <style:style style:name="T413" style:family="text">
      <style:text-properties officeooo:rsid="0433eb95"/>
    </style:style>
    <style:style style:name="T414" style:family="text">
      <style:text-properties officeooo:rsid="0435497a"/>
    </style:style>
    <style:style style:name="T415" style:family="text">
      <style:text-properties officeooo:rsid="03f7e8a2"/>
    </style:style>
    <style:style style:name="T416" style:family="text">
      <style:text-properties officeooo:rsid="0435864e"/>
    </style:style>
    <style:style style:name="T417" style:family="text">
      <style:text-properties officeooo:rsid="0439876a"/>
    </style:style>
    <style:style style:name="T418" style:family="text">
      <style:text-properties officeooo:rsid="043a63bf"/>
    </style:style>
    <style:style style:name="T419" style:family="text">
      <style:text-properties officeooo:rsid="0440063d"/>
    </style:style>
    <style:style style:name="T420" style:family="text">
      <style:text-properties officeooo:rsid="04490929"/>
    </style:style>
    <style:style style:name="T421" style:family="text">
      <style:text-properties officeooo:rsid="044ae447"/>
    </style:style>
    <style:style style:name="T422" style:family="text">
      <style:text-properties officeooo:rsid="044c851a"/>
    </style:style>
    <style:style style:name="T423" style:family="text">
      <style:text-properties officeooo:rsid="044e4895"/>
    </style:style>
    <style:style style:name="T424" style:family="text">
      <style:text-properties style:font-style-asian="italic" style:font-style-complex="italic"/>
    </style:style>
    <style:style style:name="T425" style:family="text">
      <style:text-properties style:font-style-asian="italic" style:font-weight-asian="bold" style:font-style-complex="italic" style:font-weight-complex="bold"/>
    </style:style>
    <style:style style:name="T426" style:family="text">
      <style:text-properties officeooo:rsid="044fd7da"/>
    </style:style>
    <style:style style:name="T427" style:family="text">
      <style:text-properties officeooo:rsid="04516ba6"/>
    </style:style>
    <style:style style:name="T428" style:family="text">
      <style:text-properties officeooo:rsid="0452dace"/>
    </style:style>
    <style:style style:name="T429" style:family="text">
      <style:text-properties officeooo:rsid="0453525a"/>
    </style:style>
    <style:style style:name="T430" style:family="text">
      <style:text-properties officeooo:rsid="0454955a"/>
    </style:style>
    <style:style style:name="T431" style:family="text">
      <style:text-properties officeooo:rsid="0454c1bb"/>
    </style:style>
    <style:style style:name="T432" style:family="text">
      <style:text-properties officeooo:rsid="046a8998"/>
    </style:style>
    <style:style style:name="T433" style:family="text">
      <style:text-properties officeooo:rsid="046bb34c"/>
    </style:style>
    <style:style style:name="T434" style:family="text">
      <style:text-properties officeooo:rsid="046cc1f5"/>
    </style:style>
    <style:style style:name="T435" style:family="text">
      <style:text-properties officeooo:rsid="046f8c28"/>
    </style:style>
    <style:style style:name="T436" style:family="text">
      <style:text-properties officeooo:rsid="046a2470"/>
    </style:style>
    <style:style style:name="T437" style:family="text">
      <style:text-properties officeooo:rsid="046af9a4"/>
    </style:style>
    <style:style style:name="T438" style:family="text">
      <style:text-properties officeooo:rsid="04728dd0"/>
    </style:style>
    <style:style style:name="T439" style:family="text">
      <style:text-properties officeooo:rsid="0473020d"/>
    </style:style>
    <style:style style:name="T440" style:family="text">
      <style:text-properties officeooo:rsid="04741451"/>
    </style:style>
    <style:style style:name="T441" style:family="text">
      <style:text-properties officeooo:rsid="04748314"/>
    </style:style>
    <style:style style:name="T442" style:family="text">
      <style:text-properties officeooo:rsid="047625b8"/>
    </style:style>
    <style:style style:name="T443" style:family="text">
      <style:text-properties officeooo:rsid="04775939"/>
    </style:style>
    <style:style style:name="T444" style:family="text">
      <style:text-properties officeooo:rsid="047842a6"/>
    </style:style>
    <style:style style:name="T445" style:family="text">
      <style:text-properties officeooo:rsid="0479beb4"/>
    </style:style>
    <style:style style:name="T446" style:family="text">
      <style:text-properties officeooo:rsid="047bcd87"/>
    </style:style>
    <style:style style:name="T447" style:family="text">
      <style:text-properties officeooo:rsid="047cf231"/>
    </style:style>
    <style:style style:name="T448" style:family="text">
      <style:text-properties officeooo:rsid="047d7d2e"/>
    </style:style>
    <style:style style:name="T449" style:family="text">
      <style:text-properties officeooo:rsid="047e494b"/>
    </style:style>
    <style:style style:name="T450" style:family="text">
      <style:text-properties officeooo:rsid="047e4ca2"/>
    </style:style>
    <style:style style:name="T451" style:family="text">
      <style:text-properties officeooo:rsid="048036b4"/>
    </style:style>
    <style:style style:name="T452" style:family="text">
      <style:text-properties officeooo:rsid="04843de3"/>
    </style:style>
    <style:style style:name="T453" style:family="text">
      <style:text-properties officeooo:rsid="04860efc"/>
    </style:style>
    <style:style style:name="T454" style:family="text">
      <style:text-properties officeooo:rsid="048769a9"/>
    </style:style>
    <style:style style:name="T455" style:family="text">
      <style:text-properties officeooo:rsid="0487ed1e"/>
    </style:style>
    <style:style style:name="T456" style:family="text">
      <style:text-properties fo:font-size="10pt" style:font-size-asian="10pt" style:font-size-complex="10pt"/>
    </style:style>
    <style:style style:name="T457" style:family="text">
      <style:text-properties fo:font-size="10pt" officeooo:rsid="048d9b15" style:font-size-asian="10pt" style:font-size-complex="10pt"/>
    </style:style>
    <style:style style:name="T458" style:family="text">
      <style:text-properties fo:font-size="10pt" officeooo:rsid="055f5b95" style:font-size-asian="10pt" style:font-size-complex="10pt"/>
    </style:style>
    <style:style style:name="T459" style:family="text">
      <style:text-properties fo:font-size="10pt" fo:language="en" fo:country="US" style:font-size-asian="10pt" style:language-asian="en" style:country-asian="US" style:font-size-complex="10pt" style:language-complex="en" style:country-complex="US"/>
    </style:style>
    <style:style style:name="T460" style:family="text">
      <style:text-properties fo:font-size="10pt" fo:language="en" fo:country="US" officeooo:rsid="048d9b15" style:font-size-asian="10pt" style:language-asian="en" style:country-asian="US" style:font-size-complex="10pt" style:language-complex="en" style:country-complex="US"/>
    </style:style>
    <style:style style:name="T461" style:family="text">
      <style:text-properties fo:font-size="10pt" fo:language="en" fo:country="US" officeooo:rsid="04a8cac5" style:font-size-asian="10pt" style:language-asian="en" style:country-asian="US" style:font-size-complex="10pt" style:language-complex="en" style:country-complex="US"/>
    </style:style>
    <style:style style:name="T462" style:family="text">
      <style:text-properties fo:font-size="10pt" fo:language="en" fo:country="US" officeooo:rsid="04b2725b" style:font-size-asian="10pt" style:language-asian="en" style:country-asian="US" style:font-size-complex="10pt" style:language-complex="en" style:country-complex="US"/>
    </style:style>
    <style:style style:name="T463" style:family="text">
      <style:text-properties officeooo:rsid="048d9b15"/>
    </style:style>
    <style:style style:name="T464"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65" style:family="text">
      <style:text-properties officeooo:rsid="049041d4"/>
    </style:style>
    <style:style style:name="T466" style:family="text">
      <style:text-properties officeooo:rsid="0492a400"/>
    </style:style>
    <style:style style:name="T467" style:family="text">
      <style:text-properties officeooo:rsid="04940289"/>
    </style:style>
    <style:style style:name="T468" style:family="text">
      <style:text-properties officeooo:rsid="0495df74"/>
    </style:style>
    <style:style style:name="T469" style:family="text">
      <style:text-properties officeooo:rsid="04961e29"/>
    </style:style>
    <style:style style:name="T470" style:family="text">
      <style:text-properties officeooo:rsid="049b2541"/>
    </style:style>
    <style:style style:name="T471" style:family="text">
      <style:text-properties officeooo:rsid="049b6fcd"/>
    </style:style>
    <style:style style:name="T472" style:family="text">
      <style:text-properties officeooo:rsid="049d38a3"/>
    </style:style>
    <style:style style:name="T473" style:family="text">
      <style:text-properties officeooo:rsid="049e90aa"/>
    </style:style>
    <style:style style:name="T474" style:family="text">
      <style:text-properties officeooo:rsid="04a171a1"/>
    </style:style>
    <style:style style:name="T475" style:family="text">
      <style:text-properties officeooo:rsid="04a1bc88"/>
    </style:style>
    <style:style style:name="T476" style:family="text">
      <style:text-properties officeooo:rsid="04a2bfcf"/>
    </style:style>
    <style:style style:name="T477" style:family="text">
      <style:text-properties officeooo:rsid="04a871bf"/>
    </style:style>
    <style:style style:name="T478" style:family="text">
      <style:text-properties officeooo:rsid="04afb8cd"/>
    </style:style>
    <style:style style:name="T479" style:family="text">
      <style:text-properties officeooo:rsid="04b0fdeb"/>
    </style:style>
    <style:style style:name="T480" style:family="text">
      <style:text-properties officeooo:rsid="04b30f34"/>
    </style:style>
    <style:style style:name="T481" style:family="text">
      <style:text-properties officeooo:rsid="04b3f8e1"/>
    </style:style>
    <style:style style:name="T482" style:family="text">
      <style:text-properties officeooo:rsid="04b555e9"/>
    </style:style>
    <style:style style:name="T483" style:family="text">
      <style:text-properties officeooo:rsid="04b6b899"/>
    </style:style>
    <style:style style:name="T484" style:family="text">
      <style:text-properties officeooo:rsid="04b873ff"/>
    </style:style>
    <style:style style:name="T485" style:family="text">
      <style:text-properties officeooo:rsid="04b92212"/>
    </style:style>
    <style:style style:name="T486" style:family="text">
      <style:text-properties officeooo:rsid="04bb5063"/>
    </style:style>
    <style:style style:name="T487" style:family="text">
      <style:text-properties officeooo:rsid="04bc32be"/>
    </style:style>
    <style:style style:name="T488" style:family="text">
      <style:text-properties officeooo:rsid="04bd1136"/>
    </style:style>
    <style:style style:name="T489" style:family="text">
      <style:text-properties officeooo:rsid="04be0448"/>
    </style:style>
    <style:style style:name="T490" style:family="text">
      <style:text-properties officeooo:rsid="04bfbff1"/>
    </style:style>
    <style:style style:name="T491" style:family="text">
      <style:text-properties officeooo:rsid="04c1443f"/>
    </style:style>
    <style:style style:name="T492" style:family="text">
      <style:text-properties officeooo:rsid="04c26309"/>
    </style:style>
    <style:style style:name="T493" style:family="text">
      <style:text-properties officeooo:rsid="04c3a28b"/>
    </style:style>
    <style:style style:name="T494" style:family="text">
      <style:text-properties officeooo:rsid="04c3a2d3"/>
    </style:style>
    <style:style style:name="T495" style:family="text">
      <style:text-properties officeooo:rsid="04c4be54"/>
    </style:style>
    <style:style style:name="T496" style:family="text">
      <style:text-properties officeooo:rsid="04c6b6ee"/>
    </style:style>
    <style:style style:name="T497" style:family="text">
      <style:text-properties officeooo:rsid="04c7c8e6"/>
    </style:style>
    <style:style style:name="T498" style:family="text">
      <style:text-properties officeooo:rsid="04c9c64b"/>
    </style:style>
    <style:style style:name="T499" style:family="text">
      <style:text-properties officeooo:rsid="04cb683e"/>
    </style:style>
    <style:style style:name="T500" style:family="text">
      <style:text-properties officeooo:rsid="04cbb10e"/>
    </style:style>
    <style:style style:name="T501" style:family="text">
      <style:text-properties officeooo:rsid="04cc627f"/>
    </style:style>
    <style:style style:name="T502" style:family="text">
      <style:text-properties style:font-name="Symbol" officeooo:rsid="04cc627f" style:font-name-asian="Symbol" style:font-name-complex="Symbol"/>
    </style:style>
    <style:style style:name="T503" style:family="text">
      <style:text-properties officeooo:rsid="04cfabe7"/>
    </style:style>
    <style:style style:name="T504" style:family="text">
      <style:text-properties officeooo:rsid="04d123c5"/>
    </style:style>
    <style:style style:name="T505" style:family="text">
      <style:text-properties officeooo:rsid="04d50f98"/>
    </style:style>
    <style:style style:name="T506" style:family="text">
      <style:text-properties officeooo:rsid="04d8c17d"/>
    </style:style>
    <style:style style:name="T507" style:family="text">
      <style:text-properties officeooo:rsid="04d9b524"/>
    </style:style>
    <style:style style:name="T508" style:family="text">
      <style:text-properties officeooo:rsid="04dc5ccd"/>
    </style:style>
    <style:style style:name="T509" style:family="text">
      <style:text-properties officeooo:rsid="04de1403"/>
    </style:style>
    <style:style style:name="T510" style:family="text">
      <style:text-properties officeooo:rsid="04dfff82"/>
    </style:style>
    <style:style style:name="T511" style:family="text">
      <style:text-properties officeooo:rsid="04e0c4a5"/>
    </style:style>
    <style:style style:name="T512" style:family="text">
      <style:text-properties officeooo:rsid="04e42662"/>
    </style:style>
    <style:style style:name="T513" style:family="text">
      <style:text-properties officeooo:rsid="04e7e4a3"/>
    </style:style>
    <style:style style:name="T514" style:family="text">
      <style:text-properties officeooo:rsid="04ea679a"/>
    </style:style>
    <style:style style:name="T515" style:family="text">
      <style:text-properties officeooo:rsid="04ed5725"/>
    </style:style>
    <style:style style:name="T516" style:family="text">
      <style:text-properties officeooo:rsid="04f01786"/>
    </style:style>
    <style:style style:name="T517" style:family="text">
      <style:text-properties officeooo:rsid="04fb0e4c"/>
    </style:style>
    <style:style style:name="T518" style:family="text">
      <style:text-properties officeooo:rsid="04fe4158"/>
    </style:style>
    <style:style style:name="T519" style:family="text">
      <style:text-properties officeooo:rsid="04ff660f"/>
    </style:style>
    <style:style style:name="T520" style:family="text">
      <style:text-properties officeooo:rsid="0501e766"/>
    </style:style>
    <style:style style:name="T521" style:family="text">
      <style:text-properties officeooo:rsid="05034d3f"/>
    </style:style>
    <style:style style:name="T522" style:family="text">
      <style:text-properties officeooo:rsid="050424b8"/>
    </style:style>
    <style:style style:name="T523" style:family="text">
      <style:text-properties officeooo:rsid="05047e9a"/>
    </style:style>
    <style:style style:name="T524" style:family="text">
      <style:text-properties officeooo:rsid="0504d91b"/>
    </style:style>
    <style:style style:name="T525" style:family="text">
      <style:text-properties officeooo:rsid="0504e679"/>
    </style:style>
    <style:style style:name="T526" style:family="text">
      <style:text-properties officeooo:rsid="050594e5"/>
    </style:style>
    <style:style style:name="T527" style:family="text">
      <style:text-properties officeooo:rsid="050ce8fe"/>
    </style:style>
    <style:style style:name="T528" style:family="text">
      <style:text-properties officeooo:rsid="050feb60"/>
    </style:style>
    <style:style style:name="T529" style:family="text">
      <style:text-properties officeooo:rsid="0510e164"/>
    </style:style>
    <style:style style:name="T530" style:family="text">
      <style:text-properties officeooo:rsid="05139364"/>
    </style:style>
    <style:style style:name="T531" style:family="text">
      <style:text-properties officeooo:rsid="05148eba"/>
    </style:style>
    <style:style style:name="T532" style:family="text">
      <style:text-properties officeooo:rsid="03645211"/>
    </style:style>
    <style:style style:name="T533" style:family="text">
      <style:text-properties officeooo:rsid="05172f8e"/>
    </style:style>
    <style:style style:name="T534" style:family="text">
      <style:text-properties officeooo:rsid="0517d670"/>
    </style:style>
    <style:style style:name="T535" style:family="text">
      <style:text-properties officeooo:rsid="0519eee1"/>
    </style:style>
    <style:style style:name="T536" style:family="text">
      <style:text-properties officeooo:rsid="051b4022"/>
    </style:style>
    <style:style style:name="T537" style:family="text">
      <style:text-properties officeooo:rsid="051c40c7"/>
    </style:style>
    <style:style style:name="T538" style:family="text">
      <style:text-properties officeooo:rsid="051e6d5b"/>
    </style:style>
    <style:style style:name="T539" style:family="text">
      <style:text-properties officeooo:rsid="0522a1c0"/>
    </style:style>
    <style:style style:name="T540" style:family="text">
      <style:text-properties officeooo:rsid="0524cc7a"/>
    </style:style>
    <style:style style:name="T541" style:family="text">
      <style:text-properties officeooo:rsid="05260b44"/>
    </style:style>
    <style:style style:name="T542" style:family="text">
      <style:text-properties officeooo:rsid="0528148f"/>
    </style:style>
    <style:style style:name="T543" style:family="text">
      <style:text-properties officeooo:rsid="0529df06"/>
    </style:style>
    <style:style style:name="T544" style:family="text">
      <style:text-properties officeooo:rsid="052b7e24"/>
    </style:style>
    <style:style style:name="T545" style:family="text">
      <style:text-properties officeooo:rsid="052f55c6"/>
    </style:style>
    <style:style style:name="T546" style:family="text">
      <style:text-properties officeooo:rsid="0531db9b"/>
    </style:style>
    <style:style style:name="T547" style:family="text">
      <style:text-properties officeooo:rsid="0533cece"/>
    </style:style>
    <style:style style:name="T548" style:family="text">
      <style:text-properties officeooo:rsid="053576c7"/>
    </style:style>
    <style:style style:name="T549" style:family="text">
      <style:text-properties officeooo:rsid="0536aec1"/>
    </style:style>
    <style:style style:name="T550" style:family="text">
      <style:text-properties officeooo:rsid="0536b9a5"/>
    </style:style>
    <style:style style:name="T551" style:family="text">
      <style:text-properties officeooo:rsid="0537575e"/>
    </style:style>
    <style:style style:name="T552" style:family="text">
      <style:text-properties style:text-underline-style="none"/>
    </style:style>
    <style:style style:name="T553" style:family="text">
      <style:text-properties style:text-underline-style="none"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4" style:family="text">
      <style:text-properties style:text-underline-style="none" officeooo:rsid="0546994b"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5" style:family="text">
      <style:text-properties officeooo:rsid="054a06d9"/>
    </style:style>
    <style:style style:name="T556" style:family="text">
      <style:text-properties officeooo:rsid="04db98cb"/>
    </style:style>
    <style:style style:name="T557" style:family="text">
      <style:text-properties officeooo:rsid="054b01df"/>
    </style:style>
    <style:style style:name="T558" style:family="text">
      <style:text-properties officeooo:rsid="0550d173"/>
    </style:style>
    <style:style style:name="T559" style:family="text">
      <style:text-properties officeooo:rsid="0550f571"/>
    </style:style>
    <style:style style:name="T560" style:family="text">
      <style:text-properties officeooo:rsid="05518a88"/>
    </style:style>
    <style:style style:name="T561" style:family="text">
      <style:text-properties officeooo:rsid="055680cd"/>
    </style:style>
    <style:style style:name="T562" style:family="text">
      <style:text-properties officeooo:rsid="055757c1"/>
    </style:style>
    <style:style style:name="T563" style:family="text">
      <style:text-properties officeooo:rsid="0558f262"/>
    </style:style>
    <style:style style:name="T564" style:family="text">
      <style:text-properties officeooo:rsid="055a4f96"/>
    </style:style>
    <style:style style:name="T565" style:family="text">
      <style:text-properties officeooo:rsid="055b1db3"/>
    </style:style>
    <style:style style:name="T566" style:family="text">
      <style:text-properties officeooo:rsid="055cc18d"/>
    </style:style>
    <style:style style:name="T567" style:family="text">
      <style:text-properties officeooo:rsid="055dfa9a"/>
    </style:style>
    <style:style style:name="T568" style:family="text">
      <style:text-properties officeooo:rsid="05605a43"/>
    </style:style>
    <style:style style:name="T569" style:family="text">
      <style:text-properties officeooo:rsid="05670b86"/>
    </style:style>
    <style:style style:name="T570" style:family="text">
      <style:text-properties officeooo:rsid="0568c586"/>
    </style:style>
    <style:style style:name="T571" style:family="text">
      <style:text-properties officeooo:rsid="056a2e4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44"><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4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32">0.1</text:p>
          </table:table-cell>
          <table:table-cell table:style-name="Table1.A1" office:value-type="string">
            <text:p text:style-name="P48"><text:span text:style-name="T71">I</text:span><text:span text:style-name="T70">nitial, </text:span><text:span text:style-name="T72">from earlier doc sources</text:span></text:p>
          </table:table-cell>
          <table:table-cell table:style-name="Table1.A1" office:value-type="string">
            <text:p text:style-name="P47"><text:span text:style-name="T70">201</text:span><text:span text:style-name="T72">5</text:span><text:span text:style-name="T70">-</text:span><text:span text:style-name="T71">1</text:span><text:span text:style-name="T72">0</text:span><text:span text:style-name="T70">-</text:span><text:span text:style-name="T72">31</text:span></text:p>
          </table:table-cell>
        </table:table-row>
        <table:table-row table:style-name="Table1.2">
          <table:table-cell table:style-name="Table1.A3" office:value-type="string">
            <text:p text:style-name="P33">0.9</text:p>
          </table:table-cell>
          <table:table-cell table:style-name="Table1.A3" office:value-type="string">
            <text:p text:style-name="P33">Add all C++ content slave/proxy content, references to CDG</text:p>
          </table:table-cell>
          <table:table-cell table:style-name="Table1.A3" office:value-type="string">
            <text:p text:style-name="P39">2016-01-27</text:p>
          </table:table-cell>
        </table:table-row>
        <table:table-row table:style-name="Table1.2">
          <table:table-cell table:style-name="Table1.A3" office:value-type="string">
            <text:p text:style-name="P34">0.95</text:p>
          </table:table-cell>
          <table:table-cell table:style-name="Table1.A3" office:value-type="string">
            <text:p text:style-name="P34">Another editing pass with more consistent typography</text:p>
          </table:table-cell>
          <table:table-cell table:style-name="Table1.A3" office:value-type="string">
            <text:p text:style-name="P40">2016-02-04</text:p>
          </table:table-cell>
        </table:table-row>
        <table:table-row table:style-name="Table1.2">
          <table:table-cell table:style-name="Table1.A3" office:value-type="string">
            <text:p text:style-name="P35">1.0</text:p>
          </table:table-cell>
          <table:table-cell table:style-name="Table1.A3" office:value-type="string">
            <text:p text:style-name="P35">Accommodate additional issues, <text:span text:style-name="T435">debug, opcodes, additional C++ container methods, debugging, C++ example</text:span></text:p>
          </table:table-cell>
          <table:table-cell table:style-name="Table1.A3" office:value-type="string">
            <text:p text:style-name="P41">2016-04-13</text:p>
          </table:table-cell>
        </table:table-row>
        <table:table-row table:style-name="Table1.2">
          <table:table-cell table:style-name="Table1.A3" office:value-type="string">
            <text:p text:style-name="P36">1.0.1</text:p>
          </table:table-cell>
          <table:table-cell table:style-name="Table1.A3" office:value-type="string">
            <text:p text:style-name="P36">Clarify run conditions, beforeQuery, firstRun, minbuffercount, port masks, <text:span text:style-name="T516">ordinal()</text:span></text:p>
          </table:table-cell>
          <table:table-cell table:style-name="Table1.A3" office:value-type="string">
            <text:p text:style-name="P42">2016-09-24</text:p>
          </table:table-cell>
        </table:table-row>
        <table:table-row table:style-name="Table1.2">
          <table:table-cell table:style-name="Table1.A3" office:value-type="string">
            <text:p text:style-name="P37">1.0.2</text:p>
          </table:table-cell>
          <table:table-cell table:style-name="Table1.A3" office:value-type="string">
            <text:p text:style-name="P37">Clarify (non) interaction between minbuffercount OWD attribute and run conditions</text:p>
          </table:table-cell>
          <table:table-cell table:style-name="Table1.A3" office:value-type="string">
            <text:p text:style-name="P43">2016-10-18</text:p>
          </table:table-cell>
        </table:table-row>
        <table:table-row table:style-name="Table1.2">
          <table:table-cell table:style-name="Table1.A3" office:value-type="string">
            <text:p text:style-name="P38">1.1</text:p>
          </table:table-cell>
          <table:table-cell table:style-name="Table1.A3" office:value-type="string">
            <text:p text:style-name="P44">Update for 201<text:span text:style-name="T517">7</text:span>Q1</text:p>
          </table:table-cell>
          <table:table-cell table:style-name="Table1.A3" office:value-type="string">
            <text:p text:style-name="P45">2017-02-21</text:p>
          </table:table-cell>
        </table:table-row>
        <table:table-row table:style-name="Table1.2">
          <table:table-cell table:style-name="Table1.A3" office:value-type="string">
            <text:p text:style-name="P445">1.2</text:p>
          </table:table-cell>
          <table:table-cell table:style-name="Table1.A3" office:value-type="string">
            <text:p text:style-name="P446">Update for 2017.Q2 branch</text:p>
          </table:table-cell>
          <table:table-cell table:style-name="Table1.A3" office:value-type="string">
            <text:p text:style-name="P446">2017-07-28</text:p>
          </table:table-cell>
        </table:table-row>
      </table:table>
      <text:p text:style-name="P46"/>
      <text:p text:style-name="P5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413"><text:a xlink:type="simple" xlink:href="#__RefHeading__1015_1060509377" text:style-name="Index_20_Link" text:visited-style-name="Index_20_Link">1 <text:s/>Introduction<text:tab/>6</text:a></text:p>
          <text:p text:style-name="P414"><text:a xlink:type="simple" xlink:href="#__RefHeading__11068_1972665394" text:style-name="Index_20_Link" text:visited-style-name="Index_20_Link">1.1 <text:s/>References<text:tab/>7</text:a></text:p>
          <text:p text:style-name="P413"><text:a xlink:type="simple" xlink:href="#__RefHeading___Toc5318_1067000368" text:style-name="Index_20_Link" text:visited-style-name="Index_20_Link">2 <text:s/>Overview<text:tab/>8</text:a></text:p>
          <text:p text:style-name="P413"><text:a xlink:type="simple" xlink:href="#__RefHeading__15951_517827571" text:style-name="Index_20_Link" text:visited-style-name="Index_20_Link">3 <text:s/>XML Description Files (OWD) for RCC Workers.<text:tab/>9</text:a></text:p>
          <text:p text:style-name="P414"><text:a xlink:type="simple" xlink:href="#__RefHeading__15953_517827571" text:style-name="Index_20_Link" text:visited-style-name="Index_20_Link">3.1 <text:s/>Attributes of a Top-level RCCWorker Element<text:tab/>10</text:a></text:p>
          <text:p text:style-name="P351"><text:a xlink:type="simple" xlink:href="#__RefHeading__15955_517827571" text:style-name="Index_20_Link" text:visited-style-name="Index_20_Link">3.1.1 <text:s/>Name Attribute — See the CDG<text:tab/>10</text:a></text:p>
          <text:p text:style-name="P351"><text:a xlink:type="simple" xlink:href="#__RefHeading___Toc35101_549088399" text:style-name="Index_20_Link" text:visited-style-name="Index_20_Link">3.1.2 <text:s/>Spec Attribute — See the CDG<text:tab/>10</text:a></text:p>
          <text:p text:style-name="P351"><text:a xlink:type="simple" xlink:href="#__RefHeading__10634_140039662" text:style-name="Index_20_Link" text:visited-style-name="Index_20_Link">3.1.3 <text:s/>ControlOperations Attribute — See the CDG<text:tab/>10</text:a></text:p>
          <text:p text:style-name="P351"><text:a xlink:type="simple" xlink:href="#__RefHeading__10632_140039662" text:style-name="Index_20_Link" text:visited-style-name="Index_20_Link">3.1.4 <text:s/>Language Attribute<text:tab/>10</text:a></text:p>
          <text:p text:style-name="P351"><text:a xlink:type="simple" xlink:href="#__RefHeading___Toc8035_1067000368" text:style-name="Index_20_Link" text:visited-style-name="Index_20_Link">3.1.5 <text:s/>Slave Attribute — C++ Language Only<text:tab/>10</text:a></text:p>
          <text:p text:style-name="P351"><text:a xlink:type="simple" xlink:href="#__RefHeading__57792_638251233" text:style-name="Index_20_Link" text:visited-style-name="Index_20_Link">3.1.6 <text:s/>ExternMethods Attribute — C Language Only<text:tab/>10</text:a></text:p>
          <text:p text:style-name="P351"><text:a xlink:type="simple" xlink:href="#__RefHeading___Toc35103_549088399" text:style-name="Index_20_Link" text:visited-style-name="Index_20_Link">3.1.7 <text:s/>StaticMethods Attribute — C Language Only<text:tab/>11</text:a></text:p>
          <text:p text:style-name="P414"><text:a xlink:type="simple" xlink:href="#__RefHeading__10636_140039662" text:style-name="Index_20_Link" text:visited-style-name="Index_20_Link">3.2 <text:s/>Attributes of Port Elements in the OWD<text:tab/>12</text:a></text:p>
          <text:p text:style-name="P351"><text:a xlink:type="simple" xlink:href="#__RefHeading__10638_140039662" text:style-name="Index_20_Link" text:visited-style-name="Index_20_Link">3.2.1 <text:s/>Name Attribute<text:tab/>12</text:a></text:p>
          <text:p text:style-name="P351"><text:a xlink:type="simple" xlink:href="#__RefHeading__10640_140039662" text:style-name="Index_20_Link" text:visited-style-name="Index_20_Link">3.2.2 <text:s/>MinBufferCount Attribute<text:tab/>12</text:a></text:p>
          <text:p text:style-name="P413"><text:a xlink:type="simple" xlink:href="#__RefHeading__10574_140039662" text:style-name="Index_20_Link" text:visited-style-name="Index_20_Link">4 <text:s/>The RCC Worker Interface<text:tab/>13</text:a></text:p>
          <text:p text:style-name="P414"><text:a xlink:type="simple" xlink:href="#__RefHeading___Toc71721_1826048042" text:style-name="Index_20_Link" text:visited-style-name="Index_20_Link">4.1 <text:s/>The RCC Execution Model<text:tab/>15</text:a></text:p>
          <text:p text:style-name="P414"><text:a xlink:type="simple" xlink:href="#__RefHeading__10576_140039662" text:style-name="Index_20_Link" text:visited-style-name="Index_20_Link">4.2 <text:s/>Worker Methods: Called by the Container, Implemented by the Worker.<text:tab/>16</text:a></text:p>
          <text:p text:style-name="P351"><text:a xlink:type="simple" xlink:href="#__RefHeading__8692_1123303156" text:style-name="Index_20_Link" text:visited-style-name="Index_20_Link">4.2.1 <text:s/>RCCWorker Structure Type – C Language Only<text:tab/>16</text:a></text:p>
          <text:p text:style-name="P351"><text:a xlink:type="simple" xlink:href="#__RefHeading___Toc35105_549088399" text:style-name="Index_20_Link" text:visited-style-name="Index_20_Link">4.2.2 <text:s/>The Worker Derived Class – C++ Language Only<text:tab/>17</text:a></text:p>
          <text:p text:style-name="P351"><text:a xlink:type="simple" xlink:href="#__RefHeading__10578_140039662" text:style-name="Index_20_Link" text:visited-style-name="Index_20_Link">4.2.3 <text:s/>RCCResult Enumeration Type — C and C++ Languages<text:tab/>18</text:a></text:p>
          <text:p text:style-name="P351"><text:a xlink:type="simple" xlink:href="#__RefHeading___Toc36515_1948322210" text:style-name="Index_20_Link" text:visited-style-name="Index_20_Link">4.2.4 <text:s/>Worker Initializations<text:tab/>19</text:a></text:p>
          <text:p text:style-name="P351"><text:a xlink:type="simple" xlink:href="#__RefHeading__10580_140039662" text:style-name="Index_20_Link" text:visited-style-name="Index_20_Link">4.2.5 <text:s/>initialize — Worker Method<text:tab/>19</text:a></text:p>
          <text:p text:style-name="P351"><text:a xlink:type="simple" xlink:href="#__RefHeading__10582_140039662" text:style-name="Index_20_Link" text:visited-style-name="Index_20_Link">4.2.6 <text:s/>start — Worker Method<text:tab/>20</text:a></text:p>
          <text:p text:style-name="P351"><text:a xlink:type="simple" xlink:href="#__RefHeading__10584_140039662" text:style-name="Index_20_Link" text:visited-style-name="Index_20_Link">4.2.7 <text:s/>stop — Worker Method<text:tab/>21</text:a></text:p>
          <text:p text:style-name="P351"><text:a xlink:type="simple" xlink:href="#__RefHeading__10586_140039662" text:style-name="Index_20_Link" text:visited-style-name="Index_20_Link">4.2.8 <text:s/>release — Worker Method<text:tab/>21</text:a></text:p>
          <text:p text:style-name="P351"><text:a xlink:type="simple" xlink:href="#__RefHeading___Toc36841_2005236060" text:style-name="Index_20_Link" text:visited-style-name="Index_20_Link">4.2.9 <text:s/>run — Worker Method<text:tab/>21</text:a></text:p>
          <text:p text:style-name="P414"><text:a xlink:type="simple" xlink:href="#__RefHeading__10596_140039662" text:style-name="Index_20_Link" text:visited-style-name="Index_20_Link">4.3 <text:s/>Container Methods, Called by the Worker.<text:tab/>23</text:a></text:p>
          <text:p text:style-name="P351"><text:a xlink:type="simple" xlink:href="#__RefHeading___Toc36517_1948322210" text:style-name="Index_20_Link" text:visited-style-name="Index_20_Link">4.3.1 <text:s/>firstRun — Container Method<text:tab/>23</text:a></text:p>
          <text:p text:style-name="P351"><text:a xlink:type="simple" xlink:href="#__RefHeading___Toc5322_1067000368" text:style-name="Index_20_Link" text:visited-style-name="Index_20_Link">4.3.2 <text:s/>setError — Container Method<text:tab/>24</text:a></text:p>
          <text:p text:style-name="P351"><text:a xlink:type="simple" xlink:href="#__RefHeading___Toc36630_1948322210" text:style-name="Index_20_Link" text:visited-style-name="Index_20_Link">4.3.3 <text:s/>time/getTime — Container Method<text:tab/>24</text:a></text:p>
          <text:p text:style-name="P351"><text:a xlink:type="simple" xlink:href="#__RefHeading___Toc5328_1067000368" text:style-name="Index_20_Link" text:visited-style-name="Index_20_Link">4.3.4 <text:s/>The RCC::RunCondition C++ Class and RCCRunCondition C Structure<text:tab/>24</text:a></text:p>
          <text:p text:style-name="P351"><text:a xlink:type="simple" xlink:href="#__RefHeading___Toc5324_1067000368" text:style-name="Index_20_Link" text:visited-style-name="Index_20_Link">4.3.5 <text:s/>getRunCondition — Container Method — C++ Language Only<text:tab/>27</text:a></text:p>
          <text:p text:style-name="P351"><text:a xlink:type="simple" xlink:href="#__RefHeading___Toc5326_1067000368" text:style-name="Index_20_Link" text:visited-style-name="Index_20_Link">4.3.6 <text:s/>setRunCondition — Container Method — C++ Language Only<text:tab/>27</text:a></text:p>
          <text:p text:style-name="P414"><text:a xlink:type="simple" xlink:href="#__RefHeading___Toc5330_1067000368" text:style-name="Index_20_Link" text:visited-style-name="Index_20_Link">4.4 <text:s/>Port Management Data Members and Methods<text:tab/>29</text:a></text:p>
          <text:p text:style-name="P351"><text:a xlink:type="simple" xlink:href="#__RefHeading___Toc5332_1067000368" text:style-name="Index_20_Link" text:visited-style-name="Index_20_Link">4.4.1 <text:s/>advance — Release Current Buffer, and Request Another<text:tab/>30</text:a></text:p>
          <text:p text:style-name="P351"><text:a xlink:type="simple" xlink:href="#__RefHeading___Toc5342_1067000368" text:style-name="Index_20_Link" text:visited-style-name="Index_20_Link">4.4.2 <text:s/>hasBuffer — Query a Port for Whether It Has a Current Buffer-to-release<text:tab/>30</text:a></text:p>
          <text:p text:style-name="P351"><text:a xlink:type="simple" xlink:href="#__RefHeading___Toc8037_1067000368" text:style-name="Index_20_Link" text:visited-style-name="Index_20_Link">4.4.3 <text:s/>isConnected — Query a Port for Being Connected<text:tab/>31</text:a></text:p>
          <text:p text:style-name="P351"><text:a xlink:type="simple" xlink:href="#__RefHeading___Toc46907_1948322210" text:style-name="Index_20_Link" text:visited-style-name="Index_20_Link">4.4.4 <text:s/>ordinal — Obtain an Ordinal for a Port<text:tab/>31</text:a></text:p>
          <text:p text:style-name="P351"><text:a xlink:type="simple" xlink:href="#__RefHeading___Toc5334_1067000368" text:style-name="Index_20_Link" text:visited-style-name="Index_20_Link">4.4.5 <text:s/>request — Request a New Buffer<text:tab/>31</text:a></text:p>
          <text:p text:style-name="P351"><text:a xlink:type="simple" xlink:href="#__RefHeading___Toc5336_1067000368" text:style-name="Index_20_Link" text:visited-style-name="Index_20_Link">4.4.6 <text:s/>send — Send an Input Buffer on an Output Port<text:tab/>32</text:a></text:p>
          <text:p text:style-name="P351"><text:a xlink:type="simple" xlink:href="#__RefHeading___Toc5348_1067000368" text:style-name="Index_20_Link" text:visited-style-name="Index_20_Link">4.4.7 <text:s/>setDefaultLength — Set Default Message Length at an Output Port — C++ Language Only<text:tab/>32</text:a></text:p>
          <text:p text:style-name="P351"><text:a xlink:type="simple" xlink:href="#__RefHeading___Toc5350_1067000368" text:style-name="Index_20_Link" text:visited-style-name="Index_20_Link">4.4.8 <text:s/>setDefaultOpCode — Set Default Opcode at Output Port — C++ Language Only<text:tab/>33</text:a></text:p>
          <text:p text:style-name="P351"><text:a xlink:type="simple" xlink:href="#__RefHeading__8712_1123303156" text:style-name="Index_20_Link" text:visited-style-name="Index_20_Link">4.4.9 <text:s/>take — Take a Buffer from an Input Port<text:tab/>33</text:a></text:p>
          <text:p text:style-name="P414"><text:soft-page-break/><text:a xlink:type="simple" xlink:href="#__RefHeading___Toc5352_1067000368" text:style-name="Index_20_Link" text:visited-style-name="Index_20_Link">4.5 <text:s/>Buffer Management Data Members and Methods<text:tab/>35</text:a></text:p>
          <text:p text:style-name="P351"><text:a xlink:type="simple" xlink:href="#__RefHeading___Toc8039_1067000368" text:style-name="Index_20_Link" text:visited-style-name="Index_20_Link">4.5.1 <text:s/>checkLength — Check Size of the Buffer — C++ Language Only<text:tab/>35</text:a></text:p>
          <text:p text:style-name="P351"><text:a xlink:type="simple" xlink:href="#__RefHeading___Toc8041_1067000368" text:style-name="Index_20_Link" text:visited-style-name="Index_20_Link">4.5.2 <text:s/>data — Access the Raw Contents of the Buffer<text:tab/>35</text:a></text:p>
          <text:p text:style-name="P351"><text:a xlink:type="simple" xlink:href="#__RefHeading___Toc8043_1067000368" text:style-name="Index_20_Link" text:visited-style-name="Index_20_Link">4.5.3 <text:s/>length — Retrieve the Length of the Message in a Buffer – C++ Language Only<text:tab/>36</text:a></text:p>
          <text:p text:style-name="P351"><text:a xlink:type="simple" xlink:href="#__RefHeading___Toc8045_1067000368" text:style-name="Index_20_Link" text:visited-style-name="Index_20_Link">4.5.4 <text:s/>maxLength — Retrieve the Maximum Available Space in the Buffer.<text:tab/>36</text:a></text:p>
          <text:p text:style-name="P351"><text:a xlink:type="simple" xlink:href="#__RefHeading___Toc8047_1067000368" text:style-name="Index_20_Link" text:visited-style-name="Index_20_Link">4.5.5 <text:s/>opCode — Retrieve the OpCode of the Message in a Buffer<text:tab/>36</text:a></text:p>
          <text:p text:style-name="P351"><text:a xlink:type="simple" xlink:href="#__RefHeading___Toc8049_1067000368" text:style-name="Index_20_Link" text:visited-style-name="Index_20_Link">4.5.6 <text:s/>release — Release a Buffer<text:tab/>36</text:a></text:p>
          <text:p text:style-name="P351"><text:a xlink:type="simple" xlink:href="#__RefHeading___Toc8053_1067000368" text:style-name="Index_20_Link" text:visited-style-name="Index_20_Link">4.5.7 <text:s/>setLength — Set the Length of the Message in a Buffer — C++ Language Only<text:tab/>37</text:a></text:p>
          <text:p text:style-name="P351"><text:a xlink:type="simple" xlink:href="#__RefHeading___Toc8055_1067000368" text:style-name="Index_20_Link" text:visited-style-name="Index_20_Link">4.5.8 <text:s/>setOpCode — Set the OpCode for the Message in a Buffer — C++ Language Only<text:tab/>37</text:a></text:p>
          <text:p text:style-name="P351"><text:a xlink:type="simple" xlink:href="#__RefHeading___Toc8051_1067000368" text:style-name="Index_20_Link" text:visited-style-name="Index_20_Link">4.5.9 <text:s/>setInfo — Set the Metadata Associated with a Buffer — C++ Language Only<text:tab/>38</text:a></text:p>
          <text:p text:style-name="P351"><text:a xlink:type="simple" xlink:href="#__RefHeading___Toc8057_1067000368" text:style-name="Index_20_Link" text:visited-style-name="Index_20_Link">4.5.10 <text:s/>topLength — Retrieve the Size of the Single Sequence in a Message — C++ Language Only<text:tab/>38</text:a></text:p>
          <text:p text:style-name="P414"><text:a xlink:type="simple" xlink:href="#__RefHeading___Toc8059_1067000368" text:style-name="Index_20_Link" text:visited-style-name="Index_20_Link">4.6 <text:s/>Accessing the Contents of Messages<text:tab/>39</text:a></text:p>
          <text:p text:style-name="P351"><text:a xlink:type="simple" xlink:href="#__RefHeading___Toc36173_549088399" text:style-name="Index_20_Link" text:visited-style-name="Index_20_Link">4.6.1 <text:s/>Accessing Messages in C Language Workers<text:tab/>39</text:a></text:p>
          <text:p text:style-name="P351"><text:a xlink:type="simple" xlink:href="#__RefHeading___Toc36175_549088399" text:style-name="Index_20_Link" text:visited-style-name="Index_20_Link">4.6.2 <text:s/>Accessing Messages in C++ Language Workers<text:tab/>40</text:a></text:p>
          <text:p text:style-name="P414"><text:a xlink:type="simple" xlink:href="#__RefHeading___Toc8061_1067000368" text:style-name="Index_20_Link" text:visited-style-name="Index_20_Link">4.7 <text:s/>How a Worker Accesses its Properties<text:tab/>41</text:a></text:p>
          <text:p text:style-name="P351"><text:a xlink:type="simple" xlink:href="#__RefHeading___Toc71723_1826048042" text:style-name="Index_20_Link" text:visited-style-name="Index_20_Link">4.7.1 <text:s/>The Worker Property Structure<text:tab/>41</text:a></text:p>
          <text:p text:style-name="P351"><text:a xlink:type="simple" xlink:href="#__RefHeading___Toc71725_1826048042" text:style-name="Index_20_Link" text:visited-style-name="Index_20_Link">4.7.2 <text:s/>The Accessing Worker Properties in C<text:tab/>41</text:a></text:p>
          <text:p text:style-name="P351"><text:a xlink:type="simple" xlink:href="#__RefHeading___Toc71727_1826048042" text:style-name="Index_20_Link" text:visited-style-name="Index_20_Link">4.7.3 <text:s/>Accessing Worker Properties in C++<text:tab/>41</text:a></text:p>
          <text:p text:style-name="P351"><text:a xlink:type="simple" xlink:href="#__RefHeading___Toc71729_1826048042" text:style-name="Index_20_Link" text:visited-style-name="Index_20_Link">4.7.4 <text:s/>Property Access Notifications in C++<text:tab/>42</text:a></text:p>
          <text:p text:style-name="P351"><text:a xlink:type="simple" xlink:href="#__RefHeading___Toc71731_1826048042" text:style-name="Index_20_Link" text:visited-style-name="Index_20_Link">4.7.5 <text:s/>Accessing the Values of Parameter Properties<text:tab/>43</text:a></text:p>
          <text:p text:style-name="P414"><text:a xlink:type="simple" xlink:href="#__RefHeading___Toc8063_1067000368" text:style-name="Index_20_Link" text:visited-style-name="Index_20_Link">4.8 <text:s/>Controlling Slave Workers from Proxies — C++ Language Only<text:tab/>44</text:a></text:p>
          <text:p text:style-name="P414"><text:a xlink:type="simple" xlink:href="#__RefHeading__15986_2129872468" text:style-name="Index_20_Link" text:visited-style-name="Index_20_Link">4.9 <text:s/>Worker Dispatch Structures — C Language Only<text:tab/>45</text:a></text:p>
          <text:p text:style-name="P351"><text:a xlink:type="simple" xlink:href="#__RefHeading__15988_2129872468" text:style-name="Index_20_Link" text:visited-style-name="Index_20_Link">4.9.1 <text:s/>RCCDispatch Structure Type<text:tab/>45</text:a></text:p>
          <text:p text:style-name="P413"><text:a xlink:type="simple" xlink:href="#__RefHeading__10618_140039662" text:style-name="Index_20_Link" text:visited-style-name="Index_20_Link">5 <text:s/>Code Generation for RCC Workers<text:tab/>47</text:a></text:p>
          <text:p text:style-name="P414"><text:a xlink:type="simple" xlink:href="#__RefHeading___Toc8065_1067000368" text:style-name="Index_20_Link" text:visited-style-name="Index_20_Link">5.1 <text:s/>Namespace Management<text:tab/>48</text:a></text:p>
          <text:p text:style-name="P414"><text:a xlink:type="simple" xlink:href="#__RefHeading___Toc8067_1067000368" text:style-name="Index_20_Link" text:visited-style-name="Index_20_Link">5.1 <text:s/>Generated Data Types<text:tab/>49</text:a></text:p>
          <text:p text:style-name="P351"><text:a xlink:type="simple" xlink:href="#__RefHeading__10620_140039662" text:style-name="Index_20_Link" text:visited-style-name="Index_20_Link">5.1.1 <text:s/>The Enumeration Constants for the Worker’s Ports<text:tab/>49</text:a></text:p>
          <text:p text:style-name="P351"><text:a xlink:type="simple" xlink:href="#__RefHeading__10622_140039662" text:style-name="Index_20_Link" text:visited-style-name="Index_20_Link">5.1.2 <text:s/>The Properties Structure Type<text:tab/>49</text:a></text:p>
          <text:p text:style-name="P351"><text:a xlink:type="simple" xlink:href="#__RefHeading__8714_1123303156" text:style-name="Index_20_Link" text:visited-style-name="Index_20_Link">5.1.3 <text:s/>Structures for Message Payloads — C Language Only<text:tab/>50</text:a></text:p>
          <text:p text:style-name="P351"><text:a xlink:type="simple" xlink:href="#__RefHeading___Toc16848_576511445" text:style-name="Index_20_Link" text:visited-style-name="Index_20_Link">5.1.4 <text:s/>Worker Base Class — C++ Language Only<text:tab/>51</text:a></text:p>
          <text:p text:style-name="P413"><text:a xlink:type="simple" xlink:href="#__RefHeading__10774_474132946" text:style-name="Index_20_Link" text:visited-style-name="Index_20_Link">6 <text:s/>RCC Local Services<text:tab/>52</text:a></text:p>
          <text:p text:style-name="P414"><text:a xlink:type="simple" xlink:href="#__RefHeading__10778_474132946" text:style-name="Index_20_Link" text:visited-style-name="Index_20_Link">6.1 <text:s/>RCC Local Services AEP as a Small Subset of POSIX and ISO-C.<text:tab/>53</text:a></text:p>
          <text:p text:style-name="P413"><text:a xlink:type="simple" xlink:href="#__RefHeading___Toc71733_1826048042" text:style-name="Index_20_Link" text:visited-style-name="Index_20_Link">7 <text:s/>Debugging RCC Workers<text:tab/>55</text:a></text:p>
          <text:p text:style-name="P413"><text:a xlink:type="simple" xlink:href="#__RefHeading__11901_1972665394" text:style-name="Index_20_Link" text:visited-style-name="Index_20_Link">8 <text:s/>Summary of OpenCPI RCC Authoring Model<text:tab/>57</text:a></text:p>
          <text:p text:style-name="P413"><text:a xlink:type="simple" xlink:href="#__RefHeading___Toc128922_618765381" text:style-name="Index_20_Link" text:visited-style-name="Index_20_Link">9 <text:s/>Building RCC Workers<text:tab/>58</text:a></text:p>
          <text:p text:style-name="P414"><text:a xlink:type="simple" xlink:href="#__RefHeading___Toc9390_1192881656" text:style-name="Index_20_Link" text:visited-style-name="Index_20_Link">9.1 <text:s/>RCC Compiler and Linking Options<text:tab/>58</text:a></text:p>
          <text:p text:style-name="P413"><text:a xlink:type="simple" xlink:href="#__RefHeading__10780_474132946" text:style-name="Index_20_Link" text:visited-style-name="Index_20_Link">10 <text:s/>Worker Code Examples<text:tab/>61</text:a></text:p>
          <text:p text:style-name="P414"><text:a xlink:type="simple" xlink:href="#__RefHeading___Toc71735_1826048042" text:style-name="Index_20_Link" text:visited-style-name="Index_20_Link">10.1 <text:s/>C Language Examples<text:tab/>61</text:a></text:p>
          <text:p text:style-name="P351"><text:a xlink:type="simple" xlink:href="#__RefHeading___Toc158162_1192881656" text:style-name="Index_20_Link" text:visited-style-name="Index_20_Link">10.1.1 <text:s/>Worker Using the Default Run Condition<text:tab/>61</text:a></text:p>
          <text:p text:style-name="P351"><text:a xlink:type="simple" xlink:href="#__RefHeading___Toc71739_1826048042" text:style-name="Index_20_Link" text:visited-style-name="Index_20_Link">10.1.2 <text:s/>Worker Using the State-machine Style<text:tab/>62</text:a></text:p>
          <text:p text:style-name="P414"><text:a xlink:type="simple" xlink:href="#__RefHeading___Toc71741_1826048042" text:style-name="Index_20_Link" text:visited-style-name="Index_20_Link">10.2 <text:s/>C++ Language Examples<text:tab/>65</text:a></text:p>
          <text:p text:style-name="P351"><text:a xlink:type="simple" xlink:href="#__RefHeading___Toc71743_1826048042" text:style-name="Index_20_Link" text:visited-style-name="Index_20_Link">10.2.1 <text:s/>Worker Using the State-machine Style<text:tab/>67</text:a></text:p>
          <text:p text:style-name="P413"><text:a xlink:type="simple" xlink:href="#__RefHeading__11907_1972665394" text:style-name="Index_20_Link" text:visited-style-name="Index_20_Link">11 <text:s/>Glossary<text:tab/>68</text:a></text:p>
          <text:p text:style-name="P413"><text:a xlink:type="simple" xlink:href="#__RefHeading__10658_140039662" text:style-name="Index_20_Link" text:visited-style-name="Index_20_Link">12 <text:s/>List of Abbreviations and Acronyms<text:tab/>69</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57"><text:span text:style-name="T98">This document </text:span><text:span text:style-name="T101">specifies the </text:span><text:span text:style-name="FirstEmphasis"><text:span text:style-name="T397">OpenCPI Resource-Constrained C/</text:span></text:span><text:span text:style-name="FirstEmphasis"><text:span text:style-name="T398">C++</text:span></text:span><text:span text:style-name="FirstEmphasis"><text:span text:style-name="T397"> Language (RCC)</text:span></text:span><text:span text:style-name="T101"> authoring model and describes how to write RCC workers in C or C++. <text:s/></text:span><text:span text:style-name="T98">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02">T</text:span><text:span text:style-name="T98">he RCC model is a</text:span><text:span text:style-name="T102">lso an</text:span><text:span text:style-name="T98"> appropriate model for any general-purpose processor with a C compiler, when the developer is comfortable with the constraints of the C language.</text:span></text:p>
      <text:p text:style-name="P150">This document also describe<text:span text:style-name="T363">s</text:span> a C++ variant of this authoring model that takes advantage of the expressive power of the C++ language. <text:s/>Both the C and C++ language variants are considered to be based on this one authoring model <text:span text:style-name="T396">as</text:span> so many concepts and details are common.</text:p>
      <text:p text:style-name="P257"><text:span text:style-name="T99">T</text:span><text:span text:style-name="T98">his specification is </text:span><text:span text:style-name="T99">based on the authoring model concept as defined in the </text:span><text:span text:style-name="FirstEmphasis"><text:span text:style-name="T397">OpenCPI Component Development Guide</text:span></text:span>, <text:span text:style-name="T396">and</text:span><text:span text:style-name="T105"> is a prerequisite to this document. <text:s/></text:span><text:span text:style-name="T99">That document introduces key concepts for all authoring models, including the configuration and lifecycle model of components, and the software execution model for most authoring models targeting </text:span><text:span text:style-name="T100">general purpose </text:span><text:span text:style-name="T99">software </text:span><text:span text:style-name="T100">platforms</text:span><text:span text:style-name="T99">.</text:span></text:p>
      <text:p text:style-name="P168"><text:span text:style-name="T396">All OpenCPI authoring models are</text:span> <text:span text:style-name="T396">required</text:span> to coexist and interoperate with the other existing models that are more appropriate for <text:span text:style-name="T396">their respective</text:span> processing technologies. <text:s/><text:span text:style-name="T396">These include the OCL authoring model for</text:span> GP<text:span text:style-name="T106">U</text:span>s, <text:span text:style-name="T268">and the HDL authoring model for FPGAs</text:span>. <text:s/><text:span text:style-name="T268">Other models and any unique aspects to their associated development workflow, are described in their own documents.</text:span></text:p>
      <text:h text:style-name="P394" text:outline-level="2"><text:bookmark-start text:name="__RefHeading__11068_1972665394"/>References<text:bookmark-end text:name="__RefHeading__11068_1972665394"/></text:h>
      <text:p text:style-name="P151">This document depends on several others. <text:s/>Primarily, it depends on the <text:span text:style-name="FirstEmphasis">OpenCPI Component Development Guide</text:span>, which describes concepts and definitions common to all OpenCPI authoring models. <text:s/><text:span text:style-name="T404">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98">The C++ authoring model is based on the language as defined in </text:span><text:span text:style-name="FirstEmphasis"><text:span text:style-name="T383">ISO/IEC 14882:2003</text:span></text:span><text:span text:style-name="T298">,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5">Title</text:p>
          </table:table-cell>
          <table:table-cell table:style-name="Table2.A1" office:value-type="string">
            <text:p text:style-name="P85">Published By</text:p>
          </table:table-cell>
          <table:table-cell table:style-name="Table2.A1" office:value-type="string">
            <text:p text:style-name="P85">Link</text:p>
          </table:table-cell>
        </table:table-row>
        <table:table-row table:style-name="Table2.1">
          <table:table-cell table:style-name="Table2.A1" office:value-type="string">
            <text:p text:style-name="P25">OpenCPI Overview</text:p>
          </table:table-cell>
          <table:table-cell table:style-name="Table2.A1" office:value-type="string">
            <text:p text:style-name="Standard"><text:a xlink:type="simple" xlink:href="http://opencpi.org/" text:style-name="Internet_20_link" text:visited-style-name="Visited_20_Internet_20_Link"><text:span text:style-name="T93">OpenCPI</text:span></text:a></text:p>
          </table:table-cell>
          <table:table-cell table:style-name="Table2.A1" office:value-type="string">
            <text:p text:style-name="Table_20_Contents"><text:a xlink:type="simple" xlink:href="https://github.com/opencpi/opencpi/raw/2017.Q2/doc/pdf/OpenCPI_Overview.pdf" text:style-name="Internet_20_link" text:visited-style-name="Visited_20_Internet_20_Link"><text:span text:style-name="T97">https://github.com/opencpi/opencpi/raw/2017.Q2/doc/pdf/OpenCPI_Overview.pdf</text:span></text:a></text:p>
          </table:table-cell>
        </table:table-row>
        <table:table-row table:style-name="Table2.1">
          <table:table-cell table:style-name="Table2.A3" office:value-type="string">
            <text:p text:style-name="P63">OpenCPI <text:span text:style-name="T269">Component Development Guide</text:span></text:p>
          </table:table-cell>
          <table:table-cell table:style-name="Table2.A3" office:value-type="string">
            <text:p text:style-name="P71">OpenCPI</text:p>
          </table:table-cell>
          <table:table-cell table:style-name="Table2.A3" office:value-type="string">
            <text:p text:style-name="P65"><text:a xlink:type="simple" xlink:href="https://github.com/opencpi/opencpi/raw/2017.Q2/doc/pdf/OpenCPI_Component_Development.pdf" text:style-name="Internet_20_link" text:visited-style-name="Visited_20_Internet_20_Link"><text:span text:style-name="T109">https://github.com/opencpi/opencpi/raw/2017.Q2/doc/pdf/OpenCPI_Component_Development.pdf</text:span></text:a></text:p>
          </table:table-cell>
        </table:table-row>
        <table:table-row table:style-name="Table2.1">
          <table:table-cell table:style-name="Table2.A1" office:value-type="string">
            <text:p text:style-name="P63">ISO C Language Specification</text:p>
          </table:table-cell>
          <table:table-cell table:style-name="Table2.A1" office:value-type="string">
            <text:p text:style-name="P55"><text:a xlink:type="simple" xlink:href="http://www.open-std.org/jtc1/sc22/wg14/www/standards.html#9899" text:style-name="Internet_20_link" text:visited-style-name="Visited_20_Internet_20_Link"><text:span text:style-name="T107">C Language</text:span></text:a></text:p>
          </table:table-cell>
          <table:table-cell table:style-name="Table2.A1" office:value-type="string">
            <text:p text:style-name="P67">ISO/IEC 9899:90</text:p>
          </table:table-cell>
        </table:table-row>
        <table:table-row table:style-name="Table2.1">
          <table:table-cell table:style-name="Table2.A3" office:value-type="string">
            <text:p text:style-name="P64">ISO C++ Language Specification</text:p>
          </table:table-cell>
          <table:table-cell table:style-name="Table2.A3" office:value-type="string">
            <text:p text:style-name="P66"><text:a xlink:type="simple" xlink:href="http://www.open-std.org/JTC1/SC22/WG21/" text:style-name="Internet_20_link" text:visited-style-name="Visited_20_Internet_20_Link"><text:span text:style-name="T94">C++ Language</text:span></text:a></text:p>
          </table:table-cell>
          <table:table-cell table:style-name="Table2.A3" office:value-type="string">
            <text:p text:style-name="P56">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61"><text:span text:style-name="T110">RCC</text:span> workers <text:span text:style-name="T406">are C/C++ language component implementations that do work. </text:span><text:s/><text:span text:style-name="T406">They </text:span>are hosted in a<text:span text:style-name="T405">n OpenCPI</text:span> <text:span text:style-name="T66">container</text:span>, which is responsible for:</text:p>
      <text:list xml:id="list2565771574" text:style-name="WWNum32">
        <text:list-item>
          <text:p text:style-name="P355">loading, executing, controlling, and configuring the worker</text:p>
        </text:list-item>
        <text:list-item>
          <text:p text:style-name="P355">effecting data movement to and from the data ports of the worker</text:p>
        </text:list-item>
        <text:list-item>
          <text:p text:style-name="P355">providing interfaces for the local services available to <text:span text:style-name="T110">RCC</text:span> workers. </text:p>
        </text:list-item>
      </text:list>
      <text:p text:style-name="P261"><text:span text:style-name="T111">RCC</text:span> workers <text:span text:style-name="T405">that are executing and </text:span>collocated <text:span text:style-name="T405">together in</text:span> the <text:span text:style-name="T405">same</text:span> container can make use of <text:span text:style-name="T112">local </text:span>zero-copy <text:span text:style-name="T299">approaches </text:span>to move data between them. <text:s/>For connections between workers in <text:span text:style-name="T32">different</text:span> containers, the containers move data between each other using <text:span text:style-name="T405">a</text:span> common data transport mechanism. <text:s/>Containers make use of <text:span text:style-name="T299">a default</text:span> data transport between the two devices <text:span text:style-name="T299">unless explicitly configured to do otherwise</text:span>. </text:p>
      <text:p text:style-name="P168">The <text:span text:style-name="FirstEmphasis">OpenCPI Component Development Guide (CDG)</text:span> <text:span text:style-name="T270">contains</text:span> sections <text:span text:style-name="T270">for the general introduction to the control plane functionality of workers and containers, followed by the general execution model of software-based workers. <text:s/>The specifics of the RCC authoring model are included here, consisting of:</text:span></text:p>
      <text:list xml:id="list90400184484004" text:continue-numbering="true" text:style-name="WWNum32">
        <text:list-item>
          <text:p text:style-name="P356"><text:span text:style-name="T57">container-to-worker interfaces:</text:span> <text:s/>how the container calls the worker’s entry points</text:p>
        </text:list-item>
        <text:list-item>
          <text:p text:style-name="P356"><text:span text:style-name="T57">worker-to-container interfaces:</text:span> <text:s/>how the worker calls the container’s entry points</text:p>
        </text:list-item>
        <text:list-item>
          <text:p text:style-name="P356"><text:span text:style-name="T57">the local services:</text:span> <text:s/>how the worker uses local services and which ones are available.<text:bookmark text:name="_Toc270018429"/></text:p>
        </text:list-item>
      </text:list>
      <text:p text:style-name="P319"><text:span text:style-name="T133">C</text:span><text:span text:style-name="T113">reating a component implementation (a.k.a. </text:span><text:span text:style-name="T147">authoring a worker</text:span><text:span text:style-name="T113">), includes writing source code as well as specifying certain characteristics of the implementation in a separate XML file. <text:s/>This </text:span><text:span text:style-name="T114">XML </text:span><text:span text:style-name="T113">file is called the </text:span><text:span text:style-name="FirstEmphasis"><text:span text:style-name="T368">O</text:span></text:span><text:span text:style-name="FirstEmphasis"><text:span text:style-name="T174">penCPI </text:span></text:span><text:span text:style-name="FirstEmphasis"><text:span text:style-name="T368">W</text:span></text:span><text:span text:style-name="FirstEmphasis"><text:span text:style-name="T174">orker </text:span></text:span><text:span text:style-name="FirstEmphasis"><text:span text:style-name="T368">D</text:span></text:span><text:span text:style-name="FirstEmphasis"><text:span text:style-name="T174">escription</text:span></text:span><text:span text:style-name="FirstEmphasis"><text:span text:style-name="T164"> (OWD)</text:span></text:span><text:span text:style-name="T113">. <text:s/>It </text:span><text:span text:style-name="T143">refers to the </text:span><text:span text:style-name="FirstEmphasis"><text:span text:style-name="T369">O</text:span></text:span><text:span text:style-name="FirstEmphasis"><text:span text:style-name="T176">penCPI</text:span></text:span><text:span text:style-name="FirstEmphasis"><text:span text:style-name="T172"> </text:span></text:span><text:span text:style-name="FirstEmphasis"><text:span text:style-name="T369">C</text:span></text:span><text:span text:style-name="FirstEmphasis"><text:span text:style-name="T176">omponent </text:span></text:span><text:span text:style-name="FirstEmphasis"><text:span text:style-name="T369">S</text:span></text:span><text:span text:style-name="FirstEmphasis"><text:span text:style-name="T176">pecification (</text:span></text:span><text:span text:style-name="FirstEmphasis"><text:span text:style-name="T164">OCS)</text:span></text:span><text:span text:style-name="T143"> being implemented, specifies the authoring model and language, and </text:span><text:span text:style-name="T113">describes any non-default constraints or behavior of this particular component implementation. <text:s/></text:span><text:span text:style-name="T133">It </text:span><text:span text:style-name="T143">includes</text:span><text:span text:style-name="T133"> </text:span><text:span text:style-name="T113">attributes and information that are specific to the authoring model. <text:s/></text:span><text:span text:style-name="T143">RCC OWDs are initially generated using the </text:span><text:span text:style-name="Code"><text:span text:style-name="T164">ocpidev</text:span></text:span><text:span text:style-name="T143"> tool and then may be further customized. <text:s/></text:span><text:span text:style-name="T120">The </text:span><text:span text:style-name="Code"><text:span text:style-name="T164">ocpidev</text:span></text:span><text:span text:style-name="T143"> tool and the </text:span><text:span text:style-name="T120">OWD aspects that are common to all authoring models are described in the </text:span><text:span text:style-name="FirstEmphasis"><text:span text:style-name="T164">OpenCPI Component Development Guide</text:span></text:span><text:span text:style-name="T120">.</text:span></text:p>
      <text:p text:style-name="P302"><text:span text:style-name="T120">R</text:span><text:span text:style-name="T113">CC workers can act as a </text:span><text:span text:style-name="FirstEmphasis"><text:span text:style-name="T164">proxy</text:span></text:span><text:span text:style-name="T113"> for other workers, which then act as </text:span><text:span text:style-name="FirstEmphasis"><text:span text:style-name="T164">slaves</text:span></text:span><text:span text:style-name="T113">.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302"><text:span text:style-name="T113">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64">device workers</text:span></text:span><text:span text:style-name="T113">, which are fully described in the </text:span><text:span text:style-name="FirstEmphasis"><text:span text:style-name="T164">OpenCPI Platform Development Guide</text:span></text:span><text:span text:style-name="T113">. <text:s/>In an application, a proxy is guaranteed to be configured and started before its slaves are started, allowing the proxy to privately configure the slave. <text:s/>In the current release a proxy worker may only act as a proxy for a single slave.</text:span></text:p>
      <text:h text:style-name="P407" text:outline-level="1"><text:bookmark-start text:name="__RefHeading__15951_517827571"/><text:bookmark-start text:name="_Toc270018448"/><text:span text:style-name="T194">XML </text:span><text:span text:style-name="T200">D</text:span><text:span text:style-name="T194">escription </text:span><text:span text:style-name="T200">F</text:span><text:span text:style-name="T194">iles (OWD) for </text:span><text:span text:style-name="T198">RCC</text:span><text:span text:style-name="T194"> </text:span><text:span text:style-name="T200">W</text:span><text:span text:style-name="T194">orkers.</text:span><text:bookmark-end text:name="__RefHeading__15951_517827571"/><text:bookmark-end text:name="_Toc270018448"/></text:h>
      <text:p text:style-name="P301">This section describes the format and structure of the <text:span text:style-name="T249">RCC</text:span> OWD. <text:s/><text:span text:style-name="T409">T</text:span>h<text:span text:style-name="T409">is</text:span> XML document <text:span text:style-name="T518">specifies for the worker:</text:span></text:p>
      <text:list xml:id="list90401970910490" text:continue-numbering="true" text:style-name="WWNum32">
        <text:list-item>
          <text:p text:style-name="P357"><text:span text:style-name="T553">The </text:span><text:span text:style-name="T554">OCS </text:span><text:span text:style-name="T519">being implemented (required)</text:span></text:p>
        </text:list-item>
        <text:list-item>
          <text:p text:style-name="P358">The authoring model <text:span text:style-name="T519">(required) </text:span>and language <text:span text:style-name="T519">(may default)</text:span></text:p>
        </text:list-item>
        <text:list-item>
          <text:p text:style-name="P358"><text:span text:style-name="T519">Some g</text:span>eneric <text:span text:style-name="T519">worker </text:span>attributes allowed in all authoring models <text:span text:style-name="T519">(all optional)</text:span></text:p>
        </text:list-item>
        <text:list-item>
          <text:p text:style-name="P359">Some attributes specific to RCC workers (all optional)</text:p>
        </text:list-item>
        <text:list-item>
          <text:p text:style-name="P359">Property information beyond what is in the OCS (all optional)</text:p>
        </text:list-item>
        <text:list-item>
          <text:p text:style-name="P359">Port information beyond what is in the OCS (all optional)</text:p>
        </text:list-item>
      </text:list>
      <text:p text:style-name="P18">The top level XML element for a <text:span text:style-name="T251">RCC </text:span>worker is <text:span text:style-name="T408">RCC</text:span><text:span text:style-name="T407">Worker,</text:span> <text:span text:style-name="T519">which implies the authoring model</text:span>. <text:s/><text:span text:style-name="T409">Using defaults the simplest OWD for an RCC worker would be:</text:span></text:p>
      <text:p text:style-name="P124">&lt;RCCWorker spec='myspec'/&gt;</text:p>
      <text:p text:style-name="P165">The <text:span text:style-name="Code">RCCWorker</text:span> XML element includes or references an OCS, and then describes implementation information about this particular <text:span text:style-name="T251">RCC</text:span> implementation of that OCS. <text:s/><text:span text:style-name="T420">T</text:span>he <text:span text:style-name="Code">RCCWorker</text:span> element must either include as a child element a complete <text:span text:style-name="T420">OCS</text:span>, or include one by reference, using the <text:span text:style-name="Code">spec</text:span> attribute of the top-level element. <text:s/>For example, the “vsadd” <text:span text:style-name="T519">RCC </text:span>implementation of the “vsadd-spec” <text:span text:style-name="T347">OCS would</text:span> referenc<text:span text:style-name="T347">e</text:span> the component specification <text:span text:style-name="T347">this way:</text:span></text:p>
      <text:p text:style-name="P106"><text:span text:style-name="T194">&lt;</text:span><text:span text:style-name="T196">RCC</text:span><text:span text:style-name="T194">Worker spec=”</text:span><text:span text:style-name="T197">vsadd-spec</text:span><text:span text:style-name="T194">”</text:span><text:line-break/><text:span text:style-name="T194"><text:tab/>---other attributes---</text:span><text:line-break/><text:span text:style-name="T194"><text:tab/>&gt;</text:span><text:line-break/><text:span text:style-name="T194"><text:tab/>---other child elements---</text:span><text:line-break/><text:span text:style-name="T194">&lt;/</text:span><text:span text:style-name="T196">RCC</text:span><text:span text:style-name="T194">Worker&gt;</text:span></text:p>
      <text:p text:style-name="P168">The <text:span text:style-name="Code">RCCWorker</text:span> follows the specification of OWDs in general as specified <text:span text:style-name="T519">in the CDG</text:span>. <text:s/>This section only defines the aspects of the <text:span text:style-name="T251">RCC</text:span> OWD that <text:span text:style-name="T252">are</text:span> <text:span text:style-name="T32">not</text:span> common to all OWDs. <text:s/><text:span text:style-name="T366">A more complete example is below:</text:span></text:p>
      <text:p text:style-name="P134">&lt;RCCWorker language='c++' spec='vsadd-spec'&gt;<text:line-break/> <text:s/>&lt;SpecProperty name='control' readable='true'/&gt;<text:line-break/> <text:s/>&lt;Property name='debug' type='float' volatile='true'/&gt;<text:line-break/> <text:s/>&lt;Port name='in' <text:span text:style-name="T371">minB</text:span>uffer<text:span text:style-name="T371">C</text:span>ount='2'/&gt;<text:line-break/>&lt;/RCCWorker&gt;</text:p>
      <text:p text:style-name="P166"><text:span text:style-name="T409">T</text:span>he <text:span text:style-name="T411">RCC</text:span><text:span text:style-name="T410">Worker</text:span> element <text:span text:style-name="T420">may also</text:span> include <text:span text:style-name="T420">the OCS </text:span>as a<text:span text:style-name="T420">n embedded</text:span> child element <text:span text:style-name="T420">in the rare cases when there can never be alternative implementations of that OCS</text:span>.</text:p>
      <text:h text:style-name="P402" text:outline-level="2"><text:bookmark-start text:name="_Toc270018449"/><text:bookmark-start text:name="_Toc211781115"/><text:bookmark-start text:name="_Toc211780966"/><text:bookmark-start text:name="__RefHeading__15953_517827571"/>Attributes of a <text:span text:style-name="T1">T</text:span>op-level <text:span text:style-name="T252">RCC</text:span>Worker <text:span text:style-name="T1">E</text:span>lement<text:bookmark-end text:name="_Toc270018449"/><text:bookmark-end text:name="_Toc211781115"/><text:bookmark-end text:name="_Toc211780966"/><text:bookmark-end text:name="__RefHeading__15953_517827571"/></text:h>
      <text:p text:style-name="P242">The <text:span text:style-name="Code">name</text:span>, <text:span text:style-name="Code">spec</text:span>, and <text:span text:style-name="Code">controloperations</text:span> attributes are the same for all authoring models and are described in the <text:span text:style-name="T420">CDG</text:span>.</text:p>
      <text:h text:style-name="P415" text:outline-level="3" text:restart-numbering="true" text:start-value="-1"><text:bookmark-start text:name="_Toc211781120"/><text:bookmark-start text:name="_Toc270018450"/><text:bookmark-start text:name="__RefHeading__15955_517827571"/><text:bookmark-start text:name="_Toc211781116"/>Name <text:span text:style-name="T481">A</text:span>ttribute<text:bookmark-end text:name="_Toc270018450"/><text:bookmark-end text:name="_Toc211781116"/> — <text:span text:style-name="T483">See the CDG</text:span><text:bookmark-end text:name="__RefHeading__15955_517827571"/></text:h>
      <text:h text:style-name="P416" text:outline-level="3"><text:bookmark-start text:name="__RefHeading___Toc35101_549088399"/>Spec <text:span text:style-name="T481">A</text:span>ttribute — <text:span text:style-name="T483">S</text:span>ee <text:span text:style-name="T470">the </text:span>CDG<text:bookmark-end text:name="__RefHeading___Toc35101_549088399"/></text:h>
      <text:h text:style-name="P415" text:outline-level="3"><text:bookmark-start text:name="__RefHeading__10634_140039662"/><text:bookmark-start text:name="_Toc270018452"/>ControlOperations <text:span text:style-name="T481">A</text:span>ttribute<text:bookmark-end text:name="_Toc270018452"/> — <text:span text:style-name="T483">See the CDG</text:span><text:bookmark-end text:name="__RefHeading__10634_140039662"/></text:h>
      <text:h text:style-name="P415" text:outline-level="3"><text:bookmark-start text:name="_Toc270018451"/><text:bookmark-start text:name="__RefHeading__10632_140039662"/>Language <text:span text:style-name="T480">A</text:span>ttribute<text:bookmark-end text:name="_Toc270018451"/><text:bookmark-end text:name="__RefHeading__10632_140039662"/></text:h>
      <text:p text:style-name="P168">The <text:span text:style-name="Code">Language</text:span> attribute of the component implementation for <text:span text:style-name="T253">RCC</text:span> workers <text:span text:style-name="T254">should</text:span> have the value <text:span text:style-name="Code">c</text:span> <text:span text:style-name="T336">or </text:span><text:span text:style-name="Code">c++</text:span>. <text:s/><text:span text:style-name="T336">The default is </text:span><text:span text:style-name="Code">c</text:span><text:span text:style-name="T336">.</text:span></text:p>
      <text:h text:style-name="P417" text:outline-level="3"><text:bookmark-start text:name="__RefHeading___Toc8035_1067000368"/><text:bookmark-end text:name="_Toc211781120"/>Slave <text:span text:style-name="T480">A</text:span>ttribute — <text:span text:style-name="T367">C++ Language Only</text:span><text:bookmark-end text:name="__RefHeading___Toc8035_1067000368"/></text:h>
      <text:p text:style-name="P14">This attribute indicates that this worker is a proxy for another worker, and that other worker is named as the string value of this attribute. <text:s/><text:span text:style-name="T337">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 <text:s/><text:span text:style-name="T550">The indicated slave worker must be in the same library as this proxy.</text:span></text:p>
      <text:h text:style-name="P418" text:outline-level="3"><text:bookmark-start text:name="__RefHeading__57792_638251233"/>ExternMethods <text:span text:style-name="T480">A</text:span>ttribute — <text:span text:style-name="T348">C Language Only</text:span><text:bookmark-end text:name="__RefHeading__57792_638251233"/></text:h>
      <text:p text:style-name="P243">The default scope and name for RCC worker methods in C is to be declared static, <text:span text:style-name="T412">i.e. </text:span>name-scoped in the file, and have the method name in lower case, e.g.:</text:p>
      <text:p text:style-name="P131"><text:span text:style-name="T552">static</text:span> RCCResult <text:span text:style-name="T552">start</text:span>(RCCWorker *self);</text:p>
      <text:p text:style-name="P243">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70">n</text:span> example <text:span text:style-name="T370">is</text:span> <text:span text:style-name="T370">the pattern </text:span><text:span text:style-name="Code">%W_%m</text:span><text:span text:style-name="T370">, which, for the start method of the XYZ worker, would be:</text:span></text:p>
      <text:p text:style-name="P132"><text:span text:style-name="T552">extern</text:span> RCCResult <text:span text:style-name="T552">Xyz_start</text:span>(RCCWorker *self);</text:p>
      <text:p text:style-name="P244">The code generator uses this pattern when generating the skeleton file for the worker. <text:s/><text:span text:style-name="T555">Making worker methods have externally-scoped names allows them to be implemented in separate source files.</text:span></text:p>
      <text:h text:style-name="Heading_20_3" text:outline-level="3"><text:bookmark-start text:name="__RefHeading___Toc35103_549088399"/><text:soft-page-break/>StaticMethods <text:span text:style-name="T480">Attribute — C Language Only</text:span><text:bookmark-end text:name="__RefHeading___Toc35103_549088399"/></text:h>
      <text:p text:style-name="P244">This attribute provides a pattern like the <text:span text:style-name="Code">ExternMethods</text:span> attribute, but leaves the worker methods in the file scope, declared <text:span text:style-name="Code">static</text:span>.</text:p>
      <text:h text:style-name="P402"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68"><text:bookmark-end text:name="_Toc211781121"/><text:bookmark-end text:name="_Toc211780968"/>The <text:span text:style-name="Code">port</text:span> child element of the <text:span text:style-name="Code">RCCWorker</text:span> specifies information about a data <text:span text:style-name="T338">port</text:span> in the OCS. <text:s/>It references a<text:span text:style-name="T338">n OCS </text:span><text:span text:style-name="Code">port, </text:span><text:span text:style-name="T338">or </text:span><text:span text:style-name="Code">dataInterfaceSpec,</text:span><text:span text:style-name="T338">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38"> or </text:span><text:span text:style-name="Code">DataInterfaceSpec</text:span> element of the <text:span text:style-name="Code">ComponentSpec</text:span>. <text:s/>The <text:span text:style-name="Code">Port</text:span> element adds implementation-specific information about the <text:span text:style-name="T349">port</text:span> initially defined in that <text:span text:style-name="Code">ComponentSpec</text:span>.</text:p>
      <text:p text:style-name="P226">A number of attributes available for the <text:span text:style-name="Code">port</text:span> element are common to all authoring models and are described in the <text:span text:style-name="T420">CDG</text:span>. <text:s/>These are usually used to override attributes inferred from the protocol associated with the data port.</text:p>
      <text:h text:style-name="P415" text:outline-level="3"><text:bookmark-start text:name="__RefHeading__10638_140039662"/><text:bookmark-start text:name="_Toc270018454"/>Name <text:span text:style-name="T480">A</text:span>ttribute<text:bookmark-end text:name="__RefHeading__10638_140039662"/><text:bookmark-end text:name="_Toc270018454"/></text:h>
      <text:p text:style-name="P168">This attribute specifies the name used to reference the <text:span text:style-name="Code">Port</text:span><text:span text:style-name="T338"> or </text:span><text:span text:style-name="Code">DataInterfaceSpec</text:span> <text:span text:style-name="T338">element </text:span>in the <text:span text:style-name="T520">OCS</text:span>. <text:s/><text:span text:style-name="T520">It must match the name used for the port in the OCS.</text:span></text:p>
      <text:h text:style-name="P415" text:outline-level="3"><text:bookmark-start text:name="_Toc270018455"/><text:bookmark-start text:name="__RefHeading__10640_140039662"/>MinBuffer<text:span text:style-name="T339">Count</text:span> <text:span text:style-name="T480">A</text:span>ttribute<text:bookmark-end text:name="_Toc270018455"/><text:bookmark-end text:name="__RefHeading__10640_140039662"/></text:h>
      <text:p text:style-name="P164">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73">take</text:span></text:span> a buffer from a<text:span text:style-name="T514">n</text:span> <text:span text:style-name="T514">input </text:span>port, and ask for a new buffer for that port <text:span text:style-name="T413">and</text:span> retain ownership of the previous buffer from that port. <text:s/>This behavior requires the infrastructure <text:span text:style-name="T413">to </text:span>provide at least <text:span text:style-name="T413">two</text:span> buffers for that port.</text:p>
      <text:p text:style-name="P167"><text:span text:style-name="T75">The buffers are guaranteed to exist, </text:span><text:span text:style-name="T76">so</text:span><text:span text:style-name="T75"> </text:span><text:span text:style-name="T73">the worker</text:span><text:span text:style-name="T75"> can keep one that is full while waiting for another one and be guaranteed that </text:span><text:span text:style-name="T73">it</text:span><text:span text:style-name="T75"> will be able to receive a second buffer while holding onto the first </text:span><text:span text:style-name="T76">(i.e. not deadlock)</text:span><text:span text:style-name="T75">. <text:s/>If </text:span><text:span text:style-name="T73">the</text:span><text:span text:style-name="T75"> worker wants to compare the previous buffer with the next buffer, it requires there to be two, but it does </text:span><text:span text:style-name="T52">not</text:span><text:span text:style-name="T75"> require that when the first one arrives, the second one is also full of data ready to process.</text:span></text:p>
      <text:p text:style-name="P164">This attribute informs the infrastructure as to the minimum buffering requirements of the worker implementation for that port. <text:s/>The default <text:span text:style-name="T413">value </text:span>is <text:span text:style-name="T413">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299"><text:span text:style-name="T521">MinBufferCount</text:span> <text:span text:style-name="T520">only applies</text:span> to input ports, <text:span text:style-name="T520">since </text:span>there is no way to use the current worker interface to depend on the existence of multiple output buffers.</text:p>
      <text:p text:style-name="P303"><text:span text:style-name="T87">This value has no </text:span><text:span text:style-name="T90">e</text:span><text:span text:style-name="T87">ffect on the behavior or interface for run conditions. <text:s/>See the</text:span><text:span text:style-name="T88"> </text:span><text:a xlink:type="simple" xlink:href="#4.3.4.The RCC::RunCondition C++ Class|outline" text:style-name="Internet_20_link" text:visited-style-name="Visited_20_Internet_20_Link">RunCondition</text:a><text:span text:style-name="T88"> and </text:span><text:a xlink:type="simple" xlink:href="#4.2.9.run — Worker Method|outline" text:style-name="Internet_20_link" text:visited-style-name="Visited_20_Internet_20_Link">run worker method</text:a><text:span text:style-name="T88"> sections for more details. <text:s/></text:span><text:span text:style-name="T89">In particular it does not wait for more than one buffer to be available before running the worker.</text:span></text:p>
      <text:p text:style-name="P304"><text:span text:style-name="T86">The</text:span><text:span text:style-name="T88"> stronger contract, </text:span><text:span text:style-name="T86">where the worker will only be run when </text:span><text:span text:style-name="T67">all</text:span><text:span text:style-name="T86"> of the required buffers are available, is </text:span><text:span text:style-name="T67">not</text:span><text:span text:style-name="T86"> supported.</text:span></text:p>
      <text:h text:style-name="P407" text:outline-level="1"><text:bookmark-start text:name="_Toc270018430"/><text:bookmark-start text:name="__RefHeading__10574_140039662"/><text:span text:style-name="T19">The </text:span><text:span text:style-name="T20">RCC</text:span><text:span text:style-name="T21"> </text:span><text:span text:style-name="T19">Worker Interface</text:span><text:bookmark-end text:name="_Toc270018430"/><text:bookmark-end text:name="__RefHeading__10574_140039662"/></text:h>
      <text:p text:style-name="P305"><text:span text:style-name="T167">This section defines the interface between the worker and its container: <text:s/>the API for this authoring model. <text:s/></text:span><text:span text:style-name="T164">Th</text:span><text:span text:style-name="T168">e</text:span><text:span text:style-name="T164"> term </text:span><text:span text:style-name="FirstEmphasis"><text:span text:style-name="T164">worker method</text:span></text:span><text:span text:style-name="T164"> </text:span><text:span text:style-name="T168">i</text:span><text:span text:style-name="T164">s </text:span><text:span text:style-name="T168">used as a </text:span><text:span text:style-name="T164">shorthand and language-neutral term for </text:span><text:span text:style-name="T165">what is a </text:span><text:span text:style-name="T164">member function </text:span><text:span text:style-name="T165">in C++ or a worker entry point </text:span><text:span text:style-name="T166">function </text:span><text:span text:style-name="T165">in C</text:span><text:span text:style-name="T164">. <text:s/></text:span><text:span text:style-name="T169">M</text:span>ethods in<text:span text:style-name="T177"> C++ have an implicit </text:span><text:span text:style-name="Code">this</text:span><text:span text:style-name="T177"> argument that is hidden by the language. <text:s/>C language RCC workers have the first argument to all worker methods as an explicit </text:span><text:span text:style-name="Code">self</text:span><text:span text:style-name="T177"> argument. <text:s/>This is a pointer to a structure containing context and state information for the worker as well as C function pointers to container methods</text:span></text:p>
      <text:p text:style-name="P305"><text:span text:style-name="T177">When discussing a worker's runtime behavior, the term </text:span><text:span text:style-name="FirstEmphasis"><text:span text:style-name="T383">worker</text:span></text:span><text:span text:style-name="T177"> is sometimes used as a runtime </text:span><text:span text:style-name="T34">instance</text:span><text:span text:style-name="T177"> of the worker in contrast to referring to the source code that is written for the worker as a component implementation.</text:span></text:p>
      <text:p text:style-name="P262"><text:span text:style-name="T178">RCC</text:span> <text:span text:style-name="T350">w</text:span>orker <text:span text:style-name="T526">code</text:span> <text:span text:style-name="T179">must</text:span> <text:span text:style-name="T350">avoid</text:span> the prefix<text:span text:style-name="T180">es </text:span><text:span text:style-name="Code">OCPI</text:span><text:span text:style-name="T180"> and</text:span> <text:span text:style-name="Code">RCC</text:span> <text:span text:style-name="T420">(even without a trailing underscore) f</text:span>or compile-time constants and types <text:span text:style-name="T414">as these are used</text:span> <text:span text:style-name="T179">by the authoring model</text:span>. <text:s/><text:span text:style-name="T415">The RCC authoring model also specifies that all generated macros are upper case, and all generated data types are capitalized and mixed CamelCase. <text:s/>User code is recommended to follow these conventions, but is not required to do so.</text:span></text:p>
      <text:p text:style-name="P169">The <text:span text:style-name="T350">w</text:span>orker interface<text:span text:style-name="T271"> </text:span>consists of control operation methods whose behavior is defined <text:span text:style-name="T271">in the </text:span><text:span text:style-name="T15">Control Plane Introduction</text:span><text:span text:style-name="T271"> section of the CDG</text:span><text:span text:style-name="FirstEmphasis">.</text:span> <text:s/><text:span text:style-name="T416">In addition, there is a required</text:span> <text:span text:style-name="T181">run</text:span> method that supports the event-driven execution model defined <text:span text:style-name="T271">in the </text:span><text:span text:style-name="T15">Software Execution Model</text:span><text:span text:style-name="T271"> section of that same document</text:span>. <text:s/>The <text:span text:style-name="T181">run</text:span> method is the only required method <text:span text:style-name="T421">and a</text:span>ll the other <text:span text:style-name="T489">worker </text:span>methods are optional. <text:s/>All processing of the worker occurs in the context of these <text:span text:style-name="T182">methods</text:span>. <text:s/>The<text:span text:style-name="T163">re are two </text:span>categories of methods:</text:p>
      <text:list xml:id="list4167276151" text:style-name="WWNum18">
        <text:list-item>
          <text:p text:style-name="P369"><text:span text:style-name="T150">Worker methods</text:span><text:span text:style-name="T146"> </text:span><text:span text:style-name="T156">represent functionality of the worker, to be called by the container, and which may have default implementations. <text:s/>These include the </text:span><text:span text:style-name="Code"><text:span text:style-name="T85">run</text:span></text:span><text:span text:style-name="T156"> method, and the lifecycle control operation </text:span><text:span text:style-name="T158">methods: <text:s/></text:span><text:span text:style-name="Code"><text:span text:style-name="T85">initialize</text:span></text:span><text:span text:style-name="T159">, </text:span><text:span text:style-name="Code"><text:span text:style-name="T85">start</text:span></text:span><text:span text:style-name="T159">, </text:span><text:span text:style-name="Code"><text:span text:style-name="T85">stop</text:span></text:span><text:span text:style-name="T159">, and </text:span><text:span text:style-name="Code"><text:span text:style-name="T85">release</text:span></text:span><text:span text:style-name="T156">.</text:span></text:p>
        </text:list-item>
        <text:list-item>
          <text:p text:style-name="P369"><text:span text:style-name="T150">Container methods</text:span><text:span text:style-name="T146"> </text:span><text:span text:style-name="T156">represent functionality of the container, to be called by the worker, such as changing run conditions, </text:span><text:span text:style-name="T160">and accessing ports and buffers</text:span><text:span text:style-name="T156">. <text:s/></text:span><text:span text:style-name="T161">All </text:span><text:span text:style-name="T158">C language </text:span><text:span text:style-name="T161">container methods are dispatched through function pointers in the </text:span><text:span text:style-name="Code"><text:span text:style-name="T85">container</text:span></text:span><text:span text:style-name="T161"> member of the </text:span><text:span text:style-name="Code"><text:span text:style-name="T85">RCCWorker</text:span></text:span><text:span text:style-name="T161"> structure. <text:s/></text:span><text:span text:style-name="T159">C++ container methods are </text:span><text:span text:style-name="T162">accessible </text:span><text:span text:style-name="T159">member functions inherited from the worker's base class.</text:span></text:p>
        </text:list-item>
      </text:list>
      <text:p text:style-name="P310"><text:span text:style-name="T522">Default methods are the behaviors that are executed if the user supplies no code for a worker method. <text:s/>Default methods for C-language workers are indicated by </text:span><text:span text:style-name="Code">NULL</text:span><text:span text:style-name="T184">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84"> structure</text:span></text:a><text:span text:style-name="T184">. <text:s/>For C++, they are simply the methods in the base class.</text:span></text:p>
      <text:p text:style-name="Standard"><text:span text:style-name="T524">Several integral</text:span> type<text:span text:style-name="T523">def</text:span>s <text:span text:style-name="T524">and constants are defined and used throughout the interface</text:span>:</text:p>
      <text:list xml:id="list90400794541422" text:continue-list="list90401970910490" text:style-name="WWNum32">
        <text:list-item>
          <text:p text:style-name="List_20_Bullet"><text:span text:style-name="Code">RCCBoolean</text:span> is aliased to <text:span text:style-name="Code">uint8_t</text:span>, to <text:span text:style-name="T489">match the defined size in property space and message layouts.</text:span></text:p>
        </text:list-item>
        <text:list-item>
          <text:p text:style-name="P360"><text:span text:style-name="Code">RCCChar</text:span><text:span text:style-name="T489"> is a signed 8 bit type to represent property values of type “Char”.</text:span></text:p>
        </text:list-item>
        <text:list-item>
          <text:p text:style-name="P360"><text:span text:style-name="Code">RCCOrdinal</text:span> is used <text:span text:style-name="T489">for</text:span> ordinals <text:span text:style-name="T489">for </text:span>ports, operations, <text:span text:style-name="T489">and </text:span>properties.</text:p>
        </text:list-item>
        <text:list-item>
          <text:p text:style-name="List_20_Bullet"><text:soft-page-break/><text:span text:style-name="Code">RCCPortMask</text:span><text:span text:style-name="T488"> indicates a proper subset of a worker's ports, with ports indicated using, e.g.: </text:span><text:span text:style-name="Code">(1 &lt;&lt; port1_ordinal) | (1 &lt;&lt; port2_ordinal).</text:span></text:p>
        </text:list-item>
        <text:list-item>
          <text:p text:style-name="P361"><text:span text:style-name="T489">Ordinals for ports are generated as enumeration constants </text:span><text:span text:style-name="Code">&lt;WORKER&gt;_&lt;PORT&gt;</text:span><text:span text:style-name="T489">.</text:span></text:p>
        </text:list-item>
        <text:list-item>
          <text:p text:style-name="P361"><text:span text:style-name="Code">RCC_NO_PORTS</text:span><text:span text:style-name="T489"> is a mask of type </text:span><text:span text:style-name="Code">RCCPortMask</text:span><text:span text:style-name="T489"> indicating no ports.</text:span></text:p>
        </text:list-item>
        <text:list-item>
          <text:p text:style-name="List_20_Bullet"><text:span text:style-name="Code">RCC_ALL_PORTS</text:span><text:span text:style-name="T489"> is a mask of type </text:span><text:span text:style-name="Code">RCCPortMask</text:span><text:span text:style-name="T489"> indicating all ports.</text:span></text:p>
        </text:list-item>
      </text:list>
      <text:p text:style-name="P290"><text:span text:style-name="T525">More complex</text:span> data types used in worker and container methods <text:span text:style-name="T184">are described in the following sections where they are used.</text:span></text:p>
      <text:h text:style-name="P395" text:outline-level="2"><text:bookmark-start text:name="__RefHeading___Toc71721_1826048042"/><text:span text:style-name="T472">The </text:span>RCC Execution Model<text:bookmark-end text:name="__RefHeading___Toc71721_1826048042"/></text:h>
      <text:p text:style-name="P269">The CDG describe<text:span text:style-name="T436">s</text:span> the fundamentals of <text:span text:style-name="T436">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6">RCC Worker Interface</text:span></text:a><text:span text:style-name="T436"> section below.</text:span></text:p>
      <text:p text:style-name="P269">The container executes workers such that all execution threads are supplied by the container. <text:s/>Thus there is no need or possibility for workers to create threads. <text:s/>Containers may arrange for workers to run concurrently, <text:span text:style-name="T437">each in its own thread</text:span>, or run one at a time <text:span text:style-name="T437">with all workers in the container running in a single thread.</text:span></text:p>
      <text:p text:style-name="P152">A simple non-preemptive single-threaded container implementation would have a loop, testing <text:span text:style-name="FirstEmphasis">run conditions</text:span>, and calling <text:span text:style-name="T472">workers' </text:span><text:span text:style-name="FirstEmphasis">run</text:span> methods. <text:s/>A more complex environment might run workers in different threads for purposes of time preemption, prioritization, etc. <text:s/>This <text:span text:style-name="T453">execution </text:span>model allows a variety of container execution models while keeping the worker <text:span text:style-name="T453">code</text:span> simple.</text:p>
      <text:p text:style-name="P279"><text:span text:style-name="T431">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53">This simple execution environment can be easily implemented in <text:span text:style-name="T365">full function </text:span>GPP environments, providing a test environment and a migration path to <text:span text:style-name="T355">more minimal embedded environments such as a single-threaded environment with no real operating system at all (i.e. “bare metal”). <text:s/>Such a minimal environment is possible, although none are currently supported.</text:span></text:p>
      <text:h text:style-name="P402"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68"><text:span text:style-name="T113">This section describes the methods that a worker may implement </text:span><text:span text:style-name="T134">with only o</text:span><text:span text:style-name="T113">ne </text:span><text:span text:style-name="T134">being </text:span><text:span text:style-name="T113">mandatory: <text:s/></text:span><text:span text:style-name="T150">run</text:span><text:span text:style-name="T113">. <text:s/>All others </text:span><text:span text:style-name="T134">methods </text:span><text:span text:style-name="T113">are optional and have default behavior. <text:s/></text:span><text:span text:style-name="T134">These</text:span><text:span text:style-name="T113"> other methods are </text:span><text:span text:style-name="FirstEmphasis"><text:span text:style-name="T171">control operations</text:span></text:span><text:span text:style-name="T113"> that perform lifecycle state transitions. <text:s/></text:span><text:span text:style-name="T134">The transitions are</text:span><text:span text:style-name="T113"> described </text:span><text:span text:style-name="T121">in the control plane introduction section of the </text:span><text:span text:style-name="T139">CDG</text:span><text:span text:style-name="T113">. <text:s/>All processing of the worker occurs in the context of these </text:span><text:span text:style-name="T124">worker </text:span><text:span text:style-name="T113">method</text:span><text:span text:style-name="T115">s</text:span><text:span text:style-name="T116">.</text:span></text:p>
      <text:p text:style-name="P170"><text:span text:style-name="T116">F</text:span><text:span text:style-name="T122">or C++, </text:span><text:span text:style-name="T124">t</text:span><text:span text:style-name="T113">he code generation tools create a custom base class that the actual worker class inherit</text:span><text:span text:style-name="T124">s</text:span><text:span text:style-name="T113">.  The derived class that implements the worker is declared by the worker author directly in their source code.  This derived class inherit</text:span><text:span text:style-name="T124">s</text:span><text:span text:style-name="T113"> the custom base class, but can otherwise contain any </text:span><text:span text:style-name="T129">other </text:span><text:span text:style-name="T113">member functions and data members, </text:span><text:span text:style-name="T139">with the caveat that</text:span><text:span text:style-name="T113"> they do not shadow certain members in the generated custom base class (which are specifically mentioned below). <text:s/></text:span><text:span text:style-name="T132">All worker methods in C++ are member functions and this is where all worker processing takes place.</text:span></text:p>
      <text:h text:style-name="P443" text:outline-level="3"><text:bookmark-start text:name="__RefHeading__8692_1123303156"/><text:span text:style-name="T185">RCC</text:span>Worker <text:span text:style-name="T186">Structure Type – C Language Only</text:span><text:bookmark-end text:name="__RefHeading__8692_1123303156"/></text:h>
      <text:p text:style-name="P245">This structure type , <text:span text:style-name="T417">a </text:span><text:span text:style-name="Code">typedef</text:span> <text:span text:style-name="T350">name,</text:span> represents the visible state of a worker. <text:s/>The container <text:span text:style-name="T373">creates</text:span> this structure (<text:span text:style-name="T373">defined </text:span>in <text:span text:style-name="Code">RCC_Worker.h</text:span>) with any content <text:span text:style-name="T187">or</text:span> member ordering as long as the documented members are supported. <text:s/>The <text:span text:style-name="T350">structure </text:span>members are written by either the container or the worker, but not both. <text:s/>Members written by the container are declared <text:span text:style-name="Code">const</text:span> to enhance error checking when compiling worker <text:span text:style-name="T300">code</text:span>. <text:s/><text:span text:style-name="T188">A pointer to this structure is the first argument to all C language worker methods, called </text:span><text:span text:style-name="Code">self</text:span><text:span text:style-name="T188">.</text:span></text:p>
      <text:p text:style-name="P245"><text:span text:style-name="T373">Workers (code in worker methods) access property values via the </text:span><text:span text:style-name="Code">properties</text:span><text:span text:style-name="T373"> member of the </text:span><text:span text:style-name="Code">RCCWorker</text:span><text:span text:style-name="T373"> structure, whose type is </text:span><text:span text:style-name="Code">void *</text:span><text:span text:style-name="T373">. <text:s/>Its usage is described in the </text:span><text:a xlink:type="simple" xlink:href="#5.6.Worker Property Access|outline" text:style-name="Internet_20_link" text:visited-style-name="Visited_20_Internet_20_Link"><text:span text:style-name="T373">Property Access</text:span></text:a><text:span text:style-name="T373"> section below.</text:span></text:p>
      <text:p text:style-name="P245"><text:span text:style-name="T373">The defined members of the </text:span><text:span text:style-name="Code">RCCWorker</text:span><text:span text:style-name="T373"> structure are described in the table below. <text:s/>Some example code that uses these various members of </text:span><text:span text:style-name="Code">RCCWorker</text:span><text:span text:style-name="T373"> is:</text:span></text:p>
      <text:p text:style-name="P148">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Member Name</text:p>
          </table:table-cell>
          <table:table-cell table:style-name="Table4.A1" office:value-type="string">
            <text:p text:style-name="P81"><text:span text:style-name="T300">M</text:span>ember<text:line-break/>Data Type</text:p>
          </table:table-cell>
          <table:table-cell table:style-name="Table4.A1" office:value-type="string">
            <text:p text:style-name="P81">Written by</text:p>
          </table:table-cell>
          <table:table-cell table:style-name="Table4.D1" office:value-type="string">
            <text:p text:style-name="P81">Member<text:line-break/>Description</text:p>
          </table:table-cell>
        </table:table-row>
        <table:table-row>
          <table:table-cell table:style-name="Table4.A2" office:value-type="string">
            <text:p text:style-name="P332">properties</text:p>
          </table:table-cell>
          <table:table-cell table:style-name="Table4.A2" office:value-type="string">
            <text:p text:style-name="P327">void *const</text:p>
          </table:table-cell>
          <table:table-cell table:style-name="Table4.A2" office:value-type="string">
            <text:p text:style-name="P55">container</text:p>
          </table:table-cell>
          <table:table-cell table:style-name="Table4.D2" office:value-type="string">
            <text:p text:style-name="P55">A <text:span text:style-name="Code">const</text:span> pointer to the properties structure for the worker, whose layout is implied by the properties <text:span text:style-name="T189">declared in the OCS and OWD</text:span>. <text:s/>The value <text:span text:style-name="T189">is</text:span> NULL if there are no such properties.</text:p>
          </table:table-cell>
        </table:table-row>
        <table:table-row>
          <table:table-cell table:style-name="Table4.A2" office:value-type="string">
            <text:p text:style-name="P328">memories</text:p>
          </table:table-cell>
          <table:table-cell table:style-name="Table4.A2" office:value-type="string">
            <text:p text:style-name="P332"><text:span text:style-name="T190">v</text:span>oid *const<text:line-break/>*<text:span text:style-name="T190">const</text:span></text:p>
          </table:table-cell>
          <table:table-cell table:style-name="Table4.A2" office:value-type="string">
            <text:p text:style-name="P55">container</text:p>
          </table:table-cell>
          <table:table-cell table:style-name="Table4.D2" office:value-type="string">
            <text:p text:style-name="P55"><text:span text:style-name="T190">An array of </text:span><text:span text:style-name="Code">const</text:span><text:span text:style-name="T190"> pointers to the memory resources requested by the worker in the </text:span><text:span text:style-name="Code">memSizes</text:span><text:span text:style-name="T190"> member of the </text:span><text:span text:style-name="Code">RCCDispatch</text:span><text:span text:style-name="T190"> structure. <text:s/>Any memories that are not read-only are initialized to zero before a worker executes any method.</text:span></text:p>
          </table:table-cell>
        </table:table-row>
        <table:table-row>
          <table:table-cell table:style-name="Table4.A2" office:value-type="string">
            <text:p text:style-name="P328">memory</text:p>
          </table:table-cell>
          <table:table-cell table:style-name="Table4.A2" office:value-type="string">
            <text:p text:style-name="P327">void *const</text:p>
          </table:table-cell>
          <table:table-cell table:style-name="Table4.A2" office:value-type="string">
            <text:p text:style-name="P52">container</text:p>
          </table:table-cell>
          <table:table-cell table:style-name="Table4.D2" office:value-type="string">
            <text:p text:style-name="P52">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30">container</text:p>
          </table:table-cell>
          <table:table-cell table:style-name="Table4.A2" office:value-type="string">
            <text:p text:style-name="P330"><text:span text:style-name="T300">c</text:span>onst RCCContainer</text:p>
          </table:table-cell>
          <table:table-cell table:style-name="Table4.A2" office:value-type="string">
            <text:p text:style-name="P53">container</text:p>
          </table:table-cell>
          <table:table-cell table:style-name="Table4.D2" office:value-type="string">
            <text:p text:style-name="P53">A dispatch table of container method/function pointers.</text:p>
          </table:table-cell>
        </table:table-row>
        <table:table-row>
          <table:table-cell table:style-name="Table4.A2" office:value-type="string">
            <text:p text:style-name="P332">runCondition</text:p>
          </table:table-cell>
          <table:table-cell table:style-name="Table4.A2" office:value-type="string">
            <text:p text:style-name="P332"><text:span text:style-name="T191">RCC</text:span>RunCondition*</text:p>
          </table:table-cell>
          <table:table-cell table:style-name="Table4.A2" office:value-type="string">
            <text:p text:style-name="P55">worker</text:p>
          </table:table-cell>
          <table:table-cell table:style-name="Table4.D2" office:value-type="string">
            <text:p text:style-name="P55">Initialized from the <text:span text:style-name="Code"><text:span text:style-name="T191">RCCDispatch</text:span></text:span><text:span text:style-name="Code"> runCondition</text:span> member. <text:s/><text:span text:style-name="T192">C</text:span>hecked by container after calling the start method.</text:p>
          </table:table-cell>
        </table:table-row>
        <table:table-row>
          <table:table-cell table:style-name="Table4.A2" office:value-type="string">
            <text:p text:style-name="P329">connectedPorts</text:p>
          </table:table-cell>
          <table:table-cell table:style-name="Table4.A2" office:value-type="string">
            <text:p text:style-name="P331">RCCPortMask</text:p>
          </table:table-cell>
          <table:table-cell table:style-name="Table4.A2" office:value-type="string">
            <text:p text:style-name="P54">container</text:p>
          </table:table-cell>
          <table:table-cell table:style-name="Table4.D2" office:value-type="string">
            <text:p text:style-name="P54">A mask indicating which ports are connected. <text:s/>A worker can check this to see if an optional port is connected.</text:p>
          </table:table-cell>
        </table:table-row>
        <table:table-row>
          <table:table-cell table:style-name="Table4.A2" office:value-type="string">
            <text:p text:style-name="P332">ports</text:p>
          </table:table-cell>
          <table:table-cell table:style-name="Table4.A2" office:value-type="string">
            <text:p text:style-name="P332"><text:span text:style-name="T191">RCC</text:span>Port<text:span text:style-name="T192">[]</text:span></text:p>
          </table:table-cell>
          <table:table-cell table:style-name="Table4.A2" office:value-type="string">
            <text:p text:style-name="P55">varies by<text:line-break/>member</text:p>
          </table:table-cell>
          <table:table-cell table:style-name="Table4.D2" office:value-type="string">
            <text:p text:style-name="P54">An array of RCCPort structures, indexed by port ordinals.</text:p>
          </table:table-cell>
        </table:table-row>
      </table:table>
      <text:h text:style-name="P419" text:outline-level="3"><text:bookmark-start text:name="__RefHeading___Toc35105_549088399"/>The Worker <text:span text:style-name="T482">D</text:span>erived <text:span text:style-name="T482">C</text:span>lass – C++ <text:span text:style-name="T438">Language O</text:span>nly<text:bookmark-end text:name="__RefHeading___Toc35105_549088399"/></text:h>
      <text:p text:style-name="P272">All the worker methods are member functions of the worker's derived class. <text:s/><text:span text:style-name="T374">This class inherits a base class specifically generated for the worker and defined in the </text:span><text:span text:style-name="Code">gen/&lt;worker&gt;-worker.hh</text:span><text:span text:style-name="T374"> file. <text:s/>Worker m</text:span>ethods that must exist (based on the OWD), are declared pure virtual in th<text:span text:style-name="T375">is</text:span> generated base class. <text:s/><text:span text:style-name="T374">Container methods are accessible member functions of the base class. <text:s/>There are several accessible data </text:span><text:soft-page-break/><text:span text:style-name="T374">members of the generated base class that can used in worker method code. <text:s/>One is </text:span><text:span text:style-name="Code">m_properties</text:span><text:span text:style-name="T374">,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58">There are also data members in the base class for each port. <text:s/>These are described in the <text:a xlink:type="simple" xlink:href="#4.3.Port Management Data Members and Methods|outline" text:style-name="Internet_20_link" text:visited-style-name="Visited_20_Internet_20_Link"><text:span text:style-name="T422">Port Management Data Members and Methods</text:span></text:a> section below.</text:p>
      <text:h text:style-name="P415" text:outline-level="3"><text:bookmark-start text:name="__RefHeading__10578_140039662"/><text:span text:style-name="T193">RCC</text:span><text:bookmark-start text:name="_Toc270018432"/>Result <text:span text:style-name="T183">E</text:span>numeration <text:span text:style-name="T183">T</text:span>ype<text:bookmark-end text:name="_Toc270018432"/> — <text:span text:style-name="T301">C and C++ Languages</text:span><text:bookmark-end text:name="__RefHeading__10578_140039662"/></text:h>
      <text:p text:style-name="P168">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81">Enumeration Identifier</text:p>
          </table:table-cell>
          <table:table-cell table:style-name="Table5.B1" office:value-type="string">
            <text:p text:style-name="P81">Description</text:p>
          </table:table-cell>
        </table:table-row>
        <table:table-row table:style-name="Table5.1">
          <table:table-cell table:style-name="Table5.A2" office:value-type="string">
            <text:p text:style-name="P55"><text:span text:style-name="Code">RCC_OK</text:span></text:p>
          </table:table-cell>
          <table:table-cell table:style-name="Table5.B2" office:value-type="string">
            <text:p text:style-name="P55">The worker method succeeded without error.</text:p>
          </table:table-cell>
        </table:table-row>
        <table:table-row table:style-name="Table5.1">
          <table:table-cell table:style-name="Table5.A3" office:value-type="string">
            <text:p text:style-name="P55"><text:span text:style-name="Code">RCC_ERROR</text:span></text:p>
          </table:table-cell>
          <table:table-cell table:style-name="Table5.B3" office:value-type="string">
            <text:p text:style-name="P55">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55"><text:span text:style-name="Code">RCC_FATAL</text:span></text:p>
          </table:table-cell>
          <table:table-cell table:style-name="Table5.B3" office:value-type="string">
            <text:p text:style-name="P55"><text:span text:style-name="T194">The worker should never run again </text:span><text:span text:style-name="T199">and</text:span><text:span text:style-name="T194"> is non-functional. <text:s/>The container or other workers may be damaged. <text:s/>The worker is in an </text:span><text:span text:style-name="T65">u</text:span><text:span text:style-name="T64">nusable</text:span><text:span text:style-name="T194">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55"><text:span text:style-name="Code">RCC_DONE</text:span></text:p>
          </table:table-cell>
          <table:table-cell table:style-name="Table5.B3" office:value-type="string">
            <text:p text:style-name="P72"><text:span text:style-name="T194">The worker needs no more execution. <text:s/></text:span><text:span text:style-name="T199">This is </text:span><text:span text:style-name="T194">a normal completion. <text:s/>The worker is entering the </text:span><text:span text:style-name="T64">finished</text:span><text:span text:style-name="T194"> state. <text:s/></text:span><text:span text:style-name="T201">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55"><text:span text:style-name="Code">RCC_ADVANCE</text:span></text:p>
          </table:table-cell>
          <table:table-cell table:style-name="Table5.B3" office:value-type="string">
            <text:p text:style-name="P55"><text:span text:style-name="T194">The worker is requesting that all ports </text:span><text:span text:style-name="T195">that were ready when the run method was entered </text:span><text:span text:style-name="T194">be </text:span><text:span text:style-name="T67">advanced</text:span><text:span text:style-name="T194"> (applies only to the run method).</text:span></text:p>
          </table:table-cell>
        </table:table-row>
        <table:table-row table:style-name="Table5.1">
          <table:table-cell table:style-name="Table5.A3" office:value-type="string">
            <text:p text:style-name="P55"><text:span text:style-name="Code">RCC_ADVANCE_DONE</text:span></text:p>
          </table:table-cell>
          <table:table-cell table:style-name="Table5.B3" office:value-type="string">
            <text:p text:style-name="P55"><text:span text:style-name="T194">The worker is requesting that all ports be advanced (run method only) and declaring that it is also “done”. The worker is entering the </text:span><text:span text:style-name="T64">finished</text:span><text:span text:style-name="T194"> state </text:span><text:span text:style-name="T201">like </text:span><text:span text:style-name="Code"><text:span text:style-name="T194">RCC_DONE</text:span></text:span><text:span text:style-name="T201">.</text:span></text:p>
          </table:table-cell>
        </table:table-row>
      </table:table>
      <text:p text:style-name="P168"><text:soft-page-break/><text:span text:style-name="T202">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94"> described below.</text:span></text:p>
      <text:h text:style-name="P420" text:outline-level="3"><text:bookmark-start text:name="__RefHeading___Toc36515_1948322210"/>Worker Initializations<text:bookmark-end text:name="__RefHeading___Toc36515_1948322210"/></text:h>
      <text:p text:style-name="P23">A worker may initialize its state in several places, as appropriate. <text:s/>Each is described below in detail, but here is a summary of the different <text:span text:style-name="T508">places</text:span> it may be done <text:span text:style-name="T510">and why:</text:span></text:p>
      <text:list xml:id="list90401042553782" text:continue-numbering="true" text:style-name="WWNum32">
        <text:list-item>
          <text:p text:style-name="List_20_Bullet"><text:span text:style-name="T32">C++ Worker Constructor:</text:span> <text:s/><text:span text:style-name="T508">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508">convenient for one time member data initializations that do not depend on initial property values and do not generate error conditions.</text:span></text:p>
        </text:list-item>
        <text:list-item>
          <text:p text:style-name="List_20_Bullet"><text:span text:style-name="T69">The </text:span><text:span text:style-name="T62">i</text:span><text:span text:style-name="T57">nitialize</text:span><text:span text:style-name="T32"> control operation:</text:span> <text:s/><text:span text:style-name="T508">one time initializations that do not depend on initial property values for C, and those that might generate errors for C++.</text:span></text:p>
        </text:list-item>
        <text:list-item>
          <text:p text:style-name="List_20_Bullet"><text:span text:style-name="T69">The </text:span><text:span text:style-name="T62">s</text:span><text:span text:style-name="T57">tart </text:span><text:span text:style-name="T32">control operation:</text:span> <text:s/><text:span text:style-name="T508">initializations that should happen when the worker is first started </text:span><text:span text:style-name="T51">as well as</text:span><text:span text:style-name="T508"> when it is resumed after being suspended.</text:span></text:p>
        </text:list-item>
        <text:list-item>
          <text:p text:style-name="P362"><text:span text:style-name="T51">The </text:span><text:span text:style-name="T57">firstRun</text:span><text:span text:style-name="T32"> test in the run method:</text:span> <text:s/><text:span text:style-name="T508">one-time initializations that depend on initial property values. <text:s/>See <text:s/></text:span><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08"> container method</text:span></text:a><text:span text:style-name="T508">.</text:span></text:p>
        </text:list-item>
      </text:list>
      <text:p text:style-name="P24"><text:span text:style-name="T510">Guidance</text:span> to choose where initialization should take place is, in <text:span text:style-name="T510">priority </text:span>order:</text:p>
      <text:list xml:id="list2525560304" text:style-name="Numbering_20_1">
        <text:list-item>
          <text:p text:style-name="P352">In C++, use the constructor if the initializations do not depend on property values and do not generate errors, <text:span text:style-name="T512">otherwise</text:span></text:p>
        </text:list-item>
        <text:list-item>
          <text:p text:style-name="P353">Use <text:span text:style-name="T557">the</text:span>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56"> container method</text:span></text:a><text:span text:style-name="T556"> </text:span>unless it is <text:span text:style-name="T510">critical</text:span> that the first execution of the run method should not be slower than subsequent execution<text:span text:style-name="T509">s</text:span>.</text:p>
        </text:list-item>
      </text:list>
      <text:p text:style-name="Standard">If neither #1 nor #2 is suitable:</text:p>
      <text:list xml:id="list90402229840715" text:continue-numbering="true" text:style-name="Numbering_20_1">
        <text:list-item>
          <text:p text:style-name="P352">Use <text:span text:style-name="FirstEmphasis">initialize</text:span> if the initializations do not depend on property values.</text:p>
        </text:list-item>
        <text:list-item>
          <text:p text:style-name="P354">Use <text:span text:style-name="FirstEmphasis">start</text:span> if the initializations depend on property values or must be repeated when the worker is resumed after being suspended.</text:p>
        </text:list-item>
      </text:list>
      <text:h text:style-name="P421"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82">Worker Method</text:span><text:bookmark-end text:name="__RefHeading__10580_140039662"/></text:h>
      <text:p text:style-name="P263"><text:span text:style-name="T113">This </text:span><text:span text:style-name="T117">worker </text:span><text:span text:style-name="T113">method implements the </text:span><text:span text:style-name="FirstEmphasis"><text:span text:style-name="T171">initialize</text:span></text:span><text:span text:style-name="T113"> control operation as </text:span><text:span text:style-name="T123">defined in </text:span><text:span text:style-name="T135">the </text:span><text:span text:style-name="T175">CDG</text:span><text:span text:style-name="T113"> </text:span><text:span text:style-name="T135">and i</text:span><text:span text:style-name="T113">t is optional. <text:s/></text:span><text:span text:style-name="T130">It cannot depend on any property settings. <text:s/></text:span><text:span text:style-name="T113">A worker should implement this method </text:span><text:span text:style-name="T130">under these</text:span><text:span text:style-name="T113"> conditions, </text:span><text:span text:style-name="T130">for one-time initializations that </text:span><text:span text:style-name="T148">do not</text:span><text:span text:style-name="T130"> depend on properties:</text:span></text:p>
      <text:list xml:id="list90402209904188" text:continue-list="list90401042553782" text:style-name="WWNum32">
        <text:list-item>
          <text:p text:style-name="P356">There are initialization errors that can be reported to the container.</text:p>
        </text:list-item>
        <text:list-item>
          <text:p text:style-name="P356">There is significant processing work involved in the initialization.</text:p>
        </text:list-item>
        <text:list-item>
          <text:p text:style-name="P356">There are significant resource allocations performed during initialization.</text:p>
        </text:list-item>
      </text:list>
      <text:p text:style-name="P168">If none of the above <text:span text:style-name="T418">conditions </text:span>are true, this method can be unimplemented <text:span text:style-name="T422">and</text:span> the default implementation will be used<text:span text:style-name="T302">.</text:span></text:p>
      <text:p text:style-name="P168"><text:soft-page-break/>Using the <text:span text:style-name="Code"><text:span text:style-name="T73">initialize</text:span></text:span> method will allow the <text:span text:style-name="Code"><text:span text:style-name="T73">run</text:span></text:span> <text:span text:style-name="T302">or </text:span><text:span text:style-name="Code">start</text:span><text:span text:style-name="T302"> </text:span>method<text:span text:style-name="T302">s</text:span> to be more consistent in execution time. <text:s/><text:span text:style-name="T418">W</text:span>ithout an <text:span text:style-name="Code"><text:span text:style-name="T73">initialize</text:span></text:span>, all <text:span text:style-name="T302">one-time </text:span>initialization <text:span text:style-name="T302">must be</text:span> done on the first invocation of <text:span text:style-name="Code">start</text:span><text:span text:style-name="T302">, or if </text:span><text:span text:style-name="Code">start</text:span><text:span text:style-name="T302"> is unimplemented, the first invocation of </text:span><text:span text:style-name="Code"><text:span text:style-name="T73">run</text:span></text:span>. <text:s/><text:span text:style-name="T372">Sometimes this is unavoidable.</text:span></text:p>
      <text:p text:style-name="P293">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370" text:outline-level="4"><text:bookmark-start text:name="__RefHeading__10660_140039662"/><text:bookmark-start text:name="_Toc211781071"/>Synopsis<text:bookmark-end text:name="__RefHeading__10660_140039662"/><text:bookmark-end text:name="_Toc211781071"/></text:h>
      <text:p text:style-name="P106"><text:span text:style-name="T351">static RCC</text:span>Result initialize(<text:span text:style-name="T220">RCC</text:span>Worker *self); <text:s/>// <text:span text:style-name="T272">C language<text:line-break/>RCCResult initialize(); <text:s text:c="23"/>// C++ language</text:span></text:p>
      <text:h text:style-name="P370" text:outline-level="4"><text:bookmark-start text:name="_Toc211781072"/><text:bookmark-start text:name="__RefHeading__10662_140039662"/>Returns<text:bookmark-end text:name="_Toc211781072"/><text:bookmark-end text:name="__RefHeading__10662_140039662"/></text:h>
      <text:p text:style-name="P168">This method shall return a <text:span text:style-name="Code">RCCResult</text:span> value.</text:p>
      <text:p text:style-name="P168">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82">W</text:span>orker <text:span text:style-name="T482">M</text:span>ethod<text:bookmark-end text:name="__RefHeading__10582_140039662"/></text:h>
      <text:p text:style-name="P295"><text:span text:style-name="T113">This method implements the </text:span><text:span text:style-name="FirstEmphasis"><text:span text:style-name="T171">start</text:span></text:span><text:span text:style-name="T113"> control operation as defined </text:span><text:span text:style-name="T123">in </text:span><text:span text:style-name="T136">the </text:span><text:span text:style-name="T175">CDG</text:span><text:span text:style-name="T113"> </text:span><text:span text:style-name="T137">and</text:span><text:span text:style-name="T113"> is optional. <text:s/>Upon successful completion, the worker is in the </text:span><text:span text:style-name="T150">operating</text:span><text:span text:style-name="T113"> state or the </text:span><text:span text:style-name="T150">finished</text:span><text:span text:style-name="T113"> state. <text:s/>This operation is called for the first time after initialization </text:span><text:span text:style-name="T142">and </text:span><text:span text:style-name="T137">after initial property settings are done. <text:s/>It may</text:span><text:span text:style-name="T113"> also be called after a successful </text:span><text:span text:style-name="T150">stop</text:span><text:span text:style-name="T113"> operation, to </text:span><text:span text:style-name="T147">resume</text:span><text:span text:style-name="T113"> execution. <text:s/></text:span><text:span text:style-name="T142">Thus any truly one-time initializations must be protected by some means in the worker implementation to ensure they are executed only once.</text:span></text:p>
      <text:h text:style-name="P370" text:outline-level="4"><text:bookmark-start text:name="_Toc211781075"/><text:bookmark-start text:name="__RefHeading__10664_140039662"/>Synopsis<text:bookmark-end text:name="_Toc211781075"/><text:bookmark-end text:name="__RefHeading__10664_140039662"/></text:h>
      <text:p text:style-name="P106"><text:span text:style-name="T351">static RCC</text:span>Result start(<text:span text:style-name="T220">RCC</text:span>Worker *self); <text:s/>// <text:span text:style-name="T272">C language<text:line-break/>RCCResult start(); <text:s text:c="23"/>// C++ language</text:span></text:p>
      <text:h text:style-name="P370" text:outline-level="4"><text:bookmark-start text:name="_Toc211781076"/><text:bookmark-start text:name="__RefHeading__10666_140039662"/>Returns<text:bookmark-end text:name="_Toc211781076"/><text:bookmark-end text:name="__RefHeading__10666_140039662"/></text:h>
      <text:p text:style-name="P168">This method shall return a <text:span text:style-name="Code">RCCResult</text:span> value.</text:p>
      <text:p text:style-name="P168"><text:span text:style-name="T113">If the </text:span><text:span text:style-name="T151">start</text:span><text:span text:style-name="T113"> method cannot succeed, it shall return </text:span><text:span text:style-name="Code"><text:span text:style-name="T164">RCC_ERROR</text:span></text:span><text:span text:style-name="T113">. <text:s/>If the worker detects an error that would disable the implementation or its environment, it shall return </text:span><text:span text:style-name="Code"><text:span text:style-name="T164">RCC_FATAL</text:span></text:span><text:span text:style-name="T113">. <text:s/>It shall return </text:span><text:span text:style-name="Code"><text:span text:style-name="T164">RCC_DONE</text:span></text:span><text:span text:style-name="T113"> if no worker execution should proceed, to indicate that it </text:span><text:span text:style-name="T123">is</text:span><text:span text:style-name="T113"> enter</text:span><text:span text:style-name="T123">ing</text:span><text:span text:style-name="T113"> the </text:span><text:span text:style-name="T150">finished</text:span><text:span text:style-name="T113"> state. <text:s/>Otherwise it shall return </text:span><text:span text:style-name="Code"><text:span text:style-name="T164">RCC_OK</text:span></text:span><text:span text:style-name="T113"> if normal worker execution should proceed.</text:span></text:p>
      <text:p text:style-name="P168">Returning <text:span text:style-name="Code">RCC_DONE</text:span> indicates to the container that the worker will never require <text:span text:style-name="T302">further </text:span>execution, and provides this advice to the container to allow the container to take advantage of this fact and possibly release resources (such as I/O buffers) prior to the worker <text:span text:style-name="T302">instance </text:span>being destroyed or reused.</text:p>
      <text:h text:style-name="P421"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82">Worker Method</text:span><text:bookmark-end text:name="__RefHeading__10584_140039662"/></text:h>
      <text:p text:style-name="P264"><text:span text:style-name="T113">This method implements the </text:span><text:span text:style-name="T151">stop</text:span><text:span text:style-name="T113"> control operation as described </text:span><text:span text:style-name="T123">in </text:span><text:span text:style-name="T137">the </text:span><text:span text:style-name="T175">CDG</text:span><text:span text:style-name="T113">. <text:s/>Upon successful completion, the worker is in the </text:span><text:span text:style-name="T150">suspended</text:span><text:span text:style-name="T113"> state. <text:s/>It will be </text:span><text:span text:style-name="T125">also </text:span><text:span text:style-name="T113">called before the </text:span><text:span text:style-name="T150">release</text:span><text:span text:style-name="T113"> method, and before destruction, i</text:span><text:span text:style-name="T123">f</text:span><text:span text:style-name="T113"> the worker is in the </text:span><text:span text:style-name="T150">operating</text:span><text:span text:style-name="T113"> state.</text:span></text:p>
      <text:h text:style-name="P370" text:outline-level="4"><text:bookmark-start text:name="_Toc211781079"/><text:bookmark-start text:name="__RefHeading__10668_140039662"/>Synopsis<text:bookmark-end text:name="_Toc211781079"/><text:bookmark-end text:name="__RefHeading__10668_140039662"/></text:h>
      <text:p text:style-name="P106"><text:span text:style-name="T351">static RCC</text:span>Result stop(<text:span text:style-name="T220">RCC</text:span>Worker *self); <text:s/>// <text:span text:style-name="T272">C language<text:line-break/>RCCResult stop(); <text:s text:c="23"/>// C++ language</text:span></text:p>
      <text:h text:style-name="P370" text:outline-level="4"><text:bookmark-start text:name="_Toc211781080"/><text:bookmark-start text:name="__RefHeading__10670_140039662"/>Returns<text:bookmark-end text:name="_Toc211781080"/><text:bookmark-end text:name="__RefHeading__10670_140039662"/></text:h>
      <text:p text:style-name="P168">This method shall return a <text:span text:style-name="Code">RCCResult</text:span> value.</text:p>
      <text:p text:style-name="P168"><text:span text:style-name="T113">If the </text:span><text:span text:style-name="T151">stop</text:span><text:span text:style-name="T113"> method cannot succeed, it shall return </text:span><text:span text:style-name="Code"><text:span text:style-name="T164">RCC_ERROR</text:span></text:span><text:span text:style-name="T113">. <text:s/>If the worker detects an error that would disable the implementation or its environment, it shall return </text:span><text:span text:style-name="Code"><text:span text:style-name="T164">RCC_FATAL</text:span></text:span><text:span text:style-name="T113">. <text:s/>Otherwise it shall return </text:span><text:span text:style-name="Code"><text:span text:style-name="T164">RCC_OK</text:span></text:span><text:span text:style-name="T113">.</text:span></text:p>
      <text:h text:style-name="P421"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82">Worker Method</text:span><text:bookmark-end text:name="__RefHeading__10586_140039662"/></text:h>
      <text:p text:style-name="P324"><text:span text:style-name="T113">This method implements the </text:span><text:span text:style-name="FirstEmphasis"><text:span text:style-name="T171">release</text:span></text:span><text:span text:style-name="T113"> control operation as described </text:span><text:span text:style-name="T123">in </text:span><text:span text:style-name="T141">the </text:span><text:span text:style-name="T175">CDG</text:span><text:span text:style-name="T113">. <text:s/>After successful completion, the worker </text:span><text:span text:style-name="T125">instance </text:span><text:span text:style-name="T113">is in the </text:span><text:span text:style-name="T150">exists</text:span><text:span text:style-name="T113"> state. <text:s/></text:span><text:span text:style-name="T131">This method is needed when there are resources allocated by the worker in any other worker methods, such as heap allocations or file handles.</text:span></text:p>
      <text:h text:style-name="P370" text:outline-level="4"><text:bookmark-start text:name="__RefHeading__10672_140039662"/><text:bookmark-start text:name="_Toc211781083"/>Synopsis<text:bookmark-end text:name="__RefHeading__10672_140039662"/><text:bookmark-end text:name="_Toc211781083"/></text:h>
      <text:p text:style-name="P106"><text:span text:style-name="T351">static RCC</text:span>Result release<text:span text:style-name="T351">(RCC</text:span>Worker *self<text:span text:style-name="T222">)</text:span>; <text:s/>// <text:span text:style-name="T272">C language<text:line-break/>RCCResult release(); <text:s text:c="23"/>// C++ language</text:span></text:p>
      <text:h text:style-name="P370" text:outline-level="4"><text:bookmark-start text:name="__RefHeading__10674_140039662"/><text:bookmark-start text:name="_Toc211781084"/>Returns<text:bookmark-end text:name="__RefHeading__10674_140039662"/><text:bookmark-end text:name="_Toc211781084"/></text:h>
      <text:p text:style-name="P168">This method shall return a <text:span text:style-name="Code">RCCResult</text:span> value.</text:p>
      <text:p text:style-name="P168"><text:span text:style-name="T113">If the </text:span><text:span text:style-name="T146">release</text:span><text:span text:style-name="T113"> method cannot succeed, it shall return </text:span><text:span text:style-name="Code"><text:span text:style-name="T164">RCC_ERROR</text:span></text:span><text:span text:style-name="T113">. <text:s/>If the worker detects an error that would disable the implementation or its environment, or it is unable to return resources it allocated, it shall return </text:span><text:span text:style-name="Code"><text:span text:style-name="T164">RCC_FATAL</text:span></text:span><text:span text:style-name="T113">. <text:s/>Otherwise it shall return </text:span><text:span text:style-name="Code"><text:span text:style-name="T164">RCC_OK</text:span></text:span><text:span text:style-name="T113">.</text:span></text:p>
      <text:h text:style-name="P421" text:outline-level="3"><text:bookmark-start text:name="__RefHeading___Toc36841_2005236060"/><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82">Worker Method</text:span><text:bookmark-end text:name="__RefHeading___Toc36841_2005236060"/></text:h>
      <text:p text:style-name="P168"><text:span text:style-name="T113">The </text:span><text:span text:style-name="T151">run</text:span><text:span text:style-name="T113"> method requests that the worker perform its normal computation. <text:s/>The container only calls this method when the worker’s </text:span><text:span text:style-name="T146">run condition</text:span><text:span text:style-name="T113"> is </text:span><text:span text:style-name="T118">satisfied</text:span><text:span text:style-name="T113">.</text:span></text:p>
      <text:h text:style-name="P370" text:outline-level="4"><text:bookmark-start text:name="__RefHeading__10686_140039662"/><text:bookmark-start text:name="_Toc211781096"/>Synopsis<text:bookmark-end text:name="__RefHeading__10686_140039662"/><text:bookmark-end text:name="_Toc211781096"/></text:h>
      <text:p text:style-name="P106"><text:span text:style-name="T352">static RCC</text:span>Result run(<text:span text:style-name="T221">RCC</text:span>Worker *self,<text:line-break/> <text:s text:c="20"/><text:span text:style-name="T223">RCC</text:span>Boolean timed<text:span text:style-name="T224">O</text:span>ut,<text:line-break/> <text:s text:c="20"/><text:span text:style-name="T223">RCCBoolean *newRunCondition</text:span>); <text:s/>// <text:span text:style-name="T273">C language<text:line-break/>RCCResult run(bool timedOut); <text:s text:c="22"/>// C++ language</text:span></text:p>
      <text:h text:style-name="P370" text:outline-level="4"><text:bookmark-start text:name="__RefHeading__10688_140039662"/><text:bookmark-start text:name="_Toc211781097"/><text:soft-page-break/>Behavior<text:bookmark-end text:name="__RefHeading__10688_140039662"/><text:bookmark-end text:name="_Toc211781097"/></text:h>
      <text:p text:style-name="P168"><text:span text:style-name="T113">The </text:span><text:span text:style-name="FirstEmphasis"><text:span text:style-name="T171">run</text:span></text:span><text:span text:style-name="T113"> method shall perform the worker's computational function and return a result. <text:s/>Th</text:span><text:span text:style-name="T157">is</text:span><text:span text:style-name="T113"> method may use information in its property structure, the state of its ports, and its </text:span><text:span text:style-name="T118">requested local and global/persistent</text:span><text:span text:style-name="T113"> member data to decide what to do. <text:s/></text:span><text:span text:style-name="T138">When there are data ports, t</text:span><text:span text:style-name="T113">his </text:span><text:span text:style-name="T138">typically </text:span><text:span text:style-name="T113">involves using messages in buffers at input ports to produce messages in buffers at output ports.</text:span></text:p>
      <text:p text:style-name="P306"><text:span text:style-name="T113">The </text:span><text:span text:style-name="Code"><text:span text:style-name="T85">timedOut</text:span></text:span><text:span text:style-name="T113"> </text:span><text:span text:style-name="T144">boolean </text:span><text:span text:style-name="T113">input </text:span><text:span text:style-name="T126">argument</text:span><text:span text:style-name="T113"> indicates </text:span><text:span text:style-name="T144">when</text:span><text:span text:style-name="T113"> the </text:span><text:span text:style-name="FirstEmphasis"><text:span text:style-name="T171">run</text:span></text:span><text:span text:style-name="T113"> method is being invoked due to time passing (the </text:span><text:span text:style-name="Code"><text:span text:style-name="T85">usecs</text:span></text:span><text:span text:style-name="T113"> value of the run condition) </text:span><text:span text:style-name="T144">and </text:span><text:span text:style-name="T149">not</text:span><text:span text:style-name="T144"> due to the ports specified in the run condition being ready.</text:span></text:p>
      <text:p text:style-name="P173"><text:span text:style-name="T216">C Language:</text:span><text:span text:style-name="T207"> <text:s/></text:span><text:span text:style-name="T203">The </text:span><text:span text:style-name="T217">run</text:span><text:span text:style-name="T203"> method may change the run condition by </text:span><text:span text:style-name="T211">setting</text:span><text:span text:style-name="T203"> a TRUE value to the location indicated by the </text:span><text:span text:style-name="Code"><text:span text:style-name="T164">newRunCondition</text:span></text:span><text:span text:style-name="T203"> output argument, and setting a pointer to a new run condition in the </text:span><text:span text:style-name="Code"><text:span text:style-name="T164">runCondition</text:span></text:span><text:span text:style-name="T203"> member of </text:span><text:span text:style-name="Code"><text:span text:style-name="T164">RCCWorker</text:span></text:span><text:span text:style-name="T203">. <text:s/>The </text:span><text:span text:style-name="Code"><text:span text:style-name="T164">runCondition</text:span></text:span><text:span text:style-name="T203"> member of </text:span><text:span text:style-name="Code"><text:span text:style-name="T164">RCCWorker</text:span></text:span><text:span text:style-name="T203"> is initially set to the value in the </text:span><text:span text:style-name="Code"><text:span text:style-name="T164">RCCDispatch</text:span></text:span><text:span text:style-name="T203"> structure (including </text:span><text:span text:style-name="Code"><text:span text:style-name="T164">NULL</text:span></text:span> <text:span text:style-name="T303">to indicate the default run condition</text:span><text:span text:style-name="T203">).</text:span></text:p>
      <text:p text:style-name="P172"><text:span text:style-name="T217">C</text:span><text:span text:style-name="T215">++ Language:</text:span><text:span text:style-name="T202"> <text:s/>The </text:span><text:span text:style-name="T215">run</text:span><text:span text:style-name="T202"> method may change the run condition using the </text:span><text:a xlink:type="simple" xlink:href="#4.3.6.setRunCondition — Container Method — C++ Language Only|outline" text:style-name="Internet_20_link" text:visited-style-name="Visited_20_Internet_20_Link"><text:span text:style-name="Code"><text:span text:style-name="T170">setRunCondition</text:span></text:span></text:a><text:a xlink:type="simple" xlink:href="#4.3.6.setRunCondition — Container Method — C++ Language Only|outline" text:style-name="Internet_20_link" text:visited-style-name="Visited_20_Internet_20_Link"> container method</text:a><text:span text:style-name="T202"> </text:span><text:span text:style-name="T213">and</text:span><text:span text:style-name="T202"> retrieve </text:span><text:span text:style-name="T213">it</text:span><text:span text:style-name="T202"> using the </text:span><text:a xlink:type="simple" xlink:href="#4.3.5.getRunCondition — Container Method — C++ Language Only|outline" text:style-name="Internet_20_link" text:visited-style-name="Visited_20_Internet_20_Link"><text:span text:style-name="Code"><text:span text:style-name="T164">getRunCondition()</text:span></text:span></text:a><text:a xlink:type="simple" xlink:href="#4.3.5.getRunCondition — Container Method — C++ Language Only|outline" text:style-name="Internet_20_link" text:visited-style-name="Visited_20_Internet_20_Link"><text:span text:style-name="T202"> </text:span></text:a><text:a xlink:type="simple" xlink:href="#4.3.5.getRunCondition — Container Method — C++ Language Only|outline" text:style-name="Internet_20_link" text:visited-style-name="Visited_20_Internet_20_Link"><text:span text:style-name="T213">container </text:span></text:a><text:a xlink:type="simple" xlink:href="#4.3.5.getRunCondition — Container Method — C++ Language Only|outline" text:style-name="Internet_20_link" text:visited-style-name="Visited_20_Internet_20_Link">method</text:a><text:span text:style-name="T202">.</text:span></text:p>
      <text:p text:style-name="P171"><text:span text:style-name="T207">If the </text:span><text:span text:style-name="T214">current</text:span><text:span text:style-name="T207"> </text:span><text:span text:style-name="Code"><text:span text:style-name="T164">runCondition</text:span></text:span><text:span text:style-name="T207"> is set to </text:span><text:span text:style-name="Code"><text:span text:style-name="T164">NULL</text:span></text:span><text:span text:style-name="T207">, the default run condition is restored. <text:s/>The run condition for a worker is initially set to th</text:span><text:span text:style-name="T214">is</text:span><text:span text:style-name="T207"> default. <text:s/>Since the worker code is managing the run conditions (passed by pointer), it can use it as a convenient “state variable” when its execution modes each have a different run condition.</text:span></text:p>
      <text:p text:style-name="P174"><text:span text:style-name="T207">C</text:span><text:span text:style-name="T202">ode in the </text:span><text:span text:style-name="FirstEmphasis"><text:span text:style-name="T176">run</text:span></text:span><text:span text:style-name="T202"> method accesses information about ports and current buffers by accessing objects/structures that are port</text:span><text:span text:style-name="T209">s</text:span><text:span text:style-name="T202"> </text:span><text:span text:style-name="T211">in</text:span><text:span text:style-name="T202"> the Worker object.</text:span></text:p>
      <text:p text:style-name="P307"><text:span text:style-name="T202">See the </text:span><text:a xlink:type="simple" xlink:href="#4.3.Port Management Data Members and Methods|outline" text:style-name="Internet_20_link" text:visited-style-name="Visited_20_Internet_20_Link"><text:span text:style-name="T219">port management</text:span></text:a><text:span text:style-name="T202"> and </text:span><text:a xlink:type="simple" xlink:href="#4.4.Buffer Management Data Members and Methods|outline" text:style-name="Internet_20_link" text:visited-style-name="Visited_20_Internet_20_Link"><text:span text:style-name="T219">buffer management</text:span></text:a><text:span text:style-name="T202"> sections below for container methods and port data members used to process input messages and create output messages.</text:span></text:p>
      <text:p text:style-name="P294">The <text:span text:style-name="FirstEmphasis">firstRun</text:span> container method may be <text:span text:style-name="T511">tested</text:span> for one-time initializations in the <text:span text:style-name="FirstEmphasis">run</text:span> method.</text:p>
      <text:h text:style-name="P370" text:outline-level="4"><text:bookmark-start text:name="_Toc211781098"/><text:bookmark-start text:name="__RefHeading__10690_140039662"/>Returns<text:bookmark-end text:name="_Toc211781098"/><text:bookmark-end text:name="__RefHeading__10690_140039662"/></text:h>
      <text:p text:style-name="P168">This method shall return a <text:span text:style-name="Code">RCCResult</text:span> value. <text:s/><text:span text:style-name="T528">The most common value is</text:span><text:span text:style-name="T145"> </text:span><text:span text:style-name="Code"><text:span text:style-name="T164">RCC_ADVANCE</text:span></text:span><text:span text:style-name="T113">, </text:span><text:span text:style-name="T145">which </text:span><text:span text:style-name="T113">indicates that all ports should be advanced that were ready on entry to the </text:span><text:span text:style-name="FirstEmphasis"><text:span text:style-name="T173">run</text:span></text:span><text:span text:style-name="T113"> </text:span><text:span text:style-name="T140">method</text:span><text:span text:style-name="T113"> and were not subject to container methods called since then (e.g. advance, request etc. </text:span><text:span text:style-name="T127">described below</text:span><text:span text:style-name="T113">). <text:s/></text:span></text:p>
      <text:p text:style-name="P168"><text:span text:style-name="T145">It</text:span><text:span text:style-name="T113"> should return </text:span><text:span text:style-name="Code"><text:span text:style-name="T164">RCC_OK</text:span></text:span><text:span text:style-name="T113"> or </text:span><text:span text:style-name="Code"><text:span text:style-name="T164">RCC_ADVANCE</text:span></text:span><text:span text:style-name="T113"> if normal worker execution should proceed (the </text:span><text:span text:style-name="T146">run</text:span><text:span text:style-name="T113"> method will be called again when the run condition is true).</text:span></text:p>
      <text:p text:style-name="P168">The run method should return <text:span text:style-name="Code">RCC_DONE</text:span> <text:span text:style-name="T529">or </text:span><text:span text:style-name="Code">RCC_ADVANCE_DONE</text:span><text:span text:style-name="T529"> </text:span>if no <text:span text:style-name="T304">further </text:span>worker execution should <text:span text:style-name="T304">happen</text:span>.</text:p>
      <text:p text:style-name="P309">See <text:a xlink:type="simple" xlink:href="#4.2.3.RCCResult Enumeration Type — C and C++ Languages|outline" text:style-name="Internet_20_link" text:visited-style-name="Visited_20_Internet_20_Link">RCCResult Enumeration Type</text:a> for a description of all allowed values.</text:p>
      <text:h text:style-name="P403" text:outline-level="2"><text:bookmark-start text:name="__RefHeading__10596_140039662"/><text:bookmark-start text:name="_Toc270018433"/>Container <text:span text:style-name="T432">M</text:span>ethods, <text:span text:style-name="T432">C</text:span>alled by the <text:span text:style-name="T432">W</text:span>orker.<text:bookmark-end text:name="__RefHeading__10596_140039662"/><text:bookmark-end text:name="_Toc270018433"/></text:h>
      <text:p text:style-name="P265">These methods are <text:span text:style-name="T419">what a</text:span> worker calls to invoke function<text:span text:style-name="T357">ality provided</text:span> <text:span text:style-name="T357">by</text:span> the container. <text:s text:c="2"/><text:span text:style-name="T225">The container methods are in three categories:</text:span></text:p>
      <text:list xml:id="list90401871149049" text:continue-numbering="true" text:style-name="WWNum32">
        <text:list-item>
          <text:p text:style-name="P363">container scope (this section), </text:p>
        </text:list-item>
        <text:list-item>
          <text:p text:style-name="P363">port scope (next section) </text:p>
        </text:list-item>
        <text:list-item>
          <text:p text:style-name="P363">buffer scope (following section).</text:p>
        </text:list-item>
      </text:list>
      <text:p text:style-name="P168">The use of <text:span text:style-name="T226">all</text:span> container methods is optional, and <text:span text:style-name="T274">typically</text:span> unneeded for simple workers that only use run conditions and the <text:span text:style-name="FirstEmphasis"><text:span text:style-name="T383">run</text:span></text:span> method. <text:s/><text:span text:style-name="T419">When used these</text:span> provide additional flexibility and functionality in <text:span text:style-name="T305">message</text:span> handling.</text:p>
      <text:p text:style-name="P266"><text:span text:style-name="T32">All </text:span><text:span text:style-name="T45">container methods </text:span><text:span text:style-name="T32">are non-blocking</text:span>.</text:p>
      <text:p text:style-name="P176"><text:span text:style-name="T57">C Language:</text:span> <text:s/>container methods are <text:span text:style-name="T507">usually </text:span>accessed using function pointer members in the container <text:span text:style-name="T305">structure </text:span>member of the <text:span text:style-name="Code">RCCWorker</text:span> structure, e.g.:</text:p>
      <text:p text:style-name="Code">self-&gt;container.setError(...)</text:p>
      <text:p text:style-name="P297"><text:span text:style-name="T63">C++ Language:</text:span><text:span text:style-name="T274">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422" text:outline-level="3"><text:bookmark-start text:name="__RefHeading___Toc36517_1948322210"/><text:span text:style-name="T17">firstRun</text:span><text:bookmark-start text:name="_Toc2700184351"/> — <text:span text:style-name="T482">C</text:span>ontainer <text:span text:style-name="T482">M</text:span>ethod<text:bookmark-end text:name="__RefHeading___Toc36517_1948322210"/><text:bookmark-end text:name="_Toc2700184351"/></text:h>
      <text:p text:style-name="P292">This method is used by the worker to <text:span text:style-name="T506">determine when the </text:span><text:span text:style-name="FirstEmphasis">run</text:span><text:span text:style-name="T506">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45">RCCResult run(<text:span text:style-name="T507">bool timedOut) {<text:line-break/> <text:s/>if (firstRun())<text:line-break/> <text:s text:c="3"/>do_this_once(); // whatever must be done only once<text:line-break/>}</text:span></text:p>
      <text:p text:style-name="P292"><text:span text:style-name="T507">Remember that the </text:span><text:span text:style-name="FirstEmphasis">start</text:span><text:span text:style-name="T507"> control operation may be called more than once if the worker is suspended (using the </text:span><text:span text:style-name="FirstEmphasis">stop</text:span><text:span text:style-name="T507"> control operation) and subsequently resumed using </text:span><text:span text:style-name="FirstEmphasis">start</text:span><text:span text:style-name="T507"> a second time. <text:s/>The </text:span><text:span text:style-name="FirstEmphasis">initialize</text:span><text:span text:style-name="T507"> control operation is also called exactly once, but is called </text:span><text:span text:style-name="T50">before</text:span><text:span text:style-name="T507"> initial property values are established.</text:span></text:p>
      <text:p text:style-name="P298">If the <text:span text:style-name="FirstEmphasis">firstRun</text:span> container method is called from other than the <text:span text:style-name="FirstEmphasis">run</text:span> method, its behavior is undefined.</text:p>
      <text:h text:style-name="P371" text:outline-level="4"><text:bookmark-start text:name="__RefHeading__10700_1400396621"/>Synopsis<text:bookmark-end text:name="__RefHeading__10700_1400396621"/></text:h>
      <text:p text:style-name="P144"><text:span text:style-name="T243">RCCBoolean</text:span> <text:span text:style-name="T506">self-&gt;firstRun</text:span>; <text:s/>// <text:span text:style-name="T275">C Language, using structure member<text:line-break/>bool firstRun(); <text:s text:c="11"/>// C++ Language</text:span></text:p>
      <text:h text:style-name="P371" text:outline-level="4"><text:bookmark-start text:name="__RefHeading__10702_1400396621"/>Returns<text:bookmark-end text:name="__RefHeading__10702_1400396621"/></text:h>
      <text:p text:style-name="P325">This <text:span text:style-name="T507">method (C++) or structure access (C)</text:span> returns <text:span text:style-name="T507">a boolean which is true when the run method is being called for the first time.</text:span></text:p>
      <text:h text:style-name="P423" text:outline-level="3"><text:bookmark-start text:name="__RefHeading___Toc5322_1067000368"/><text:bookmark-start text:name="_Toc270018434"/><text:soft-page-break/><text:span text:style-name="T4">setError</text:span> — <text:span text:style-name="T482">C</text:span>ontainer <text:span text:style-name="T482">M</text:span>ethod<text:bookmark-end text:name="__RefHeading___Toc5322_1067000368"/><text:bookmark-end text:name="_Toc270018434"/></text:h>
      <text:p text:style-name="P177">This method is used by the worker to convey an error message associated with returning <text:span text:style-name="Code">RCC_ERROR</text:span> or <text:span text:style-name="Code">RCC_FATAL</text:span>. <text:s/>It has semantics similar to printf<text:span text:style-name="T239">.</text:span></text:p>
      <text:h text:style-name="P372" text:outline-level="4"><text:bookmark-start text:name="__RefHeading__10696_140039662"/>Synopsis<text:bookmark-end text:name="__RefHeading__10696_140039662"/></text:h>
      <text:p text:style-name="P107"><text:span text:style-name="T240">RCCResult (*</text:span>setError<text:span text:style-name="T241">)</text:span>(const char *fmt, …); <text:s/>// <text:span text:style-name="T275">C Language<text:line-break/>RCCResult setError(const char *fmt, …); <text:s text:c="4"/>// C++ Language</text:span></text:p>
      <text:h text:style-name="P372" text:outline-level="4"><text:bookmark-start text:name="__RefHeading__10698_140039662"/>Returns<text:bookmark-end text:name="__RefHeading__10698_140039662"/></text:h>
      <text:p text:style-name="P177"><text:span text:style-name="Code">RCC_ERROR</text:span> <text:span text:style-name="T496">is always returned</text:span>, <text:span text:style-name="T496">allowing</text:span> a worker to simultaneously set the error and return the error indication. <text:s/><text:span text:style-name="T496">E.g., a worker method detecting an error could (in C) do:</text:span></text:p>
      <text:p text:style-name="P105">return <text:span text:style-name="T241">self-&gt;container.</text:span>setError(“Failure due to %d”, arg);</text:p>
      <text:p text:style-name="P186">Or, in C++:</text:p>
      <text:p text:style-name="P105">return setError(“Failure due to %d”, arg);</text:p>
      <text:p text:style-name="P177"><text:span text:style-name="T494">W</text:span>orker<text:span text:style-name="T494">s that</text:span> must return <text:span text:style-name="Code">RCC_FATAL</text:span>, <text:span text:style-name="T494">may</text:span> call this <text:span text:style-name="T494">prior to</text:span> returning that value.</text:p>
      <text:h text:style-name="P424" text:outline-level="3"><text:bookmark-start text:name="__RefHeading___Toc36630_1948322210"/><text:span text:style-name="T7">t</text:span><text:bookmark-start text:name="_Toc2700184352"/><text:span text:style-name="T4">ime/</text:span><text:span text:style-name="T7">getTime</text:span> — <text:span text:style-name="T482">C</text:span>ontainer <text:span text:style-name="T482">M</text:span>ethod<text:bookmark-end text:name="__RefHeading___Toc36630_1948322210"/><text:bookmark-end text:name="_Toc2700184352"/></text:h>
      <text:p text:style-name="P296">This method retrieve<text:span text:style-name="T530">s</text:span> the time of day as a 64 bit unsigned number that represents GPS time in units of 2^-32 seconds (~233 ps). <text:s/><text:span text:style-name="T419">T</text:span>he most significant 32 bits <text:span text:style-name="T530">hold</text:span> GPS time in seconds. <text:s/><text:span text:style-name="T305">The accuracy of this time is dependent on the container implementation.</text:span></text:p>
      <text:p text:style-name="P291">Note that GPS time is monotonic, as opposed to UTC time (the POSIX standard), which is subject to leap seconds etc.</text:p>
      <text:h text:style-name="P373" text:outline-level="4"><text:bookmark-start text:name="__RefHeading__10700_1400396622"/>Synopsis<text:bookmark-end text:name="__RefHeading__10700_1400396622"/></text:h>
      <text:p text:style-name="P146"><text:span text:style-name="T243">RCCT</text:span>ime <text:span text:style-name="T242">(*t</text:span>ime<text:span text:style-name="T242">)</text:span>(); <text:s/>// <text:span text:style-name="T275">C Language<text:line-break/>RCCTime getTime(); <text:s/>// C++ Language</text:span></text:p>
      <text:h text:style-name="P373" text:outline-level="4"><text:bookmark-start text:name="__RefHeading__10702_1400396622"/>Returns<text:bookmark-end text:name="__RefHeading__10702_1400396622"/></text:h>
      <text:p text:style-name="P326">This function returns GPS time in units of 2^-32 seconds.</text:p>
      <text:h text:style-name="Heading_20_3" text:outline-level="3"><text:bookmark-start text:name="__RefHeading___Toc5328_1067000368"/>The <text:span text:style-name="T4">RCC::RunCondition</text:span> C++ <text:span text:style-name="T482">C</text:span>lass <text:span text:style-name="T527">and </text:span><text:span text:style-name="FirstEmphasis">RCCRunCondition</text:span><text:span text:style-name="T527"> C Structure</text:span><text:bookmark-end text:name="__RefHeading___Toc5328_1067000368"/></text:h>
      <text:p text:style-name="P289"><text:span text:style-name="T503">This class is</text:span> used by the container to determine when it is appropriate to invoke the <text:span text:style-name="Code">run</text:span> <text:span text:style-name="T486">method</text:span>. <text:s/><text:span text:style-name="T496">The </text:span><text:span text:style-name="Code">RCC::RunCondition</text:span> <text:span text:style-name="T496">class has</text:span> convenience constructors, <text:span text:style-name="T530">methods,</text:span> <text:span text:style-name="T488">and</text:span> <text:span text:style-name="T503">worker-writable data </text:span>members. <text:s/><text:span text:style-name="T488">In most cases the convenience constructors are sufficient and no member data or method call is required. <text:s/>The </text:span><text:span text:style-name="Code">getRunCondition</text:span><text:span text:style-name="T488"> and </text:span><text:span text:style-name="Code">setRunCondition</text:span><text:span text:style-name="T488"> </text:span><text:span text:style-name="T49">container</text:span><text:span text:style-name="T488"> methods described below are used to set and get the current run condition objects for the worker. <text:s/>This class, and those container methods, are only needed when the default run condition is not appropriate.</text:span></text:p>
      <text:p text:style-name="P311">The <text:span text:style-name="Code">RCC::PortMask</text:span> (C++)/<text:span text:style-name="Code">RCCPortMask</text:span> <text:span text:style-name="T530">(C)</text:span> type in run conditions specifies <text:span text:style-name="T531">a </text:span>set of ports that must be ready at the same time. <text:s/>A mask is considered “true” when <text:span text:style-name="T32">all</text:span> ports whose bit is set in the mask (i.e. <text:s/><text:span text:style-name="Code">mask &amp; (1 &lt;&lt; port_ordinal) !</text:span><text:span text:style-name="Code"><text:span text:style-name="T530">= 0</text:span></text:span>) are ready or are not connected. <text:s/><text:span text:style-name="T531">The </text:span><text:span text:style-name="Code">RCC_ALL_PORTS</text:span><text:span text:style-name="T531"> constant indicates all a worker's ports.</text:span></text:p>
      <text:p text:style-name="P348"><text:soft-page-break/>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44">RunCondition()</text:p>
          </table:table-cell>
          <table:table-cell table:style-name="Table11.A1" office:value-type="string">
            <text:p text:style-name="P91">Specify <text:span text:style-name="T503">the</text:span> default run condition: <text:s/>no timeout, <text:span text:style-name="T488">and </text:span>all connected ports must be ready. <text:s/><text:span text:style-name="T488">If the worker has no ports, it will always run. <text:s/>The constructor is equivalent to:<text:line-break/></text:span><text:span text:style-name="Code"><text:span text:style-name="T93"> RunCondition(RCC_ALL_PORTS, RCC_NO_PORTS</text:span></text:span><text:span text:style-name="Code"><text:span text:style-name="T96">)</text:span></text:span></text:p>
          </table:table-cell>
        </table:table-row>
        <table:table-row table:style-name="Table11.1">
          <table:table-cell table:style-name="Table11.A1" office:value-type="string">
            <text:p text:style-name="P344"><text:span text:style-name="T277">RunCondition</text:span><text:line-break/><text:span text:style-name="T277"> (RCC::PortMask first,<text:line-break/> <text:s/>…)</text:span></text:p>
          </table:table-cell>
          <table:table-cell table:style-name="Table11.A1" office:value-type="string">
            <text:p text:style-name="P92">Specify a list of port masks as variable arguments that <text:span text:style-name="T490">is</text:span> terminated <text:span text:style-name="T492">by the value </text:span><text:span text:style-name="Code">RCC_NO_PORTS</text:span>. <text:s/><text:span text:style-name="T490">No timeouts are indicated. <text:s/>Each mask indicates a set of ports. <text:s/>The run condition is considered </text:span><text:span text:style-name="T48">true</text:span><text:span text:style-name="T487"> when </text:span><text:span text:style-name="T48">any</text:span><text:span text:style-name="T487"> of the masks is true.</text:span></text:p>
          </table:table-cell>
        </table:table-row>
        <table:table-row table:style-name="Table11.1">
          <table:table-cell table:style-name="Table11.A3" office:value-type="string">
            <text:p text:style-name="P344"><text:span text:style-name="T277">RunCondition</text:span><text:line-break/><text:span text:style-name="T277"> (RCC::PortMask *masks,</text:span><text:line-break/><text:span text:style-name="T277"> <text:s/>uint32_t usecs = 0,</text:span><text:line-break/><text:span text:style-name="T277"> <text:s/>bool timeout = false)</text:span></text:p>
          </table:table-cell>
          <table:table-cell table:style-name="Table11.A3" office:value-type="string">
            <text:p text:style-name="P91">Specify <text:span text:style-name="T492">a pointer to an array of masks (terminated by </text:span><text:span text:style-name="Code">RCC_NO_PORTS</text:span><text:span text:style-name="T492">) as well as the timeout</text:span>, with defaults for timeout <text:span text:style-name="T490">arguments</text:span>. <text:s/><text:span text:style-name="T491">The masks in the array are copied during construction. <text:s/></text:span><text:span text:style-name="Code">RunCondition(NULL)</text:span> indicates: <text:span text:style-name="T31">always run</text:span>.</text:p>
          </table:table-cell>
        </table:table-row>
      </table:table>
      <text:p text:style-name="P300">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2">not</text:span> imply that more than one will be available in any given invocation of the <text:span text:style-name="FirstEmphasis">run</text:span> method.</text:p>
      <text:p text:style-name="P268">A worker <text:span text:style-name="T494">using</text:span> <text:span text:style-name="Code">RunCondition</text:span> objects typically declares them as member data that <text:span text:style-name="T494">are</text:span> configured in member initializers in the worker's constructor. <text:s/>For example, <text:span text:style-name="T503">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93">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88">The following table describes the accessible <text:span text:style-name="T497">methods that can be used when the convenience constructors above are not sufficient to specify or control RunConditions</text:span>. <text:s/><text:span text:style-name="T499">All have no return value (i.e. are void).</text:span></text:p>
      <text:p text:style-name="P349"><text:soft-page-break/><text:span text:style-name="T306">Table </text:span><text:span text:style-name="T306"><text:sequence text:ref-name="refTable4" text:name="Table" text:formula="ooow:Table+1" style:num-format="1">5</text:sequence></text:span><text:span text:style-name="T306">: <text:s/></text:span>RunCondition <text:span text:style-name="T497">Methods</text:span></text:p>
      <table:table table:name="Table8" table:style-name="Table8">
        <table:table-column table:style-name="Table8.A"/>
        <table:table-column table:style-name="Table8.B"/>
        <table:table-row table:style-name="Table8.1">
          <table:table-cell table:style-name="Table8.A1" office:value-type="string">
            <text:p text:style-name="P88"><text:span text:style-name="T498">Method</text:span> Name <text:span text:style-name="T499">and Arguments</text:span></text:p>
          </table:table-cell>
          <table:table-cell table:style-name="Table8.A1" office:value-type="string">
            <text:p text:style-name="P93"><text:span text:style-name="T3">Member</text:span><text:line-break/><text:span text:style-name="T3">Description</text:span></text:p>
          </table:table-cell>
        </table:table-row>
        <table:table-row table:style-name="Table8.1">
          <table:table-cell table:style-name="Table8.A2" office:value-type="string">
            <text:p text:style-name="P345">disableTimeout()</text:p>
          </table:table-cell>
          <table:table-cell table:style-name="Table8.A2" office:value-type="string">
            <text:p text:style-name="P93"><text:span text:style-name="T499">Disable the timeout aspect of the run conditions. <text:s/>The timeout time value (</text:span><text:span text:style-name="Code">usecs</text:span><text:span text:style-name="T499">) is unchanged.</text:span></text:p>
          </table:table-cell>
        </table:table-row>
        <table:table-row table:style-name="Table8.1">
          <table:table-cell table:style-name="Table8.A3" office:value-type="string">
            <text:p text:style-name="P345">enableTimeout()</text:p>
          </table:table-cell>
          <table:table-cell table:style-name="Table8.A3" office:value-type="string">
            <text:p text:style-name="P93"><text:span text:style-name="T499">Enable the timeout aspect of the run condition, using the previously specified </text:span><text:span text:style-name="Code">usecs</text:span><text:span text:style-name="T499"> value.</text:span></text:p>
          </table:table-cell>
        </table:table-row>
        <table:table-row table:style-name="Table8.1">
          <table:table-cell table:style-name="Table8.A3" office:value-type="string">
            <text:p text:style-name="P345">enableTimeout<text:line-break/>(uint32_t usecs)</text:p>
          </table:table-cell>
          <table:table-cell table:style-name="Table8.A3" office:value-type="string">
            <text:p text:style-name="P95"><text:span text:style-name="T499">Enable the timeout aspect of the run condition, supplying a new </text:span><text:span text:style-name="Code">usecs</text:span><text:span text:style-name="T499"> value, which will be stored in the object.</text:span></text:p>
          </table:table-cell>
        </table:table-row>
        <table:table-row table:style-name="Table8.1">
          <table:table-cell table:style-name="Table8.A5" office:value-type="string">
            <text:p text:style-name="P345">setTimeout<text:line-break/>(uint32_t usecs)</text:p>
          </table:table-cell>
          <table:table-cell table:style-name="Table8.A5" office:value-type="string">
            <text:p text:style-name="P98">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45"><text:span text:style-name="T500">s</text:span>etPortMasks<text:line-break/>(RCCPortMask *)</text:p>
          </table:table-cell>
          <table:table-cell table:style-name="Table8.A5" office:value-type="string">
            <text:p text:style-name="P99">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45"><text:span text:style-name="T504">s</text:span>etPortMasks<text:line-break/><text:span text:style-name="T501">(RCCPortMask, </text:span><text:span text:style-name="T502">…</text:span><text:span text:style-name="T501">)</text:span></text:p>
          </table:table-cell>
          <table:table-cell table:style-name="Table8.A5" office:value-type="string">
            <text:p text:style-name="P99">Use a variable argument list to set the port masks of the run condition. <text:s/>The arguments must be terminated by <text:span text:style-name="Code">RCC_NO_PORTS</text:span>.</text:p>
          </table:table-cell>
        </table:table-row>
      </table:table>
      <text:p text:style-name="P288">The following table describes the accessible <text:span text:style-name="T504">data </text:span>members of the RunCondition structure. <text:s/><text:span text:style-name="T504">They apply to the C </text:span><text:span text:style-name="Code">RCCRunCondition</text:span><text:span text:style-name="T504"> structure as well as the C++ </text:span><text:span text:style-name="Code">OCPI::RCC::RunCondition</text:span><text:span text:style-name="T504"> class.</text:span></text:p>
      <text:p text:style-name="Table_20_Caption_20__28_before_29_"><text:span text:style-name="T306">Table </text:span><text:span text:style-name="T306"><text:sequence text:ref-name="refTable5" text:name="Table" text:formula="ooow:Table+1" style:num-format="1">6</text:sequence></text:span><text:span text:style-name="T306">: <text:s/></text:span>RunCondition Members — <text:span text:style-name="T527">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7">Member Name</text:p>
          </table:table-cell>
          <table:table-cell table:style-name="Table3.A1" office:value-type="string">
            <text:p text:style-name="P90"><text:span text:style-name="T3">Member</text:span><text:line-break/><text:span text:style-name="T3">Data Type</text:span></text:p>
          </table:table-cell>
          <table:table-cell table:style-name="Table3.A1" office:value-type="string">
            <text:p text:style-name="P90"><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90">A pointer to <text:span text:style-name="T495">an</text:span> array of port masks, <text:span text:style-name="T495">terminated by </text:span><text:span text:style-name="Code">RCC_NO_PORTS</text:span><text:span text:style-name="T495">,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86">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90">Indicates that the <text:span text:style-name="Code"><text:span text:style-name="T78">usecs</text:span></text:span> member determine<text:span text:style-name="T307">s</text:span> when enough time has passed to make the run condition true. <text:s/><text:span text:style-name="T307">T</text:span>his value <text:span text:style-name="T307">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94"><text:span text:style-name="T486">When enabled by the </text:span><text:span text:style-name="Code">timeout</text:span><text:span text:style-name="T486"> member, i</text:span>f this <text:span text:style-name="T307">amount of </text:span>time has passed (in microseconds) since the run <text:span text:style-name="T276">method</text:span> was last <text:span text:style-name="T31">entered</text:span>, the run condition is true.</text:p>
          </table:table-cell>
        </table:table-row>
      </table:table>
      <text:p text:style-name="Body"><text:soft-page-break/>The overall run condition is the logical OR of the <text:span text:style-name="Code">portMasks</text:span> and the timeout. <text:s/><text:span text:style-name="T486">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76">true</text:span>. <text:s/><text:span text:style-name="T486">The default run condition is a single port mask with all ports enabled. <text:s/></text:span>Typical combinations are:</text:p>
      <text:p text:style-name="Table_20_Caption_20__28_before_29_"><text:span text:style-name="T307">Table </text:span><text:span text:style-name="T307"><text:sequence text:ref-name="refTable6" text:name="Table" text:formula="ooow:Table+1" style:num-format="1">7</text:sequence></text:span><text:span text:style-name="T307">: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7">Shorthand</text:p>
          </table:table-cell>
          <table:table-cell table:style-name="Table6.A1" office:value-type="string">
            <text:p text:style-name="P87">Port mask</text:p>
          </table:table-cell>
          <table:table-cell table:style-name="Table6.A1" office:value-type="string">
            <text:p text:style-name="P87">Timeout</text:p>
          </table:table-cell>
          <table:table-cell table:style-name="Table6.A1" office:value-type="string">
            <text:p text:style-name="P87">RunCondition Description</text:p>
          </table:table-cell>
        </table:table-row>
        <table:table-row table:style-name="Table6.1">
          <table:table-cell table:style-name="Table6.A2" office:value-type="string">
            <text:p text:style-name="P89">Always run</text:p>
          </table:table-cell>
          <table:table-cell table:style-name="Table6.A2" office:value-type="string">
            <text:p text:style-name="P90"><text:span text:style-name="Code"><text:span text:style-name="T93">portMasks == NULL</text:span></text:span></text:p>
          </table:table-cell>
          <table:table-cell table:style-name="Table6.A2" office:value-type="string">
            <text:p text:style-name="P90">ignored</text:p>
          </table:table-cell>
          <table:table-cell table:style-name="Table6.A2" office:value-type="string">
            <text:p text:style-name="P90">the worker is always ready, <text:span text:style-name="T307">no</text:span> timeout</text:p>
          </table:table-cell>
        </table:table-row>
        <table:table-row table:style-name="Table6.1">
          <table:table-cell table:style-name="Table6.A3" office:value-type="string">
            <text:p text:style-name="P89">Run when data ports are ready</text:p>
          </table:table-cell>
          <table:table-cell table:style-name="Table6.A3" office:value-type="string">
            <text:p text:style-name="P90"><text:span text:style-name="Code"><text:span text:style-name="T93">portMasks != NULL</text:span></text:span></text:p>
          </table:table-cell>
          <table:table-cell table:style-name="Table6.A3" office:value-type="string">
            <text:p text:style-name="P90">False</text:p>
          </table:table-cell>
          <table:table-cell table:style-name="Table6.A3" office:value-type="string">
            <text:p text:style-name="P90">Run condition is TRUE when any mask is true. <text:s/>If there are<text:span text:style-name="T486"> </text:span>no masks (portMasks[0] == 0), then the run condition is <text:span text:style-name="T486">FALSE</text:span>.</text:p>
          </table:table-cell>
        </table:table-row>
        <table:table-row table:style-name="Table6.1">
          <table:table-cell table:style-name="Table6.A3" office:value-type="string">
            <text:p text:style-name="P100">Run when data ports are ready or timeout.</text:p>
          </table:table-cell>
          <table:table-cell table:style-name="Table6.A3" office:value-type="string">
            <text:p text:style-name="P96"><text:span text:style-name="Code"><text:span text:style-name="T93">portMasks != NULL<text:line-break/>and portMasks[0] != </text:span></text:span><text:span text:style-name="Code"><text:span text:style-name="T95">RCC_NO_PORTS</text:span></text:span><text:span text:style-name="Code"><text:span text:style-name="T93"> </text:span></text:span></text:p>
          </table:table-cell>
          <table:table-cell table:style-name="Table6.A3" office:value-type="string">
            <text:p text:style-name="P96">True</text:p>
          </table:table-cell>
          <table:table-cell table:style-name="Table6.A3" office:value-type="string">
            <text:p text:style-name="P96">Run condition is TRUE when any mask is true OR if the timeout expires. <text:s/>The timeout will take effect if time passes without <text:span text:style-name="T486">any</text:span> mask being satisfied.</text:p>
          </table:table-cell>
        </table:table-row>
        <table:table-row table:style-name="Table6.1">
          <table:table-cell table:style-name="Table6.A3" office:value-type="string">
            <text:p text:style-name="P100">Periodic execution</text:p>
          </table:table-cell>
          <table:table-cell table:style-name="Table6.A3" office:value-type="string">
            <text:p text:style-name="P97"><text:span text:style-name="Code"><text:span text:style-name="T93">portMasks != NULL<text:line-break/>and<text:line-break/>portMasks[0] == </text:span></text:span><text:span text:style-name="Code"><text:span text:style-name="T95">RCC_NO_PORTS</text:span></text:span></text:p>
          </table:table-cell>
          <table:table-cell table:style-name="Table6.A3" office:value-type="string">
            <text:p text:style-name="P96">True</text:p>
          </table:table-cell>
          <table:table-cell table:style-name="Table6.A3" office:value-type="string">
            <text:p text:style-name="P96">Since portMasks[0] == <text:span text:style-name="T495">RCC_NO_PORTS</text:span>, port masks can never be true, thus this establishes period<text:span text:style-name="T495">ic</text:span> execution independent of port readiness.</text:p>
          </table:table-cell>
        </table:table-row>
      </table:table>
      <text:p text:style-name="P101"/>
      <text:h text:style-name="P425" text:outline-level="3"><text:bookmark-start text:name="__RefHeading___Toc5324_1067000368"/><text:span text:style-name="T4">getRunCondition</text:span> — <text:span text:style-name="T482">C</text:span>ontainer <text:span text:style-name="T482">M</text:span>ethod — C++ Language <text:span text:style-name="T484">O</text:span>nly<text:bookmark-end text:name="__RefHeading___Toc5324_1067000368"/></text:h>
      <text:p text:style-name="P177">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372" text:outline-level="4">Returns</text:h>
      <text:p text:style-name="P177">This function returns a pointer to the run condition most recently set by the worker using the <text:span text:style-name="Code">setRunCondition</text:span> call, or <text:span text:style-name="Code">NULL</text:span>.</text:p>
      <text:h text:style-name="P421" text:outline-level="3"><text:bookmark-start text:name="__RefHeading___Toc5326_1067000368"/><text:span text:style-name="T4">setRunCondition</text:span> — <text:span text:style-name="T482">C</text:span>ontainer <text:span text:style-name="T482">M</text:span>ethod — <text:span text:style-name="T275">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text:soft-page-break/>Synopsis</text:h>
      <text:p text:style-name="Code">void setRunCondition(RCC::RunCondition *rc);</text:p>
      <text:h text:style-name="P372" text:outline-level="4">Returns</text:h>
      <text:p text:style-name="Body">No return value. </text:p>
      <text:h text:style-name="P396" text:outline-level="2"><text:bookmark-start text:name="__RefHeading___Toc5330_1067000368"/><text:span text:style-name="T279">P</text:span>ort <text:span text:style-name="T319">M</text:span>anagement <text:span text:style-name="T319">Data Members and Methods</text:span><text:bookmark-end text:name="__RefHeading___Toc5330_1067000368"/></text:h>
      <text:p text:style-name="P212"><text:span text:style-name="T283">This section describes port management methods. <text:s/>The </text:span><text:span text:style-name="FirstEmphasis">current</text:span><text:span text:style-name="T283"> buffer at a port is in fact part of the port object. <text:s/>This means methods on the </text:span><text:span text:style-name="FirstEmphasis">current</text:span><text:span text:style-name="T283"> buffer are in fact methods on the port itself. <text:s/>Otherwise buffer methods are used on specific buffer objects. <text:s/>Those are described in the next section.</text:span></text:p>
      <text:p text:style-name="P212">In the C language, port management methods are <text:span text:style-name="T278">directly accessed function pointer members in the </text:span><text:span text:style-name="Code">RCCWorker</text:span><text:span text:style-name="T278"> data structure, like all </text:span>container methods. <text:s/><text:span text:style-name="T308">Each has</text:span> a <text:span text:style-name="Code">RCCPort</text:span> pointer as an argument.</text:p>
      <text:p text:style-name="P211">In C++, each port is a member data object <text:span text:style-name="T286">(of the worker object) </text:span>whose name is the name of port <text:span text:style-name="T279">(from the OCS). <text:s/>Where</text:span> port management methods are methods on that object.</text:p>
      <text:p text:style-name="P211"><text:span text:style-name="T308">As an example, to </text:span><text:span text:style-name="T36">advance</text:span><text:span text:style-name="T283"> a port in C, and optionally access the data of the now-current buffer, is below:</text:span></text:p>
      <text:p text:style-name="P108"><text:span text:style-name="T280">RCCPort *inport = &amp;self-&gt;ports[MY_IN_PORT];<text:line-break/></text:span><text:line-break/><text:span text:style-name="T283">if (self-&gt;container.advance(inport)) {</text:span><text:line-break/> <text:s/><text:span text:style-name="T283">void *p = inport-&gt;current.data;<text:line-break/> <text:s/>...<text:line-break/>}</text:span></text:p>
      <text:p text:style-name="P180">In C++ this would be:</text:p>
      <text:p text:style-name="P108"><text:span text:style-name="T283">if (</text:span>inport.advance()<text:span text:style-name="T283">) {<text:line-break/> <text:s/>void *p = inport.data();<text:line-break/> <text:s/>...<text:line-break/>}</text:span></text:p>
      <text:p text:style-name="P180">Note that in C++, the current buffer object is <text:span text:style-name="T32">inherited</text:span> by the port object, so the port <text:span text:style-name="T308">data </text:span>member is the object used to access the current buffer<text:span text:style-name="T308">'s </text:span><text:span text:style-name="Code">data()</text:span><text:span text:style-name="T308"> method.</text:span></text:p>
      <text:p text:style-name="P181"><text:span text:style-name="T113">The </text:span><text:span text:style-name="FirstEmphasis"><text:span text:style-name="T171">run</text:span></text:span><text:span text:style-name="T113"> method can indicate that all ports should be advanced by the special return value </text:span><text:span text:style-name="Code"><text:span text:style-name="T164">RCC_ADVANCE.</text:span></text:span><text:span text:style-name="T113"> <text:s/>It can also indicate disposition of buffers and ports by using the </text:span><text:span text:style-name="T152">release</text:span><text:span text:style-name="T113">, </text:span><text:span text:style-name="T152">send</text:span><text:span text:style-name="T113">, </text:span><text:span text:style-name="T152">request</text:span><text:span text:style-name="T113">, </text:span><text:span text:style-name="T152">take</text:span><text:span text:style-name="T113">, or </text:span><text:span text:style-name="T152">advance</text:span><text:span text:style-name="T113"> container methods.</text:span></text:p>
      <text:p text:style-name="P308"><text:span text:style-name="T218">C Language: <text:s/></text:span><text:span text:style-name="T203">T</text:span><text:span text:style-name="T202">he </text:span><text:span text:style-name="FirstEmphasis"><text:span text:style-name="T174">run</text:span></text:span><text:span text:style-name="T202"> method accesses information about current buffers through members of each port's </text:span><text:span text:style-name="Code"><text:span text:style-name="T164">RCCPort</text:span></text:span><text:span text:style-name="T202"> structure member in the </text:span><text:span text:style-name="Code"><text:span text:style-name="T164">ports</text:span></text:span><text:span text:style-name="T202"> array in the </text:span><text:span text:style-name="Code"><text:span text:style-name="T164">RCCWorker</text:span></text:span><text:span text:style-name="T202"> structure (e.g. </text:span><text:span text:style-name="Code"><text:span text:style-name="T164">self-&gt;ports[n]</text:span></text:span><text:span text:style-name="T202">, where </text:span><text:span text:style-name="Code"><text:span text:style-name="T164">n</text:span></text:span><text:span text:style-name="T202"> is the ordinal for the port). <text:s/>The </text:span><text:span text:style-name="Code"><text:span text:style-name="T164">current.data</text:span></text:span><text:span text:style-name="T202"> member is the pointer to the message data for both input and output ports. <text:s/>For input ports, the </text:span><text:span text:style-name="Code"><text:span text:style-name="T164">input.length</text:span></text:span><text:span text:style-name="T202"> </text:span><text:span text:style-name="T211">structure member of the </text:span><text:span text:style-name="Code"><text:span text:style-name="T164">RCCPort</text:span></text:span><text:span text:style-name="T211"> </text:span><text:span text:style-name="T202">is the length of bytes of the message in the current buffer, and </text:span><text:span text:style-name="Code"><text:span text:style-name="T164">input.u.operation</text:span></text:span><text:span text:style-name="T202"> is the opcode for the current input message. <text:s/>For output ports, the </text:span><text:span text:style-name="Code"><text:span text:style-name="T164">output.length</text:span></text:span><text:span text:style-name="T202"> is the length of bytes of the message in the current buffer, and </text:span><text:span text:style-name="Code"><text:span text:style-name="T164">output.u.operation</text:span></text:span><text:span text:style-name="T202"> is the opcode for the current output message.</text:span></text:p>
      <text:p text:style-name="P175"><text:span text:style-name="T215">C++ Language:</text:span><text:span text:style-name="T202"> <text:s/>The </text:span><text:span text:style-name="FirstEmphasis"><text:span text:style-name="T174">run</text:span></text:span><text:span text:style-name="T202"> method accesse</text:span><text:span text:style-name="T210">s</text:span><text:span text:style-name="T202"> port status and buffer contents using the </text:span><text:span text:style-name="T210">worker's </text:span><text:span text:style-name="T202">object </text:span><text:span text:style-name="T211">port data member </text:span><text:span text:style-name="T202">methods.</text:span></text:p>
      <text:p text:style-name="P323"><text:soft-page-break/><text:span text:style-name="T202">If </text:span><text:span text:style-name="T210">a</text:span><text:span text:style-name="T202"> port is in the worker’s run condition, then </text:span><text:span text:style-name="T210">it</text:span><text:span text:style-name="T202"> can assume a current buffer is present at that por</text:span><text:span text:style-name="T204">t</text:span><text:span text:style-name="T202"> </text:span><text:span text:style-name="T204">when the run method is entered</text:span><text:span text:style-name="T202">. <text:s/>If not, the worker can test whether there is a </text:span><text:span text:style-name="T205">current </text:span><text:span text:style-name="T202">buffer</text:span><text:span text:style-name="T208">; </text:span><text:span text:style-name="T210">in C, the port's </text:span><text:span text:style-name="Code"><text:span text:style-name="T164">current.data</text:span></text:span><text:span text:style-name="T206"> member is non-</text:span><text:span text:style-name="Code"><text:span text:style-name="T164">NULL</text:span></text:span><text:span text:style-name="T206">, </text:span><text:span text:style-name="T210">in C++, the port's </text:span><text:span text:style-name="Code"><text:span text:style-name="T164">hasBuffer()</text:span></text:span><text:span text:style-name="T210"> returns true</text:span><text:span text:style-name="T206">. <text:s/></text:span><text:span text:style-name="T212">In either case, a port's readiness only depends on a single buffer being available. <text:s/>Even if multiple buffers exist, the port readiness is only based on the availability of a single buffer.</text:span></text:p>
      <text:p text:style-name="P31">In the C language, and in some cases for C++, the message buffers are accessed as a raw array of bytes, where the worker is responsible for correctly formatting the message in the buffer. <text:s/>The <text:span text:style-name="Code">request</text:span><text:span text:style-name="T571">, </text:span><text:span text:style-name="Code">send</text:span><text:span text:style-name="T571">, </text:span><text:span text:style-name="Code">setDefaultLength</text:span><text:span text:style-name="T571">, and </text:span><text:span text:style-name="Code">take</text:span><text:span text:style-name="T571"> </text:span>methods in this section are <text:span text:style-name="T570">used only</text:span> for this raw buffer access.</text:p>
      <text:p text:style-name="P31"><text:span text:style-name="T212">In C++, there is alternative set of methods that format the message correctly for the worker, and these methods should be preferred in nearly all cases. <text:s/>These are described in the </text:span><text:a xlink:type="simple" xlink:href="#4.6.2.Accessing Messages in C++ Language Workers|outline" text:style-name="Internet_20_link" text:visited-style-name="Visited_20_Internet_20_Link">Accessing Messages in C++ Language Workers</text:a><text:span text:style-name="T212"> section below.</text:span></text:p>
      <text:h text:style-name="P426" text:outline-level="3"><text:bookmark-start text:name="__RefHeading___Toc5332_1067000368"/><text:span text:style-name="T8">advance</text:span><text:span text:style-name="T232"> — Release Current Buffer, and Request Another</text:span><text:bookmark-end text:name="__RefHeading___Toc5332_1067000368"/></text:h>
      <text:p text:style-name="P182"><text:span text:style-name="T308">This method r</text:span>elease<text:span text:style-name="T308">s</text:span> the current buffer <text:span text:style-name="T293">at a port, </text:span><text:span text:style-name="T30">and</text:span> request<text:span text:style-name="T308">s</text:span> that a new buffer be made available as the current buffer on <text:span text:style-name="T293">the</text:span> port. <text:s/>This is a convenience/efficiency combination of <text:span text:style-name="T284">the</text:span> <text:span text:style-name="T57">release </text:span><text:span text:style-name="T80">(</text:span><text:span text:style-name="T81">the </text:span><text:span text:style-name="T80">current buffer)</text:span> <text:span text:style-name="T236">and </text:span><text:span text:style-name="T57">request</text:span> <text:span text:style-name="T284">(a new current buffer) methods described below.</text:span></text:p>
      <text:p text:style-name="P159">An optional minimum size <text:span text:style-name="T308">in bytes </text:span>may be requested <text:span text:style-name="T287">(0 is the default in C++, 0 can be supplied in C). <text:s/>Zero means no minimum size is requested. <text:s/>The default size is normally based on the protocol at the port. <text:s/>When there is no protocol this argument allows the worker to specify a size that must be satisfied, or an exception is thrown.</text:span></text:p>
      <text:h text:style-name="P374" text:outline-level="4"><text:bookmark-start text:name="_Toc2117810961111"/>Synopsis<text:bookmark-end text:name="_Toc2117810961111"/></text:h>
      <text:p text:style-name="P112"><text:span text:style-name="T231">RCC</text:span>Boolean <text:span text:style-name="T234">(*a</text:span>dvance<text:span text:style-name="T234">)</text:span>(<text:span text:style-name="T233">RCC</text:span>Port *port, <text:span text:style-name="T285">size_t minSize</text:span>); <text:s/>// <text:span text:style-name="T285">C language<text:line-break/>bool Port::advance(size_t minSize = 0); <text:s text:c="15"/>// C++</text:span></text:p>
      <text:h text:style-name="P375" text:outline-level="4">Returns</text:h>
      <text:p text:style-name="P157">A <text:span text:style-name="T423">boolean</text:span> value is returned indicating whether the <text:span text:style-name="T57">request</text:span> <text:span text:style-name="T558">aspect of this method </text:span>was immediately satisfied.</text:p>
      <text:h text:style-name="P427" text:outline-level="3"><text:bookmark-start text:name="__RefHeading___Toc5342_1067000368"/><text:span text:style-name="T9">h</text:span><text:span text:style-name="T4">asBuffer</text:span> — <text:span text:style-name="T482">Q</text:span>uery <text:span text:style-name="T295">a P</text:span>ort for <text:span text:style-name="T482">W</text:span>hether <text:span text:style-name="T482">I</text:span>t <text:span text:style-name="T482">H</text:span>as a <text:span text:style-name="T482">C</text:span>urrent <text:span text:style-name="T482">B</text:span>uffer-to-release<text:bookmark-end text:name="__RefHeading___Toc5342_1067000368"/></text:h>
      <text:p text:style-name="P196">This method returns whether a port <text:span text:style-name="T295">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3">This method is only needed and used when a port is not in the run condition</text:span><text:span text:style-name="T295">, as might be the case for a port that received some exceptional condition message. <text:s/>No such testing is needed when the port is in the run condition since port readiness is implicit when the run condition is satisfied.</text:span></text:p>
      <text:p text:style-name="P190">In C, this is a <text:span text:style-name="T295">port structure member access</text:span>. <text:s/>In C++ it is a <text:span text:style-name="T294">port</text:span> method.</text:p>
      <text:h text:style-name="P384" text:outline-level="4"><text:bookmark-start text:name="_Toc2117810961147149150"/><text:soft-page-break/>Synopsis<text:bookmark-end text:name="_Toc2117810961147149150"/></text:h>
      <text:p text:style-name="P114"><text:span text:style-name="T295">Port-&gt;current.data != NULL</text:span> <text:s text:c="7"/>// <text:span text:style-name="T293">C Language<text:line-break/>bool RCCUserPort::hasBuffer(); <text:s text:c="3"/>// C++ Language</text:span></text:p>
      <text:h text:style-name="P376" text:outline-level="4">Returns</text:h>
      <text:p text:style-name="P198">For C++, a <text:span text:style-name="Code">bool</text:span> value <text:span text:style-name="T314">is returned </text:span>indicating whether the port <text:span text:style-name="T296">has a current buffer</text:span>.</text:p>
      <text:h text:style-name="P429" text:outline-level="3"><text:bookmark-start text:name="__RefHeading___Toc8037_1067000368"/><text:span text:style-name="T12">isConnected</text:span><text:span text:style-name="T294"> — Query a Port for Being Connected</text:span><text:bookmark-end text:name="__RefHeading___Toc8037_1067000368"/></text:h>
      <text:p text:style-name="P195">This method returns whether a port <text:span text:style-name="T313">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89">In C, this is a <text:span text:style-name="T294">Worker (self) structure member access</text:span>. <text:s/>In C++ it is a <text:span text:style-name="T294">port</text:span> method.</text:p>
      <text:h text:style-name="P385" text:outline-level="4"><text:bookmark-start text:name="_Toc2117810961147149"/>Synopsis<text:bookmark-end text:name="_Toc2117810961147149"/></text:h>
      <text:p text:style-name="P113"><text:span text:style-name="T358">self-&gt;connectedPorts &amp; (1 &lt;&lt; PortOrdinal)</text:span>; <text:s/>// <text:span text:style-name="T293">C Language<text:line-break/>bool RCCUserPort::isConnected(); <text:s text:c="11"/>// C++ Language</text:span></text:p>
      <text:h text:style-name="P377" text:outline-level="4">Returns</text:h>
      <text:p text:style-name="P198">For C++, a bool value <text:span text:style-name="T313">is returned </text:span>indicating whether the port is connected.</text:p>
      <text:h text:style-name="P430" text:outline-level="3"><text:bookmark-start text:name="__RefHeading___Toc46907_1948322210"/><text:span text:style-name="T18">ordinal</text:span><text:span text:style-name="T294"> — Obtain an Ordinal for a Port</text:span><text:bookmark-end text:name="__RefHeading___Toc46907_1948322210"/></text:h>
      <text:p text:style-name="P197">This method returns <text:span text:style-name="T515">the ordinal of a port, which may be used wherever port ordinals are required such as in port masks for run conditions.</text:span></text:p>
      <text:p text:style-name="P194">In C, this is <text:span text:style-name="T515">simply an enumeration value</text:span>. <text:s/>In C++ it is a <text:span text:style-name="T294">port</text:span> method.</text:p>
      <text:h text:style-name="P386" text:outline-level="4"><text:bookmark-start text:name="_Toc21178109611471491"/>Synopsis<text:bookmark-end text:name="_Toc21178109611471491"/></text:h>
      <text:p text:style-name="P147"><text:span text:style-name="T515">&lt;WORKER&gt;_&lt;PORTNAME&gt;</text:span>; <text:s text:c="21"/>// <text:span text:style-name="T293">C Language<text:line-break/>RCCOrdinal RCCUserPort::ordinal() const; <text:s/>// C++ Language</text:span></text:p>
      <text:h text:style-name="P378" text:outline-level="4">Returns</text:h>
      <text:p text:style-name="P267">For C++, a bool value is returned indicating whether the port is connected.</text:p>
      <text:h text:style-name="P431" text:outline-level="3"><text:bookmark-start text:name="__RefHeading___Toc5334_1067000368"/><text:span text:style-name="T4">request</text:span> — <text:span text:style-name="T482">Request a New Buffer</text:span><text:bookmark-end text:name="__RefHeading___Toc5334_1067000368"/></text:h>
      <text:p text:style-name="P179"><text:span text:style-name="T308">This method </text:span><text:span text:style-name="T37">r</text:span><text:span text:style-name="T32">equest</text:span><text:span text:style-name="T37">s</text:span> <text:span text:style-name="T281">that </text:span>a new buffer be made available as the current buffer on a port. <text:s/>If the port already has a current buffer, the request is considered satisfied. <text:s/><text:span text:style-name="T232">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83">request</text:span><text:span text:style-name="T232"> is made for all ports that are part of the current run condition.</text:span></text:p>
      <text:p text:style-name="P158">An optional minimum size may be requested.</text:p>
      <text:p text:style-name="P160"><text:soft-page-break/>Note that this method is not used or needed when ports are <text:span text:style-name="FirstEmphasis"><text:span text:style-name="T424">advanced</text:span></text:span>, only when buffers are being explicitly managed <text:span text:style-name="T293">(e.g. released, etc.).</text:span></text:p>
      <text:h text:style-name="P387" text:outline-level="4"><text:bookmark-start text:name="_Toc211781096111"/>Synopsis<text:bookmark-end text:name="_Toc211781096111"/></text:h>
      <text:p text:style-name="P111"><text:span text:style-name="T233">RCC</text:span>Boolean <text:span text:style-name="T234">(*r</text:span>equest<text:span text:style-name="T234">)</text:span>(<text:span text:style-name="T233">RCC</text:span>Port *port, <text:span text:style-name="T282">size_t </text:span>m<text:span text:style-name="T235">inSize</text:span>); // <text:span text:style-name="T279">C Language<text:line-break/>bool </text:span><text:span text:style-name="T33">Port</text:span><text:span text:style-name="T279">(size_t minSize = 0); <text:s text:c="23"/>//C++ language</text:span></text:p>
      <text:h text:style-name="P379" text:outline-level="4">Returns</text:h>
      <text:p text:style-name="P156">A boolean value is returned indicating whether the request was immediately satisfied.</text:p>
      <text:h text:style-name="P432" text:outline-level="3"><text:bookmark-start text:name="__RefHeading___Toc5336_1067000368"/><text:span text:style-name="T4">send</text:span> — <text:span text:style-name="T482">Send an Input Buffer on an Output Port</text:span><text:bookmark-end text:name="__RefHeading___Toc5336_1067000368"/></text:h>
      <text:p text:style-name="P178"><text:span text:style-name="T311">This method s</text:span>end<text:span text:style-name="T311">s</text:span> a<text:span text:style-name="T311">n input</text:span> buffer on an <text:span text:style-name="T30">output</text:span> port. <text:s/>If the buffer is a current buffer for a port, this buffer will no longer be th<text:span text:style-name="T232">at</text:span> port’s current buffer. <text:s/>Buffer ownership passes back to the container. <text:s/><text:span text:style-name="T232">This method is used to effect zero-copy transfer of a message from an input port to an output port.</text:span></text:p>
      <text:p text:style-name="P155">C Language: <text:s/>The operation and message length are supplied as arguments.</text:p>
      <text:p text:style-name="P187">C++ Language: <text:s/>The operation and message length are attributes of the buffer object <text:span text:style-name="T358">and can be changed before it is sent using the </text:span><text:span text:style-name="Code">setOp</text:span><text:span text:style-name="Code"><text:span text:style-name="T360">C</text:span></text:span><text:span text:style-name="Code">ode</text:span><text:span text:style-name="T358"> and/or </text:span><text:span text:style-name="Code">setLengt</text:span><text:span text:style-name="T358">h methods.</text:span></text:p>
      <text:p text:style-name="P188">The sent buffer is either a current buffer of an input port or a buffer taken from an input port.</text:p>
      <text:h text:style-name="P388" text:outline-level="4"><text:bookmark-start text:name="_Toc21178109611"/>Synopsis<text:bookmark-end text:name="_Toc21178109611"/></text:h>
      <text:p text:style-name="P109"><text:span text:style-name="T229">void</text:span> <text:span text:style-name="T227">(*send)</text:span>(<text:span text:style-name="T233">RCC</text:span>Port* port,<text:line-break/> <text:s text:c="12"/><text:span text:style-name="T233">RCC</text:span>Buffer* buffer,<text:line-break/> <text:s text:c="12"/><text:span text:style-name="T227">RCCOrdinal op,<text:line-break/> <text:s text:c="12"/>uint32_t length); <text:s text:c="10"/>// C Language<text:line-break/>void RCCPort::send(RCC::Buffer &amp;buffer); // C++ Language</text:span></text:p>
      <text:h text:style-name="P380" text:outline-level="4">Returns</text:h>
      <text:p text:style-name="P246">Nothing is returned.</text:p>
      <text:h text:style-name="P427" text:outline-level="3"><text:bookmark-start text:name="__RefHeading___Toc5348_1067000368"/><text:span text:style-name="T11">s</text:span><text:span text:style-name="T4">etDefaultLength</text:span> — <text:span text:style-name="T482">Set Default Message Length at an Output Port — C++ Language Only</text:span><text:bookmark-end text:name="__RefHeading___Toc5348_1067000368"/></text:h>
      <text:p text:style-name="P204">This <text:span text:style-name="T318">method</text:span> sets the default message length <text:span text:style-name="T317">in bytes </text:span>for a port. <text:s/>It is useful when messages produced at a port will always be the same size.</text:p>
      <text:p text:style-name="P202">This method is used only when the message content is manipulated as a raw untyped buffer, rather than using the message content access methods described below.</text:p>
      <text:p text:style-name="P206">The initial setting of the default message length is the length of the buffer.</text:p>
      <text:p text:style-name="P207">This method is only available in C++.</text:p>
      <text:h text:style-name="P389" text:outline-level="4"><text:bookmark-start text:name="_Toc2117810961147149150151152153"/>Synopsis<text:bookmark-end text:name="_Toc2117810961147149150151152153"/></text:h>
      <text:p text:style-name="P116">void RCCUserPort::setdefaultLength(size_t length); <text:s/>// C++ Language</text:p>
      <text:h text:style-name="P381" text:outline-level="4"><text:soft-page-break/>Returns</text:h>
      <text:p text:style-name="P200">Nothing.</text:p>
      <text:h text:style-name="P427" text:outline-level="3"><text:bookmark-start text:name="__RefHeading___Toc5350_1067000368"/><text:span text:style-name="T11">s</text:span><text:span text:style-name="T4">etDefaultOpCode</text:span> — <text:span text:style-name="T482">S</text:span>et <text:span text:style-name="T482">D</text:span>efault <text:span text:style-name="T482">O</text:span>pcode at <text:span text:style-name="T482">O</text:span>utput <text:span text:style-name="T482">P</text:span>ort — <text:span text:style-name="T376">C++ Language Only</text:span><text:bookmark-end text:name="__RefHeading___Toc5350_1067000368"/></text:h>
      <text:p text:style-name="P205">This <text:span text:style-name="T318">method</text:span> sets the default <text:span text:style-name="FirstEmphasis">op</text:span><text:span text:style-name="FirstEmphasis"><text:span text:style-name="T469">C</text:span></text:span><text:span text:style-name="FirstEmphasis">ode</text:span> for a<text:span text:style-name="T297">n output</text:span> port. <text:s/>It is useful when messages produced at a port will <text:span text:style-name="T469">typically</text:span> <text:span text:style-name="T297">have the same opcode, among those defined in the protocol.</text:span></text:p>
      <text:p text:style-name="P203">T<text:span text:style-name="T297">he initial setting of the default opcode is zero (indicating the first operation specified in the associated protocol). <text:s/>Setting the default opCode does not prevent setting the opCode on a per-message basis at any time during execution.</text:span></text:p>
      <text:p text:style-name="P208">This method is only available in C++.</text:p>
      <text:h text:style-name="P390" text:outline-level="4"><text:bookmark-start text:name="_Toc2117810961147149150151152153154"/>Synopsis<text:bookmark-end text:name="_Toc2117810961147149150151152153154"/></text:h>
      <text:p text:style-name="P117">void RCCUserPort::set<text:span text:style-name="T318">D</text:span>efaultOpCode(RCCOpCode opcode); // C++ only</text:p>
      <text:h text:style-name="P382" text:outline-level="4">Returns</text:h>
      <text:p text:style-name="P201">Nothing.</text:p>
      <text:h text:style-name="Heading_20_3" text:outline-level="3"><text:bookmark-start text:name="__RefHeading__8712_1123303156"/><text:span text:style-name="T4">take</text:span> — <text:span text:style-name="T482">T</text:span>ake a <text:span text:style-name="T482">B</text:span>uffer from an <text:span text:style-name="T482">I</text:span>nput <text:span text:style-name="T482">P</text:span>ort<text:bookmark-end text:name="__RefHeading__8712_1123303156"/></text:h>
      <text:p text:style-name="P183"><text:span text:style-name="T309">This method </text:span><text:span text:style-name="T38">t</text:span><text:span text:style-name="T32">ake</text:span><text:span text:style-name="T38">s</text:span> the current buffer from a port, <text:span text:style-name="T289">and optionally releases a previously taken buffer. <text:s/>This method is used when workers need to maintain a history of one or more previous buffers while still requesting new buffers, e.g. for </text:span><text:span text:style-name="T46">sliding window</text:span><text:span text:style-name="T289"> algorithms. <text:s/>This method only applies to input ports.</text:span></text:p>
      <text:p text:style-name="P184">The optional buffer to be released is provided by a possibly <text:span text:style-name="Code">NULL</text:span> pointer to a buffer. <text:s/><text:span text:style-name="T359">This buffer-to-release argument is a convenience feature of the API to allow cycling of buffers in a single call, e.g.:</text:span></text:p>
      <text:p text:style-name="P125">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25">}</text:p>
      <text:p text:style-name="P185"><text:span text:style-name="T377">In C, while we logically consider this a port method,</text:span> <text:span text:style-name="T377">it is</text:span> <text:span text:style-name="T377">actually a </text:span>container method <text:span text:style-name="T377">with</text:span> <text:span text:style-name="T377">three arguments:</text:span></text:p>
      <text:list xml:id="list90401423432509" text:continue-numbering="true" text:style-name="WWNum32">
        <text:list-item>
          <text:p text:style-name="List_20_Bullet">an <text:span text:style-name="Code">RCCPort</text:span> <text:span text:style-name="T73">pointer </text:span><text:span text:style-name="T74">indicating the port from which the buffer is taken</text:span></text:p>
        </text:list-item>
        <text:list-item>
          <text:p text:style-name="List_20_Bullet"><text:span text:style-name="T377">an </text:span><text:span text:style-name="Code">RCCBuffer</text:span><text:span text:style-name="T290"> pointer indicating, if not NULL, a </text:span>buffer to release</text:p>
        </text:list-item>
        <text:list-item>
          <text:p text:style-name="List_20_Bullet">a<text:span text:style-name="T377">n </text:span><text:span text:style-name="Code">RCCBuffer</text:span> pointer <text:span text:style-name="T377">as an output argument </text:span>where the taken buffer <text:span text:style-name="T377">structure</text:span> will be copied (not the data, just the structure).</text:p>
        </text:list-item>
      </text:list>
      <text:p text:style-name="P184"><text:soft-page-break/>In C++, <text:span text:style-name="T57">t</text:span><text:span text:style-name="T58">ake</text:span><text:span text:style-name="T290"> is a port method with a single buffer-to-release argument and t</text:span>he taken buffer is simply returned <text:span text:style-name="T309">via</text:span> a reference.</text:p>
      <text:p text:style-name="P183">Ownership <text:span text:style-name="T237">of the taken buffer </text:span>is <text:span text:style-name="T309">passed to</text:span> the worker. <text:s/>The current buffer <text:span text:style-name="T237">now </text:span>taken is no longer the current buffer. <text:s/><text:span text:style-name="T237">This method is u</text:span>sed when the worker needs access to more than one buffer at a time from an input port. <text:s/><text:span text:style-name="T59">Take</text:span><text:span text:style-name="T288"> implies a </text:span><text:span text:style-name="T59">request</text:span><text:span text:style-name="T288"> (to get another current buffer).</text:span></text:p>
      <text:p text:style-name="P213">It is an error to call this method when the port does not have a current buffer.</text:p>
      <text:h text:style-name="P387" text:outline-level="4"><text:bookmark-start text:name="_Toc21178109611111"/>Synopsis<text:bookmark-end text:name="_Toc21178109611111"/></text:h>
      <text:p text:style-name="P110">void <text:span text:style-name="T238">(*t</text:span>ake<text:span text:style-name="T238">)<text:line-break/> <text:s/></text:span>(<text:span text:style-name="T233">RCC</text:span>Port* port, <text:span text:style-name="T233">RCC</text:span>Buffer* releaseBuffer,<text:line-break/> <text:s text:c="2"/><text:span text:style-name="T233">RCC</text:span>Buffer* takenBuffer); <text:s text:c="15"/>// <text:span text:style-name="T288">C language</text:span><text:line-break/><text:span text:style-name="T291">RCCUserBuffer &amp;Port::take<text:line-break/> <text:s/>(RCCBuffer *release = NULL); <text:s text:c="12"/>// C++ Language</text:span></text:p>
      <text:h text:style-name="P379" text:outline-level="4">Returns</text:h>
      <text:p text:style-name="P161">Nothing <text:span text:style-name="T310">is returned in</text:span> C, <text:span text:style-name="T292">since the taken buffer object is copied to the location supplied by the </text:span><text:span text:style-name="Code">takenBuffer</text:span><text:span text:style-name="T292"> argument. <text:s/>In C++, </text:span>a reference to the taken buffer i<text:span text:style-name="T292">s returned</text:span>.</text:p>
      <text:h text:style-name="P397"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20">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20"> member of the RCCPort structure.</text:span></text:p>
      <text:p text:style-name="P17">When methods deal with <text:span text:style-name="T57">opCodes</text:span>, they are dealing with an ordinal for the message in a buffer. <text:s/><text:span text:style-name="T426">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29">In C++ buffer management is via buffer methods — member functions of buffer objects. <text:s/>In C, buffer management is either via container methods or direct access to structure members.</text:p>
      <text:p text:style-name="P30">In the C language, and in some cases for C++, the message buffers are accessed as a raw array of bytes, where the worker is responsible for correctly formatting the message in the buffer. <text:s/>The methods in this section <text:span text:style-name="T569">other than </text:span><text:span text:style-name="Code">setOpCode</text:span><text:span text:style-name="T569">,</text:span> are <text:span text:style-name="T570">used only</text:span> for this raw buffer access.</text:p>
      <text:p text:style-name="P30">In C++, there is alternative set of methods that format the message correctly for the worker, and these methods should be preferred in nearly all cases. <text:s/>These are described in the <text:a xlink:type="simple" xlink:href="#4.6.2.Accessing Messages in C++ Language Workers|outline" text:style-name="Internet_20_link" text:visited-style-name="Visited_20_Internet_20_Link">Accessing Messages in C++ Language Workers</text:a> section below.</text:p>
      <text:h text:style-name="P433" text:outline-level="3"><text:bookmark-start text:name="__RefHeading___Toc8039_1067000368"/><text:span text:style-name="T4">checkLength</text:span> — <text:span text:style-name="T482">C</text:span>heck <text:span text:style-name="T482">S</text:span>ize of <text:span text:style-name="T321">the B</text:span>uffer — <text:span text:style-name="T378">C++ Language Only</text:span><text:bookmark-end text:name="__RefHeading___Toc8039_1067000368"/></text:h>
      <text:p text:style-name="P210">Check that a message of a given size <text:span text:style-name="T316">in bytes </text:span>will fit into the buffer, <text:span text:style-name="T321">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h text:style-name="P391" text:outline-level="4">Synopsis</text:h>
      <text:p text:style-name="P118">void RCCUserPort::checkLength(size_t neededSize); <text:s/>// C++ Language</text:p>
      <text:h text:style-name="P383" text:outline-level="4"><text:bookmark-start text:name="_Toc2117810961147149150151152"/>Returns<text:bookmark-end text:name="_Toc2117810961147149150151152"/></text:h>
      <text:p text:style-name="P9">Nothing.</text:p>
      <text:h text:style-name="P434" text:outline-level="3"><text:bookmark-start text:name="__RefHeading___Toc8041_1067000368"/><text:span text:style-name="T14">data</text:span> — <text:span text:style-name="T482">Access the Raw Contents of the Buffer</text:span><text:bookmark-end text:name="__RefHeading___Toc8041_1067000368"/></text:h>
      <text:p text:style-name="P234">This method returns a pointer to the raw data in a buffer. <text:s/>It is analogous to the <text:span text:style-name="Code">data</text:span> method in C++ STL container classes, although it has no type.</text:p>
      <text:h text:style-name="P391" text:outline-level="4"><text:soft-page-break/>Synopsis</text:h>
      <text:p text:style-name="P119"><text:span text:style-name="T322">void</text:span> *<text:span text:style-name="T322">p = buffer-&gt;data; <text:s text:c="7"/></text:span><text:s text:c="2"/>// <text:span text:style-name="T293">C Language<text:line-break/>void *RCCUserBuffer::data(); <text:s text:c="4"/>// C++ Language</text:span></text:p>
      <text:h text:style-name="P383" text:outline-level="4">Returns</text:h>
      <text:p text:style-name="P11">The value returned is a void pointer to the contents of the buffer.</text:p>
      <text:h text:style-name="P434" text:outline-level="3"><text:bookmark-start text:name="__RefHeading___Toc8043_1067000368"/><text:span text:style-name="T14">length</text:span> — <text:span text:style-name="T482">Retrieve the Length of the Message in a Buffer – C++ Language Only</text:span><text:bookmark-end text:name="__RefHeading___Toc8043_1067000368"/></text:h>
      <text:p text:style-name="P215"><text:span text:style-name="T312">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12">.</text:span></text:p>
      <text:h text:style-name="P391" text:outline-level="4">Synopsis</text:h>
      <text:p text:style-name="P127">size_t RCCUserBuffer::length() const; <text:s text:c="2"/>// C++ Language</text:p>
      <text:h text:style-name="P383" text:outline-level="4">Returns</text:h>
      <text:p text:style-name="P12">The method returns the length in bytes of the message in the buffer.</text:p>
      <text:h text:style-name="P434" text:outline-level="3"><text:bookmark-start text:name="__RefHeading___Toc8045_1067000368"/><text:span text:style-name="T14">maxLength</text:span> — <text:span text:style-name="T482">Retrieve the Maximum Available Space in the Buffer.</text:span><text:bookmark-end text:name="__RefHeading___Toc8045_1067000368"/></text:h>
      <text:p text:style-name="P235">This method allows the worker to retrieve the actual size of the buffer, typically used on output buffers.</text:p>
      <text:h text:style-name="P391" text:outline-level="4">Synopsis</text:h>
      <text:p text:style-name="P128">size_t len = buffer-&gt;maxLength; <text:s text:c="10"/>// C language<text:line-break/>size_t RCCUserBuffer::maxLength() const; <text:s/>// C++ language</text:p>
      <text:h text:style-name="P383" text:outline-level="4">Returns</text:h>
      <text:p text:style-name="P13"><text:bookmark-start text:name="_Toc21178109611472"/>T<text:bookmark-end text:name="_Toc21178109611472"/>he size of the buffer in bytes is returned.</text:p>
      <text:h text:style-name="P434" text:outline-level="3"><text:bookmark-start text:name="__RefHeading___Toc8047_1067000368"/><text:span text:style-name="T14">opCode</text:span> — <text:span text:style-name="T482">Retrieve the OpCode of the Message in a Buffer</text:span><text:bookmark-end text:name="__RefHeading___Toc8047_1067000368"/></text:h>
      <text:p text:style-name="P216"><text:span text:style-name="T312">This method retrieves the </text:span><text:span text:style-name="T39">opCode</text:span><text:span text:style-name="T312"> of the message in the buffer, typically an input buffer. <text:s text:c="3"/>This is C++ only. <text:s/>When using C, access to the opCode is via the current buffer at a port, e.g. </text:span><text:span text:style-name="Code">port-&gt;input.</text:span><text:span text:style-name="Code"><text:span text:style-name="T323">u.operation</text:span></text:span></text:p>
      <text:h text:style-name="P391" text:outline-level="4">Synopsis</text:h>
      <text:p text:style-name="P129"><text:span text:style-name="T378">RCCOpcode op = port-&gt;input.u.operation; <text:s text:c="6"/>// C language<text:line-break/></text:span>RCCOpCode RCCUserBuffer::opCode() const; <text:s text:c="4"/>// C++ Language</text:p>
      <text:h text:style-name="P383" text:outline-level="4">Returns</text:h>
      <text:p text:style-name="P10"><text:bookmark-start text:name="_Toc21178109611474"/><text:span text:style-name="T324">T</text:span><text:bookmark-end text:name="_Toc21178109611474"/><text:span text:style-name="T324">his method returns the opCode of the message in the buffer.</text:span></text:p>
      <text:h text:style-name="P434" text:outline-level="3"><text:bookmark-start text:name="__RefHeading___Toc8049_1067000368"/><text:span text:style-name="T13">r</text:span><text:span text:style-name="T4">elease</text:span> — <text:span text:style-name="T482">Release a Buffer</text:span><text:bookmark-end text:name="__RefHeading___Toc8049_1067000368"/></text:h>
      <text:p text:style-name="P214"><text:span text:style-name="T312">This method r</text:span>elease<text:span text:style-name="T312">s</text:span> a buffer for reuse. <text:s/>If the buffer is <text:span text:style-name="T228">the</text:span> current buffer for a port, it will no longer be the current buffer. <text:s/>Buffer ownership passes back to the container. <text:s/><text:soft-page-break/><text:span text:style-name="T228">Buffers for a port </text:span><text:span text:style-name="T60">must be released in</text:span><text:span text:style-name="T57"> the order obtained</text:span>, per port. <text:s/><text:span text:style-name="T228">Note that this method is not used or needed when ports are “advanced”, only when buffers are obtained from a port using other port management functions such as </text:span><text:span text:style-name="FirstEmphasis"><text:span text:style-name="T425">take</text:span></text:span><text:span text:style-name="T228">.</text:span></text:p>
      <text:p text:style-name="P191">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93">In C, this is a <text:span text:style-name="T377">function</text:span> <text:span text:style-name="T377">with the buffer pointer as an argument, e.g. called using:</text:span></text:p>
      <text:p text:style-name="P133">self-&gt;container.release(buffer);</text:p>
      <text:p text:style-name="Body"><text:span text:style-name="T293">In C++ it is a buffer method invoked on the </text:span>buffer<text:span text:style-name="T293"> object itself.</text:span></text:p>
      <text:h text:style-name="P391" text:outline-level="4">Synopsis</text:h>
      <text:p text:style-name="P119"><text:span text:style-name="T229">void</text:span> <text:span text:style-name="T227">(*release)</text:span>(<text:span text:style-name="T230">RCC</text:span>Buffer* buffe<text:span text:style-name="T231">r)</text:span>; <text:s/>// <text:span text:style-name="T293">C Language<text:line-break/>void RCCUserBuffer::release(); <text:s text:c="6"/>// C++ Language</text:span></text:p>
      <text:h text:style-name="P383" text:outline-level="4">Returns</text:h>
      <text:p text:style-name="P10"><text:bookmark-start text:name="_Toc2117810961147"/>Nothing<text:bookmark-end text:name="_Toc2117810961147"/>.</text:p>
      <text:h text:style-name="P434" text:outline-level="3"><text:bookmark-start text:name="__RefHeading___Toc8053_1067000368"/><text:span text:style-name="T14">setLength</text:span> — <text:span text:style-name="T482">Set the Length of the Message in a Buffer — C++ Language Only</text:span><text:bookmark-end text:name="__RefHeading___Toc8053_1067000368"/></text:h>
      <text:p text:style-name="P236">This method sets the length in bytes of the message in a buffer.</text:p>
      <text:p text:style-name="P192"><text:span text:style-name="T312">This is C++ only. <text:s/>When using C, access to the length of an output buffer is via the current buffer at a port, e.g. </text:span><text:span text:style-name="Code">port-</text:span><text:span text:style-name="Code"><text:span text:style-name="T326">&gt;</text:span></text:span><text:span text:style-name="Code">output.u.length</text:span>, <text:span text:style-name="T325">or via the </text:span><text:span text:style-name="Code">send</text:span><text:span text:style-name="T325"> port method.</text:span></text:p>
      <text:h text:style-name="P391" text:outline-level="4">Synopsis</text:h>
      <text:p text:style-name="P130">void RCCUserBuffer::setLength(size_t length); <text:s text:c="6"/>// C++ Language</text:p>
      <text:h text:style-name="P383" text:outline-level="4">Returns</text:h>
      <text:p text:style-name="P10">Nothing.</text:p>
      <text:h text:style-name="P434" text:outline-level="3"><text:bookmark-start text:name="__RefHeading___Toc8055_1067000368"/><text:span text:style-name="T14">setOpCode</text:span> — <text:span text:style-name="T482">Set the OpCode for the Message in a Buffer — C++ Language Only</text:span><text:bookmark-end text:name="__RefHeading___Toc8055_1067000368"/></text:h>
      <text:p text:style-name="P237">This method sets the opCode of the message in a buffer.</text:p>
      <text:p text:style-name="P218"><text:span text:style-name="T312">This is C++ only. <text:s/>When using C, access to the opCode of an output buffer is via the current buffer at a port, e.g. </text:span><text:span text:style-name="Code">port-</text:span><text:span text:style-name="Code"><text:span text:style-name="T326">&gt;</text:span></text:span><text:span text:style-name="Code">output.u.</text:span><text:span text:style-name="Code"><text:span text:style-name="T326">operation</text:span></text:span><text:span text:style-name="T312">, or via the </text:span><text:span text:style-name="Code">send</text:span><text:span text:style-name="T325"> port method.</text:span></text:p>
      <text:h text:style-name="P392" text:outline-level="4">Synopsis</text:h>
      <text:p text:style-name="Code">void RCCUserBuffer::set<text:span text:style-name="T326">OpCode</text:span>(<text:span text:style-name="T326">RCCOpCode op</text:span>); <text:s text:c="5"/>// C++ Language</text:p>
      <text:h text:style-name="P383" text:outline-level="4">Returns</text:h>
      <text:p text:style-name="P10">Nothing.</text:p>
      <text:h text:style-name="P434" text:outline-level="3"><text:bookmark-start text:name="__RefHeading___Toc8051_1067000368"/><text:soft-page-break/><text:span text:style-name="T14">setInfo</text:span> — <text:span text:style-name="T482">Set the Metadata Associated with a Buffer — C++ Language Only</text:span><text:bookmark-end text:name="__RefHeading___Toc8051_1067000368"/></text:h>
      <text:p text:style-name="P217"><text:span text:style-name="T312">This method is a convenient combination of setting both the </text:span><text:span text:style-name="T61">opCode</text:span><text:span text:style-name="T312"> and the </text:span><text:span text:style-name="T61">length</text:span><text:span text:style-name="T312"> of the message in a buffer. <text:s/>It is typically used on output buffers, when both opCode and length are being set at the same time.</text:span></text:p>
      <text:h text:style-name="P391" text:outline-level="4">Synopsis</text:h>
      <text:p text:style-name="P130">void RCCUserBuffer::setInfo(RCCOpCode op, size_t length); <text:s/>// C++</text:p>
      <text:h text:style-name="P383" text:outline-level="4">Returns</text:h>
      <text:p text:style-name="P10">Nothing.</text:p>
      <text:h text:style-name="P428" text:outline-level="3"><text:bookmark-start text:name="__RefHeading___Toc8057_1067000368"/><text:span text:style-name="T10">t</text:span><text:span text:style-name="T4">opLength</text:span> — <text:span text:style-name="T482">Retrieve the Size of the Single Sequence in a Message — C++ Language Only</text:span><text:bookmark-end text:name="__RefHeading___Toc8057_1067000368"/></text:h>
      <text:p text:style-name="P102"><text:span text:style-name="T532">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32">Accessing the Contents of Messages</text:span></text:a><text:span text:style-name="T532">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104">Untyped raw buffers are used when no protocol is defined for the port, e.g. when a worker needs to process any protocol or when it has some private mechanism for determining the contents of a message.</text:p>
      <text:p text:style-name="P103">This method only applies to input buffers that contain messages consisting of a single sequence argument. <text:s/>It retrieves the length, <text:span text:style-name="T32">in elements</text:span>, of that sequence. <text:s/><text:span text:style-name="T321">The </text:span><text:span text:style-name="Code">elemSize</text:span> <text:span text:style-name="T321">argument </text:span>to <text:span text:style-name="Code">topLength</text:span> <text:span text:style-name="T321">is the size in bytes of the elements of the sequence in the buffer. <text:s/>An error check is made to ensure that the size of the message </text:span>in bytes <text:span text:style-name="T321">is divisible by the </text:span><text:span text:style-name="Code">elemSize</text:span><text:span text:style-name="T321"> </text:span>value <text:span text:style-name="T321">provided.</text:span></text:p>
      <text:p text:style-name="P209"><text:bookmark-start text:name="__RefHeading___Toc5344_1067000368"/>The message must <text:span text:style-name="T315">consist of</text:span> exactly one sequence for this method to be valid. <text:s/>Sequences can have zero elements.<text:bookmark-end text:name="__RefHeading___Toc5344_1067000368"/></text:p>
      <text:p text:style-name="P209">This method is only available in C++.</text:p>
      <text:h text:style-name="P391" text:outline-level="4">Synopsis</text:h>
      <text:p text:style-name="P115">size_t RCCUser<text:span text:style-name="T321">Buffer</text:span>::topLength(<text:span text:style-name="T315">size_t elemSize</text:span>); <text:s/>// C++ Language</text:p>
      <text:h text:style-name="P383" text:outline-level="4"><text:bookmark-start text:name="_Toc2117810961147149150151"/>Returns<text:bookmark-end text:name="_Toc2117810961147149150151"/></text:h>
      <text:p text:style-name="P199">For C++, <text:span text:style-name="T315">this method returns </text:span>a size_t value indicating the number of sequence elements in the message, <text:span text:style-name="T315">given the size of elements known by the worker.</text:span></text:p>
      <text:h text:style-name="P398" text:outline-level="2"><text:bookmark-start text:name="__RefHeading___Toc8059_1067000368"/>Accessing the Contents of Messages<text:bookmark-end text:name="__RefHeading___Toc8059_1067000368"/></text:h>
      <text:p text:style-name="P219">The sections above described methods used to access the <text:span text:style-name="T440">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19">Accessing the individual arguments (fields) in the payload for a<text:span text:style-name="T443">n input</text:span> message (or setting the fields of an output message) is facilitated differently in C vs. C++.</text:p>
      <text:h text:style-name="P435" text:outline-level="3"><text:bookmark-start text:name="__RefHeading___Toc36173_549088399"/>Accessing <text:span text:style-name="T438">M</text:span>essages in C <text:span text:style-name="T438">L</text:span>anguage <text:span text:style-name="T438">W</text:span>orkers<text:bookmark-end text:name="__RefHeading___Toc36173_549088399"/></text:h>
      <text:p text:style-name="P219">In C, data structure<text:span text:style-name="T443">s are</text:span> generated that can be overlaid on buffer<text:span text:style-name="T445">s</text:span> to access fields <text:span text:style-name="T440">of a message </text:span>up to and including the first variable length field (sequence or string). <text:s/><text:span text:style-name="T426">E</text:span>ach port <text:span text:style-name="T426">has</text:span> a <text:span text:style-name="T440">set</text:span> of data structures defined for the messages that may be in <text:span text:style-name="T445">its</text:span> buffer<text:span text:style-name="T445">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26">n</text:span>, for <text:span text:style-name="T440">worker WXY,</text:span> port PXY, <text:span text:style-name="T327">with protocol PRXY, with </text:span>operations Op1 and Op2, <text:span text:style-name="T443">is:</text:span></text:p>
      <text:p text:style-name="P120"><text:span text:style-name="T441">typedef </text:span>struct {<text:line-break/> <text:s/>... fields in the message for Op1 messages ...<text:line-break/>} <text:span text:style-name="T441">WxyPxyOp1</text:span>;<text:line-break/><text:span text:style-name="T441">typedef</text:span> struct {<text:line-break/> <text:s/>... fields in the message for Op2 messages ...<text:line-break/>} <text:span text:style-name="T441">WxyPxyO</text:span>p2;</text:p>
      <text:p text:style-name="P238">Note that the <text:span text:style-name="T443">structure</text:span> type<text:span text:style-name="T445">defs</text:span> are <text:span text:style-name="T427">CamelCase</text:span>, <text:span text:style-name="T443">the opcode enumeration values are upper case, and</text:span> the <text:span text:style-name="T442">structure</text:span> members are <text:span text:style-name="T442">the case of the argument names in the protocol</text:span>. <text:s/><text:span text:style-name="T427">I</text:span>n C, messages <text:span text:style-name="T428">are accessed </text:span>based on opCode like this:</text:p>
      <text:p text:style-name="P135">switch (port-&gt;input.u.operation) {<text:line-break/>case P<text:span text:style-name="T443">RXY</text:span>_O<text:span text:style-name="T443">P1</text:span>:<text:line-break/><text:span text:style-name="T442"> <text:s/>{</text:span><text:line-break/> <text:s text:c="3"/><text:span text:style-name="T442">Wxy</text:span>Pxy<text:span text:style-name="T442">Op1</text:span> *p = port-&gt;current.data;<text:line-break/> <text:s text:c="3"/>// use <text:span text:style-name="T442">p-&gt; to access the message structure</text:span><text:line-break/> <text:s text:c="3"/>break;<text:line-break/> <text:s/><text:span text:style-name="T443">}<text:line-break/></text:span>case P<text:span text:style-name="T443">RXY</text:span>_O<text:span text:style-name="T443">P2</text:span>:<text:line-break/><text:span text:style-name="T443"> <text:s/>{</text:span><text:line-break/> <text:s text:c="3"/><text:span text:style-name="T442">Wxy</text:span>Pxy<text:span text:style-name="T442">Op2</text:span> *p = port-&gt;current.data;<text:line-break/> <text:s text:c="3"/>// use <text:span text:style-name="T442">p-&gt; to access the message structure</text:span><text:line-break/> <text:s text:c="3"/>break;<text:line-break/> <text:s/><text:span text:style-name="T443">}</text:span><text:line-break/>}</text:p>
      <text:p text:style-name="P271">If the messages are simply a sequence or array of one basic type (e.g. float), directly assigning the buffer pointer to that pointer type is sensible, e.g.:</text:p>
      <text:p text:style-name="P136"><text:soft-page-break/>switch (port-&gt;input.u.operation) {<text:line-break/>case P<text:span text:style-name="T443">RXY</text:span>_O<text:span text:style-name="T443">P1</text:span>:<text:line-break/><text:span text:style-name="T442"> <text:s/>{</text:span><text:line-break/> <text:s text:c="3"/><text:span text:style-name="T445">float</text:span> *p = port-&gt;current.data;<text:line-break/> <text:s text:c="3"/>// use <text:span text:style-name="T442">p-&gt; to access the message data</text:span><text:line-break/> <text:s text:c="3"/>break;<text:line-break/> <text:s/><text:span text:style-name="T443">}<text:line-break/>...</text:span></text:p>
      <text:p text:style-name="P239">The major limitation of this <text:span text:style-name="T443">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47">A second limitation for C language workers is that there is no error checking that the correct message structure is being used with its corresponding opCode.</text:p>
      <text:h text:style-name="P435" text:outline-level="3"><text:bookmark-start text:name="__RefHeading___Toc36175_549088399"/>Accessing <text:span text:style-name="T438">M</text:span>essage<text:span text:style-name="T438">s</text:span> in C++ <text:span text:style-name="T438">L</text:span>anguage <text:span text:style-name="T438">W</text:span>orkers<text:bookmark-end text:name="__RefHeading___Toc36175_549088399"/></text:h>
      <text:p text:style-name="P238">C++ workers <text:span text:style-name="T429">have </text:span>data member<text:span text:style-name="T429">s</text:span> <text:span text:style-name="T429">for each port</text:span> whose name is the port's name in the OCS. <text:s/><text:span text:style-name="T429">E</text:span>ach such port data member has an accessor for the information for each possible message in the port's protocol. <text:s/><text:span text:style-name="T444">E</text:span>ach field of the payload for each operation also has an accessor. <text:s/><text:span text:style-name="T444">A</text:span>ccessing the <text:span text:style-name="Code">arg1</text:span> field of the <text:span text:style-name="Code">op1</text:span> operation <text:span text:style-name="T444">message </text:span>on the protocol for port <text:span text:style-name="Code">in</text:span>, would simply be:</text:p>
      <text:p text:style-name="P121">in.<text:span text:style-name="T444">o</text:span>p1().<text:span text:style-name="T444">a</text:span>rg1()</text:p>
      <text:p text:style-name="P270">These C++ message <text:span text:style-name="T445">argument </text:span>access methods <text:span text:style-name="T444">return a</text:span> <text:span text:style-name="Code">const</text:span> <text:span text:style-name="T444">reference to the field</text:span> for input ports, and return a non-<text:span text:style-name="Code">const</text:span> reference for output ports. <text:s/><text:span text:style-name="T379">They will generate an exception if used when the message in the buffer has the wrong opCode for the operation accessor used. <text:s/>E.g., if </text:span><text:span text:style-name="Code">in.op1()</text:span><text:span text:style-name="T379"> is used when the current opcode is not </text:span><text:span text:style-name="Code">op1</text:span><text:span text:style-name="T379">, an exception occurs. <text:s/>If the argument type was </text:span><text:span text:style-name="Code">float</text:span><text:span text:style-name="T379">, then the accessors defined for </text:span><text:span text:style-name="Code">in.op1()</text:span><text:span text:style-name="T379"> would be:</text:span></text:p>
      <text:p text:style-name="P137">const float &amp;arg1() const; <text:s/>// for arguments in an input buffer<text:line-break/>float &amp;arg1(); <text:s text:c="13"/>// for arguments in an output buffer</text:p>
      <text:p text:style-name="P221">When the argument type <text:span text:style-name="T353">is</text:span> a sequence or array, the field accessor returns a reference to an <text:span text:style-name="T32">object</text:span> that has <text:span text:style-name="T444">the following</text:span> methods, <text:span text:style-name="T445">which</text:span> act like the <text:span text:style-name="T444">same-named methods defined in the ISO </text:span>C++ STL <text:span text:style-name="T444">container</text:span> type<text:span text:style-name="T444">s (assuming the data type is </text:span><text:span text:style-name="Code">float</text:span><text:span text:style-name="T444">)</text:span>:</text:p>
      <text:p text:style-name="P121"><text:span text:style-name="T444">const float </text:span>*data() const; // <text:span text:style-name="T444">pointer to access the floats on input</text:span><text:line-break/>size_t size() const; <text:s text:c="6"/>// <text:span text:style-name="T444">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71">For arrays or sequences in output buffers, the <text:span text:style-name="Code">resize</text:span> method must be called for each message.</text:p>
      <text:p text:style-name="P220"><text:span text:style-name="T429">I</text:span>f <text:span text:style-name="Code">arg1</text:span> in the above example was a sequence of unsigned shorts, access <text:span text:style-name="T429">to </text:span>this field <text:span text:style-name="T429">is</text:span>:</text:p>
      <text:p text:style-name="P121">uint16_t *vals = in.op1().arg1().data(); // pointer to data<text:line-break/>size_t nvals = in.op1().arg1().size(); <text:s text:c="2"/>// number of elements</text:p>
      <text:h text:style-name="P404" text:outline-level="2"><text:bookmark-start text:name="__RefHeading___Toc8061_1067000368"/><text:soft-page-break/>How a Worker Accesses its Properties<text:bookmark-end text:name="__RefHeading___Toc8061_1067000368"/></text:h>
      <text:h text:style-name="P436" text:outline-level="3"><text:bookmark-start text:name="__RefHeading___Toc71723_1826048042"/><text:span text:style-name="T447">The</text:span> Worker Propert<text:span text:style-name="T448">y Structure</text:span><text:bookmark-end text:name="__RefHeading___Toc71723_1826048042"/></text:h>
      <text:p text:style-name="P21"><text:span text:style-name="T448">A</text:span> structure type <text:span text:style-name="T447">(e.g. </text:span><text:span text:style-name="Code">XyzProperties</text:span><text:span text:style-name="T447">) </text:span>is generated for the worker, <text:span text:style-name="T448">and </text:span>placed in the <text:span text:style-name="Code">gen/XYZ_Worker.h</text:span> <text:span text:style-name="T448">(for C) or </text:span><text:span text:style-name="Code">gen/xyz-worker.hh</text:span><text:span text:style-name="T448"> (for C++) </text:span>file, <text:span text:style-name="T447">and contains members for each property that is not a parameter</text:span>. <text:s/><text:span text:style-name="T373">Unless a property is defined as being </text:span><text:span text:style-name="Code">volatile</text:span><text:span text:style-name="T373">, its corresponding structure member is </text:span><text:span text:style-name="Code">const</text:span><text:span text:style-name="T373">. <text:s/></text:span>Thus setting the value corresponding to a property <text:span text:style-name="T32">not</text:span> declared <text:span text:style-name="Code">volatile</text:span> will result in a compilation error.</text:p>
      <text:p text:style-name="P273">The name of the struct<text:span text:style-name="T449">ure</text:span> type (<text:span text:style-name="Code">typedef</text:span> name <text:span text:style-name="T330">in C</text:span>) is <text:span text:style-name="Code">XyzProperties</text:span> where “Xyz” is the <text:span text:style-name="T41">capitalized</text:span> worker name.</text:p>
      <text:p text:style-name="P21"><text:span text:style-name="T448">Properties that are scalar values (not sequences, arrays, structures or strings), are simple scalar structure members with the property's name. <text:s/></text:span>Properties that are arrays are declared as such in this structure, <text:span text:style-name="T448">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47">a </text:span><text:span text:style-name="Code">data</text:span> member which is an array of the maximum number of elements declared for the property in the <text:span text:style-name="Code">sequence</text:span><text:span text:style-name="Code"><text:span text:style-name="T446">L</text:span></text:span><text:span text:style-name="Code">ength</text:span> attribute that defines the property (its maximum number of elements). <text:s/><text:span text:style-name="T447">Similarly, structure members for properties that are of type </text:span><text:span text:style-name="Code">string</text:span><text:span text:style-name="T447">, are arrays of type </text:span><text:span text:style-name="Code">char</text:span><text:span text:style-name="T447"> of dimension </text:span><text:span text:style-name="Code">stringLength+1</text:span><text:span text:style-name="T447">, with the </text:span><text:span text:style-name="Code">+1</text:span><text:span text:style-name="T447"> to leave room for the terminating zero.</text:span></text:p>
      <text:p text:style-name="P285">Remember that for properties (as opposed to protocols), sequences and strings always have a maximum size (i.e. are bounded).</text:p>
      <text:h text:style-name="P437" text:outline-level="3"><text:bookmark-start text:name="__RefHeading___Toc71725_1826048042"/><text:span text:style-name="T447">The </text:span>Accessing Worker Properties in C<text:bookmark-end text:name="__RefHeading___Toc71725_1826048042"/></text:h>
      <text:p text:style-name="P22"><text:span text:style-name="T446">The </text:span><text:span text:style-name="Code">properties</text:span><text:span text:style-name="T446"> member of the </text:span><text:span text:style-name="Code">RCCWorker</text:span><text:span text:style-name="T446"> structure (which is supplied as the *</text:span><text:span text:style-name="Code">self</text:span><text:span text:style-name="T446"> argument to all worker methods), points to the memory that holds the worker's properties, with type </text:span><text:span text:style-name="Code">void *</text:span><text:span text:style-name="T446">. <text:s/>When needed by the worker to access property values, it is first converted to the structure pointer type that defines the layout of the worker's properties, and then used to access individual properties, e.g.:</text:span></text:p>
      <text:p text:style-name="P138">XyzProperties *<text:span text:style-name="T4">p = self-&gt;properties; <text:s/>// </text:span><text:span text:style-name="T16">implicit cast from void</text:span><text:span text:style-name="T23">*</text:span><text:line-break/>p-&gt;myprop1; <text:s text:c="9"/>// <text:span text:style-name="T449">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436" text:outline-level="3"><text:bookmark-start text:name="__RefHeading___Toc71727_1826048042"/>Accessing Worker Properties in C++<text:bookmark-end text:name="__RefHeading___Toc71727_1826048042"/></text:h>
      <text:p text:style-name="P20">The worker object has a member function, <text:span text:style-name="Code">properties()</text:span>, that returns a reference <text:span text:style-name="T449">to the XyzProperty structure. <text:s/></text:span>Worker code accesses properties that are not parameters by <text:span text:style-name="T449">simply using this member function. <text:s/>The accesses similar to the C example above is:</text:span></text:p>
      <text:p text:style-name="P139"><text:soft-page-break/>XyzProperties <text:span text:style-name="T449">&amp;</text:span>p = properties<text:span text:style-name="T449">()</text:span>;<text:line-break/>p.myprop1; <text:s text:c="9"/>// <text:span text:style-name="T449">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33">in C++</text:span><text:bookmark-end text:name="__RefHeading___Toc71729_1826048042"/></text:h>
      <text:p text:style-name="P227">Workers sometimes need dynamic notifications when properties are written or read by control software. <text:s/><text:span text:style-name="T559">E.g</text:span>. the worker would like to run some code just before a property read returns to potentially create the correct value to read, or <text:span text:style-name="T450">run some code </text:span>after a property write to cause some other side affect of the <text:span text:style-name="T340">new </text:span>written value. <text:s/><text:span text:style-name="T380">For written values, this eliminates the need for polling by the worker to determine when the value has changed.</text:span></text:p>
      <text:p text:style-name="P227">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27">An example of using <text:span text:style-name="Code">readSync</text:span> is when the value <text:span text:style-name="T534">is</text:span> computed based on some dynamic condition, e.g. reading a real-time or physical sensor value. <text:s/>An example of <text:span text:style-name="Code">writeSync</text:span> is when writing a new value should atomically affect some other state of the worker.</text:p>
      <text:p text:style-name="P228">Using the C language, <text:span text:style-name="T505">there is no notification mechanism at this time</text:span>.</text:p>
      <text:p text:style-name="P320">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13">read</text:span></text:span> must be present. <text:s/>For <text:span text:style-name="Code">writeSync</text:span> properties, a member function named <text:span text:style-name="Code">&lt;property&gt;_</text:span><text:span text:style-name="Code"><text:span text:style-name="T513">written</text:span></text:span> must be present. <text:s/><text:span text:style-name="T341">Both notification member functions take no arguments and return </text:span><text:span text:style-name="Code">RCCResult</text:span><text:span text:style-name="T341">, which allows these functions to indicate errors. <text:s/>A </text:span><text:span text:style-name="Code">readSync</text:span><text:span text:style-name="T341"> notification function can set the property value locally and then return, and that value will then be conveyed back to control software.</text:span></text:p>
      <text:p text:style-name="P320"><text:span text:style-name="T341">A </text:span><text:span text:style-name="Code">writeSync</text:span><text:span text:style-name="T341"> notification is called after the new value has been written, so the function can locally access the new value when it is called. <text:s/>The previous value is no longer available. <text:s/>If a worker needs to access the previous value it could declare a data member and assign it at the end of the notification method, and perhaps initialize this “previous value” data member using </text:span><text:span text:style-name="Code">firstRun</text:span><text:span text:style-name="T341"> or </text:span><text:span text:style-name="Code">start</text:span><text:span text:style-name="T341">. <text:s/>E.g. assuming </text:span><text:span text:style-name="Code">predicate</text:span><text:span text:style-name="T341"> is a boolean writable property with the </text:span><text:span text:style-name="Code">writeSync</text:span><text:span text:style-name="T341"> attribute set to true:</text:span></text:p>
      <text:p text:style-name="P126"><text:soft-page-break/>class XyzWorker {<text:line-break/> <text:s/><text:span text:style-name="T560">bool </text:span>m_prev<text:span text:style-name="T560">Predicate</text:span>; <text:s text:c="7"/>// remember <text:span text:style-name="T560">previous value<text:line-break/> <text:s/>RCCResult predicate_written() {<text:line-break/> <text:s text:c="3"/>// use both properties().predicate and m_prevPredicate<text:line-break/> <text:s text:c="3"/>m_prevPredicate = properties().predicate;<text:line-break/> <text:s/>}</text:span><text:line-break/> <text:s/>run() {<text:line-break/> <text:s text:c="3"/>// <text:span text:style-name="T560">we know that as of firstRun, initial setting is valid</text:span><text:line-break/> <text:s text:c="3"/><text:span text:style-name="T560">if (firstRun()) m_prevPredicate = properties().predicate;<text:line-break/> <text:s text:c="3"/>...</text:span><text:line-break/> <text:s/>}<text:line-break/>}</text:p>
      <text:h text:style-name="P436" text:outline-level="3"><text:bookmark-start text:name="__RefHeading___Toc71731_1826048042"/>Accessing the Values of Parameter Properties<text:bookmark-end text:name="__RefHeading___Toc71731_1826048042"/></text:h>
      <text:p text:style-name="P274">Properties which are indicated as parameters by setting the <text:span text:style-name="Code">parameter</text:span> attribute to <text:span text:style-name="Code">true</text:span> in the OCS or OWD are accessed differently than other properties. <text:s/>They are <text:span text:style-name="T451">defined as </text:span><text:span text:style-name="Code">static const</text:span><text:span text:style-name="T451"> values whose name is a fully capitalized </text:span><text:span text:style-name="Code"><text:span text:style-name="T32">&lt;WORKERNAME&gt;</text:span></text:span><text:span text:style-name="Code">_</text:span><text:span text:style-name="Code"><text:span text:style-name="T32">&lt;PROPERTYNAME&gt;</text:span></text:span><text:span text:style-name="T451">. <text:s/>Thus for worker </text:span><text:span text:style-name="Code">wxyz</text:span><text:span text:style-name="T451"> and parameter property </text:span><text:span text:style-name="Code">pqr</text:span><text:span text:style-name="T451">, of type </text:span><text:span text:style-name="Code">float</text:span><text:span text:style-name="T451">, the value is:</text:span></text:p>
      <text:p text:style-name="Code">static const float WXYZ_PQR;</text:p>
      <text:p text:style-name="P275">These values are initialized at compile time and can be used accordingly.</text:p>
      <text:h text:style-name="Heading_20_2" text:outline-level="2"><text:bookmark-start text:name="__RefHeading___Toc8063_1067000368"/>Controlling Slave Workers from Proxies — <text:span text:style-name="T343">C++ Language Only</text:span><text:bookmark-end text:name="__RefHeading___Toc8063_1067000368"/></text:h>
      <text:p text:style-name="P229">When the <text:span text:style-name="T344">RCC </text:span>OWD indicates that a worker is a <text:span text:style-name="FirstEmphasis">proxy</text:span> for another worker <text:span text:style-name="T381">as its slave</text:span>, it <text:span text:style-name="T344">gives</text:span> the proxy worker convenient access to the slave's control operations and property accesses. <text:s/><text:span text:style-name="T361">This allows proxy workers to standardize and/or simplify the control of the <text:s/>slave worker. The slave worker is usually device-specific, with device-level properties or configuration requirements that applications should not be concerned with</text:span>.</text:p>
      <text:p text:style-name="P240">An example <text:span text:style-name="T430">would be a</text:span> device worker that controls an RF front-end device. <text:s/><text:span text:style-name="T430">This device </text:span><text:s/>typically expose<text:span text:style-name="T430">s</text:span> the native functionality of the device in a high performance and/or resource-conservative fashion. <text:s/>However, most application<text:span text:style-name="T381">s</text:span> would only want a subset of those options that are uniform across all RF front-ends they might use.</text:p>
      <text:p text:style-name="P230">Delegating normalization of the control/configuration interface to the RCC proxy worker <text:span text:style-name="T381">provides</text:span> <text:span text:style-name="T342">users with a</text:span> high<text:span text:style-name="T381">er</text:span> level <text:span text:style-name="T381">standardized </text:span>configuration interface. <text:s/>This relieves this burden from the embedded device worker which may be in an environment (e.g. on a small FPGA) that makes this normalization difficult or expensive. <text:s/><text:span text:style-name="T381">T</text:span>his <text:span text:style-name="T381">also </text:span>enables the device worker to faithfully and simply implement the device's native control interface. <text:s/><text:span text:style-name="T430">This enables applications to exploit lower level device-specific features. <text:s/>Such a low level device worker might be controlled in different ways using different proxies.</text:span></text:p>
      <text:p text:style-name="P231">A proxy worker, act<text:span text:style-name="T381">ing</text:span> as the software module that encapsulates specialized configuration and control sequencing of the device, <text:span text:style-name="T381">can eliminate the need for</text:span> <text:span text:style-name="T381">control </text:span>application<text:span text:style-name="T381">s</text:span> to use special <text:span text:style-name="T381">non-component </text:span>APIs: <text:s/><text:span text:style-name="T381">t</text:span>he proxy is just another component in the application<text:span text:style-name="T381">'s XML</text:span>.</text:p>
      <text:p text:style-name="P232">In a proxy, the slave is accessed using the <text:span text:style-name="Code">slave</text:span> data member of the worker's class object. <text:s/><text:span text:style-name="T430">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82">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82">of </text:span>the<text:span text:style-name="T382">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82">proxy code examples:</text:span></text:p>
      <text:p text:style-name="P122">uint8_t x = slave.get_b<text:span text:style-name="T362">yte</text:span>regA();<text:line-break/>slave.set_b<text:span text:style-name="T362">yte</text:span>regA(<text:span text:style-name="T362">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81">Proxy workers typically have no data ports and no code in their </text:span><text:span text:style-name="Code">run</text:span><text:span text:style-name="T381"> method.</text:span></text:p>
      <text:h text:style-name="P399" text:outline-level="2"><text:bookmark-start text:name="__RefHeading__15986_2129872468"/>Worker Dispatch Structures — <text:span text:style-name="T328">C Language Only</text:span><text:bookmark-end text:name="__RefHeading__15986_2129872468"/></text:h>
      <text:p text:style-name="P162">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63">The code generator generates this initialization in the skeleton file, and it can be further customized by the worker author.</text:p>
      <text:h text:style-name="P438" text:outline-level="3"><text:bookmark-start text:name="__RefHeading__15988_2129872468"/>RCCDispatch Structure Type<text:bookmark-end text:name="__RefHeading__15988_2129872468"/></text:h>
      <text:p text:style-name="P168">This type is the dispatch table for the operations of the <text:span text:style-name="T328">C-language </text:span>worker interface. <text:s/>It represents <text:span text:style-name="T328">the </text:span>functionality a worker provides to a container when it is loaded. <text:s/>The container must gain access to this structure when the worker is loaded and executed. <text:s/>All members are <text:span text:style-name="T244">statically </text:span>initialized by the worker source code. <text:s/>This structure also contains other descriptive information required by the container to use the worker.</text:p>
      <text:p text:style-name="P233">The RCC C-language skeleton will contain a default initialization for this structure based on what is in the OWD, which looks like (for worker <text:span text:style-name="Code">xyz.rcc</text:span>):</text:p>
      <text:p text:style-name="P123">XYZ_METHOD_DECLARATIONS;<text:line-break/>RCCDispatch bias = {<text:line-break/> <text:s/>/* insert any custom initializations here */<text:line-break/> <text:s/>XYZ_DISPATCH<text:line-break/>};</text:p>
      <text:p text:style-name="P233">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45">memSize = 16*sizeof(MyData),<text:line-break/> <text:s/>.runCondition = &amp;myRunCondition<text:line-break/></text:span>};</text:p>
      <text:p text:style-name="P346"><text:soft-page-break/>The members of this structure <text:span text:style-name="T345">that may be set this way </text:span>are defined <text:span text:style-name="T346">in the following table</text:span>:</text:p>
      <text:p text:style-name="Table_20_Caption_20__28_before_29_">Table <text:sequence text:ref-name="refTable7" text:name="Table" text:formula="ooow:Table+1" style:num-format="1">8</text:sequence>: <text:s/>Members of the RCCDispatch <text:span text:style-name="T482">S</text:span>tructure — C <text:span text:style-name="T438">L</text:span>anguage <text:span text:style-name="T482">O</text:span>nly</text:p>
      <table:table table:name="Table7" table:style-name="Table7">
        <table:table-column table:style-name="Table7.A"/>
        <table:table-column table:style-name="Table7.B"/>
        <table:table-column table:style-name="Table7.C"/>
        <table:table-row>
          <table:table-cell table:style-name="Table7.A1" office:value-type="string">
            <text:p text:style-name="P82">RCCDispatch Member </text:p>
          </table:table-cell>
          <table:table-cell table:style-name="Table7.A1" office:value-type="string">
            <text:p text:style-name="P82">Member Data Type</text:p>
          </table:table-cell>
          <table:table-cell table:style-name="Table7.C1" office:value-type="string">
            <text:p text:style-name="P82">Member Description</text:p>
          </table:table-cell>
        </table:table-row>
        <table:table-row>
          <table:table-cell table:style-name="Table7.A2" office:value-type="string">
            <text:p text:style-name="P333">memSizes</text:p>
          </table:table-cell>
          <table:table-cell table:style-name="Table7.A2" office:value-type="string">
            <text:p text:style-name="P333">uint32_t*</text:p>
          </table:table-cell>
          <table:table-cell table:style-name="Table7.C2" office:value-type="string">
            <text:p text:style-name="P57">This zero-terminated array of memory sizes indicates allocations required by the worker. Multiple allocations allow the worker <text:span text:style-name="T328">to avoid</text:span> aggregat<text:span text:style-name="T328">ing</text:span> its requirements in a single allocation. <text:span text:style-name="T328">M</text:span>ay be NULL, <text:span text:style-name="T328">when</text:span> no allocations are required. <text:s/><text:span text:style-name="T473">Use </text:span><text:span text:style-name="Code"><text:span text:style-name="T93">memSize</text:span></text:span><text:span text:style-name="T473"> below when there is only one allocation required.</text:span></text:p>
            <text:p text:style-name="P62">Result will be in <text:span text:style-name="Code"><text:span text:style-name="T93">self-&gt;memories</text:span></text:span>.</text:p>
          </table:table-cell>
        </table:table-row>
        <table:table-row>
          <table:table-cell table:style-name="Table7.A2" office:value-type="string">
            <text:p text:style-name="P333">runCondition</text:p>
          </table:table-cell>
          <table:table-cell table:style-name="Table7.A2" office:value-type="string">
            <text:p text:style-name="P333">RCCRunCondition*</text:p>
          </table:table-cell>
          <table:table-cell table:style-name="Table7.C2" office:value-type="string">
            <text:p text:style-name="P57">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33">optionalPorts</text:p>
          </table:table-cell>
          <table:table-cell table:style-name="Table7.A2" office:value-type="string">
            <text:p text:style-name="P333">RCCPortMask</text:p>
          </table:table-cell>
          <table:table-cell table:style-name="Table7.C2" office:value-type="string">
            <text:p text:style-name="P57">A mask indicating ports that may be unconnected. <text:s/>The default, 0, means all ports must be connected before the worker is started.</text:p>
          </table:table-cell>
        </table:table-row>
        <table:table-row>
          <table:table-cell table:style-name="Table7.A2" office:value-type="string">
            <text:p text:style-name="P333">memSize</text:p>
          </table:table-cell>
          <table:table-cell table:style-name="Table7.A2" office:value-type="string">
            <text:p text:style-name="P333">size_t</text:p>
          </table:table-cell>
          <table:table-cell table:style-name="Table7.C2" office:value-type="string">
            <text:p text:style-name="P57">This size indicates a <text:span text:style-name="T328">required static </text:span>memory allocation. <text:s/><text:span text:style-name="T328">M</text:span>ay be zero, indicating no allocation is required. <text:s/><text:span text:style-name="T394">Result will be in </text:span><text:span text:style-name="Code"><text:span text:style-name="T93">self-&gt;memory</text:span></text:span><text:span text:style-name="T394">.</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59">In the descriptions below, italicized names in angle brackets are names specific to the worker, as found in the worker’s OCS and OWD XML files.</text:p>
      <text:p text:style-name="P249"><text:span text:style-name="T245">The worker's OCS and OWD are used to generate two code files, the </text:span><text:span text:style-name="FirstEmphasis"><text:span text:style-name="T383">header</text:span></text:span><text:span text:style-name="T245"> and the </text:span><text:span text:style-name="FirstEmphasis"><text:span text:style-name="T383">skeleton</text:span></text:span><text:span text:style-name="T245">. <text:s/>The header file, which should not be edited, and is deleted by “</text:span><text:span text:style-name="Code">make clean</text:span><text:span text:style-name="T245">”, contains type definitions and declarations customized for the worker. <text:s/>This file is named</text:span> <text:span text:style-name="Code"><text:span text:style-name="T32">&lt;workername&gt;</text:span></text:span><text:span text:style-name="Code">_</text:span><text:span text:style-name="Code"><text:span text:style-name="T246">W</text:span></text:span><text:span text:style-name="Code">orker.h</text:span> <text:span text:style-name="T329">in the C language or </text:span><text:span text:style-name="Code"><text:span text:style-name="T32">&lt;workername&gt;</text:span></text:span><text:span text:style-name="Code">-worker.hh</text:span><text:span text:style-name="T329"> in the C++ language</text:span>, <text:span text:style-name="T384">with the worker name is its original case from the OWD</text:span>. <text:s/><text:span text:style-name="T329">It is placed in the </text:span><text:span text:style-name="Code">gen</text:span><text:span text:style-name="T329"> subdirectory of the worker's directory.</text:span></text:p>
      <text:p text:style-name="P249"><text:span text:style-name="T329">The skeleton file is a small file that is generated as the basis for writing the worker's execution code (e.g. the </text:span><text:span text:style-name="Code">run</text:span><text:span text:style-name="T329"> method implementation). <text:s/>It relies heavily on the generated header file and is as small as possible to avoid requiring code changes when the OCS or OWD is changed. <text:s/>The skeleton is generated in the </text:span><text:span text:style-name="Code">gen</text:span><text:span text:style-name="T329"> subdirectory, with the name </text:span><text:span text:style-name="Code"><text:span text:style-name="T32">&lt;workername&gt;</text:span></text:span><text:span text:style-name="Code">-skel.c</text:span><text:span text:style-name="T329"> (C language) or </text:span><text:span text:style-name="Code"><text:span text:style-name="T32">&lt;workername&gt;</text:span></text:span><text:span text:style-name="Code">-skel.cc</text:span><text:span text:style-name="T329"> (C++ language). <text:s/>It is also copied into the worker's directory as the worker's primary source file: </text:span><text:span text:style-name="Code"><text:span text:style-name="T32">&lt;workername&gt;</text:span></text:span><text:span text:style-name="Code">.c</text:span><text:span text:style-name="T329"> or </text:span><text:span text:style-name="Code"><text:span text:style-name="T32">&lt;workername&gt;</text:span></text:span><text:span text:style-name="Code">.cc.</text:span><text:span text:style-name="T329"> <text:s/>This copy is what should be edited to add the worker's functional code. <text:s/>This copy is </text:span><text:span text:style-name="T77">only made </text:span><text:span text:style-name="T40">if the worker's code file does not exist </text:span><text:span text:style-name="T54">or has not been edited since it was previously copied from </text:span><text:span text:style-name="Code"><text:span text:style-name="T32">gen/</text:span></text:span><text:span text:style-name="T329">.</text:span></text:p>
      <text:p text:style-name="P248">When the OCS, OPS or OWD XML files are changed, the header and skeleton are regenerated, <text:span text:style-name="T68">but this does not affect the primary source file</text:span>. <text:s/>Because<text:span text:style-name="T430"> most of the</text:span> code is generated in the header, and <text:span text:style-name="T430">only a </text:span>little in the skeleton, it is rare that significant code changes are required in the primary source file based on XML changes.</text:p>
      <text:p text:style-name="P249"><text:span text:style-name="T329">The </text:span><text:span text:style-name="Code">gen/</text:span><text:span text:style-name="Code"><text:span text:style-name="T32">&lt;workername&gt;</text:span></text:span><text:span text:style-name="Code">-skel.</text:span><text:span text:style-name="Code"><text:span text:style-name="T384">{</text:span></text:span><text:span text:style-name="Code">c,cc} </text:span><text:span text:style-name="T384">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22">To avoid name space collisions, some rules are used by the code generator when creating the header and skeleton files.</text:p>
      <text:p text:style-name="P276"><text:span text:style-name="T330">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30">. <text:s/>In the actual worker source file, this namespace is normally imported, via the “</text:span><text:span text:style-name="Code">using namespace</text:span><text:span text:style-name="T330">”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30">. <text:s/>In both cases, </text:span><text:span text:style-name="Code"><text:span text:style-name="T32">&lt;Worker&gt;</text:span></text:span><text:span text:style-name="T452"> is a capitalized version of the worker's name. <text:s/>The dispatch entry point, which is necessarily a C external symbol, has the worker's name as its external symbol, with the prefix </text:span><text:span text:style-name="Code">ocpi_</text:span>.</text:p>
      <text:p text:style-name="P277"><text:span text:style-name="T331">In the C language, the worker's dispatch table is given the external symbol name of the worker, and all methods are declared </text:span><text:span text:style-name="Code">static</text:span><text:span text:style-name="T331">. <text:s/>All data types use the capitalized worker name as a prefix and all constants and macros use the upper cased worker name followed by an underscore as a prefix.</text:span></text:p>
      <text:p text:style-name="P278">A summary of the RCC authoring model name space management is:</text:p>
      <text:list xml:id="list90401555336533"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364">C and C++ workers use the PARAM_ and OCPI_ prefixes for preprocessor symbols.</text:p>
        </text:list-item>
        <text:list-item>
          <text:p text:style-name="P364">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400" text:outline-level="2" text:restart-numbering="true" text:start-value="-1"><text:bookmark-start text:name="__RefHeading___Toc8067_1067000368"/>Generated Data Types<text:bookmark-end text:name="__RefHeading___Toc8067_1067000368"/></text:h>
      <text:p text:style-name="P241">Various data types are generated in the header file for the worker. <text:s/>They are :</text:p>
      <text:list xml:id="list90402170860085" text:continue-numbering="true" text:style-name="WWNum32">
        <text:list-item>
          <text:p text:style-name="P365">Port name enumeration</text:p>
        </text:list-item>
        <text:list-item>
          <text:p text:style-name="P365">Property data structure</text:p>
        </text:list-item>
        <text:list-item>
          <text:p text:style-name="P365">Opcode enumeration for each protocol used</text:p>
        </text:list-item>
        <text:list-item>
          <text:p text:style-name="P365">Opcode enumeration for each port (C only)</text:p>
        </text:list-item>
        <text:list-item>
          <text:p text:style-name="P365">Message structures (C only)</text:p>
        </text:list-item>
        <text:list-item>
          <text:p text:style-name="P365">Worker base class (C++ only)</text:p>
        </text:list-item>
      </text:list>
      <text:h text:style-name="P415" text:outline-level="3"><text:bookmark-start text:name="_Toc270018445"/><text:bookmark-start text:name="__RefHeading__10620_140039662"/>The <text:span text:style-name="T484">E</text:span>numeration <text:span text:style-name="T484">C</text:span>onstants for the <text:span text:style-name="T484">W</text:span>orker’s <text:span text:style-name="T484">P</text:span>orts<text:bookmark-end text:name="_Toc270018445"/><text:bookmark-end text:name="__RefHeading__10620_140039662"/></text:h>
      <text:p text:style-name="P168">An enumeration <text:span text:style-name="T330">type </text:span>is generated <text:span text:style-name="T330">in the header file</text:span> defin<text:span text:style-name="T430">ing</text:span> constants for the ordinal of each port, <text:span text:style-name="T430">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30">in </text:span>all upper case. <text:s/>These ordinals can be used when creating port masks for run conditions, <text:span text:style-name="T330">or, for C workers, indexing into the port array in the </text:span><text:span text:style-name="Code">RCCWorker</text:span><text:span text:style-name="T330"> structure.</text:span></text:p>
      <text:h text:style-name="P439" text:outline-level="3"><text:bookmark-start text:name="__RefHeading__10622_140039662"/><text:bookmark-start text:name="_Toc270018446"/>The <text:span text:style-name="T484">P</text:span>roperties <text:bookmark-end text:name="_Toc270018446"/><text:span text:style-name="T484">Structure Type</text:span><text:bookmark-end text:name="__RefHeading__10622_140039662"/></text:h>
      <text:p text:style-name="P168"><text:span text:style-name="T247">This is the generated</text:span> structure <text:span text:style-name="T247">definition </text:span>that reflects the properties declared for the worker in its O<text:span text:style-name="T330">CS</text:span> and O<text:span text:style-name="T330">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30">in XML </text:span>are <text:span text:style-name="Code">const</text:span> in this structure, indicating that the worker is not expected to change their values.</text:p>
      <text:p text:style-name="P168">The standard name of the struct type (typedef name <text:span text:style-name="T330">in C</text:span>) is <text:span text:style-name="Code">XyzProperties</text:span> where “Xyz” is the <text:span text:style-name="T41">capitalized</text:span> worker implementation name.</text:p>
      <text:p text:style-name="P168">Properties which are sequences are <text:span text:style-name="T332">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32">The member name of the structure is the property name. <text:s/>The members of the structure are </text:span><text:span text:style-name="Code">length</text:span><text:span text:style-name="T332"> and </text:span><text:span text:style-name="Code">data</text:span><text:span text:style-name="T332">. <text:s/>The data member is a</text:span> C array whose length is the <text:span text:style-name="Code">SequenceLength</text:span> attribute from the <text:span text:style-name="Code">Property</text:span> element in the XML. <text:s/><text:span text:style-name="T248">Remember that for properties (as opposed to protocols), sequences and strings always have a maximum size (i.e. be bounded).</text:span></text:p>
      <text:p text:style-name="P168">Struct properties have structure tags <text:span text:style-name="T561">with </text:span>the same name as the property name, preceded by the worker name.</text:p>
      <text:p text:style-name="P260">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85">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84">OCS/OWD<text:line-break/>Property Type</text:p>
          </table:table-cell>
          <table:table-cell table:style-name="Table9.A1" office:value-type="string">
            <text:p text:style-name="P83"><text:span text:style-name="T385">C/C++<text:line-break/></text:span>Data Type</text:p>
          </table:table-cell>
          <table:table-cell table:style-name="Table9.C1" office:value-type="string">
            <text:p text:style-name="P84">Comments</text:p>
          </table:table-cell>
        </table:table-row>
        <table:table-row>
          <table:table-cell table:style-name="Table9.A2" office:value-type="string">
            <text:p text:style-name="P335">bool</text:p>
          </table:table-cell>
          <table:table-cell table:style-name="Table9.A2" office:value-type="string">
            <text:p text:style-name="P335">RCCBool</text:p>
          </table:table-cell>
          <table:table-cell table:style-name="Table9.C2" office:value-type="string">
            <text:p text:style-name="P59">Must be 8 bits, consistent across languages.</text:p>
          </table:table-cell>
        </table:table-row>
        <table:table-row>
          <table:table-cell table:style-name="Table9.A2" office:value-type="string">
            <text:p text:style-name="P335">char</text:p>
          </table:table-cell>
          <table:table-cell table:style-name="Table9.A2" office:value-type="string">
            <text:p text:style-name="P335">RCCChar</text:p>
          </table:table-cell>
          <table:table-cell table:style-name="Table9.C2" office:value-type="string">
            <text:p text:style-name="P59">Must be signed type, and basis for <text:span text:style-name="Code"><text:span text:style-name="T93">string</text:span></text:span></text:p>
          </table:table-cell>
        </table:table-row>
        <table:table-row>
          <table:table-cell table:style-name="Table9.A2" office:value-type="string">
            <text:p text:style-name="P335">uchar</text:p>
          </table:table-cell>
          <table:table-cell table:style-name="Table9.A2" office:value-type="string">
            <text:p text:style-name="P335">uint8_t</text:p>
          </table:table-cell>
          <table:table-cell table:style-name="Table9.C2" office:value-type="string">
            <text:p text:style-name="P58"/>
          </table:table-cell>
        </table:table-row>
        <table:table-row>
          <table:table-cell table:style-name="Table9.A2" office:value-type="string">
            <text:p text:style-name="P335">short</text:p>
          </table:table-cell>
          <table:table-cell table:style-name="Table9.A2" office:value-type="string">
            <text:p text:style-name="P335">int16_t</text:p>
          </table:table-cell>
          <table:table-cell table:style-name="Table9.C2" office:value-type="string">
            <text:p text:style-name="P58"/>
          </table:table-cell>
        </table:table-row>
        <table:table-row>
          <table:table-cell table:style-name="Table9.A2" office:value-type="string">
            <text:p text:style-name="P335">ushort</text:p>
          </table:table-cell>
          <table:table-cell table:style-name="Table9.A2" office:value-type="string">
            <text:p text:style-name="P334"><text:span text:style-name="T385">uint16</text:span>_t</text:p>
          </table:table-cell>
          <table:table-cell table:style-name="Table9.C2" office:value-type="string">
            <text:p text:style-name="P58"/>
          </table:table-cell>
        </table:table-row>
        <table:table-row>
          <table:table-cell table:style-name="Table9.A2" office:value-type="string">
            <text:p text:style-name="P335">long</text:p>
          </table:table-cell>
          <table:table-cell table:style-name="Table9.A2" office:value-type="string">
            <text:p text:style-name="P335">int32_t</text:p>
          </table:table-cell>
          <table:table-cell table:style-name="Table9.C2" office:value-type="string">
            <text:p text:style-name="P58"/>
          </table:table-cell>
        </table:table-row>
        <table:table-row>
          <table:table-cell table:style-name="Table9.A2" office:value-type="string">
            <text:p text:style-name="P335">ulong</text:p>
          </table:table-cell>
          <table:table-cell table:style-name="Table9.A2" office:value-type="string">
            <text:p text:style-name="P335">uint32_t</text:p>
          </table:table-cell>
          <table:table-cell table:style-name="Table9.C2" office:value-type="string">
            <text:p text:style-name="P58"/>
          </table:table-cell>
        </table:table-row>
        <table:table-row>
          <table:table-cell table:style-name="Table9.A2" office:value-type="string">
            <text:p text:style-name="P335">longlong</text:p>
          </table:table-cell>
          <table:table-cell table:style-name="Table9.A2" office:value-type="string">
            <text:p text:style-name="P335">int64_t</text:p>
          </table:table-cell>
          <table:table-cell table:style-name="Table9.C2" office:value-type="string">
            <text:p text:style-name="P58"/>
          </table:table-cell>
        </table:table-row>
        <table:table-row>
          <table:table-cell table:style-name="Table9.A2" office:value-type="string">
            <text:p text:style-name="P335">ulonglong</text:p>
          </table:table-cell>
          <table:table-cell table:style-name="Table9.A2" office:value-type="string">
            <text:p text:style-name="P335">uint64_t</text:p>
          </table:table-cell>
          <table:table-cell table:style-name="Table9.C2" office:value-type="string">
            <text:p text:style-name="P58"/>
          </table:table-cell>
        </table:table-row>
        <table:table-row>
          <table:table-cell table:style-name="Table9.A2" office:value-type="string">
            <text:p text:style-name="P335">string</text:p>
          </table:table-cell>
          <table:table-cell table:style-name="Table9.A2" office:value-type="string">
            <text:p text:style-name="P335">RCCChar<text:span text:style-name="T386">[]</text:span></text:p>
          </table:table-cell>
          <table:table-cell table:style-name="Table9.C2" office:value-type="string">
            <text:p text:style-name="P61">Null terminated string</text:p>
          </table:table-cell>
        </table:table-row>
        <table:table-row>
          <table:table-cell table:style-name="Table9.A2" office:value-type="string">
            <text:p text:style-name="P335">enum</text:p>
          </table:table-cell>
          <table:table-cell table:style-name="Table9.A2" office:value-type="string">
            <text:p text:style-name="P336">uint32_t</text:p>
          </table:table-cell>
          <table:table-cell table:style-name="Table9.C2" office:value-type="string">
            <text:p text:style-name="P58"/>
          </table:table-cell>
        </table:table-row>
        <table:table-row>
          <table:table-cell table:style-name="Table9.A2" office:value-type="string">
            <text:p text:style-name="P335">float</text:p>
          </table:table-cell>
          <table:table-cell table:style-name="Table9.A2" office:value-type="string">
            <text:p text:style-name="P336">RCCFloat</text:p>
          </table:table-cell>
          <table:table-cell table:style-name="Table9.C2" office:value-type="string">
            <text:p text:style-name="P60">Must be IEEE 32 bit float</text:p>
          </table:table-cell>
        </table:table-row>
        <table:table-row>
          <table:table-cell table:style-name="Table9.A2" office:value-type="string">
            <text:p text:style-name="P335">double</text:p>
          </table:table-cell>
          <table:table-cell table:style-name="Table9.A2" office:value-type="string">
            <text:p text:style-name="P336">RCCDouble</text:p>
          </table:table-cell>
          <table:table-cell table:style-name="Table9.C2" office:value-type="string">
            <text:p text:style-name="P60">Must be IEEE 64 bit double</text:p>
          </table:table-cell>
        </table:table-row>
      </table:table>
      <text:p text:style-name="P312">The names of the non-integer types for <text:span text:style-name="T387">scalar</text:span> properties are the OCS-defined type names capitalized and prefixed with <text:span text:style-name="Code">RC</text:span><text:span text:style-name="Code"><text:span text:style-name="T535">C</text:span></text:span>, <text:span text:style-name="T535">specifically:</text:span></text:p>
      <text:p text:style-name="P312"><text:s text:c="2"/><text:span text:style-name="Code">RCCBoolean</text:span>, <text:span text:style-name="Code">RCCChar</text:span>, <text:span text:style-name="Code">RCCFloat</text:span>, <text:span text:style-name="Code">RCCDouble</text:span></text:p>
      <text:p text:style-name="P312">Properties that are string properties are <text:span text:style-name="Code">RCCChar </text:span>arrays whose size is one more than the <text:span text:style-name="T386">declared </text:span><text:span text:style-name="Code">StringLength</text:span> attribute of that string property in the <text:span text:style-name="Code">Property</text:span> element, and the values are null terminated strings.</text:p>
      <text:h text:style-name="P440" text:outline-level="3"><text:bookmark-start text:name="__RefHeading__8714_1123303156"/>Structures for Message Payloads — <text:span text:style-name="T333">C Language Only</text:span><text:bookmark-end text:name="__RefHeading__8714_1123303156"/></text:h>
      <text:p text:style-name="P223">For each port a union type is defined for all possible messages at that port. <text:s/>Members of the union type are generated structures for each possible message in that protocol. <text:s/><text:span text:style-name="T334">The name of the union type is </text:span><text:span text:style-name="Code">&lt;</text:span><text:span text:style-name="Code"><text:span text:style-name="T335">P</text:span></text:span><text:span text:style-name="Code">ort&gt;Operations</text:span><text:span text:style-name="T334">, with port name capitalized.</text:span></text:p>
      <text:p text:style-name="P168">For each <text:span text:style-name="T430">of the </text:span>message type<text:span text:style-name="T430">s</text:span> specified in the protocol, a structure is defined. <text:s/><text:span text:style-name="T430">The structure's</text:span> type name is the capitalized name of the operation in the protocol, and whose member name is the <text:span text:style-name="T335">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35">after the first variable sized member</text:span>.</text:p>
      <text:p text:style-name="P168">The structure generated is padded and packed, <text:span text:style-name="T430">such that</text:span> padding members are explicitly inserted to ensure all types are aligned on their own boundaries. <text:s/><text:span text:style-name="T430">As part of the </text:span><text:soft-page-break/><text:span text:style-name="T430">packing,</text:span> the compiler is told to pack the structure. <text:s/>Given the insertion of padding, the packing simply means that there is no padding at the end of the structure to achieve any alignment. <text:s/><text:span text:style-name="T430">T</text:span>he struct definition should not be used in any other context where this lack of overall size alignment is required (<text:span text:style-name="T471">e.g.</text:span> an array of such structures).</text:p>
      <text:p text:style-name="P168"><text:span text:style-name="T113">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46">not</text:span><text:span text:style-name="T113"> represented by inserting </text:span><text:span text:style-name="T119">a </text:span><text:span text:style-name="Code"><text:span text:style-name="T164">uint32_t</text:span></text:span><text:span text:style-name="T113"> value in the message buffer/structure. <text:s/>In all other cases (not-fixed sequence elements, or more than one top level data argument in the message), sequences in messages are </text:span><text:span text:style-name="T128">represented by a struct containing </text:span><text:span text:style-name="Code"><text:span text:style-name="T164">length</text:span></text:span><text:span text:style-name="T128"> and </text:span><text:span text:style-name="Code"><text:span text:style-name="T164">data</text:span></text:span><text:span text:style-name="T128"> members.</text:span></text:p>
      <text:p text:style-name="P168">For example, for a port named <text:span text:style-name="Code">in</text:span>, with a protocol whose first operation was <text:span text:style-name="Code">sampledata</text:span>, and whose first argument was <text:span text:style-name="Code">sample</text:span> - <text:span text:style-name="T250">a sequence of </text:span><text:span text:style-name="Code">Ulonglong</text:span><text:span text:style-name="T250"> values</text:span>, the worker’s custom <text:span text:style-name="T250">port union would look like</text:span>:</text:p>
      <text:p text:style-name="P106"><text:span text:style-name="T91">union InOperations {</text:span><text:line-break/><text:span text:style-name="T91"> <text:s/>// Structure for the 'sampledata' operation on port 'in'</text:span><text:line-break/><text:span text:style-name="T91"> <text:s/>struct __attribute__ ((__packed__)) Sampledata {</text:span><text:line-break/><text:span text:style-name="T91"> <text:s text:c="3"/>uint</text:span><text:span text:style-name="T92">64</text:span><text:span text:style-name="T91">_t sample[1];</text:span><text:line-break/><text:span text:style-name="T91"> <text:s/>} sampledata;<text:line-break/>};</text:span></text:p>
      <text:h text:style-name="P441" text:outline-level="3"><text:bookmark-start text:name="__RefHeading___Toc16848_576511445"/>Worker Base Class — C++ <text:span text:style-name="T439">Language O</text:span>nly<text:bookmark-end text:name="__RefHeading___Toc16848_576511445"/></text:h>
      <text:p text:style-name="P224">For C++ workers, a base class is generated in the header file that is inherited by a derived class in the skeleton. <text:s/>The base class is generated to maximize the code generated in the header file and minimize the code generated in the skeleton.</text:p>
      <text:p text:style-name="P225">The worker base class is generated to support all the documented features described above, including access to properties, and <text:span text:style-name="T364">contains </text:span>pure virtual member function declarations for all the member functions required to be implemented in the derived class <text:span text:style-name="T536">generated in the skeleton</text:span>. <text:s/><text:span text:style-name="T536">While the documented interfaces used by the worker author in the derived class are stable and not subject to change, t</text:span>he details of the code generation <text:span text:style-name="T536">and the contents of header files (generated or not) </text:span>are implementation defined and subject to change.</text:p>
      <text:h text:style-name="P411"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53">Local service<text:span text:style-name="T388">s</text:span> APIs <text:span text:style-name="T388">are standard library functions available to</text:span> RCC workers running in a container. <text:s/>Containers are required to supply them, and <text:span text:style-name="T390">portable </text:span>workers are constrained to use only them, <text:span text:style-name="T390">in addition to</text:span> the worker-to-container <text:span text:style-name="T390">methods</text:span> defined <text:span text:style-name="T354">above</text:span>. <text:s/>The RCC local services are defined as a small subset of the POSIX and ISO-C runtime libraries.</text:p>
      <text:p text:style-name="P252">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50"><text:span text:style-name="T364">T</text:span>he<text:span text:style-name="T364">s</text:span>e local services APIs represent a minimal environment required of embedded systems. <text:s/>If other APIs are used, there is no guarantee they will be available in a<text:span text:style-name="T364">ll</text:span> containers. <text:s/>Some containers in fact allow many more functions to be called from a worker, but that makes such workers non-portable.</text:p>
      <text:p text:style-name="P251">In other standards documents, a list of available, standard, functions is sometimes called an Application Environment Profile (AEP).</text:p>
      <text:p text:style-name="P254">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h text:style-name="P394"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89">a</text:span>s a <text:span text:style-name="T433">S</text:span>mall <text:span text:style-name="T433">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56"><text:span text:style-name="T390">This section explains the rationale for the RCC AEP and its connection to POSIX standards. <text:s/></text:span>The POSIX Minimal Realtime System Profile (PSE51) from the <text:span text:style-name="FirstEmphasis">IEEE Std 1003.13</text:span><text:span text:style-name="FirstEmphasis"><text:span text:style-name="T391">™‑</text:span></text:span><text:span text:style-name="FirstEmphasis">2003</text:span> standard is used as the superset of functionality that is reduced (with subtractions) to the RCC local services available functions. <text:s/><text:span text:style-name="T392">It can be found at </text:span><text:a xlink:type="simple" xlink:href="https://standards.ieee.org/findstds/standard/1003.13-2003.html" text:style-name="Internet_20_link" text:visited-style-name="Visited_20_Internet_20_Link"><text:span text:style-name="T392">https://standards.ieee.org/findstds/standard/1003.13-2003.html</text:span></text:a><text:span text:style-name="T392">.</text:span></text:p>
      <text:p text:style-name="P255"><text:span text:style-name="T392">T</text:span>his subset <text:span text:style-name="T392">is defined to </text:span>require setting the <text:span text:style-name="Code">_POSIX_AEP_RT_MINIMAL_C_SOURCE</text:span> feature test macro to the value <text:span text:style-name="Code">200312L</text:span>, <text:span text:style-name="T392">before including any standard header files. <text:s/>This is not necessary in RCC workers. <text:s/></text:span>The PSE51 <text:span text:style-name="T392">profile</text:span> defines POSIX.1 units of functionality in table 6-1 <text:span text:style-name="T392">of the </text:span><text:span text:style-name="FirstEmphasis"><text:span text:style-name="T79">IEEE Std 1003.13</text:span></text:span><text:span text:style-name="FirstEmphasis"><text:span text:style-name="T84">™‑</text:span></text:span><text:span text:style-name="FirstEmphasis"><text:span text:style-name="T79">2003</text:span></text:span><text:span text:style-name="T82"> </text:span><text:span text:style-name="T392">document</text:span>. <text:s/>Th<text:span text:style-name="T392">e</text:span> RCC Local Services AEP removes these units of functionality from that table:</text:p>
      <text:list xml:id="list90402172867867" text:continue-numbering="true" text:style-name="WWNum32">
        <text:list-item>
          <text:p text:style-name="P356">POSIX_DEVICE_IO</text:p>
        </text:list-item>
        <text:list-item>
          <text:p text:style-name="P356">POSIX_FILE_LOCKING</text:p>
        </text:list-item>
        <text:list-item>
          <text:p text:style-name="P356">POSIX_SIGNALS</text:p>
        </text:list-item>
        <text:list-item>
          <text:p text:style-name="P356">XSI_THREAD_MUTEX_EXT</text:p>
        </text:list-item>
        <text:list-item>
          <text:p text:style-name="P356">XSI_THREADS_EXT</text:p>
        </text:list-item>
        <text:list-item>
          <text:p text:style-name="P356">POSIX_THREADS_BASE</text:p>
        </text:list-item>
      </text:list>
      <text:p text:style-name="P168">The retained units of functionality, and their defined symbols and functions are:</text:p>
      <text:p text:style-name="Code">POSIX_C_LANG_JUMP: longjmp(), setjmp();</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68">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408" text:outline-level="1"><text:bookmark-start text:name="__RefHeading___Toc71733_1826048042"/>Debugging RCC Workers<text:bookmark-end text:name="__RefHeading___Toc71733_1826048042"/></text:h>
      <text:p text:style-name="P281">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81">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82">The two pieces of “internal” information needed to do this are:</text:p>
      <text:list xml:id="list90402184998062" text:continue-numbering="true" text:style-name="WWNum32">
        <text:list-item>
          <text:p text:style-name="List_20_Bullet">A breakpoint that happens just before a<text:span text:style-name="T475">ny RCC</text:span> worker is initialized</text:p>
        </text:list-item>
        <text:list-item>
          <text:p text:style-name="List_20_Bullet">A way of knowing when the worker that hits the breakpoint is the worker you want.</text:p>
        </text:list-item>
      </text:list>
      <text:p text:style-name="P282">The initial breakpoint should be placed on the <text:span text:style-name="Code">OCPI::</text:span><text:span text:style-name="Code"><text:span text:style-name="T466">RCC</text:span></text:span><text:span text:style-name="Code">::Worker::</text:span><text:span text:style-name="Code"><text:span text:style-name="T466">Worker</text:span></text:span> member function (<text:span text:style-name="T468">an </text:span>internal constructor). <text:s/>This breakpoint will be hit for every worker in the application, after it is loaded, but before it ever is initialized (C) or constructed (C++). <text:span text:style-name="T467">Note that although this initial breakpoint is at a constructor, it is not the actual constructor of the C++ worker, and not even in its inheritance hierarchy.</text:span></text:p>
      <text:p text:style-name="P283">To determine whether the worker about to be constructed is the worker of interest, simply examine <text:span text:style-name="T467">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83"><text:span text:style-name="T467">Assuming the use of the </text:span><text:span text:style-name="Code">gdb</text:span><text:span text:style-name="T467"> debugger, and running the application with the </text:span><text:span text:style-name="Code">ocpirun</text:span><text:span text:style-name="T467"> utility, here are the steps:</text:span></text:p>
      <text:list xml:id="list90400570321174" text:continue-list="list90402229840715" text:style-name="Numbering_20_1">
        <text:list-item>
          <text:p text:style-name="List_20_Number"><text:span text:style-name="T468">S</text:span>tart gdb on ocpirun:<text:line-break/><text:span text:style-name="Code">% gdb ocpirun</text:span></text:p>
        </text:list-item>
        <text:list-item>
          <text:p text:style-name="List_20_Number"><text:span text:style-name="T468">Set the generic breakpoint:<text:line-break/></text:span><text:span text:style-name="Code">(gdb) <text:s/>b OCPI::RCC::Worker::Worker<text:line-break/></text:span><text:span text:style-name="T474">At this point gdb may not find it and say:<text:line-break/></text:span><text:span text:style-name="Code">Make breakpoint pending on future ... load? (y or [n])</text:span><text:span text:style-name="T474"><text:line-break/>Say yes (y).</text:span></text:p>
        </text:list-item>
        <text:list-item>
          <text:p text:style-name="List_20_Number"><text:span text:style-name="T468">R</text:span>un ocpirun with appropriate arguments:<text:line-break/><text:span text:style-name="T468">(</text:span><text:span text:style-name="Code">gdb) <text:s/>run -v myapp</text:span></text:p>
        </text:list-item>
        <text:list-item>
          <text:p text:style-name="List_20_Number"><text:span text:style-name="T468">W</text:span>hen the generic breakpoint is hit, see which worker is being initialized <text:span text:style-name="T474">by printing the </text:span><text:span text:style-name="Code">name</text:span><text:span text:style-name="T474"> argument</text:span>. <text:s/><text:span text:style-name="T468">If not a worker of interest, continue.</text:span><text:line-break/><text:span text:style-name="Code">(gdb) <text:s/>p name<text:line-break/>(gdb) <text:s/>c</text:span></text:p>
        </text:list-item>
        <text:list-item>
          <text:p text:style-name="List_20_Number"><text:soft-page-break/><text:span text:style-name="T468">W</text:span>hen <text:span text:style-name="T475">a</text:span> worker <text:span text:style-name="T468">of interest</text:span> is about to be initialized/<text:span text:style-name="T468">constructed</text:span>, set a breakpoint in your worker, <text:span text:style-name="T474">e.g.</text:span>:<text:line-break/><text:span text:style-name="Code">(gdb) <text:s/>b my</text:span><text:span text:style-name="Code"><text:span text:style-name="T475">fft</text:span></text:span><text:span text:style-name="Code">.c:run</text:span><text:span text:style-name="T474"> (e.g. for C, set breakpoint on run method)<text:line-break/></text:span><text:span text:style-name="Code">(gdb) <text:s/>b my</text:span><text:span text:style-name="Code"><text:span text:style-name="T475">fft</text:span></text:span><text:span text:style-name="Code">.cc:135 </text:span><text:span text:style-name="T474">(e.g. for a C++ worker, by line number)<text:line-break/></text:span><text:span text:style-name="Code">(gdb) <text:s/>b My</text:span><text:span text:style-name="Code"><text:span text:style-name="T475">fft</text:span></text:span><text:span text:style-name="Code">Worker::Myf</text:span><text:span text:style-name="Code"><text:span text:style-name="T476">ft</text:span></text:span><text:span text:style-name="Code">Worker</text:span><text:span text:style-name="T474"> (e.g. break on C++ constructor)</text:span><text:span text:style-name="Code"><text:line-break/>(gdb) <text:s/>c</text:span></text:p>
        </text:list-item>
        <text:list-item>
          <text:p text:style-name="List_20_Number"><text:span text:style-name="T468">C</text:span>ontinue past any other worker initializations (or disable th<text:span text:style-name="T468">e first</text:span> breakpoint).</text:p>
        </text:list-item>
      </text:list>
      <text:p text:style-name="P284">At this point the breakpoint in the worker will be hit and debugging can proceed.</text:p>
      <text:h text:style-name="P407" text:outline-level="1"><text:bookmark-start text:name="__RefHeading__11901_1972665394"/>Summary of OpenCPI <text:span text:style-name="T255">RCC</text:span> <text:span text:style-name="T434">A</text:span>uthoring <text:span text:style-name="T434">M</text:span>odel<text:bookmark-end text:name="__RefHeading__11901_1972665394"/></text:h>
      <text:list xml:id="list90402139194613" text:continue-list="list90402184998062" text:style-name="WWNum32">
        <text:list-item>
          <text:p text:style-name="P356"><text:span text:style-name="T154">RCC</text:span><text:span text:style-name="T153"> workers are written to implement </text:span><text:span text:style-name="T155">worker methods</text:span><text:span text:style-name="T153">, called by the container, and optionally use the </text:span><text:span text:style-name="T155">container methods</text:span><text:span text:style-name="T153">, called by the worker.</text:span></text:p>
        </text:list-item>
        <text:list-item>
          <text:p text:style-name="P356"><text:span text:style-name="T256">RCC</text:span> workers may call the <text:span text:style-name="T354">local services functions defined in section 6 above</text:span>.</text:p>
        </text:list-item>
        <text:list-item>
          <text:p text:style-name="P366"><text:span text:style-name="T256">RCC</text:span> workers use <text:span text:style-name="T393">symbols, </text:span>data <text:span text:style-name="T393">types</text:span> and ordinals defined in the <text:span text:style-name="T393">generated header file</text:span>, which <text:span text:style-name="T393">is based on the OCS, OPS, and OWD files, including</text:span></text:p>
        </text:list-item>
      </text:list>
      <text:list xml:id="list2893978807" text:style-name="L1">
        <text:list-item>
          <text:p text:style-name="P393">Implementation name</text:p>
        </text:list-item>
        <text:list-item>
          <text:p text:style-name="P393">Which control operations are implemented</text:p>
        </text:list-item>
        <text:list-item>
          <text:p text:style-name="P393">Which properties require<text:span text:style-name="T393"> </text:span>notification </text:p>
        </text:list-item>
        <text:list-item>
          <text:p text:style-name="P393">Static memory allocation requirements of the implementation code</text:p>
        </text:list-item>
        <text:list-item>
          <text:p text:style-name="P393">Minimum number of buffers required at each port</text:p>
        </text:list-item>
      </text:list>
      <text:list xml:id="list90400549419034" text:continue-list="list90402139194613" text:style-name="WWNum32">
        <text:list-item>
          <text:p text:style-name="P356">The information in the <text:span text:style-name="T393">OCS/OPS/</text:span>OWD <text:span text:style-name="T393">files is </text:span>used to drive the <text:span text:style-name="T393">code generation and </text:span>build process.</text:p>
        </text:list-item>
        <text:list-item>
          <text:p text:style-name="P367">The worker uses the software execution model as described in the CDG.</text:p>
        </text:list-item>
      </text:list>
      <text:h text:style-name="P409" text:outline-level="1"><text:bookmark-start text:name="__RefHeading___Toc128922_618765381"/>Building RCC Workers<text:bookmark-end text:name="__RefHeading___Toc128922_618765381"/></text:h>
      <text:p text:style-name="P26"><text:span text:style-name="T538">The CDG explains how all workers are built, and this also applies to RCC workers. <text:s/>There are some </text:span><text:span text:style-name="Code">Makefile</text:span><text:span text:style-name="T538"> variables that apply only to RCC workers. <text:s/>They can be set:</text:span></text:p>
      <text:list xml:id="list90401357029805" text:continue-numbering="true" text:style-name="WWNum32">
        <text:list-item>
          <text:p text:style-name="List_20_Bullet"><text:span text:style-name="T538">in the worker's </text:span><text:span text:style-name="Code">Makefile</text:span></text:p>
        </text:list-item>
        <text:list-item>
          <text:p text:style-name="List_20_Bullet"><text:span text:style-name="T562">on the command line when invoking </text:span><text:span text:style-name="Code">make</text:span></text:p>
        </text:list-item>
        <text:list-item>
          <text:p text:style-name="List_20_Bullet"><text:span text:style-name="T540">in a project's </text:span><text:span text:style-name="Code">Project.mk</text:span><text:span text:style-name="T540"> file</text:span></text:p>
        </text:list-item>
      </text:list>
      <text:p text:style-name="P27">If they are specific to the worker, they should only be in the worker's <text:span text:style-name="Code">Makefile</text:span>.</text:p>
      <text:h text:style-name="P406" text:outline-level="2"><text:bookmark-start text:name="__RefHeading___Toc9390_1192881656"/>RCC Compiler <text:span text:style-name="T549">and Linking </text:span>Options<text:bookmark-end text:name="__RefHeading___Toc9390_1192881656"/></text:h>
      <text:p text:style-name="P315">For most RCC workers, the built-in compiler options are suitable and no extra variables are needed. <text:s/>In special cases, it may be useful to control these options for a given worker, library or project.</text:p>
      <text:p text:style-name="P317"><text:span text:style-name="T543">Compiler and link option variables exist in several variants, with suffixes to indicate how narrowly to apply them. <text:s/>For each such option variable mentioned in the table below, there are actually 6 potential variables with different suffixes. <text:s text:c="2"/>In the suffixes: <text:s text:c="2"/></text:span><text:span text:style-name="Code"><text:span text:style-name="T32">&lt;language&gt;</text:span></text:span><text:span text:style-name="T543"> is </text:span><text:span text:style-name="Code">C</text:span><text:span text:style-name="T543"> or </text:span><text:span text:style-name="Code">CC</text:span><text:span text:style-name="T543"> for C or C++, </text:span><text:span text:style-name="Code"><text:span text:style-name="T32">&lt;os&gt;</text:span></text:span><text:span text:style-name="T543"> is the operating system of target (e.g. </text:span><text:span text:style-name="Code">linux</text:span><text:span text:style-name="T543"> or </text:span><text:span text:style-name="Code">macos</text:span><text:span text:style-name="T543">), and </text:span><text:span text:style-name="Code"><text:span text:style-name="T32">&lt;</text:span></text:span><text:span text:style-name="Code"><text:span text:style-name="T56">platform</text:span></text:span><text:span text:style-name="Code"><text:span text:style-name="T32">&gt;</text:span></text:span><text:span text:style-name="T543"> is the specific RCC target platform</text:span>. <text:s/><text:span text:style-name="T544">A typical example of the fully specific target is </text:span><text:span text:style-name="Code">linux-c7-x86_64</text:span><text:span text:style-name="T544">, indicating the CentOS7 distribution of linux, compiled for the </text:span><text:span text:style-name="Code">x86_64</text:span><text:span text:style-name="T544"> architecture. <text:s/>E.g., for the </text:span><text:span text:style-name="Code">RccCompileWarnings</text:span><text:span text:style-name="T544"> variable (in the table below) the variations are:</text:span></text:p>
      <text:p text:style-name="P149">RccCompileWarnings<text:line-break/>RccCompileWarnings<text:span text:style-name="T32">&lt;language&gt;</text:span><text:line-break/>RccCompileWarnings<text:span text:style-name="T73">_</text:span><text:span text:style-name="T32">&lt;os&gt;</text:span><text:line-break/>RccCompileWarnings<text:span text:style-name="T32">&lt;language&gt;_&lt;os&gt;</text:span><text:line-break/>RccCompileWarnings_<text:span text:style-name="T32">&lt;</text:span><text:span text:style-name="T56">platform</text:span><text:span text:style-name="T32">&gt;</text:span><text:line-break/>RccCompileWarnings<text:span text:style-name="T32">&lt;language&gt;</text:span>_<text:span text:style-name="T32">&lt;</text:span><text:span text:style-name="T56">platform</text:span><text:span text:style-name="T32">&gt;</text:span></text:p>
      <text:p text:style-name="P314">The most specific one overrides <text:span text:style-name="T545">all the </text:span>less specific ones above it. <text:s/>For example, s<text:span text:style-name="T544">pecifying:</text:span></text:p>
      <text:p text:style-name="P149">RccCompileWarnings_linux=-Wabi</text:p>
      <text:p text:style-name="P313">would indicate that you want <text:span text:style-name="Code">-Wabi</text:span> <text:span text:style-name="T545">to be the only warning </text:span>option <text:span text:style-name="T545">when building RCC workers for the linux OS. <text:s/>If you also set:</text:span></text:p>
      <text:p text:style-name="P149">RccCompileWarnings=-Wall</text:p>
      <text:p text:style-name="P317"><text:span text:style-name="T545">then for all OSs other than linux, the warnings would be </text:span><text:span text:style-name="Code">-Wall</text:span>. <text:s/><text:span text:style-name="T545">If you wanted the default for all targets to be </text:span><text:span text:style-name="Code">-Wall</text:span><text:span text:style-name="T545">, but to </text:span><text:span text:style-name="T55">add</text:span><text:span text:style-name="T545"> </text:span><text:span text:style-name="Code">-Wabi</text:span><text:span text:style-name="T545"> for linux, you would specify:</text:span></text:p>
      <text:p text:style-name="P149">RccCompileWarnings=-Wall<text:line-break/>RccCompileWarnings_linux=$(RccCompilerWarnings) -Wabi</text:p>
      <text:p text:style-name="P321">For each variable, like the <text:span text:style-name="Code">RccCompileWarnings</text:span> example above, there are actually 2 variables that each use the suffixes scheme:</text:p>
      <text:list xml:id="list90401896515567" text:continue-numbering="true" text:style-name="WWNum32">
        <text:list-item>
          <text:p text:style-name="List_20_Bullet"><text:span text:style-name="Code">RccCompileWarnings</text:span> – which OpenCPI controls and sets as appropriate</text:p>
        </text:list-item>
        <text:list-item>
          <text:p text:style-name="List_20_Bullet"><text:soft-page-break/><text:span text:style-name="Code">RccExtraCompileWarnings</text:span> – which OpenCPI never sets and <text:span text:style-name="T565">whose contents </text:span>is placed on the compil<text:span text:style-name="T565">e</text:span> or link command line <text:span text:style-name="T32">after</text:span> the one without “<text:span text:style-name="Code">Extra</text:span>”.</text:p>
        </text:list-item>
      </text:list>
      <text:p text:style-name="P318"><text:span text:style-name="T564">This it is strongly recommended to use the </text:span><text:span text:style-name="Code">Extra</text:span><text:span text:style-name="T564"> variants when possible. <text:s/></text:span>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ext:span text:style-name="T564">use the </text:span><text:span text:style-name="Code">showvars</text:span><text:span text:style-name="T564"> make target </text:span>on the <text:span text:style-name="Code">make</text:span> command line to see how the options are used, before and after modifying these variables.</text:p>
      <text:p text:style-name="P350"><text:soft-page-break/>Table <text:sequence text:ref-name="refTable9" text:name="Table" text:formula="ooow:Table+1" style:num-format="1">10</text:sequence>: <text:s/><text:span text:style-name="T538">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86">Makefile Variable</text:p>
          </table:table-cell>
          <table:table-cell table:style-name="Table12.B1" office:value-type="string">
            <text:p text:style-name="P86">Description</text:p>
          </table:table-cell>
        </table:table-row>
        <table:table-row>
          <table:table-cell table:style-name="Table12.A2" office:value-type="string">
            <text:p text:style-name="P337">RccIncludeDirs<text:line-break/><text:span text:style-name="T539">IncludeDirs</text:span></text:p>
          </table:table-cell>
          <table:table-cell table:style-name="Table12.B2" office:value-type="string">
            <text:p text:style-name="P73">Directories to search for <text:span text:style-name="T547">C/C++ </text:span>header files outside OpenCPI. <text:s/><text:span text:style-name="T547">Either</text:span> <text:span text:style-name="Code">IncludeDirs</text:span> <text:span text:style-name="T547">or </text:span><text:span text:style-name="Code">RccIncludeDirs</text:span> <text:span text:style-name="T547">can be used in the worker Makefile, but </text:span><text:s/><text:span text:style-name="Code">RccIncludeDirs</text:span><text:span text:style-name="T547"> is </text:span>specific to RCC workers when specified at the library or project level. <text:s/><text:span text:style-name="T542">Can be relative or absolute pathnames. No </text:span><text:span text:style-name="Code">Extra</text:span><text:span text:style-name="T542"> of suffixes are used.</text:span></text:p>
          </table:table-cell>
        </table:table-row>
        <table:table-row>
          <table:table-cell table:style-name="Table12.A2" office:value-type="string">
            <text:p text:style-name="P341">RccCompileWarnings</text:p>
          </table:table-cell>
          <table:table-cell table:style-name="Table12.B2" office:value-type="string">
            <text:p text:style-name="P78">For controlling compile warnings. <text:span text:style-name="T548">Uses option suffixes and </text:span><text:span text:style-name="Code">Extra</text:span><text:span text:style-name="T548">.</text:span></text:p>
          </table:table-cell>
        </table:table-row>
        <table:table-row>
          <table:table-cell table:style-name="Table12.A2" office:value-type="string">
            <text:p text:style-name="P341">RccCompileOptions</text:p>
          </table:table-cell>
          <table:table-cell table:style-name="Table12.B2" office:value-type="string">
            <text:p text:style-name="P79">For controlling compil<text:span text:style-name="T565">e</text:span> options (not warnings). <text:span text:style-name="T548">Uses option suffixes and </text:span><text:span text:style-name="Code">Extra</text:span><text:span text:style-name="T548">.</text:span></text:p>
          </table:table-cell>
        </table:table-row>
        <table:table-row>
          <table:table-cell table:style-name="Table12.A2" office:value-type="string">
            <text:p text:style-name="P342">RccLinkOptions</text:p>
          </table:table-cell>
          <table:table-cell table:style-name="Table12.B2" office:value-type="string">
            <text:p text:style-name="P78"><text:span text:style-name="T549">O</text:span>ptions <text:span text:style-name="T549">applied when creating the RCC worker shared object file</text:span>. <text:s/><text:span text:style-name="T549">Uses option suffixes and </text:span><text:span text:style-name="Code">Extra</text:span><text:span text:style-name="T549">.</text:span></text:p>
          </table:table-cell>
        </table:table-row>
        <table:table-row>
          <table:table-cell table:style-name="Table12.A2" office:value-type="string">
            <text:p text:style-name="P343">RccCustomLibs</text:p>
          </table:table-cell>
          <table:table-cell table:style-name="Table12.B2" office:value-type="string">
            <text:p text:style-name="P80">Library options to specify libraries unknown to OpenCPI. <text:s/>Uses option suffixes <text:span text:style-name="T565">and </text:span><text:span text:style-name="Code">Extra</text:span>.</text:p>
          </table:table-cell>
        </table:table-row>
        <table:table-row>
          <table:table-cell table:style-name="Table12.A2" office:value-type="string">
            <text:p text:style-name="P340">RccStaticPrereqLibs</text:p>
          </table:table-cell>
          <table:table-cell table:style-name="Table12.B2" office:value-type="string">
            <text:p text:style-name="P74">Names of libraries installed as OpenCPI prerequisite libraries that this worker should link against, statically, which will incorporate (copy) any referenced objects in that library into the worker's binary artifact. <text:s/><text:span text:style-name="T541">This automatically puts the library's include directory in the search path for headers.</text:span></text:p>
          </table:table-cell>
        </table:table-row>
        <table:table-row>
          <table:table-cell table:style-name="Table12.A2" office:value-type="string">
            <text:p text:style-name="P340">RccDynamicPrereqLibs</text:p>
          </table:table-cell>
          <table:table-cell table:style-name="Table12.B2" office:value-type="string">
            <text:p text:style-name="P75">Names of libraries installed as OpenCPI prerequisite libraries <text:span text:style-name="T547">to</text:span> link against, dynamically, which requires that the library be available at runtime. <text:s/><text:span text:style-name="T541">This automatically puts the library's include directory in the search path for headers.</text:span></text:p>
          </table:table-cell>
        </table:table-row>
        <table:table-row>
          <table:table-cell table:style-name="Table12.A2" office:value-type="string">
            <text:p text:style-name="P338">RccPlatform(s)<text:line-break/><text:span text:style-name="T551">OnlyPlatforms<text:line-break/>ExcludePlatforms</text:span></text:p>
          </table:table-cell>
          <table:table-cell table:style-name="Table12.B2" office:value-type="string">
            <text:p text:style-name="P76"><text:span text:style-name="T551">W</text:span>hich platform(s) should the RCC worker be built <text:span text:style-name="T565">for</text:span>? <text:s/><text:span text:style-name="T546">Only one of </text:span><text:span text:style-name="Code">RccPlatform</text:span><text:span text:style-name="T546"> or </text:span><text:span text:style-name="Code">RccPlatforms</text:span><text:span text:style-name="T546"> should be specified. <text:s/>If none are specified, the development host running </text:span><text:span text:style-name="Code">make</text:span><text:span text:style-name="T546"> is assumed to be the target. <text:s/>In a worker </text:span><text:span text:style-name="Code">Makefile</text:span><text:span text:style-name="T546">, </text:span><text:span text:style-name="Code">OnlyPlatforms</text:span><text:span text:style-name="T546"> and </text:span><text:span text:style-name="Code">ExcludePlatforms</text:span><text:span text:style-name="T546"> can be used to restrict which platforms the worker is built for, even when </text:span><text:span text:style-name="Code">RccPlatforms</text:span><text:span text:style-name="T546"> is set on the command line for many platforms.</text:span></text:p>
          </table:table-cell>
        </table:table-row>
        <table:table-row>
          <table:table-cell table:style-name="Table12.A2" office:value-type="string">
            <text:p text:style-name="P339">RccHdlPlatform(s)</text:p>
          </table:table-cell>
          <table:table-cell table:style-name="Table12.B2" office:value-type="string">
            <text:p text:style-name="P77">This option indirectly specifies the <text:span text:style-name="Code">RccPlatform(s)</text:span> in terms of its association with an HDL platform. <text:s/>E.g. <text:span text:style-name="T563">setting </text:span><text:span text:style-name="Code">RccHdlPlatform=zed</text:span><text:span text:style-name="T563"> would specify the </text:span><text:span text:style-name="Code">RccPlatform</text:span><text:span text:style-name="T563"> currently associated with the </text:span><text:span text:style-name="Code">zed</text:span><text:span text:style-name="T563"> HDL platform, which may or may not be the same as used on other HDL Xilinx Zynq-based platforms</text:span>.</text:p>
          </table:table-cell>
        </table:table-row>
      </table:table>
      <text:p text:style-name="P316"/>
      <text:h text:style-name="P407"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34">C</text:span>ode <text:span text:style-name="T434">E</text:span>xample<text:bookmark-end text:name="_Toc211780971"/><text:bookmark-end text:name="_Toc211780997"/><text:bookmark-end text:name="_Toc211781125"/><text:bookmark-end text:name="_Toc211781797"/><text:bookmark-end text:name="_Toc211783583"/><text:span text:style-name="T454">s</text:span><text:bookmark-end text:name="__RefHeading__10780_474132946"/></text:h>
      <text:h text:style-name="P405" text:outline-level="2"><text:bookmark-start text:name="__RefHeading___Toc71735_1826048042"/>C Language Examples<text:bookmark-end text:name="__RefHeading___Toc71735_1826048042"/></text:h>
      <text:p text:style-name="P168">Here is a simple example of a <text:span text:style-name="T355">C-language</text:span> “Xyz” worker whose:</text:p>
      <text:list xml:id="list90400815842201" text:continue-numbering="true" text:style-name="WWNum32">
        <text:list-item>
          <text:p text:style-name="P356"><text:span text:style-name="T430">I</text:span>nitial run condition was the default (condition == NULL, usecs == 0, run when all ports are ready, no timeout),</text:p>
        </text:list-item>
        <text:list-item>
          <text:p text:style-name="P356"><text:span text:style-name="FirstEmphasis">start</text:span> <text:span text:style-name="T453">and </text:span><text:span text:style-name="FirstEmphasis">release</text:span> methods are <text:span text:style-name="T453">not needed or implemented.</text:span></text:p>
        </text:list-item>
        <text:list-item>
          <text:p text:style-name="P356"><text:span text:style-name="T430">O</text:span>ne input port (0) with interface Xy<text:span text:style-name="T477">z</text:span>In, <text:s/>and one output port (1) XyzOut</text:p>
        </text:list-item>
        <text:list-item>
          <text:p text:style-name="P356"><text:span text:style-name="T430">O</text:span>ne interface operation Op1 on input (i.e. can ignore “operation”), which is an array of 100 “shorts”.</text:p>
        </text:list-item>
        <text:list-item>
          <text:p text:style-name="P356"><text:span text:style-name="T430">O</text:span>ne interface operation Op2 on output</text:p>
        </text:list-item>
        <text:list-item>
          <text:p text:style-name="P356"><text:span text:style-name="T430">O</text:span>ne simple property, called center_frequency, of type float.</text:p>
        </text:list-item>
      </text:list>
      <text:p text:style-name="P168">The worker would have automatically generated types and structures like this (based on OCS and OWD), and put in a file called “<text:span text:style-name="T454">x</text:span>yz_Worker.h”:</text:p>
      <text:p text:style-name="P106"><text:span text:style-name="T257">#include “RCC_Worker.h”</text:span><text:line-break/><text:span text:style-name="T257">typedef struct {<text:tab/>/* structure for defined properties /</text:span><text:line-break/><text:span text:style-name="T257"><text:tab/>RCCFloat center_frequency;</text:span><text:line-break/><text:span text:style-name="T257">} XyzProperties;</text:span><text:line-break/><text:span text:style-name="T257">typedef struct {<text:tab/>// structure for message for operation</text:span><text:line-break/><text:span text:style-name="T257"><text:tab/>int16_t ishorts[100];</text:span><text:line-break/><text:span text:style-name="T257">} XyzInOp1;</text:span><text:line-break/><text:line-break/><text:span text:style-name="T257">typedef struct {<text:tab/>// structure for message for operation</text:span><text:line-break/><text:span text:style-name="T257"><text:tab/>int16_t oshorts[100];</text:span><text:line-break/><text:span text:style-name="T257">} XyzOutOp2;</text:span><text:line-break/><text:line-break/><text:span text:style-name="T257">typedef enum { // port ordinals</text:span><text:line-break/><text:span text:style-name="T257"><text:tab/>XYZ_IN,</text:span><text:line-break/><text:span text:style-name="T257"><text:tab/>XYZ_OUT</text:span><text:line-break/><text:span text:style-name="T257">} XyzPort;</text:span><text:line-break/><text:line-break/><text:span text:style-name="T257">typedef enum { // operation ordinals</text:span><text:line-break/><text:span text:style-name="T257"><text:tab/>XYZ_OUT_OP2</text:span><text:line-break/><text:span text:style-name="T257">} XyzOutOperation;</text:span><text:line-break/><text:line-break/><text:span text:style-name="T257">typedef enum { // operation ordinals</text:span><text:line-break/><text:span text:style-name="T257"><text:tab/>XYZ_IN_OP1</text:span><text:line-break/><text:span text:style-name="T257">} XyzInOperation;</text:span></text:p>
      <text:p text:style-name="P322">The actual code for the worker <text:span text:style-name="T566">is below.</text:span></text:p>
      <text:h text:style-name="Heading_20_3" text:outline-level="3"><text:bookmark-start text:name="__RefHeading___Toc158162_1192881656"/>Worker <text:span text:style-name="T485">U</text:span>sing <text:span text:style-name="T485">the Default Run Condition</text:span><text:bookmark-end text:name="__RefHeading___Toc158162_1192881656"/></text:h>
      <text:p text:style-name="P28">This C language worker uses the default run condition and thus has no checking for port readiness, but does set a default operation for output messages. <text:s/>It always produces an output message for every input message, so <text:span text:style-name="T567">the run method</text:span> can simply return <text:span text:style-name="Code">RCC_ADVANCE</text:span>.</text:p>
      <text:p text:style-name="P106"><text:soft-page-break/><text:span text:style-name="T257">#include “Xyz_Worker.h”</text:span><text:line-break/><text:line-break/><text:span text:style-name="T261">/* Define the initialize method, setting output operation to be a */</text:span><text:line-break/><text:span text:style-name="T261">/* constant, since it is the only one.*/</text:span><text:line-break/><text:span text:style-name="T257">static RCCResult</text:span><text:line-break/><text:span text:style-name="T257">initialize(RCCWorker *w) {</text:span><text:line-break/><text:span text:style-name="T257"><text:tab/>w-&gt;ports[XYZ_OUT].output.u.operation = XYZ_OUT_OP2;</text:span><text:line-break/><text:span text:style-name="T257"><text:tab/>return RCC_OK;</text:span><text:line-break/><text:span text:style-name="T257">}</text:span><text:line-break/><text:line-break/><text:span text:style-name="T261">/* Define run method to call the “compute” function, reading from */</text:span><text:line-break/><text:span text:style-name="T261">/* input buffer, writing to output, applying current value of the */</text:span><text:line-break/><text:span text:style-name="T261">/* “center frequency” property.*/</text:span><text:line-break/><text:span text:style-name="T257">static RCCResult</text:span><text:line-break/><text:span text:style-name="T257">run(RCCWorker *w, RCCBoolean timedout, RCCBoolean *newRunCondition)</text:span><text:line-break/><text:span text:style-name="T257">{</text:span><text:line-break/><text:span text:style-name="T257"><text:tab/>XyzProperties *p = w-&gt;properties;</text:span><text:line-break/><text:span text:style-name="T257"><text:tab/>XyzInOp1 <text:s text:c="4"/>*in = w-&gt;ports[XYZ_IN].current.data;</text:span><text:line-break/><text:span text:style-name="T257"><text:tab/>XyzOutOp2 <text:s text:c="2"/>*out = w-&gt;ports[XYZ_OUT].current.data;</text:span><text:line-break/><text:line-break/><text:span text:style-name="T257"><text:tab/></text:span><text:span text:style-name="T261">/* Do computation based in ishorts, and frequency put results */</text:span><text:line-break/><text:span text:style-name="T257"><text:tab/></text:span><text:span text:style-name="T261">/* in oshorts. <text:s/>Extern is here simply for readability.</text:span><text:span text:style-name="T257"> */</text:span><text:line-break/><text:span text:style-name="T257"><text:tab/>extern void compute(int16_t *, int16_t *, float);</text:span><text:line-break/><text:line-break/><text:span text:style-name="T257"><text:tab/>compute(in-&gt;ishorts, out-&gt;oshorts, p-&gt;center_frequency);</text:span><text:line-break/><text:span text:style-name="T257"><text:tab/></text:span><text:span text:style-name="T261">/* Ask container to get new input and output buffers *</text:span><text:span text:style-name="T262">/</text:span><text:line-break/><text:span text:style-name="T265"><text:tab/></text:span><text:span text:style-name="T257">return RCC_ADVANCE;</text:span><text:line-break/><text:span text:style-name="T257">}</text:span><text:line-break/><text:line-break/><text:span text:style-name="T261">/* Initialize dispatch table for container, in a global symbol </text:span><text:span text:style-name="T262">/</text:span><text:line-break/><text:span text:style-name="T257">RCCDispatch Xyz = {</text:span><text:line-break/><text:span text:style-name="T262"><text:tab/>/*</text:span><text:span text:style-name="T261"> Consistency checking attributes */</text:span><text:line-break/><text:span text:style-name="T257"><text:tab/>RCC_VERSION, 1, 1, sizeof(XyzProperties), RCC_NULL, RCC_FALSE,</text:span><text:line-break/><text:span text:style-name="T261"><text:tab/>/* Methods */</text:span><text:line-break/><text:span text:style-name="T257"><text:tab/>initialize, RCC_NULL, RCC_NULL, RCC_NULL, RCC_NULL, RCC_NULL,</text:span><text:line-break/><text:span text:style-name="T257"><text:tab/>RCC_NULL, run,</text:span><text:line-break/><text:span text:style-name="T261"><text:tab/>/* Default run condition */</text:span><text:line-break/><text:span text:style-name="T257"><text:tab/>RCC_NULL</text:span><text:line-break/><text:span text:style-name="T257">};</text:span></text:p>
      <text:p text:style-name="P168">Other than the compute function, the above example compiles to use less than 120 bytes on a<text:span text:style-name="T431">n</text:span> <text:span text:style-name="T431">ARM</text:span> processor.</text:p>
      <text:h text:style-name="P415" text:outline-level="3"><text:bookmark-start text:name="__RefHeading___Toc71739_1826048042"/><text:bookmark-start text:name="_Toc211781128"/>Worker <text:span text:style-name="T485">U</text:span>sing <text:span text:style-name="T485">the S</text:span>tate-machine <text:span text:style-name="T485">S</text:span>tyle<text:bookmark-end text:name="__RefHeading___Toc71739_1826048042"/><text:bookmark-end text:name="_Toc211781128"/></text:h>
      <text:p text:style-name="P168">This illustrates a finite state machine coding style in a worker that maintains an internal state to simulate blocking on <text:span text:style-name="T356">a</text:span> two-way remote call until the response is received and processing can continue.</text:p>
      <text:p text:style-name="P106"><text:soft-page-break/><text:span text:style-name="T257">#include "Xy</text:span><text:span text:style-name="T258">z</text:span><text:span text:style-name="T257">_Worker.h"</text:span><text:line-break/><text:span text:style-name="T261">/* Define two different run conditions to represent two states */</text:span><text:line-break/><text:span text:style-name="T257">static uint32_t</text:span><text:line-break/><text:span text:style-name="T257"> <text:s/>state1Ports[] = {1 &lt;&lt; XY</text:span><text:span text:style-name="T258">Z</text:span><text:span text:style-name="T257">_IN, </text:span><text:span text:style-name="T260">RCC_NO_PORTS</text:span><text:span text:style-name="T257">},</text:span><text:line-break/><text:span text:style-name="T257"> <text:s/>state2Ports[] = {1 &lt;&lt; XY</text:span><text:span text:style-name="T258">Z</text:span><text:span text:style-name="T257">_COMPUTE_REPLY_IN, </text:span><text:span text:style-name="T260">RCC_NO_PORTS</text:span><text:span text:style-name="T257">};</text:span><text:line-break/><text:span text:style-name="T257">static RCCRunCondition</text:span><text:line-break/><text:span text:style-name="T257"> <text:s/>awaitingInput = {state1Ports},</text:span><text:line-break/><text:span text:style-name="T257"> <text:s/>awaitingResponse = {state2Ports};</text:span><text:line-break/><text:line-break/><text:span text:style-name="T261">/* Define start method, set run condition, which is also state. </text:span><text:span text:style-name="T262">/</text:span><text:line-break/><text:span text:style-name="T257">static RCCResult</text:span><text:line-break/><text:span text:style-name="T257">initialize(RCCWorker *this)</text:span><text:line-break/><text:span text:style-name="T257">{</text:span><text:line-break/><text:span text:style-name="T257"><text:tab/>this-&gt;runCondition = &amp;awaitingInput;</text:span><text:line-break/><text:span text:style-name="T257"><text:tab/>return RCC_OK;</text:span><text:line-break/><text:span text:style-name="T257">}</text:span><text:line-break/><text:span text:style-name="T262">/</text:span><text:span text:style-name="T261">* Define run method to call the local "compute" function</text:span><text:line-break/><text:span text:style-name="T261"> * reading from input buffer, applying current value of the</text:span><text:line-break/><text:span text:style-name="T261"> * “center frequency” property, followed by remote two way</text:span><text:line-break/><text:span text:style-name="T261"> * “process” operation, finally writing result to output. */</text:span><text:line-break/><text:span text:style-name="T257">static RCCResult</text:span><text:line-break/><text:span text:style-name="T257">run(RCCWorker *this, RCCBoolean timedout, RCCBoolean *newRunCondition)</text:span><text:line-break/><text:span text:style-name="T265">{</text:span><text:line-break/><text:span text:style-name="T257"><text:tab/>RCCContainer *c = &amp;this-&gt;container;</text:span><text:line-break/><text:line-break/><text:span text:style-name="T261"><text:tab/>/* Use run condition as state indicator */ </text:span><text:line-break/><text:span text:style-name="T257"><text:tab/>if (this-&gt;runCondition == &amp;awaitingInput) {</text:span><text:line-break/><text:span text:style-name="T257"><text:tab/><text:tab/>RCCPort</text:span><text:line-break/><text:span text:style-name="T257"><text:tab/><text:tab/><text:tab/>*inPort <text:s text:c="6"/>= &amp;this-&gt;ports[XY</text:span><text:span text:style-name="T258">Z</text:span><text:span text:style-name="T257">_IN],</text:span><text:line-break/><text:span text:style-name="T257"><text:tab/><text:tab/><text:tab/>*computeOut <text:s text:c="2"/>= &amp;this-&gt;ports[XY</text:span><text:span text:style-name="T258">Z</text:span><text:span text:style-name="T257">_COMPUTE_REQUEST_OUT];</text:span><text:line-break/><text:span text:style-name="T257"><text:tab/><text:tab/>Xy</text:span><text:span text:style-name="T258">z</text:span><text:span text:style-name="T257">InOp1 *in <text:s text:c="4"/>= inPort-&gt;current.data;</text:span><text:line-break/><text:span text:style-name="T257"><text:tab/><text:tab/>Xy</text:span><text:span text:style-name="T258">z</text:span><text:span text:style-name="T257">Properties *p = this-&gt;properties;</text:span><text:line-break/><text:line-break/><text:span text:style-name="T261"><text:tab/><text:tab/>/* do some computation based in ishorts, and frequency;</text:span><text:line-break/><text:span text:style-name="T261"><text:tab/><text:tab/> * put results back in same buffer (in-place) */</text:span><text:line-break/><text:span text:style-name="T257"><text:tab/><text:tab/>extern void compute(int16_t *, int16_t *, float);</text:span><text:line-break/><text:span text:style-name="T257"><text:tab/><text:tab/>compute(in-&gt;ishorts, in-&gt;ishorts, p-&gt;center_frequency);</text:span><text:line-break/><text:line-break/><text:span text:style-name="T257"><text:tab/><text:tab/>/* Call Process op on user port - buffer ownership passes back</text:span><text:line-break/><text:span text:style-name="T257"><text:tab/><text:tab/> * to container. <text:s/>Input port is advanced by taking buffer away</text:span><text:line-break/><text:span text:style-name="T257"><text:tab/><text:tab/> * from it. *</text:span><text:span text:style-name="T265">/</text:span><text:line-break/><text:span text:style-name="T257"><text:tab/><text:tab/>c-&gt;send(computeOut, &amp;inPort-&gt;current, XY</text:span><text:span text:style-name="T258">Z</text:span><text:span text:style-name="T257">_COMPUTE_PROCESS,</text:span><text:line-break/><text:span text:style-name="T257"><text:tab/><text:tab/> <text:s text:c="7"/>inPort-&gt;input.length);<text:tab/>/* length of message */<text:tab/><text:tab/><text:tab/><text:tab/>this-&gt;runCondition = &amp;awaitingResponse; /* update state */</text:span><text:line-break/><text:span text:style-name="T257"><text:tab/>} else {</text:span><text:line-break/><text:span text:style-name="T257"><text:tab/><text:tab/>RCCPort *computeIn = &amp;this-&gt;ports[XY</text:span><text:span text:style-name="T258">Z</text:span><text:span text:style-name="T257">_COMPUTE_REPLY_IN];</text:span><text:line-break/><text:span text:style-name="T257"><text:tab/><text:tab/>RCCPort *otherOut = &amp;this-&gt;ports[XY</text:span><text:span text:style-name="T258">Z</text:span><text:span text:style-name="T257">_OUT];</text:span><text:line-break/><text:line-break/><text:span text:style-name="T257"><text:tab/><text:tab/>if (computeIn-&gt;input.u.exception == 0)</text:span><text:line-break/><text:span text:style-name="T257"><text:tab/><text:tab/><text:tab/>c-&gt;send(otherOut, &amp;computeIn-&gt;current, XY</text:span><text:span text:style-name="T258">Z</text:span><text:span text:style-name="T257">_OUT_OP2,</text:span><text:line-break/><text:span text:style-name="T257"><text:tab/><text:tab/><text:tab/> <text:s text:c="7"/>computeIn-&gt;input.length);</text:span><text:line-break/><text:span text:style-name="T257"><text:tab/><text:tab/>else</text:span><text:line-break/><text:span text:style-name="T257"><text:tab/><text:tab/><text:tab/>c-&gt;advance(computeIn, 0);</text:span><text:line-break/><text:span text:style-name="T257"><text:tab/><text:tab/>this-&gt;runCondition = &amp;awaitingInput; /* update state */</text:span><text:line-break/><text:span text:style-name="T257"><text:tab/>}</text:span><text:line-break/><text:span text:style-name="T257"><text:tab/>*newRunCondition = RCC_TRUE; /* to container: new runcondition </text:span><text:span text:style-name="T265">/</text:span><text:line-break/><text:span text:style-name="T265"><text:tab/></text:span><text:span text:style-name="T257">return RCC_OK;</text:span><text:line-break/><text:span text:style-name="T265">}</text:span></text:p>
      <text:p text:style-name="P106"><text:span text:style-name="T263">/* </text:span><text:span text:style-name="T264">continued on next page */</text:span><text:line-break/></text:p>
      <text:p text:style-name="P51"><text:span text:style-name="T261">/* Initialize dispatch table provided to container. We only need the</text:span><text:line-break/><text:span text:style-name="T261"> * initialize method to register the callback. <text:s/>No run method needed */</text:span><text:line-break/><text:span text:style-name="T257">RCCDispatch Xy</text:span><text:span text:style-name="T258">z</text:span><text:span text:style-name="T257"> = {</text:span><text:line-break/><text:span text:style-name="T261"><text:tab/>/* Consistency checking attributes */</text:span><text:line-break/><text:span text:style-name="T257"><text:tab/>RCC_VERSION, 1, 1, sizeof(Xy</text:span><text:span text:style-name="T258">z</text:span><text:span text:style-name="T257">Properties), RCC_NULL, RCC_FALSE,</text:span><text:line-break/><text:span text:style-name="T261"><text:tab/>/* Methods */</text:span><text:line-break/><text:span text:style-name="T257"><text:tab/>initialize, RCC_NULL, RCC_NULL, RCC_NULL, RCC_NULL, RCC_NULL,</text:span><text:line-break/><text:span text:style-name="T257"><text:tab/>RCC_NULL, run,</text:span><text:line-break/><text:span text:style-name="T261"><text:tab/>/* all remaining members zero/NULL */</text:span><text:line-break/><text:span text:style-name="T257">};</text:span></text:p>
      <text:p text:style-name="P168">Other than the compute function, the above example compiles to use less than 330 bytes on a Pentium processor.</text:p>
      <text:h text:style-name="P401" text:outline-level="2"><text:bookmark-start text:name="__RefHeading___Toc71741_1826048042"/>C++ Language Examples<text:bookmark-end text:name="__RefHeading___Toc71741_1826048042"/></text:h>
      <text:p text:style-name="P280">Here is a simple example of a <text:span text:style-name="T355">C++ language</text:span> “<text:span text:style-name="T455">x</text:span>yz” worker whose:</text:p>
      <text:list xml:id="list90400551596098" text:continue-numbering="true" text:style-name="WWNum32">
        <text:list-item>
          <text:p text:style-name="P368"><text:span text:style-name="T430">I</text:span>nitial run condition was the default (condition == NULL, usecs == 0, run when all ports are ready, no timeout),</text:p>
        </text:list-item>
        <text:list-item>
          <text:p text:style-name="P368"><text:span text:style-name="FirstEmphasis"><text:span text:style-name="T455">initialize, </text:span></text:span><text:span text:style-name="FirstEmphasis">start</text:span> <text:span text:style-name="T453">and </text:span><text:span text:style-name="FirstEmphasis">release</text:span> methods are <text:span text:style-name="T453">not needed or implemented.</text:span></text:p>
        </text:list-item>
        <text:list-item>
          <text:p text:style-name="P368"><text:span text:style-name="T430">O</text:span>ne input port (<text:span text:style-name="Code">in</text:span>), <text:s/>and one output port (<text:span text:style-name="Code">out</text:span>)</text:p>
        </text:list-item>
        <text:list-item>
          <text:p text:style-name="P368"><text:span text:style-name="T430">O</text:span>ne interface operation Op1 on input, which is an array of 100 “shorts”.</text:p>
        </text:list-item>
        <text:list-item>
          <text:p text:style-name="P368"><text:span text:style-name="T430">O</text:span>ne interface operation Op2 on output, <text:span text:style-name="T478">a sequence of shorts.</text:span></text:p>
        </text:list-item>
        <text:list-item>
          <text:p text:style-name="P368"><text:span text:style-name="T430">O</text:span>ne simple property, called center_frequency, of type float.</text:p>
        </text:list-item>
      </text:list>
      <text:p text:style-name="P286"><text:span text:style-name="T478">The OPS for the </text:span><text:span text:style-name="Code">in</text:span><text:span text:style-name="T478"> port would be (in the </text:span><text:span text:style-name="Code">shortarray-prot.xml</text:span><text:span text:style-name="T478"> file):</text:span></text:p>
      <text:p text:style-name="P141">&lt;protocol&gt;<text:line-break/> <text:s/>&lt;operation name='op1'&gt;<text:line-break/> <text:s text:c="3"/>&lt;argument name='shorts' type='short' arraylength='10<text:span text:style-name="T479">0</text:span>'/&gt;<text:line-break/> <text:s/>&lt;/operation&gt;<text:line-break/>&lt;/protocol&gt;</text:p>
      <text:p text:style-name="P286"><text:span text:style-name="T478">The OPS for the output port would be (in the </text:span><text:span text:style-name="Code">shortseq-prot.xml</text:span><text:span text:style-name="T478"> file)</text:span></text:p>
      <text:p text:style-name="P141">&lt;protocol&gt;<text:line-break/> <text:s/>&lt;operation name='op2'&gt;<text:line-break/> <text:s text:c="3"/>&lt;argument name='shorts' type='short' sequencelength='0'/&gt;<text:line-break/> <text:s/>&lt;/operation&gt;<text:line-break/>&lt;/protocol&gt;</text:p>
      <text:p text:style-name="P287">The OCS for the component would be (in the <text:span text:style-name="Code">xyz-spec.xml</text:span> file):</text:p>
      <text:p text:style-name="P142">&lt;componentSpec&gt;<text:line-break/> <text:s/><text:span text:style-name="T568">&lt;property name='center_frequency' type='float' writable='true'/&gt;</text:span><text:line-break/> <text:s/>&lt;port name='in' protocol='shortarray'/&gt;<text:line-break/> <text:s/>&lt;port name='out' protocol='shortseq'/&gt;<text:line-break/>&lt;/componentSpec&gt;</text:p>
      <text:p text:style-name="P287">The OWD would be (in the file <text:span text:style-name="Code">xyz.xml</text:span>):</text:p>
      <text:p text:style-name="P142">&lt;RccWorker spec=”xyz-spec” language='c++'/&gt;</text:p>
      <text:p text:style-name="P286">The worker would have automatically generated types and structures like this (based on OCS and OWD), and put in a file called <text:span text:style-name="Code">xyz-worker.hh</text:span>:</text:p>
      <text:p text:style-name="Code"><text:span text:style-name="T257">#include </text:span><text:span text:style-name="T259">&lt;</text:span><text:span text:style-name="T399">RCC_Worker.h</text:span><text:span text:style-name="T259">&gt;<text:line-break/>namespace XyzWorkerTypes {</text:span><text:line-break/> <text:s/><text:span text:style-name="T257">struct </text:span><text:span text:style-name="T259">Properties </text:span><text:span text:style-name="T257">{ <text:s text:c="15"/>// structure for properties<text:line-break/> <text:s text:c="3"/>// </text:span><text:span text:style-name="T259">internal stuff here</text:span><text:span text:style-name="T257"><text:line-break/> <text:s text:c="3"/></text:span><text:span text:style-name="T259">const </text:span><text:span text:style-name="T257">RCCFloat center_frequency; // </text:span><text:span text:style-name="T259">const since not volatile</text:span><text:line-break/> <text:s/><text:span text:style-name="T257">};<text:line-break/> <text:s/></text:span><text:span text:style-name="T259">class XyzWorkerBase { <text:s text:c="13"/>// base class inherited by worker<text:line-break/> <text:s/>// internal stuff here, including port members<text:line-break/> <text:s/>};</text:span><text:line-break/><text:span text:style-name="T257">}</text:span></text:p>
      <text:p text:style-name="P347"><text:soft-page-break/>The actual code for the <text:span text:style-name="T455">C++</text:span>worker would look like this <text:span text:style-name="T479">(in the file </text:span><text:span text:style-name="Code">xyz.cc</text:span><text:span text:style-name="T479">)</text:span>:</text:p>
      <text:p text:style-name="P143"><text:span text:style-name="T459">#include </text:span><text:span text:style-name="T464">"</text:span><text:span text:style-name="T459">xyz-worker.hh</text:span><text:span text:style-name="T464">" <text:s/>// include generated declarations</text:span><text:span text:style-name="T459"><text:line-break/></text:span><text:span text:style-name="T456"><text:line-break/>using namespace OCPI::RCC; // for access to RCC data types and constants<text:line-break/>using namespace </text:span><text:span text:style-name="T458">Xyz</text:span><text:span text:style-name="T456">WorkerTypes; <text:s/>// </text:span><text:span text:style-name="T457">for generated types</text:span><text:span text:style-name="T456"><text:line-break/><text:line-break/>struct XyzWorker : public XyzWorkerBase { // use struct to avoid </text:span><text:span text:style-name="T464">"</text:span><text:span text:style-name="T456">public</text:span><text:span text:style-name="T464">"</text:span><text:span text:style-name="T456"><text:line-break/> <text:s/></text:span><text:span text:style-name="T459">// In constructor, set output operation to be a constant,<text:line-break/> <text:s/>// since it is the only one used, but not the default (0)</text:span><text:span text:style-name="T456"><text:line-break/> <text:s/></text:span><text:span text:style-name="T459">XyzWorker() {</text:span><text:span text:style-name="T456"><text:line-break/> <text:s text:c="3"/></text:span><text:span text:style-name="T459">out.setDefaultOpCode(ProtOp2_OPERATION);</text:span><text:span text:style-name="T456"><text:line-break/> <text:s/></text:span><text:span text:style-name="T459">}</text:span><text:span text:style-name="T456"><text:line-break/> <text:s/></text:span><text:span text:style-name="T459">void<text:line-break/> <text:s/>compute(int16_t *in, int16_t *out, size_t n, float freq) { ... }</text:span><text:span text:style-name="T456"><text:line-break/> <text:s/></text:span><text:span text:style-name="T459">// Define run method to call the “compute” function, reading from</text:span><text:span text:style-name="T456"><text:line-break/> <text:s/></text:span><text:span text:style-name="T459">// input buffer, writing to output, applying current value of the</text:span><text:span text:style-name="T456"><text:line-break/> <text:s/></text:span><text:span text:style-name="T459">// centerFrequency” property</text:span><text:span text:style-name="T456"><text:line-break/> <text:s/></text:span><text:span text:style-name="T459">RCCResult</text:span><text:span text:style-name="T456"><text:line-break/> <text:s/></text:span><text:span text:style-name="T459">run(RCCBoolean /* timedout */) {</text:span><text:span text:style-name="T456"><text:line-break/></text:span><text:span text:style-name="T459"> <text:s text:c="3"/>// Do computation </text:span><text:span text:style-name="T460">from</text:span><text:span text:style-name="T459"> in.op0.shorts(), </text:span><text:span text:style-name="T460">using</text:span><text:span text:style-name="T459"> frequency, put results</text:span><text:span text:style-name="T456"><text:line-break/></text:span><text:span text:style-name="T459"> <text:s text:c="3"/>// in out.op2.shorts().<text:line-break/> <text:s text:c="3"/></text:span><text:span text:style-name="T461">out.op2().shorts().resize(in.op0().shorts</text:span><text:span text:style-name="T462">()</text:span><text:span text:style-name="T461">.size());</text:span><text:span text:style-name="T456"><text:line-break/> <text:s text:c="3"/></text:span><text:span text:style-name="T459">compute(in.op0().shorts().data(), out.op2().shorts().data(),<text:line-break/> <text:s text:c="11"/>in.op0().shorts().size(), properties().center_frequency);</text:span><text:span text:style-name="T456"><text:line-break/> <text:s text:c="3"/></text:span><text:span text:style-name="T459">// Ask container to </text:span><text:span text:style-name="T462">send output and </text:span><text:span text:style-name="T459">get new input/output buffers */</text:span><text:span text:style-name="T456"><text:line-break/> <text:s text:c="3"/></text:span><text:span text:style-name="T459">return RCC_ADVANCE;</text:span><text:span text:style-name="T456"><text:line-break/> <text:s/></text:span><text:span text:style-name="T459">}<text:line-break/></text:span><text:span text:style-name="T460">};</text:span></text:p>
      <text:h text:style-name="P442" text:outline-level="3"><text:bookmark-start text:name="__RefHeading___Toc71743_1826048042"/><text:bookmark-start text:name="_Toc2117811281"/><text:soft-page-break/>Worker <text:span text:style-name="T485">U</text:span>sing the <text:span text:style-name="T485">S</text:span>tate-machine <text:span text:style-name="T485">S</text:span>tyle<text:bookmark-end text:name="__RefHeading___Toc71743_1826048042"/><text:bookmark-end text:name="_Toc2117811281"/></text:h>
      <text:p text:style-name="P347">This illustrates a finite state machine coding style in a <text:span text:style-name="T463">C++ </text:span>worker that maintains an internal state to simulate blocking on <text:span text:style-name="T356">a</text:span> two-way remote call until the response is received and processing can continue. <text:s/><text:span text:style-name="T465">It accepts data on its </text:span><text:span text:style-name="Code">in</text:span><text:span text:style-name="T465"> port, performs computation in-place (in the input buffer), then sends this buffer to an </text:span><text:span text:style-name="Code">out</text:span><text:span text:style-name="T465"> port, and starts awaiting a response from a </text:span><text:span text:style-name="Code">response</text:span><text:span text:style-name="T465"> input port. <text:s/>When the response arrives, it sends the response to an </text:span><text:span text:style-name="Code">other</text:span><text:span text:style-name="T465"> output port, and reverts to its original condition, waiting for input.</text:span></text:p>
      <text:p text:style-name="P140"><text:span text:style-name="T399">#include "xyz-worker.hh" <text:s/>// include generated declarations<text:line-break/><text:line-break/>using namespace OCPI::RCC; // for access to RCC data types and constants<text:line-break/>using namespace </text:span><text:span text:style-name="T402">Xyz</text:span><text:span text:style-name="T399">WorkerTypes; <text:s/>// for </text:span><text:span text:style-name="T401">this worker's </text:span><text:span text:style-name="T399">generated types<text:line-break/><text:line-break/>struct XyzWorker : public XyzWorkerBase { // use struct to avoid "public"</text:span><text:line-break/> <text:s/><text:span text:style-name="T399">// Define two different run conditions to represent two states<text:line-break/> <text:s/>// These could be static and initialized outside the class too.</text:span><text:line-break/> <text:s/><text:span text:style-name="T399">RCCRunCondition m_awaitingInput, m_awaitingResponse;<text:line-break/> <text:s/>XyzWorker()<text:line-break/> <text:s/>: m_awaitingInput(1 &lt;&lt; XYZ_IN, </text:span><text:span text:style-name="T403">RCC_NO_PORTS</text:span><text:span text:style-name="T399">),</text:span><text:line-break/><text:span text:style-name="T399"> <text:s text:c="3"/>m_waitingResponse(1 &lt;&lt; XYZ_</text:span><text:span text:style-name="T401">RESPONSE</text:span><text:span text:style-name="T399">, </text:span><text:span text:style-name="T403">RCC_NO_PORTS</text:span><text:span text:style-name="T399">) {<text:line-break/> <text:s text:c="3"/>setRunCondition(&amp;m_awaitingInput);<text:line-break/> <text:s/>}</text:span><text:line-break/><text:span text:style-name="T399"> <text:s/>RCCResult</text:span><text:line-break/> <text:s/><text:span text:style-name="T399">run(RCCBoolean /* timedout */) {</text:span><text:line-break/> <text:s text:c="3"/><text:span text:style-name="T399">// Use run condition as state indicator</text:span><text:line-break/> <text:s text:c="3"/><text:span text:style-name="T399">if (getRunCondition() == &amp;m_awaitingInput) {</text:span><text:line-break/> <text:s text:c="5"/><text:span text:style-name="T399">// do some computation based in in.op0().shorts(), and frequency;</text:span><text:line-break/> <text:s text:c="5"/>//<text:span text:style-name="T399"> put results back in same buffer (in-place)</text:span><text:line-break/> <text:s text:c="5"/><text:span text:style-name="T399">compute(in.</text:span><text:span text:style-name="T400">op0().</text:span><text:span text:style-name="T399">shorts</text:span><text:span text:style-name="T400">().data()</text:span><text:span text:style-name="T399">, </text:span><text:span text:style-name="T400">in.op0().shorts().data(),<text:line-break/> <text:s text:c="12"/></text:span><text:span text:style-name="T399"><text:s/>in.</text:span><text:span text:style-name="T400">op0().</text:span><text:span text:style-name="T399">shorts</text:span><text:span text:style-name="T400">().size(), properties().</text:span><text:span text:style-name="T399">center_frequency);</text:span><text:line-break/> <text:s text:c="5"/>// <text:span text:style-name="T399">Input port is advanced by taking buffer away from it.<text:line-break/> <text:s text:c="5"/></text:span><text:span text:style-name="T400">out.</text:span><text:span text:style-name="T399">send(in</text:span><text:span text:style-name="T400">); <text:s/>// send input buffer to output, same op and length</text:span><text:span text:style-name="T399">,<text:line-break/> <text:s text:c="5"/></text:span><text:span text:style-name="T400">setR</text:span><text:span text:style-name="T399">unCondition</text:span><text:span text:style-name="T400">(</text:span><text:span text:style-name="T399">&amp;</text:span><text:span text:style-name="T400">m_</text:span><text:span text:style-name="T399">awaitingResponse</text:span><text:span text:style-name="T400">)</text:span><text:span text:style-name="T399">; //</text:span><text:span text:style-name="T401"> await response</text:span><text:line-break/> <text:s text:c="3"/><text:span text:style-name="T399">} else {</text:span><text:line-break/> <text:s text:c="5"/><text:span text:style-name="T465">other.</text:span><text:span text:style-name="T399">send(</text:span><text:span text:style-name="T401">response</text:span><text:span text:style-name="T399">); <text:s text:c="16"/>// </text:span><text:span text:style-name="T401">got response, send to other</text:span><text:line-break/> <text:s text:c="5"/><text:span text:style-name="T465">setR</text:span><text:span text:style-name="T399">unCondition</text:span><text:span text:style-name="T401">(</text:span><text:span text:style-name="T399">&amp;awaitingInput</text:span><text:span text:style-name="T401">)</text:span><text:span text:style-name="T399">; <text:s text:c="5"/>// </text:span><text:span text:style-name="T401">change state to await input</text:span><text:line-break/> <text:s text:c="3"/><text:span text:style-name="T399">}</text:span><text:line-break/> <text:s text:c="3"/><text:span text:style-name="T399">return RCC_OK;</text:span><text:line-break/> <text:s/><text:span text:style-name="T399">}<text:line-break/></text:span><text:span text:style-name="T401">};</text:span></text:p>
      <text:h text:style-name="P410" text:outline-level="1"><text:bookmark-start text:name="__RefHeading__11907_1972665394"/>Glossary<text:bookmark-end text:name="__RefHeading__11907_1972665394"/></text:h>
      <text:p text:style-name="P168"><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68"><text:span text:style-name="T2">Container</text:span> – An OpenCPI infrastructure element that “contains”, manages and executes a set of application workers. <text:s/>Logi<text:span text:style-name="T266">c</text:span>ally, the container “surrounds” the workers, mediating all interactions between the worker and the rest of the system.</text:p>
      <text:p text:style-name="P168"><text:span text:style-name="T104">Worker</text:span><text:span text:style-name="T103"> Attribute</text:span><text:span text:style-name="T98"> – An attribute related to a particular implementation (design) of a worker. <text:s/>I.e. one that is not necessarily common across a set of implementations of the same high level component definition (OCS).</text:span></text:p>
      <text:p text:style-name="P154"><text:span text:style-name="T2">Worker</text:span> – A concrete implementation <text:span text:style-name="T395">of a component. <text:s/>Also, a</text:span> runtime instance of a <text:span text:style-name="T395">worker source code implementation</text:span>, generally existing within a container. <text:s/>A worker is implemented consistent with its <text:span text:style-name="T395">authoring model and its </text:span>OWD.</text:p>
      <text:h text:style-name="P412"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70">ACI</text:p>
          </table:table-cell>
          <table:table-cell table:style-name="Table10.A1" office:value-type="string">
            <text:p text:style-name="P70">Application Control Interface</text:p>
          </table:table-cell>
        </table:table-row>
        <table:table-row table:style-name="Table10.1">
          <table:table-cell table:style-name="Table10.A1" office:value-type="string">
            <text:p text:style-name="P70">API</text:p>
          </table:table-cell>
          <table:table-cell table:style-name="Table10.A1" office:value-type="string">
            <text:p text:style-name="P70">Application Programming Interface</text:p>
          </table:table-cell>
        </table:table-row>
        <table:table-row table:style-name="Table10.1">
          <table:table-cell table:style-name="Table10.A1" office:value-type="string">
            <text:p text:style-name="P68">CDG</text:p>
          </table:table-cell>
          <table:table-cell table:style-name="Table10.A1" office:value-type="string">
            <text:p text:style-name="P68">OpenCPI Component Development Guide</text:p>
          </table:table-cell>
        </table:table-row>
        <table:table-row table:style-name="Table10.1">
          <table:table-cell table:style-name="Table10.A4" office:value-type="string">
            <text:p text:style-name="P70">CDK</text:p>
          </table:table-cell>
          <table:table-cell table:style-name="Table10.A4" office:value-type="string">
            <text:p text:style-name="P70">Component Developer’s Kit</text:p>
          </table:table-cell>
        </table:table-row>
        <table:table-row table:style-name="Table10.1">
          <table:table-cell table:style-name="Table10.A1" office:value-type="string">
            <text:p text:style-name="P68">OCS</text:p>
          </table:table-cell>
          <table:table-cell table:style-name="Table10.A1" office:value-type="string">
            <text:p text:style-name="P68">OpenCPI Component Specification</text:p>
          </table:table-cell>
        </table:table-row>
        <table:table-row table:style-name="Table10.1">
          <table:table-cell table:style-name="Table10.A4" office:value-type="string">
            <text:p text:style-name="P70">OpenCPI</text:p>
          </table:table-cell>
          <table:table-cell table:style-name="Table10.A4" office:value-type="string">
            <text:p text:style-name="P70">Open-Source Component Portability Infrastructure</text:p>
          </table:table-cell>
        </table:table-row>
        <table:table-row table:style-name="Table10.1">
          <table:table-cell table:style-name="Table10.A4" office:value-type="string">
            <text:p text:style-name="P68">OWD</text:p>
          </table:table-cell>
          <table:table-cell table:style-name="Table10.A4" office:value-type="string">
            <text:p text:style-name="P68">OpenCPI Worker Description</text:p>
          </table:table-cell>
        </table:table-row>
        <table:table-row table:style-name="Table10.1">
          <table:table-cell table:style-name="Table10.A1" office:value-type="string">
            <text:p text:style-name="P69">RCC</text:p>
          </table:table-cell>
          <table:table-cell table:style-name="Table10.A1" office:value-type="string">
            <text:p text:style-name="P69">Resource Constrained C/<text:span text:style-name="T537">C++ </text:span>Language</text:p>
          </table:table-cell>
        </table:table-row>
        <table:table-row table:style-name="Table10.1">
          <table:table-cell table:style-name="Table10.A1" office:value-type="string">
            <text:p text:style-name="P70">XML</text:p>
          </table:table-cell>
          <table:table-cell table:style-name="Table10.A1" office:value-type="string">
            <text:p text:style-name="P70">Extensible Markup Langua<text:span text:style-name="T267">ge</text:span></text:p>
          </table:table-cell>
        </table:table-row>
      </table:table>
      <text:p text:style-name="P19"><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2</text:page-number> of <text:page-count>6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69</meta:editing-cycles>
    <meta:creation-date>2014-12-13T12:37:04.602691000</meta:creation-date>
    <meta:editing-duration>P72DT15H51M46S</meta:editing-duration>
    <meta:generator>LibreOffice/5.3.0.3$MacOSX_X86_64 LibreOffice_project/7074905676c47b82bbcfbea1aeefc84afe1c50e1</meta:generator>
    <meta:initial-creator>James Kulp</meta:initial-creator>
    <dc:date>2017-07-28T09:03:58.954221000</dc:date>
    <dc:creator>James Kulp</dc:creator>
    <meta:document-statistic meta:table-count="12" meta:image-count="0" meta:object-count="0" meta:page-count="68" meta:paragraph-count="954" meta:word-count="18391" meta:character-count="118750" meta:non-whitespace-character-count="9970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